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BlinkMacSystemFont" svg:font-family="BlinkMacSystemFont, apple-system, 'Segoe UI', Roboto, Oxygen, Ubuntu, Cantarell, 'Fira Sans', 'Droid Sans', 'Helvetica Neue', Helvetica, Arial, sans-serif"/>
    <style:font-face style:name="Tahoma" svg:font-family="Tahoma, 'Arial Unicode MS', SimSu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 Baltic" svg:font-family="'Garamond Balt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細明體1" svg:font-family="細明體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aramond1" svg:font-family="Garamond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</office:font-face-decls>
  <office:automatic-styles>
    <style:style style:name="表格1" style:family="table">
      <style:table-properties style:width="13.619cm" fo:margin-left="-0.016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1.706cm"/>
    </style:style>
    <style:style style:name="表格1.B" style:family="table-column">
      <style:table-column-properties style:column-width="4.318cm"/>
    </style:style>
    <style:style style:name="表格1.C" style:family="table-column">
      <style:table-column-properties style:column-width="4.33cm"/>
    </style:style>
    <style:style style:name="表格1.D" style:family="table-column">
      <style:table-column-properties style:column-width="3.265cm"/>
    </style:style>
    <style:style style:name="表格1.1" style:family="table-row">
      <style:table-row-properties fo:keep-together="always"/>
    </style:style>
    <style:style style:name="表格1.A1" style:family="table-cell">
      <style:table-cell-properties fo:padding="0.049cm" fo:border-left="0.5pt solid #000000" fo:border-right="none" fo:border-top="0.5pt solid #000000" fo:border-bottom="0.25pt solid #000000"/>
    </style:style>
    <style:style style:name="表格1.B1" style:family="table-cell">
      <style:table-cell-properties fo:padding="0.049cm" fo:border-left="0.25pt solid #000000" fo:border-right="none" fo:border-top="0.5pt solid #000000" fo:border-bottom="0.25pt solid #000000"/>
    </style:style>
    <style:style style:name="表格1.D1" style:family="table-cell">
      <style:table-cell-properties fo:padding="0.049cm" fo:border-left="0.25pt solid #000000" fo:border-right="0.5pt solid #000000" fo:border-top="0.5pt solid #000000" fo:border-bottom="0.25pt solid #000000"/>
    </style:style>
    <style:style style:name="表格1.A2" style:family="table-cell">
      <style:table-cell-properties fo:padding="0.049cm" fo:border-left="0.5pt solid #000000" fo:border-right="none" fo:border-top="none" fo:border-bottom="0.25pt solid #000000"/>
    </style:style>
    <style:style style:name="表格1.B2" style:family="table-cell">
      <style:table-cell-properties fo:padding="0.049cm" fo:border-left="0.25pt solid #000000" fo:border-right="none" fo:border-top="none" fo:border-bottom="0.25pt solid #000000"/>
    </style:style>
    <style:style style:name="表格1.D2" style:family="table-cell">
      <style:table-cell-properties fo:padding="0.049cm" fo:border-left="0.25pt solid #000000" fo:border-right="0.5pt solid #000000" fo:border-top="none" fo:border-bottom="0.25pt solid #000000"/>
    </style:style>
    <style:style style:name="表格1.4" style:family="table-row">
      <style:table-row-properties style:min-row-height="3.3cm" fo:keep-together="always"/>
    </style:style>
    <style:style style:name="表格1.34" style:family="table-row">
      <style:table-row-properties fo:background-color="transparent" fo:keep-together="always">
        <style:background-image/>
      </style:table-row-properties>
    </style:style>
    <style:style style:name="表格1.B34" style:family="table-cell">
      <style:table-cell-properties style:vertical-align="" fo:background-color="transparent" fo:padding="0.049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A67" style:family="table-cell">
      <style:table-cell-properties fo:padding="0.049cm" fo:border-left="0.5pt solid #000000" fo:border-right="none" fo:border-top="none" fo:border-bottom="0.5pt solid #000000"/>
    </style:style>
    <style:style style:name="表格1.B67" style:family="table-cell">
      <style:table-cell-properties fo:padding="0.049cm" fo:border-left="0.25pt solid #000000" fo:border-right="none" fo:border-top="none" fo:border-bottom="0.5pt solid #000000"/>
    </style:style>
    <style:style style:name="表格1.C67" style:family="table-cell">
      <style:table-cell-properties fo:padding="0.049cm" fo:border-left="0.25pt solid #000000" fo:border-right="none" fo:border-top="none" fo:border-bottom="0.5pt solid #000000"/>
    </style:style>
    <style:style style:name="表格1.D6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68" style:family="table-cell">
      <style:table-cell-properties fo:padding="0.049cm" fo:border-left="0.5pt solid #000000" fo:border-right="none" fo:border-top="none" fo:border-bottom="0.5pt solid #000000"/>
    </style:style>
    <style:style style:name="表格1.B68" style:family="table-cell">
      <style:table-cell-properties fo:padding="0.049cm" fo:border-left="0.25pt solid #000000" fo:border-right="none" fo:border-top="none" fo:border-bottom="0.5pt solid #000000"/>
    </style:style>
    <style:style style:name="表格1.C68" style:family="table-cell">
      <style:table-cell-properties fo:padding="0.049cm" fo:border-left="0.25pt solid #000000" fo:border-right="none" fo:border-top="none" fo:border-bottom="0.5pt solid #000000"/>
    </style:style>
    <style:style style:name="表格1.D6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69" style:family="table-cell">
      <style:table-cell-properties fo:padding="0.049cm" fo:border-left="0.5pt solid #000000" fo:border-right="none" fo:border-top="none" fo:border-bottom="0.5pt solid #000000"/>
    </style:style>
    <style:style style:name="表格1.B69" style:family="table-cell">
      <style:table-cell-properties fo:padding="0.049cm" fo:border-left="0.25pt solid #000000" fo:border-right="none" fo:border-top="none" fo:border-bottom="0.5pt solid #000000"/>
    </style:style>
    <style:style style:name="表格1.C69" style:family="table-cell">
      <style:table-cell-properties fo:padding="0.049cm" fo:border-left="0.25pt solid #000000" fo:border-right="none" fo:border-top="none" fo:border-bottom="0.5pt solid #000000"/>
    </style:style>
    <style:style style:name="表格1.D6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0" style:family="table-cell">
      <style:table-cell-properties fo:padding="0.049cm" fo:border-left="0.5pt solid #000000" fo:border-right="none" fo:border-top="none" fo:border-bottom="0.5pt solid #000000"/>
    </style:style>
    <style:style style:name="表格1.B70" style:family="table-cell">
      <style:table-cell-properties fo:padding="0.049cm" fo:border-left="0.25pt solid #000000" fo:border-right="none" fo:border-top="none" fo:border-bottom="0.5pt solid #000000"/>
    </style:style>
    <style:style style:name="表格1.C70" style:family="table-cell">
      <style:table-cell-properties fo:padding="0.049cm" fo:border-left="0.25pt solid #000000" fo:border-right="none" fo:border-top="none" fo:border-bottom="0.5pt solid #000000"/>
    </style:style>
    <style:style style:name="表格1.D7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1" style:family="table-cell">
      <style:table-cell-properties fo:padding="0.049cm" fo:border-left="0.5pt solid #000000" fo:border-right="none" fo:border-top="none" fo:border-bottom="0.5pt solid #000000"/>
    </style:style>
    <style:style style:name="表格1.B71" style:family="table-cell">
      <style:table-cell-properties fo:padding="0.049cm" fo:border-left="0.25pt solid #000000" fo:border-right="none" fo:border-top="none" fo:border-bottom="0.5pt solid #000000"/>
    </style:style>
    <style:style style:name="表格1.C71" style:family="table-cell">
      <style:table-cell-properties fo:padding="0.049cm" fo:border-left="0.25pt solid #000000" fo:border-right="none" fo:border-top="none" fo:border-bottom="0.5pt solid #000000"/>
    </style:style>
    <style:style style:name="表格1.D7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2" style:family="table-cell">
      <style:table-cell-properties fo:padding="0.049cm" fo:border-left="0.5pt solid #000000" fo:border-right="none" fo:border-top="none" fo:border-bottom="0.5pt solid #000000"/>
    </style:style>
    <style:style style:name="表格1.B72" style:family="table-cell">
      <style:table-cell-properties fo:padding="0.049cm" fo:border-left="0.25pt solid #000000" fo:border-right="none" fo:border-top="none" fo:border-bottom="0.5pt solid #000000"/>
    </style:style>
    <style:style style:name="表格1.C72" style:family="table-cell">
      <style:table-cell-properties fo:padding="0.049cm" fo:border-left="0.25pt solid #000000" fo:border-right="none" fo:border-top="none" fo:border-bottom="0.5pt solid #000000"/>
    </style:style>
    <style:style style:name="表格1.D7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3" style:family="table-cell">
      <style:table-cell-properties fo:padding="0.049cm" fo:border-left="0.5pt solid #000000" fo:border-right="none" fo:border-top="none" fo:border-bottom="0.5pt solid #000000"/>
    </style:style>
    <style:style style:name="表格1.B73" style:family="table-cell">
      <style:table-cell-properties fo:padding="0.049cm" fo:border-left="0.25pt solid #000000" fo:border-right="none" fo:border-top="none" fo:border-bottom="0.5pt solid #000000"/>
    </style:style>
    <style:style style:name="表格1.C73" style:family="table-cell">
      <style:table-cell-properties fo:padding="0.049cm" fo:border-left="0.25pt solid #000000" fo:border-right="none" fo:border-top="none" fo:border-bottom="0.5pt solid #000000"/>
    </style:style>
    <style:style style:name="表格1.D7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4" style:family="table-cell">
      <style:table-cell-properties fo:padding="0.049cm" fo:border-left="0.5pt solid #000000" fo:border-right="none" fo:border-top="none" fo:border-bottom="0.5pt solid #000000"/>
    </style:style>
    <style:style style:name="表格1.B74" style:family="table-cell">
      <style:table-cell-properties fo:padding="0.049cm" fo:border-left="0.25pt solid #000000" fo:border-right="none" fo:border-top="none" fo:border-bottom="0.5pt solid #000000"/>
    </style:style>
    <style:style style:name="表格1.C74" style:family="table-cell">
      <style:table-cell-properties fo:padding="0.049cm" fo:border-left="0.25pt solid #000000" fo:border-right="none" fo:border-top="none" fo:border-bottom="0.5pt solid #000000"/>
    </style:style>
    <style:style style:name="表格1.D7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5" style:family="table-cell">
      <style:table-cell-properties fo:padding="0.049cm" fo:border-left="0.5pt solid #000000" fo:border-right="none" fo:border-top="none" fo:border-bottom="0.5pt solid #000000"/>
    </style:style>
    <style:style style:name="表格1.B75" style:family="table-cell">
      <style:table-cell-properties fo:padding="0.049cm" fo:border-left="0.25pt solid #000000" fo:border-right="none" fo:border-top="none" fo:border-bottom="0.5pt solid #000000"/>
    </style:style>
    <style:style style:name="表格1.C75" style:family="table-cell">
      <style:table-cell-properties fo:padding="0.049cm" fo:border-left="0.25pt solid #000000" fo:border-right="none" fo:border-top="none" fo:border-bottom="0.5pt solid #000000"/>
    </style:style>
    <style:style style:name="表格1.D7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6" style:family="table-cell">
      <style:table-cell-properties fo:padding="0.049cm" fo:border-left="0.5pt solid #000000" fo:border-right="none" fo:border-top="none" fo:border-bottom="0.5pt solid #000000"/>
    </style:style>
    <style:style style:name="表格1.B76" style:family="table-cell">
      <style:table-cell-properties fo:padding="0.049cm" fo:border-left="0.25pt solid #000000" fo:border-right="none" fo:border-top="none" fo:border-bottom="0.5pt solid #000000"/>
    </style:style>
    <style:style style:name="表格1.C76" style:family="table-cell">
      <style:table-cell-properties fo:padding="0.049cm" fo:border-left="0.25pt solid #000000" fo:border-right="none" fo:border-top="none" fo:border-bottom="0.5pt solid #000000"/>
    </style:style>
    <style:style style:name="表格1.D7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7" style:family="table-cell">
      <style:table-cell-properties fo:padding="0.049cm" fo:border-left="0.5pt solid #000000" fo:border-right="none" fo:border-top="none" fo:border-bottom="0.5pt solid #000000"/>
    </style:style>
    <style:style style:name="表格1.B77" style:family="table-cell">
      <style:table-cell-properties fo:padding="0.049cm" fo:border-left="0.25pt solid #000000" fo:border-right="none" fo:border-top="none" fo:border-bottom="0.5pt solid #000000"/>
    </style:style>
    <style:style style:name="表格1.C77" style:family="table-cell">
      <style:table-cell-properties fo:padding="0.049cm" fo:border-left="0.25pt solid #000000" fo:border-right="none" fo:border-top="none" fo:border-bottom="0.5pt solid #000000"/>
    </style:style>
    <style:style style:name="表格1.D7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8" style:family="table-cell">
      <style:table-cell-properties fo:padding="0.049cm" fo:border-left="0.5pt solid #000000" fo:border-right="none" fo:border-top="none" fo:border-bottom="0.5pt solid #000000"/>
    </style:style>
    <style:style style:name="表格1.B78" style:family="table-cell">
      <style:table-cell-properties fo:padding="0.049cm" fo:border-left="0.25pt solid #000000" fo:border-right="none" fo:border-top="none" fo:border-bottom="0.5pt solid #000000"/>
    </style:style>
    <style:style style:name="表格1.C78" style:family="table-cell">
      <style:table-cell-properties fo:padding="0.049cm" fo:border-left="0.25pt solid #000000" fo:border-right="none" fo:border-top="none" fo:border-bottom="0.5pt solid #000000"/>
    </style:style>
    <style:style style:name="表格1.D7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79" style:family="table-cell">
      <style:table-cell-properties fo:padding="0.049cm" fo:border-left="0.5pt solid #000000" fo:border-right="none" fo:border-top="none" fo:border-bottom="0.5pt solid #000000"/>
    </style:style>
    <style:style style:name="表格1.B79" style:family="table-cell">
      <style:table-cell-properties fo:padding="0.049cm" fo:border-left="0.25pt solid #000000" fo:border-right="none" fo:border-top="none" fo:border-bottom="0.5pt solid #000000"/>
    </style:style>
    <style:style style:name="表格1.C79" style:family="table-cell">
      <style:table-cell-properties fo:padding="0.049cm" fo:border-left="0.25pt solid #000000" fo:border-right="none" fo:border-top="none" fo:border-bottom="0.5pt solid #000000"/>
    </style:style>
    <style:style style:name="表格1.D7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0" style:family="table-cell">
      <style:table-cell-properties fo:padding="0.049cm" fo:border-left="0.5pt solid #000000" fo:border-right="none" fo:border-top="none" fo:border-bottom="0.5pt solid #000000"/>
    </style:style>
    <style:style style:name="表格1.B80" style:family="table-cell">
      <style:table-cell-properties fo:padding="0.049cm" fo:border-left="0.25pt solid #000000" fo:border-right="none" fo:border-top="none" fo:border-bottom="0.5pt solid #000000"/>
    </style:style>
    <style:style style:name="表格1.C80" style:family="table-cell">
      <style:table-cell-properties fo:padding="0.049cm" fo:border-left="0.25pt solid #000000" fo:border-right="none" fo:border-top="none" fo:border-bottom="0.5pt solid #000000"/>
    </style:style>
    <style:style style:name="表格1.D8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1" style:family="table-cell">
      <style:table-cell-properties fo:padding="0.049cm" fo:border-left="0.5pt solid #000000" fo:border-right="none" fo:border-top="none" fo:border-bottom="0.5pt solid #000000"/>
    </style:style>
    <style:style style:name="表格1.B81" style:family="table-cell">
      <style:table-cell-properties fo:padding="0.049cm" fo:border-left="0.25pt solid #000000" fo:border-right="none" fo:border-top="none" fo:border-bottom="0.5pt solid #000000"/>
    </style:style>
    <style:style style:name="表格1.C81" style:family="table-cell">
      <style:table-cell-properties fo:padding="0.049cm" fo:border-left="0.25pt solid #000000" fo:border-right="none" fo:border-top="none" fo:border-bottom="0.5pt solid #000000"/>
    </style:style>
    <style:style style:name="表格1.D8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2" style:family="table-cell">
      <style:table-cell-properties fo:padding="0.049cm" fo:border-left="0.5pt solid #000000" fo:border-right="none" fo:border-top="none" fo:border-bottom="0.5pt solid #000000"/>
    </style:style>
    <style:style style:name="表格1.B82" style:family="table-cell">
      <style:table-cell-properties fo:padding="0.049cm" fo:border-left="0.25pt solid #000000" fo:border-right="none" fo:border-top="none" fo:border-bottom="0.5pt solid #000000"/>
    </style:style>
    <style:style style:name="表格1.C82" style:family="table-cell">
      <style:table-cell-properties fo:padding="0.049cm" fo:border-left="0.25pt solid #000000" fo:border-right="none" fo:border-top="none" fo:border-bottom="0.5pt solid #000000"/>
    </style:style>
    <style:style style:name="表格1.D8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3" style:family="table-cell">
      <style:table-cell-properties fo:padding="0.049cm" fo:border-left="0.5pt solid #000000" fo:border-right="none" fo:border-top="none" fo:border-bottom="0.5pt solid #000000"/>
    </style:style>
    <style:style style:name="表格1.B83" style:family="table-cell">
      <style:table-cell-properties fo:padding="0.049cm" fo:border-left="0.25pt solid #000000" fo:border-right="none" fo:border-top="none" fo:border-bottom="0.5pt solid #000000"/>
    </style:style>
    <style:style style:name="表格1.C83" style:family="table-cell">
      <style:table-cell-properties fo:padding="0.049cm" fo:border-left="0.25pt solid #000000" fo:border-right="none" fo:border-top="none" fo:border-bottom="0.5pt solid #000000"/>
    </style:style>
    <style:style style:name="表格1.D8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4" style:family="table-cell">
      <style:table-cell-properties fo:padding="0.049cm" fo:border-left="0.5pt solid #000000" fo:border-right="none" fo:border-top="none" fo:border-bottom="0.5pt solid #000000"/>
    </style:style>
    <style:style style:name="表格1.B84" style:family="table-cell">
      <style:table-cell-properties fo:padding="0.049cm" fo:border-left="0.25pt solid #000000" fo:border-right="none" fo:border-top="none" fo:border-bottom="0.5pt solid #000000"/>
    </style:style>
    <style:style style:name="表格1.C84" style:family="table-cell">
      <style:table-cell-properties fo:padding="0.049cm" fo:border-left="0.25pt solid #000000" fo:border-right="none" fo:border-top="none" fo:border-bottom="0.5pt solid #000000"/>
    </style:style>
    <style:style style:name="表格1.D8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5" style:family="table-cell">
      <style:table-cell-properties fo:padding="0.049cm" fo:border-left="0.5pt solid #000000" fo:border-right="none" fo:border-top="none" fo:border-bottom="0.5pt solid #000000"/>
    </style:style>
    <style:style style:name="表格1.B85" style:family="table-cell">
      <style:table-cell-properties fo:padding="0.049cm" fo:border-left="0.25pt solid #000000" fo:border-right="none" fo:border-top="none" fo:border-bottom="0.5pt solid #000000"/>
    </style:style>
    <style:style style:name="表格1.C85" style:family="table-cell">
      <style:table-cell-properties fo:padding="0.049cm" fo:border-left="0.25pt solid #000000" fo:border-right="none" fo:border-top="none" fo:border-bottom="0.5pt solid #000000"/>
    </style:style>
    <style:style style:name="表格1.D8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6" style:family="table-cell">
      <style:table-cell-properties fo:padding="0.049cm" fo:border-left="0.5pt solid #000000" fo:border-right="none" fo:border-top="none" fo:border-bottom="0.5pt solid #000000"/>
    </style:style>
    <style:style style:name="表格1.B86" style:family="table-cell">
      <style:table-cell-properties fo:padding="0.049cm" fo:border-left="0.25pt solid #000000" fo:border-right="none" fo:border-top="none" fo:border-bottom="0.5pt solid #000000"/>
    </style:style>
    <style:style style:name="表格1.C86" style:family="table-cell">
      <style:table-cell-properties fo:padding="0.049cm" fo:border-left="0.25pt solid #000000" fo:border-right="none" fo:border-top="none" fo:border-bottom="0.5pt solid #000000"/>
    </style:style>
    <style:style style:name="表格1.D8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7" style:family="table-cell">
      <style:table-cell-properties fo:padding="0.049cm" fo:border-left="0.5pt solid #000000" fo:border-right="none" fo:border-top="none" fo:border-bottom="0.5pt solid #000000"/>
    </style:style>
    <style:style style:name="表格1.B87" style:family="table-cell">
      <style:table-cell-properties fo:padding="0.049cm" fo:border-left="0.25pt solid #000000" fo:border-right="none" fo:border-top="none" fo:border-bottom="0.5pt solid #000000"/>
    </style:style>
    <style:style style:name="表格1.C87" style:family="table-cell">
      <style:table-cell-properties fo:padding="0.049cm" fo:border-left="0.25pt solid #000000" fo:border-right="none" fo:border-top="none" fo:border-bottom="0.5pt solid #000000"/>
    </style:style>
    <style:style style:name="表格1.D8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8" style:family="table-cell">
      <style:table-cell-properties fo:padding="0.049cm" fo:border-left="0.5pt solid #000000" fo:border-right="none" fo:border-top="none" fo:border-bottom="0.5pt solid #000000"/>
    </style:style>
    <style:style style:name="表格1.B88" style:family="table-cell">
      <style:table-cell-properties fo:padding="0.049cm" fo:border-left="0.25pt solid #000000" fo:border-right="none" fo:border-top="none" fo:border-bottom="0.5pt solid #000000"/>
    </style:style>
    <style:style style:name="表格1.C88" style:family="table-cell">
      <style:table-cell-properties fo:padding="0.049cm" fo:border-left="0.25pt solid #000000" fo:border-right="none" fo:border-top="none" fo:border-bottom="0.5pt solid #000000"/>
    </style:style>
    <style:style style:name="表格1.D8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89" style:family="table-cell">
      <style:table-cell-properties fo:padding="0.049cm" fo:border-left="0.5pt solid #000000" fo:border-right="none" fo:border-top="none" fo:border-bottom="0.5pt solid #000000"/>
    </style:style>
    <style:style style:name="表格1.B89" style:family="table-cell">
      <style:table-cell-properties fo:padding="0.049cm" fo:border-left="0.25pt solid #000000" fo:border-right="none" fo:border-top="none" fo:border-bottom="0.5pt solid #000000"/>
    </style:style>
    <style:style style:name="表格1.C89" style:family="table-cell">
      <style:table-cell-properties fo:padding="0.049cm" fo:border-left="0.25pt solid #000000" fo:border-right="none" fo:border-top="none" fo:border-bottom="0.5pt solid #000000"/>
    </style:style>
    <style:style style:name="表格1.D8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0" style:family="table-cell">
      <style:table-cell-properties fo:padding="0.049cm" fo:border-left="0.5pt solid #000000" fo:border-right="none" fo:border-top="none" fo:border-bottom="0.5pt solid #000000"/>
    </style:style>
    <style:style style:name="表格1.B90" style:family="table-cell">
      <style:table-cell-properties fo:padding="0.049cm" fo:border-left="0.25pt solid #000000" fo:border-right="none" fo:border-top="none" fo:border-bottom="0.5pt solid #000000"/>
    </style:style>
    <style:style style:name="表格1.C90" style:family="table-cell">
      <style:table-cell-properties fo:padding="0.049cm" fo:border-left="0.25pt solid #000000" fo:border-right="none" fo:border-top="none" fo:border-bottom="0.5pt solid #000000"/>
    </style:style>
    <style:style style:name="表格1.D9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1" style:family="table-cell">
      <style:table-cell-properties fo:padding="0.049cm" fo:border-left="0.5pt solid #000000" fo:border-right="none" fo:border-top="none" fo:border-bottom="0.5pt solid #000000"/>
    </style:style>
    <style:style style:name="表格1.B91" style:family="table-cell">
      <style:table-cell-properties fo:padding="0.049cm" fo:border-left="0.25pt solid #000000" fo:border-right="none" fo:border-top="none" fo:border-bottom="0.5pt solid #000000"/>
    </style:style>
    <style:style style:name="表格1.C91" style:family="table-cell">
      <style:table-cell-properties fo:padding="0.049cm" fo:border-left="0.25pt solid #000000" fo:border-right="none" fo:border-top="none" fo:border-bottom="0.5pt solid #000000"/>
    </style:style>
    <style:style style:name="表格1.D9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2" style:family="table-cell">
      <style:table-cell-properties fo:padding="0.049cm" fo:border-left="0.5pt solid #000000" fo:border-right="none" fo:border-top="none" fo:border-bottom="0.5pt solid #000000"/>
    </style:style>
    <style:style style:name="表格1.B92" style:family="table-cell">
      <style:table-cell-properties fo:padding="0.049cm" fo:border-left="0.25pt solid #000000" fo:border-right="none" fo:border-top="none" fo:border-bottom="0.5pt solid #000000"/>
    </style:style>
    <style:style style:name="表格1.C92" style:family="table-cell">
      <style:table-cell-properties fo:padding="0.049cm" fo:border-left="0.25pt solid #000000" fo:border-right="none" fo:border-top="none" fo:border-bottom="0.5pt solid #000000"/>
    </style:style>
    <style:style style:name="表格1.D9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3" style:family="table-cell">
      <style:table-cell-properties fo:padding="0.049cm" fo:border-left="0.5pt solid #000000" fo:border-right="none" fo:border-top="none" fo:border-bottom="0.5pt solid #000000"/>
    </style:style>
    <style:style style:name="表格1.B93" style:family="table-cell">
      <style:table-cell-properties fo:padding="0.049cm" fo:border-left="0.25pt solid #000000" fo:border-right="none" fo:border-top="none" fo:border-bottom="0.5pt solid #000000"/>
    </style:style>
    <style:style style:name="表格1.C93" style:family="table-cell">
      <style:table-cell-properties fo:padding="0.049cm" fo:border-left="0.25pt solid #000000" fo:border-right="none" fo:border-top="none" fo:border-bottom="0.5pt solid #000000"/>
    </style:style>
    <style:style style:name="表格1.D9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4" style:family="table-cell">
      <style:table-cell-properties fo:padding="0.049cm" fo:border-left="0.5pt solid #000000" fo:border-right="none" fo:border-top="none" fo:border-bottom="0.5pt solid #000000"/>
    </style:style>
    <style:style style:name="表格1.B94" style:family="table-cell">
      <style:table-cell-properties fo:padding="0.049cm" fo:border-left="0.25pt solid #000000" fo:border-right="none" fo:border-top="none" fo:border-bottom="0.5pt solid #000000"/>
    </style:style>
    <style:style style:name="表格1.C94" style:family="table-cell">
      <style:table-cell-properties fo:padding="0.049cm" fo:border-left="0.25pt solid #000000" fo:border-right="none" fo:border-top="none" fo:border-bottom="0.5pt solid #000000"/>
    </style:style>
    <style:style style:name="表格1.D9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5" style:family="table-cell">
      <style:table-cell-properties fo:padding="0.049cm" fo:border-left="0.5pt solid #000000" fo:border-right="none" fo:border-top="none" fo:border-bottom="0.5pt solid #000000"/>
    </style:style>
    <style:style style:name="表格1.B95" style:family="table-cell">
      <style:table-cell-properties fo:padding="0.049cm" fo:border-left="0.25pt solid #000000" fo:border-right="none" fo:border-top="none" fo:border-bottom="0.5pt solid #000000"/>
    </style:style>
    <style:style style:name="表格1.C95" style:family="table-cell">
      <style:table-cell-properties fo:padding="0.049cm" fo:border-left="0.25pt solid #000000" fo:border-right="none" fo:border-top="none" fo:border-bottom="0.5pt solid #000000"/>
    </style:style>
    <style:style style:name="表格1.D9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6" style:family="table-cell">
      <style:table-cell-properties fo:padding="0.049cm" fo:border-left="0.5pt solid #000000" fo:border-right="none" fo:border-top="none" fo:border-bottom="0.5pt solid #000000"/>
    </style:style>
    <style:style style:name="表格1.B96" style:family="table-cell">
      <style:table-cell-properties fo:padding="0.049cm" fo:border-left="0.25pt solid #000000" fo:border-right="none" fo:border-top="none" fo:border-bottom="0.5pt solid #000000"/>
    </style:style>
    <style:style style:name="表格1.C96" style:family="table-cell">
      <style:table-cell-properties fo:padding="0.049cm" fo:border-left="0.25pt solid #000000" fo:border-right="none" fo:border-top="none" fo:border-bottom="0.5pt solid #000000"/>
    </style:style>
    <style:style style:name="表格1.D9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7" style:family="table-cell">
      <style:table-cell-properties fo:padding="0.049cm" fo:border-left="0.5pt solid #000000" fo:border-right="none" fo:border-top="none" fo:border-bottom="0.5pt solid #000000"/>
    </style:style>
    <style:style style:name="表格1.B97" style:family="table-cell">
      <style:table-cell-properties fo:padding="0.049cm" fo:border-left="0.25pt solid #000000" fo:border-right="none" fo:border-top="none" fo:border-bottom="0.5pt solid #000000"/>
    </style:style>
    <style:style style:name="表格1.C97" style:family="table-cell">
      <style:table-cell-properties fo:padding="0.049cm" fo:border-left="0.25pt solid #000000" fo:border-right="none" fo:border-top="none" fo:border-bottom="0.5pt solid #000000"/>
    </style:style>
    <style:style style:name="表格1.D9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8" style:family="table-cell">
      <style:table-cell-properties fo:padding="0.049cm" fo:border-left="0.5pt solid #000000" fo:border-right="none" fo:border-top="none" fo:border-bottom="0.5pt solid #000000"/>
    </style:style>
    <style:style style:name="表格1.B98" style:family="table-cell">
      <style:table-cell-properties fo:padding="0.049cm" fo:border-left="0.25pt solid #000000" fo:border-right="none" fo:border-top="none" fo:border-bottom="0.5pt solid #000000"/>
    </style:style>
    <style:style style:name="表格1.C98" style:family="table-cell">
      <style:table-cell-properties fo:padding="0.049cm" fo:border-left="0.25pt solid #000000" fo:border-right="none" fo:border-top="none" fo:border-bottom="0.5pt solid #000000"/>
    </style:style>
    <style:style style:name="表格1.D9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99" style:family="table-cell">
      <style:table-cell-properties fo:padding="0.049cm" fo:border-left="0.5pt solid #000000" fo:border-right="none" fo:border-top="none" fo:border-bottom="0.5pt solid #000000"/>
    </style:style>
    <style:style style:name="表格1.B99" style:family="table-cell">
      <style:table-cell-properties fo:padding="0.049cm" fo:border-left="0.25pt solid #000000" fo:border-right="none" fo:border-top="none" fo:border-bottom="0.5pt solid #000000"/>
    </style:style>
    <style:style style:name="表格1.C99" style:family="table-cell">
      <style:table-cell-properties fo:padding="0.049cm" fo:border-left="0.25pt solid #000000" fo:border-right="none" fo:border-top="none" fo:border-bottom="0.5pt solid #000000"/>
    </style:style>
    <style:style style:name="表格1.D9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0" style:family="table-cell">
      <style:table-cell-properties fo:padding="0.049cm" fo:border-left="0.5pt solid #000000" fo:border-right="none" fo:border-top="none" fo:border-bottom="0.5pt solid #000000"/>
    </style:style>
    <style:style style:name="表格1.B100" style:family="table-cell">
      <style:table-cell-properties fo:padding="0.049cm" fo:border-left="0.25pt solid #000000" fo:border-right="none" fo:border-top="none" fo:border-bottom="0.5pt solid #000000"/>
    </style:style>
    <style:style style:name="表格1.C100" style:family="table-cell">
      <style:table-cell-properties fo:padding="0.049cm" fo:border-left="0.25pt solid #000000" fo:border-right="none" fo:border-top="none" fo:border-bottom="0.5pt solid #000000"/>
    </style:style>
    <style:style style:name="表格1.D10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1" style:family="table-cell">
      <style:table-cell-properties fo:padding="0.049cm" fo:border-left="0.5pt solid #000000" fo:border-right="none" fo:border-top="none" fo:border-bottom="0.5pt solid #000000"/>
    </style:style>
    <style:style style:name="表格1.B101" style:family="table-cell">
      <style:table-cell-properties fo:padding="0.049cm" fo:border-left="0.25pt solid #000000" fo:border-right="none" fo:border-top="none" fo:border-bottom="0.5pt solid #000000"/>
    </style:style>
    <style:style style:name="表格1.C101" style:family="table-cell">
      <style:table-cell-properties fo:padding="0.049cm" fo:border-left="0.25pt solid #000000" fo:border-right="none" fo:border-top="none" fo:border-bottom="0.5pt solid #000000"/>
    </style:style>
    <style:style style:name="表格1.D10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2" style:family="table-cell">
      <style:table-cell-properties fo:padding="0.049cm" fo:border-left="0.5pt solid #000000" fo:border-right="none" fo:border-top="none" fo:border-bottom="0.5pt solid #000000"/>
    </style:style>
    <style:style style:name="表格1.B102" style:family="table-cell">
      <style:table-cell-properties fo:padding="0.049cm" fo:border-left="0.25pt solid #000000" fo:border-right="none" fo:border-top="none" fo:border-bottom="0.5pt solid #000000"/>
    </style:style>
    <style:style style:name="表格1.C102" style:family="table-cell">
      <style:table-cell-properties fo:padding="0.049cm" fo:border-left="0.25pt solid #000000" fo:border-right="none" fo:border-top="none" fo:border-bottom="0.5pt solid #000000"/>
    </style:style>
    <style:style style:name="表格1.D10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3" style:family="table-cell">
      <style:table-cell-properties fo:padding="0.049cm" fo:border-left="0.5pt solid #000000" fo:border-right="none" fo:border-top="none" fo:border-bottom="0.5pt solid #000000"/>
    </style:style>
    <style:style style:name="表格1.B103" style:family="table-cell">
      <style:table-cell-properties fo:padding="0.049cm" fo:border-left="0.25pt solid #000000" fo:border-right="none" fo:border-top="none" fo:border-bottom="0.5pt solid #000000"/>
    </style:style>
    <style:style style:name="表格1.C103" style:family="table-cell">
      <style:table-cell-properties fo:padding="0.049cm" fo:border-left="0.25pt solid #000000" fo:border-right="none" fo:border-top="none" fo:border-bottom="0.5pt solid #000000"/>
    </style:style>
    <style:style style:name="表格1.D10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4" style:family="table-cell">
      <style:table-cell-properties fo:padding="0.049cm" fo:border-left="0.5pt solid #000000" fo:border-right="none" fo:border-top="none" fo:border-bottom="0.5pt solid #000000"/>
    </style:style>
    <style:style style:name="表格1.B104" style:family="table-cell">
      <style:table-cell-properties fo:padding="0.049cm" fo:border-left="0.25pt solid #000000" fo:border-right="none" fo:border-top="none" fo:border-bottom="0.5pt solid #000000"/>
    </style:style>
    <style:style style:name="表格1.C104" style:family="table-cell">
      <style:table-cell-properties fo:padding="0.049cm" fo:border-left="0.25pt solid #000000" fo:border-right="none" fo:border-top="none" fo:border-bottom="0.5pt solid #000000"/>
    </style:style>
    <style:style style:name="表格1.D10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5" style:family="table-cell">
      <style:table-cell-properties fo:padding="0.049cm" fo:border-left="0.5pt solid #000000" fo:border-right="none" fo:border-top="none" fo:border-bottom="0.5pt solid #000000"/>
    </style:style>
    <style:style style:name="表格1.B105" style:family="table-cell">
      <style:table-cell-properties fo:padding="0.049cm" fo:border-left="0.25pt solid #000000" fo:border-right="none" fo:border-top="none" fo:border-bottom="0.5pt solid #000000"/>
    </style:style>
    <style:style style:name="表格1.C105" style:family="table-cell">
      <style:table-cell-properties fo:padding="0.049cm" fo:border-left="0.25pt solid #000000" fo:border-right="none" fo:border-top="none" fo:border-bottom="0.5pt solid #000000"/>
    </style:style>
    <style:style style:name="表格1.D10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6" style:family="table-cell">
      <style:table-cell-properties fo:padding="0.049cm" fo:border-left="0.5pt solid #000000" fo:border-right="none" fo:border-top="none" fo:border-bottom="0.5pt solid #000000"/>
    </style:style>
    <style:style style:name="表格1.B106" style:family="table-cell">
      <style:table-cell-properties fo:padding="0.049cm" fo:border-left="0.25pt solid #000000" fo:border-right="none" fo:border-top="none" fo:border-bottom="0.5pt solid #000000"/>
    </style:style>
    <style:style style:name="表格1.C106" style:family="table-cell">
      <style:table-cell-properties fo:padding="0.049cm" fo:border-left="0.25pt solid #000000" fo:border-right="none" fo:border-top="none" fo:border-bottom="0.5pt solid #000000"/>
    </style:style>
    <style:style style:name="表格1.D10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7" style:family="table-cell">
      <style:table-cell-properties fo:padding="0.049cm" fo:border-left="0.5pt solid #000000" fo:border-right="none" fo:border-top="none" fo:border-bottom="0.5pt solid #000000"/>
    </style:style>
    <style:style style:name="表格1.B107" style:family="table-cell">
      <style:table-cell-properties fo:padding="0.049cm" fo:border-left="0.25pt solid #000000" fo:border-right="none" fo:border-top="none" fo:border-bottom="0.5pt solid #000000"/>
    </style:style>
    <style:style style:name="表格1.C107" style:family="table-cell">
      <style:table-cell-properties fo:padding="0.049cm" fo:border-left="0.25pt solid #000000" fo:border-right="none" fo:border-top="none" fo:border-bottom="0.5pt solid #000000"/>
    </style:style>
    <style:style style:name="表格1.D10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8" style:family="table-cell">
      <style:table-cell-properties fo:padding="0.049cm" fo:border-left="0.5pt solid #000000" fo:border-right="none" fo:border-top="none" fo:border-bottom="0.5pt solid #000000"/>
    </style:style>
    <style:style style:name="表格1.B108" style:family="table-cell">
      <style:table-cell-properties fo:padding="0.049cm" fo:border-left="0.25pt solid #000000" fo:border-right="none" fo:border-top="none" fo:border-bottom="0.5pt solid #000000"/>
    </style:style>
    <style:style style:name="表格1.C108" style:family="table-cell">
      <style:table-cell-properties fo:padding="0.049cm" fo:border-left="0.25pt solid #000000" fo:border-right="none" fo:border-top="none" fo:border-bottom="0.5pt solid #000000"/>
    </style:style>
    <style:style style:name="表格1.D10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09" style:family="table-cell">
      <style:table-cell-properties fo:padding="0.049cm" fo:border-left="0.5pt solid #000000" fo:border-right="none" fo:border-top="none" fo:border-bottom="0.5pt solid #000000"/>
    </style:style>
    <style:style style:name="表格1.B109" style:family="table-cell">
      <style:table-cell-properties fo:padding="0.049cm" fo:border-left="0.25pt solid #000000" fo:border-right="none" fo:border-top="none" fo:border-bottom="0.5pt solid #000000"/>
    </style:style>
    <style:style style:name="表格1.C109" style:family="table-cell">
      <style:table-cell-properties fo:padding="0.049cm" fo:border-left="0.25pt solid #000000" fo:border-right="none" fo:border-top="none" fo:border-bottom="0.5pt solid #000000"/>
    </style:style>
    <style:style style:name="表格1.D10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0" style:family="table-cell">
      <style:table-cell-properties fo:padding="0.049cm" fo:border-left="0.5pt solid #000000" fo:border-right="none" fo:border-top="none" fo:border-bottom="0.5pt solid #000000"/>
    </style:style>
    <style:style style:name="表格1.B110" style:family="table-cell">
      <style:table-cell-properties fo:padding="0.049cm" fo:border-left="0.25pt solid #000000" fo:border-right="none" fo:border-top="none" fo:border-bottom="0.5pt solid #000000"/>
    </style:style>
    <style:style style:name="表格1.C110" style:family="table-cell">
      <style:table-cell-properties fo:padding="0.049cm" fo:border-left="0.25pt solid #000000" fo:border-right="none" fo:border-top="none" fo:border-bottom="0.5pt solid #000000"/>
    </style:style>
    <style:style style:name="表格1.D11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1" style:family="table-cell">
      <style:table-cell-properties fo:padding="0.049cm" fo:border-left="0.5pt solid #000000" fo:border-right="none" fo:border-top="none" fo:border-bottom="0.5pt solid #000000"/>
    </style:style>
    <style:style style:name="表格1.B111" style:family="table-cell">
      <style:table-cell-properties fo:padding="0.049cm" fo:border-left="0.25pt solid #000000" fo:border-right="none" fo:border-top="none" fo:border-bottom="0.5pt solid #000000"/>
    </style:style>
    <style:style style:name="表格1.C111" style:family="table-cell">
      <style:table-cell-properties fo:padding="0.049cm" fo:border-left="0.25pt solid #000000" fo:border-right="none" fo:border-top="none" fo:border-bottom="0.5pt solid #000000"/>
    </style:style>
    <style:style style:name="表格1.D11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2" style:family="table-cell">
      <style:table-cell-properties fo:padding="0.049cm" fo:border-left="0.5pt solid #000000" fo:border-right="none" fo:border-top="none" fo:border-bottom="0.5pt solid #000000"/>
    </style:style>
    <style:style style:name="表格1.B112" style:family="table-cell">
      <style:table-cell-properties fo:padding="0.049cm" fo:border-left="0.25pt solid #000000" fo:border-right="none" fo:border-top="none" fo:border-bottom="0.5pt solid #000000"/>
    </style:style>
    <style:style style:name="表格1.C112" style:family="table-cell">
      <style:table-cell-properties fo:padding="0.049cm" fo:border-left="0.25pt solid #000000" fo:border-right="none" fo:border-top="none" fo:border-bottom="0.5pt solid #000000"/>
    </style:style>
    <style:style style:name="表格1.D11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3" style:family="table-cell">
      <style:table-cell-properties fo:padding="0.049cm" fo:border-left="0.5pt solid #000000" fo:border-right="none" fo:border-top="none" fo:border-bottom="0.5pt solid #000000"/>
    </style:style>
    <style:style style:name="表格1.B113" style:family="table-cell">
      <style:table-cell-properties fo:padding="0.049cm" fo:border-left="0.25pt solid #000000" fo:border-right="none" fo:border-top="none" fo:border-bottom="0.5pt solid #000000"/>
    </style:style>
    <style:style style:name="表格1.C113" style:family="table-cell">
      <style:table-cell-properties fo:padding="0.049cm" fo:border-left="0.25pt solid #000000" fo:border-right="none" fo:border-top="none" fo:border-bottom="0.5pt solid #000000"/>
    </style:style>
    <style:style style:name="表格1.D11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4" style:family="table-cell">
      <style:table-cell-properties fo:padding="0.049cm" fo:border-left="0.5pt solid #000000" fo:border-right="none" fo:border-top="none" fo:border-bottom="0.5pt solid #000000"/>
    </style:style>
    <style:style style:name="表格1.B114" style:family="table-cell">
      <style:table-cell-properties fo:padding="0.049cm" fo:border-left="0.25pt solid #000000" fo:border-right="none" fo:border-top="none" fo:border-bottom="0.5pt solid #000000"/>
    </style:style>
    <style:style style:name="表格1.C114" style:family="table-cell">
      <style:table-cell-properties fo:padding="0.049cm" fo:border-left="0.25pt solid #000000" fo:border-right="none" fo:border-top="none" fo:border-bottom="0.5pt solid #000000"/>
    </style:style>
    <style:style style:name="表格1.D11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5" style:family="table-cell">
      <style:table-cell-properties fo:padding="0.049cm" fo:border-left="0.5pt solid #000000" fo:border-right="none" fo:border-top="none" fo:border-bottom="0.5pt solid #000000"/>
    </style:style>
    <style:style style:name="表格1.B115" style:family="table-cell">
      <style:table-cell-properties fo:padding="0.049cm" fo:border-left="0.25pt solid #000000" fo:border-right="none" fo:border-top="none" fo:border-bottom="0.5pt solid #000000"/>
    </style:style>
    <style:style style:name="表格1.C115" style:family="table-cell">
      <style:table-cell-properties fo:padding="0.049cm" fo:border-left="0.25pt solid #000000" fo:border-right="none" fo:border-top="none" fo:border-bottom="0.5pt solid #000000"/>
    </style:style>
    <style:style style:name="表格1.D11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6" style:family="table-cell">
      <style:table-cell-properties fo:padding="0.049cm" fo:border-left="0.5pt solid #000000" fo:border-right="none" fo:border-top="none" fo:border-bottom="0.5pt solid #000000"/>
    </style:style>
    <style:style style:name="表格1.B116" style:family="table-cell">
      <style:table-cell-properties fo:padding="0.049cm" fo:border-left="0.25pt solid #000000" fo:border-right="none" fo:border-top="none" fo:border-bottom="0.5pt solid #000000"/>
    </style:style>
    <style:style style:name="表格1.C116" style:family="table-cell">
      <style:table-cell-properties fo:padding="0.049cm" fo:border-left="0.25pt solid #000000" fo:border-right="none" fo:border-top="none" fo:border-bottom="0.5pt solid #000000"/>
    </style:style>
    <style:style style:name="表格1.D11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7" style:family="table-cell">
      <style:table-cell-properties fo:padding="0.049cm" fo:border-left="0.5pt solid #000000" fo:border-right="none" fo:border-top="none" fo:border-bottom="0.5pt solid #000000"/>
    </style:style>
    <style:style style:name="表格1.B117" style:family="table-cell">
      <style:table-cell-properties fo:padding="0.049cm" fo:border-left="0.25pt solid #000000" fo:border-right="none" fo:border-top="none" fo:border-bottom="0.5pt solid #000000"/>
    </style:style>
    <style:style style:name="表格1.C117" style:family="table-cell">
      <style:table-cell-properties fo:padding="0.049cm" fo:border-left="0.25pt solid #000000" fo:border-right="none" fo:border-top="none" fo:border-bottom="0.5pt solid #000000"/>
    </style:style>
    <style:style style:name="表格1.D11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8" style:family="table-cell">
      <style:table-cell-properties fo:padding="0.049cm" fo:border-left="0.5pt solid #000000" fo:border-right="none" fo:border-top="none" fo:border-bottom="0.5pt solid #000000"/>
    </style:style>
    <style:style style:name="表格1.B118" style:family="table-cell">
      <style:table-cell-properties fo:padding="0.049cm" fo:border-left="0.25pt solid #000000" fo:border-right="none" fo:border-top="none" fo:border-bottom="0.5pt solid #000000"/>
    </style:style>
    <style:style style:name="表格1.C118" style:family="table-cell">
      <style:table-cell-properties fo:padding="0.049cm" fo:border-left="0.25pt solid #000000" fo:border-right="none" fo:border-top="none" fo:border-bottom="0.5pt solid #000000"/>
    </style:style>
    <style:style style:name="表格1.D11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19" style:family="table-cell">
      <style:table-cell-properties fo:padding="0.049cm" fo:border-left="0.5pt solid #000000" fo:border-right="none" fo:border-top="none" fo:border-bottom="0.5pt solid #000000"/>
    </style:style>
    <style:style style:name="表格1.B119" style:family="table-cell">
      <style:table-cell-properties fo:padding="0.049cm" fo:border-left="0.25pt solid #000000" fo:border-right="none" fo:border-top="none" fo:border-bottom="0.5pt solid #000000"/>
    </style:style>
    <style:style style:name="表格1.C119" style:family="table-cell">
      <style:table-cell-properties fo:padding="0.049cm" fo:border-left="0.25pt solid #000000" fo:border-right="none" fo:border-top="none" fo:border-bottom="0.5pt solid #000000"/>
    </style:style>
    <style:style style:name="表格1.D11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0" style:family="table-cell">
      <style:table-cell-properties fo:padding="0.049cm" fo:border-left="0.5pt solid #000000" fo:border-right="none" fo:border-top="none" fo:border-bottom="0.5pt solid #000000"/>
    </style:style>
    <style:style style:name="表格1.B120" style:family="table-cell">
      <style:table-cell-properties fo:padding="0.049cm" fo:border-left="0.25pt solid #000000" fo:border-right="none" fo:border-top="none" fo:border-bottom="0.5pt solid #000000"/>
    </style:style>
    <style:style style:name="表格1.C120" style:family="table-cell">
      <style:table-cell-properties fo:padding="0.049cm" fo:border-left="0.25pt solid #000000" fo:border-right="none" fo:border-top="none" fo:border-bottom="0.5pt solid #000000"/>
    </style:style>
    <style:style style:name="表格1.D12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1" style:family="table-cell">
      <style:table-cell-properties fo:padding="0.049cm" fo:border-left="0.5pt solid #000000" fo:border-right="none" fo:border-top="none" fo:border-bottom="0.5pt solid #000000"/>
    </style:style>
    <style:style style:name="表格1.B121" style:family="table-cell">
      <style:table-cell-properties fo:padding="0.049cm" fo:border-left="0.25pt solid #000000" fo:border-right="none" fo:border-top="none" fo:border-bottom="0.5pt solid #000000"/>
    </style:style>
    <style:style style:name="表格1.C121" style:family="table-cell">
      <style:table-cell-properties fo:padding="0.049cm" fo:border-left="0.25pt solid #000000" fo:border-right="none" fo:border-top="none" fo:border-bottom="0.5pt solid #000000"/>
    </style:style>
    <style:style style:name="表格1.D12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2" style:family="table-cell">
      <style:table-cell-properties fo:padding="0.049cm" fo:border-left="0.5pt solid #000000" fo:border-right="none" fo:border-top="none" fo:border-bottom="0.5pt solid #000000"/>
    </style:style>
    <style:style style:name="表格1.B122" style:family="table-cell">
      <style:table-cell-properties fo:padding="0.049cm" fo:border-left="0.25pt solid #000000" fo:border-right="none" fo:border-top="none" fo:border-bottom="0.5pt solid #000000"/>
    </style:style>
    <style:style style:name="表格1.C122" style:family="table-cell">
      <style:table-cell-properties fo:padding="0.049cm" fo:border-left="0.25pt solid #000000" fo:border-right="none" fo:border-top="none" fo:border-bottom="0.5pt solid #000000"/>
    </style:style>
    <style:style style:name="表格1.D12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3" style:family="table-cell">
      <style:table-cell-properties fo:padding="0.049cm" fo:border-left="0.5pt solid #000000" fo:border-right="none" fo:border-top="none" fo:border-bottom="0.5pt solid #000000"/>
    </style:style>
    <style:style style:name="表格1.B123" style:family="table-cell">
      <style:table-cell-properties fo:padding="0.049cm" fo:border-left="0.25pt solid #000000" fo:border-right="none" fo:border-top="none" fo:border-bottom="0.5pt solid #000000"/>
    </style:style>
    <style:style style:name="表格1.C123" style:family="table-cell">
      <style:table-cell-properties fo:padding="0.049cm" fo:border-left="0.25pt solid #000000" fo:border-right="none" fo:border-top="none" fo:border-bottom="0.5pt solid #000000"/>
    </style:style>
    <style:style style:name="表格1.D12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4" style:family="table-cell">
      <style:table-cell-properties fo:padding="0.049cm" fo:border-left="0.5pt solid #000000" fo:border-right="none" fo:border-top="none" fo:border-bottom="0.5pt solid #000000"/>
    </style:style>
    <style:style style:name="表格1.B124" style:family="table-cell">
      <style:table-cell-properties fo:padding="0.049cm" fo:border-left="0.25pt solid #000000" fo:border-right="none" fo:border-top="none" fo:border-bottom="0.5pt solid #000000"/>
    </style:style>
    <style:style style:name="表格1.C124" style:family="table-cell">
      <style:table-cell-properties fo:padding="0.049cm" fo:border-left="0.25pt solid #000000" fo:border-right="none" fo:border-top="none" fo:border-bottom="0.5pt solid #000000"/>
    </style:style>
    <style:style style:name="表格1.D12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5" style:family="table-cell">
      <style:table-cell-properties fo:padding="0.049cm" fo:border-left="0.5pt solid #000000" fo:border-right="none" fo:border-top="none" fo:border-bottom="0.5pt solid #000000"/>
    </style:style>
    <style:style style:name="表格1.B125" style:family="table-cell">
      <style:table-cell-properties fo:padding="0.049cm" fo:border-left="0.25pt solid #000000" fo:border-right="none" fo:border-top="none" fo:border-bottom="0.5pt solid #000000"/>
    </style:style>
    <style:style style:name="表格1.C125" style:family="table-cell">
      <style:table-cell-properties fo:padding="0.049cm" fo:border-left="0.25pt solid #000000" fo:border-right="none" fo:border-top="none" fo:border-bottom="0.5pt solid #000000"/>
    </style:style>
    <style:style style:name="表格1.D12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6" style:family="table-cell">
      <style:table-cell-properties fo:padding="0.049cm" fo:border-left="0.5pt solid #000000" fo:border-right="none" fo:border-top="none" fo:border-bottom="0.5pt solid #000000"/>
    </style:style>
    <style:style style:name="表格1.B126" style:family="table-cell">
      <style:table-cell-properties fo:padding="0.049cm" fo:border-left="0.25pt solid #000000" fo:border-right="none" fo:border-top="none" fo:border-bottom="0.5pt solid #000000"/>
    </style:style>
    <style:style style:name="表格1.C126" style:family="table-cell">
      <style:table-cell-properties fo:padding="0.049cm" fo:border-left="0.25pt solid #000000" fo:border-right="none" fo:border-top="none" fo:border-bottom="0.5pt solid #000000"/>
    </style:style>
    <style:style style:name="表格1.D12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7" style:family="table-cell">
      <style:table-cell-properties fo:padding="0.049cm" fo:border-left="0.5pt solid #000000" fo:border-right="none" fo:border-top="none" fo:border-bottom="0.5pt solid #000000"/>
    </style:style>
    <style:style style:name="表格1.B127" style:family="table-cell">
      <style:table-cell-properties fo:padding="0.049cm" fo:border-left="0.25pt solid #000000" fo:border-right="none" fo:border-top="none" fo:border-bottom="0.5pt solid #000000"/>
    </style:style>
    <style:style style:name="表格1.C127" style:family="table-cell">
      <style:table-cell-properties fo:padding="0.049cm" fo:border-left="0.25pt solid #000000" fo:border-right="none" fo:border-top="none" fo:border-bottom="0.5pt solid #000000"/>
    </style:style>
    <style:style style:name="表格1.D12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8" style:family="table-cell">
      <style:table-cell-properties fo:padding="0.049cm" fo:border-left="0.5pt solid #000000" fo:border-right="none" fo:border-top="none" fo:border-bottom="0.5pt solid #000000"/>
    </style:style>
    <style:style style:name="表格1.B128" style:family="table-cell">
      <style:table-cell-properties fo:padding="0.049cm" fo:border-left="0.25pt solid #000000" fo:border-right="none" fo:border-top="none" fo:border-bottom="0.5pt solid #000000"/>
    </style:style>
    <style:style style:name="表格1.C128" style:family="table-cell">
      <style:table-cell-properties fo:padding="0.049cm" fo:border-left="0.25pt solid #000000" fo:border-right="none" fo:border-top="none" fo:border-bottom="0.5pt solid #000000"/>
    </style:style>
    <style:style style:name="表格1.D12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29" style:family="table-cell">
      <style:table-cell-properties fo:padding="0.049cm" fo:border-left="0.5pt solid #000000" fo:border-right="none" fo:border-top="none" fo:border-bottom="0.5pt solid #000000"/>
    </style:style>
    <style:style style:name="表格1.B129" style:family="table-cell">
      <style:table-cell-properties fo:padding="0.049cm" fo:border-left="0.25pt solid #000000" fo:border-right="none" fo:border-top="none" fo:border-bottom="0.5pt solid #000000"/>
    </style:style>
    <style:style style:name="表格1.C129" style:family="table-cell">
      <style:table-cell-properties fo:padding="0.049cm" fo:border-left="0.25pt solid #000000" fo:border-right="none" fo:border-top="none" fo:border-bottom="0.5pt solid #000000"/>
    </style:style>
    <style:style style:name="表格1.D12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0" style:family="table-cell">
      <style:table-cell-properties fo:padding="0.049cm" fo:border-left="0.5pt solid #000000" fo:border-right="none" fo:border-top="none" fo:border-bottom="0.5pt solid #000000"/>
    </style:style>
    <style:style style:name="表格1.B130" style:family="table-cell">
      <style:table-cell-properties fo:padding="0.049cm" fo:border-left="0.25pt solid #000000" fo:border-right="none" fo:border-top="none" fo:border-bottom="0.5pt solid #000000"/>
    </style:style>
    <style:style style:name="表格1.C130" style:family="table-cell">
      <style:table-cell-properties fo:padding="0.049cm" fo:border-left="0.25pt solid #000000" fo:border-right="none" fo:border-top="none" fo:border-bottom="0.5pt solid #000000"/>
    </style:style>
    <style:style style:name="表格1.D13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1" style:family="table-cell">
      <style:table-cell-properties fo:padding="0.049cm" fo:border-left="0.5pt solid #000000" fo:border-right="none" fo:border-top="none" fo:border-bottom="0.5pt solid #000000"/>
    </style:style>
    <style:style style:name="表格1.B131" style:family="table-cell">
      <style:table-cell-properties fo:padding="0.049cm" fo:border-left="0.25pt solid #000000" fo:border-right="none" fo:border-top="none" fo:border-bottom="0.5pt solid #000000"/>
    </style:style>
    <style:style style:name="表格1.C131" style:family="table-cell">
      <style:table-cell-properties fo:padding="0.049cm" fo:border-left="0.25pt solid #000000" fo:border-right="none" fo:border-top="none" fo:border-bottom="0.5pt solid #000000"/>
    </style:style>
    <style:style style:name="表格1.D13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2" style:family="table-cell">
      <style:table-cell-properties fo:padding="0.049cm" fo:border-left="0.5pt solid #000000" fo:border-right="none" fo:border-top="none" fo:border-bottom="0.5pt solid #000000"/>
    </style:style>
    <style:style style:name="表格1.B132" style:family="table-cell">
      <style:table-cell-properties fo:padding="0.049cm" fo:border-left="0.25pt solid #000000" fo:border-right="none" fo:border-top="none" fo:border-bottom="0.5pt solid #000000"/>
    </style:style>
    <style:style style:name="表格1.C132" style:family="table-cell">
      <style:table-cell-properties fo:padding="0.049cm" fo:border-left="0.25pt solid #000000" fo:border-right="none" fo:border-top="none" fo:border-bottom="0.5pt solid #000000"/>
    </style:style>
    <style:style style:name="表格1.D13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3" style:family="table-cell">
      <style:table-cell-properties fo:padding="0.049cm" fo:border-left="0.5pt solid #000000" fo:border-right="none" fo:border-top="none" fo:border-bottom="0.5pt solid #000000"/>
    </style:style>
    <style:style style:name="表格1.B133" style:family="table-cell">
      <style:table-cell-properties fo:padding="0.049cm" fo:border-left="0.25pt solid #000000" fo:border-right="none" fo:border-top="none" fo:border-bottom="0.5pt solid #000000"/>
    </style:style>
    <style:style style:name="表格1.C133" style:family="table-cell">
      <style:table-cell-properties fo:padding="0.049cm" fo:border-left="0.25pt solid #000000" fo:border-right="none" fo:border-top="none" fo:border-bottom="0.5pt solid #000000"/>
    </style:style>
    <style:style style:name="表格1.D13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4" style:family="table-cell">
      <style:table-cell-properties fo:padding="0.049cm" fo:border-left="0.5pt solid #000000" fo:border-right="none" fo:border-top="none" fo:border-bottom="0.5pt solid #000000"/>
    </style:style>
    <style:style style:name="表格1.B134" style:family="table-cell">
      <style:table-cell-properties fo:padding="0.049cm" fo:border-left="0.25pt solid #000000" fo:border-right="none" fo:border-top="none" fo:border-bottom="0.5pt solid #000000"/>
    </style:style>
    <style:style style:name="表格1.C134" style:family="table-cell">
      <style:table-cell-properties fo:padding="0.049cm" fo:border-left="0.25pt solid #000000" fo:border-right="none" fo:border-top="none" fo:border-bottom="0.5pt solid #000000"/>
    </style:style>
    <style:style style:name="表格1.D13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5" style:family="table-cell">
      <style:table-cell-properties fo:padding="0.049cm" fo:border-left="0.5pt solid #000000" fo:border-right="none" fo:border-top="none" fo:border-bottom="0.5pt solid #000000"/>
    </style:style>
    <style:style style:name="表格1.B135" style:family="table-cell">
      <style:table-cell-properties fo:padding="0.049cm" fo:border-left="0.25pt solid #000000" fo:border-right="none" fo:border-top="none" fo:border-bottom="0.5pt solid #000000"/>
    </style:style>
    <style:style style:name="表格1.C135" style:family="table-cell">
      <style:table-cell-properties fo:padding="0.049cm" fo:border-left="0.25pt solid #000000" fo:border-right="none" fo:border-top="none" fo:border-bottom="0.5pt solid #000000"/>
    </style:style>
    <style:style style:name="表格1.D13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6" style:family="table-cell">
      <style:table-cell-properties fo:padding="0.049cm" fo:border-left="0.5pt solid #000000" fo:border-right="none" fo:border-top="none" fo:border-bottom="0.5pt solid #000000"/>
    </style:style>
    <style:style style:name="表格1.B136" style:family="table-cell">
      <style:table-cell-properties fo:padding="0.049cm" fo:border-left="0.25pt solid #000000" fo:border-right="none" fo:border-top="none" fo:border-bottom="0.5pt solid #000000"/>
    </style:style>
    <style:style style:name="表格1.C136" style:family="table-cell">
      <style:table-cell-properties fo:padding="0.049cm" fo:border-left="0.25pt solid #000000" fo:border-right="none" fo:border-top="none" fo:border-bottom="0.5pt solid #000000"/>
    </style:style>
    <style:style style:name="表格1.D13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7" style:family="table-cell">
      <style:table-cell-properties fo:padding="0.049cm" fo:border-left="0.5pt solid #000000" fo:border-right="none" fo:border-top="none" fo:border-bottom="0.5pt solid #000000"/>
    </style:style>
    <style:style style:name="表格1.B137" style:family="table-cell">
      <style:table-cell-properties fo:padding="0.049cm" fo:border-left="0.25pt solid #000000" fo:border-right="none" fo:border-top="none" fo:border-bottom="0.5pt solid #000000"/>
    </style:style>
    <style:style style:name="表格1.C137" style:family="table-cell">
      <style:table-cell-properties fo:padding="0.049cm" fo:border-left="0.25pt solid #000000" fo:border-right="none" fo:border-top="none" fo:border-bottom="0.5pt solid #000000"/>
    </style:style>
    <style:style style:name="表格1.D13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8" style:family="table-cell">
      <style:table-cell-properties fo:padding="0.049cm" fo:border-left="0.5pt solid #000000" fo:border-right="none" fo:border-top="none" fo:border-bottom="0.5pt solid #000000"/>
    </style:style>
    <style:style style:name="表格1.B138" style:family="table-cell">
      <style:table-cell-properties fo:padding="0.049cm" fo:border-left="0.25pt solid #000000" fo:border-right="none" fo:border-top="none" fo:border-bottom="0.5pt solid #000000"/>
    </style:style>
    <style:style style:name="表格1.C138" style:family="table-cell">
      <style:table-cell-properties fo:padding="0.049cm" fo:border-left="0.25pt solid #000000" fo:border-right="none" fo:border-top="none" fo:border-bottom="0.5pt solid #000000"/>
    </style:style>
    <style:style style:name="表格1.D13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39" style:family="table-cell">
      <style:table-cell-properties fo:padding="0.049cm" fo:border-left="0.5pt solid #000000" fo:border-right="none" fo:border-top="none" fo:border-bottom="0.5pt solid #000000"/>
    </style:style>
    <style:style style:name="表格1.B139" style:family="table-cell">
      <style:table-cell-properties fo:padding="0.049cm" fo:border-left="0.25pt solid #000000" fo:border-right="none" fo:border-top="none" fo:border-bottom="0.5pt solid #000000"/>
    </style:style>
    <style:style style:name="表格1.C139" style:family="table-cell">
      <style:table-cell-properties fo:padding="0.049cm" fo:border-left="0.25pt solid #000000" fo:border-right="none" fo:border-top="none" fo:border-bottom="0.5pt solid #000000"/>
    </style:style>
    <style:style style:name="表格1.D13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0" style:family="table-cell">
      <style:table-cell-properties fo:padding="0.049cm" fo:border-left="0.5pt solid #000000" fo:border-right="none" fo:border-top="none" fo:border-bottom="0.5pt solid #000000"/>
    </style:style>
    <style:style style:name="表格1.B140" style:family="table-cell">
      <style:table-cell-properties fo:padding="0.049cm" fo:border-left="0.25pt solid #000000" fo:border-right="none" fo:border-top="none" fo:border-bottom="0.5pt solid #000000"/>
    </style:style>
    <style:style style:name="表格1.C140" style:family="table-cell">
      <style:table-cell-properties fo:padding="0.049cm" fo:border-left="0.25pt solid #000000" fo:border-right="none" fo:border-top="none" fo:border-bottom="0.5pt solid #000000"/>
    </style:style>
    <style:style style:name="表格1.D14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1" style:family="table-cell">
      <style:table-cell-properties fo:padding="0.049cm" fo:border-left="0.5pt solid #000000" fo:border-right="none" fo:border-top="none" fo:border-bottom="0.5pt solid #000000"/>
    </style:style>
    <style:style style:name="表格1.B141" style:family="table-cell">
      <style:table-cell-properties fo:padding="0.049cm" fo:border-left="0.25pt solid #000000" fo:border-right="none" fo:border-top="none" fo:border-bottom="0.5pt solid #000000"/>
    </style:style>
    <style:style style:name="表格1.C141" style:family="table-cell">
      <style:table-cell-properties fo:padding="0.049cm" fo:border-left="0.25pt solid #000000" fo:border-right="none" fo:border-top="none" fo:border-bottom="0.5pt solid #000000"/>
    </style:style>
    <style:style style:name="表格1.D14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2" style:family="table-cell">
      <style:table-cell-properties fo:padding="0.049cm" fo:border-left="0.5pt solid #000000" fo:border-right="none" fo:border-top="none" fo:border-bottom="0.5pt solid #000000"/>
    </style:style>
    <style:style style:name="表格1.B142" style:family="table-cell">
      <style:table-cell-properties fo:padding="0.049cm" fo:border-left="0.25pt solid #000000" fo:border-right="none" fo:border-top="none" fo:border-bottom="0.5pt solid #000000"/>
    </style:style>
    <style:style style:name="表格1.C142" style:family="table-cell">
      <style:table-cell-properties fo:padding="0.049cm" fo:border-left="0.25pt solid #000000" fo:border-right="none" fo:border-top="none" fo:border-bottom="0.5pt solid #000000"/>
    </style:style>
    <style:style style:name="表格1.D14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3" style:family="table-cell">
      <style:table-cell-properties fo:padding="0.049cm" fo:border-left="0.5pt solid #000000" fo:border-right="none" fo:border-top="none" fo:border-bottom="0.5pt solid #000000"/>
    </style:style>
    <style:style style:name="表格1.B143" style:family="table-cell">
      <style:table-cell-properties fo:padding="0.049cm" fo:border-left="0.25pt solid #000000" fo:border-right="none" fo:border-top="none" fo:border-bottom="0.5pt solid #000000"/>
    </style:style>
    <style:style style:name="表格1.C143" style:family="table-cell">
      <style:table-cell-properties fo:padding="0.049cm" fo:border-left="0.25pt solid #000000" fo:border-right="none" fo:border-top="none" fo:border-bottom="0.5pt solid #000000"/>
    </style:style>
    <style:style style:name="表格1.D14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4" style:family="table-cell">
      <style:table-cell-properties fo:padding="0.049cm" fo:border-left="0.5pt solid #000000" fo:border-right="none" fo:border-top="none" fo:border-bottom="0.5pt solid #000000"/>
    </style:style>
    <style:style style:name="表格1.B144" style:family="table-cell">
      <style:table-cell-properties fo:padding="0.049cm" fo:border-left="0.25pt solid #000000" fo:border-right="none" fo:border-top="none" fo:border-bottom="0.5pt solid #000000"/>
    </style:style>
    <style:style style:name="表格1.C144" style:family="table-cell">
      <style:table-cell-properties fo:padding="0.049cm" fo:border-left="0.25pt solid #000000" fo:border-right="none" fo:border-top="none" fo:border-bottom="0.5pt solid #000000"/>
    </style:style>
    <style:style style:name="表格1.D14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5" style:family="table-cell">
      <style:table-cell-properties fo:padding="0.049cm" fo:border-left="0.5pt solid #000000" fo:border-right="none" fo:border-top="none" fo:border-bottom="0.5pt solid #000000"/>
    </style:style>
    <style:style style:name="表格1.B145" style:family="table-cell">
      <style:table-cell-properties fo:padding="0.049cm" fo:border-left="0.25pt solid #000000" fo:border-right="none" fo:border-top="none" fo:border-bottom="0.5pt solid #000000"/>
    </style:style>
    <style:style style:name="表格1.C145" style:family="table-cell">
      <style:table-cell-properties fo:padding="0.049cm" fo:border-left="0.25pt solid #000000" fo:border-right="none" fo:border-top="none" fo:border-bottom="0.5pt solid #000000"/>
    </style:style>
    <style:style style:name="表格1.D14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6" style:family="table-cell">
      <style:table-cell-properties fo:padding="0.049cm" fo:border-left="0.5pt solid #000000" fo:border-right="none" fo:border-top="none" fo:border-bottom="0.5pt solid #000000"/>
    </style:style>
    <style:style style:name="表格1.B146" style:family="table-cell">
      <style:table-cell-properties fo:padding="0.049cm" fo:border-left="0.25pt solid #000000" fo:border-right="none" fo:border-top="none" fo:border-bottom="0.5pt solid #000000"/>
    </style:style>
    <style:style style:name="表格1.C146" style:family="table-cell">
      <style:table-cell-properties fo:padding="0.049cm" fo:border-left="0.25pt solid #000000" fo:border-right="none" fo:border-top="none" fo:border-bottom="0.5pt solid #000000"/>
    </style:style>
    <style:style style:name="表格1.D14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7" style:family="table-cell">
      <style:table-cell-properties fo:padding="0.049cm" fo:border-left="0.5pt solid #000000" fo:border-right="none" fo:border-top="none" fo:border-bottom="0.5pt solid #000000"/>
    </style:style>
    <style:style style:name="表格1.B147" style:family="table-cell">
      <style:table-cell-properties fo:padding="0.049cm" fo:border-left="0.25pt solid #000000" fo:border-right="none" fo:border-top="none" fo:border-bottom="0.5pt solid #000000"/>
    </style:style>
    <style:style style:name="表格1.C147" style:family="table-cell">
      <style:table-cell-properties fo:padding="0.049cm" fo:border-left="0.25pt solid #000000" fo:border-right="none" fo:border-top="none" fo:border-bottom="0.5pt solid #000000"/>
    </style:style>
    <style:style style:name="表格1.D14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8" style:family="table-cell">
      <style:table-cell-properties fo:padding="0.049cm" fo:border-left="0.5pt solid #000000" fo:border-right="none" fo:border-top="none" fo:border-bottom="0.5pt solid #000000"/>
    </style:style>
    <style:style style:name="表格1.B148" style:family="table-cell">
      <style:table-cell-properties fo:padding="0.049cm" fo:border-left="0.25pt solid #000000" fo:border-right="none" fo:border-top="none" fo:border-bottom="0.5pt solid #000000"/>
    </style:style>
    <style:style style:name="表格1.C148" style:family="table-cell">
      <style:table-cell-properties fo:padding="0.049cm" fo:border-left="0.25pt solid #000000" fo:border-right="none" fo:border-top="none" fo:border-bottom="0.5pt solid #000000"/>
    </style:style>
    <style:style style:name="表格1.D14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49" style:family="table-cell">
      <style:table-cell-properties fo:padding="0.049cm" fo:border-left="0.5pt solid #000000" fo:border-right="none" fo:border-top="none" fo:border-bottom="0.5pt solid #000000"/>
    </style:style>
    <style:style style:name="表格1.B149" style:family="table-cell">
      <style:table-cell-properties fo:padding="0.049cm" fo:border-left="0.25pt solid #000000" fo:border-right="none" fo:border-top="none" fo:border-bottom="0.5pt solid #000000"/>
    </style:style>
    <style:style style:name="表格1.C149" style:family="table-cell">
      <style:table-cell-properties fo:padding="0.049cm" fo:border-left="0.25pt solid #000000" fo:border-right="none" fo:border-top="none" fo:border-bottom="0.5pt solid #000000"/>
    </style:style>
    <style:style style:name="表格1.D14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0" style:family="table-cell">
      <style:table-cell-properties fo:padding="0.049cm" fo:border-left="0.5pt solid #000000" fo:border-right="none" fo:border-top="none" fo:border-bottom="0.5pt solid #000000"/>
    </style:style>
    <style:style style:name="表格1.B150" style:family="table-cell">
      <style:table-cell-properties fo:padding="0.049cm" fo:border-left="0.25pt solid #000000" fo:border-right="none" fo:border-top="none" fo:border-bottom="0.5pt solid #000000"/>
    </style:style>
    <style:style style:name="表格1.C150" style:family="table-cell">
      <style:table-cell-properties fo:padding="0.049cm" fo:border-left="0.25pt solid #000000" fo:border-right="none" fo:border-top="none" fo:border-bottom="0.5pt solid #000000"/>
    </style:style>
    <style:style style:name="表格1.D15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1" style:family="table-cell">
      <style:table-cell-properties fo:padding="0.049cm" fo:border-left="0.5pt solid #000000" fo:border-right="none" fo:border-top="none" fo:border-bottom="0.5pt solid #000000"/>
    </style:style>
    <style:style style:name="表格1.B151" style:family="table-cell">
      <style:table-cell-properties fo:padding="0.049cm" fo:border-left="0.25pt solid #000000" fo:border-right="none" fo:border-top="none" fo:border-bottom="0.5pt solid #000000"/>
    </style:style>
    <style:style style:name="表格1.C151" style:family="table-cell">
      <style:table-cell-properties fo:padding="0.049cm" fo:border-left="0.25pt solid #000000" fo:border-right="none" fo:border-top="none" fo:border-bottom="0.5pt solid #000000"/>
    </style:style>
    <style:style style:name="表格1.D15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2" style:family="table-cell">
      <style:table-cell-properties fo:padding="0.049cm" fo:border-left="0.5pt solid #000000" fo:border-right="none" fo:border-top="none" fo:border-bottom="0.5pt solid #000000"/>
    </style:style>
    <style:style style:name="表格1.B152" style:family="table-cell">
      <style:table-cell-properties fo:padding="0.049cm" fo:border-left="0.25pt solid #000000" fo:border-right="none" fo:border-top="none" fo:border-bottom="0.5pt solid #000000"/>
    </style:style>
    <style:style style:name="表格1.C152" style:family="table-cell">
      <style:table-cell-properties fo:padding="0.049cm" fo:border-left="0.25pt solid #000000" fo:border-right="none" fo:border-top="none" fo:border-bottom="0.5pt solid #000000"/>
    </style:style>
    <style:style style:name="表格1.D15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3" style:family="table-cell">
      <style:table-cell-properties fo:padding="0.049cm" fo:border-left="0.5pt solid #000000" fo:border-right="none" fo:border-top="none" fo:border-bottom="0.5pt solid #000000"/>
    </style:style>
    <style:style style:name="表格1.B153" style:family="table-cell">
      <style:table-cell-properties fo:padding="0.049cm" fo:border-left="0.25pt solid #000000" fo:border-right="none" fo:border-top="none" fo:border-bottom="0.5pt solid #000000"/>
    </style:style>
    <style:style style:name="表格1.C153" style:family="table-cell">
      <style:table-cell-properties fo:padding="0.049cm" fo:border-left="0.25pt solid #000000" fo:border-right="none" fo:border-top="none" fo:border-bottom="0.5pt solid #000000"/>
    </style:style>
    <style:style style:name="表格1.D15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4" style:family="table-cell">
      <style:table-cell-properties fo:padding="0.049cm" fo:border-left="0.5pt solid #000000" fo:border-right="none" fo:border-top="none" fo:border-bottom="0.5pt solid #000000"/>
    </style:style>
    <style:style style:name="表格1.B154" style:family="table-cell">
      <style:table-cell-properties fo:padding="0.049cm" fo:border-left="0.25pt solid #000000" fo:border-right="none" fo:border-top="none" fo:border-bottom="0.5pt solid #000000"/>
    </style:style>
    <style:style style:name="表格1.C154" style:family="table-cell">
      <style:table-cell-properties fo:padding="0.049cm" fo:border-left="0.25pt solid #000000" fo:border-right="none" fo:border-top="none" fo:border-bottom="0.5pt solid #000000"/>
    </style:style>
    <style:style style:name="表格1.D15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5" style:family="table-cell">
      <style:table-cell-properties fo:padding="0.049cm" fo:border-left="0.5pt solid #000000" fo:border-right="none" fo:border-top="none" fo:border-bottom="0.5pt solid #000000"/>
    </style:style>
    <style:style style:name="表格1.B155" style:family="table-cell">
      <style:table-cell-properties fo:padding="0.049cm" fo:border-left="0.25pt solid #000000" fo:border-right="none" fo:border-top="none" fo:border-bottom="0.5pt solid #000000"/>
    </style:style>
    <style:style style:name="表格1.C155" style:family="table-cell">
      <style:table-cell-properties fo:padding="0.049cm" fo:border-left="0.25pt solid #000000" fo:border-right="none" fo:border-top="none" fo:border-bottom="0.5pt solid #000000"/>
    </style:style>
    <style:style style:name="表格1.D15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6" style:family="table-cell">
      <style:table-cell-properties fo:padding="0.049cm" fo:border-left="0.5pt solid #000000" fo:border-right="none" fo:border-top="none" fo:border-bottom="0.5pt solid #000000"/>
    </style:style>
    <style:style style:name="表格1.B156" style:family="table-cell">
      <style:table-cell-properties fo:padding="0.049cm" fo:border-left="0.25pt solid #000000" fo:border-right="none" fo:border-top="none" fo:border-bottom="0.5pt solid #000000"/>
    </style:style>
    <style:style style:name="表格1.C156" style:family="table-cell">
      <style:table-cell-properties fo:padding="0.049cm" fo:border-left="0.25pt solid #000000" fo:border-right="none" fo:border-top="none" fo:border-bottom="0.5pt solid #000000"/>
    </style:style>
    <style:style style:name="表格1.D15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7" style:family="table-cell">
      <style:table-cell-properties fo:padding="0.049cm" fo:border-left="0.5pt solid #000000" fo:border-right="none" fo:border-top="none" fo:border-bottom="0.5pt solid #000000"/>
    </style:style>
    <style:style style:name="表格1.B157" style:family="table-cell">
      <style:table-cell-properties fo:padding="0.049cm" fo:border-left="0.25pt solid #000000" fo:border-right="none" fo:border-top="none" fo:border-bottom="0.5pt solid #000000"/>
    </style:style>
    <style:style style:name="表格1.C157" style:family="table-cell">
      <style:table-cell-properties fo:padding="0.049cm" fo:border-left="0.25pt solid #000000" fo:border-right="none" fo:border-top="none" fo:border-bottom="0.5pt solid #000000"/>
    </style:style>
    <style:style style:name="表格1.D15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8" style:family="table-cell">
      <style:table-cell-properties fo:padding="0.049cm" fo:border-left="0.5pt solid #000000" fo:border-right="none" fo:border-top="none" fo:border-bottom="0.5pt solid #000000"/>
    </style:style>
    <style:style style:name="表格1.B158" style:family="table-cell">
      <style:table-cell-properties fo:padding="0.049cm" fo:border-left="0.25pt solid #000000" fo:border-right="none" fo:border-top="none" fo:border-bottom="0.5pt solid #000000"/>
    </style:style>
    <style:style style:name="表格1.C158" style:family="table-cell">
      <style:table-cell-properties fo:padding="0.049cm" fo:border-left="0.25pt solid #000000" fo:border-right="none" fo:border-top="none" fo:border-bottom="0.5pt solid #000000"/>
    </style:style>
    <style:style style:name="表格1.D15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59" style:family="table-cell">
      <style:table-cell-properties fo:padding="0.049cm" fo:border-left="0.5pt solid #000000" fo:border-right="none" fo:border-top="none" fo:border-bottom="0.5pt solid #000000"/>
    </style:style>
    <style:style style:name="表格1.B159" style:family="table-cell">
      <style:table-cell-properties fo:padding="0.049cm" fo:border-left="0.25pt solid #000000" fo:border-right="none" fo:border-top="none" fo:border-bottom="0.5pt solid #000000"/>
    </style:style>
    <style:style style:name="表格1.C159" style:family="table-cell">
      <style:table-cell-properties fo:padding="0.049cm" fo:border-left="0.25pt solid #000000" fo:border-right="none" fo:border-top="none" fo:border-bottom="0.5pt solid #000000"/>
    </style:style>
    <style:style style:name="表格1.D15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0" style:family="table-cell">
      <style:table-cell-properties fo:padding="0.049cm" fo:border-left="0.5pt solid #000000" fo:border-right="none" fo:border-top="none" fo:border-bottom="0.5pt solid #000000"/>
    </style:style>
    <style:style style:name="表格1.B160" style:family="table-cell">
      <style:table-cell-properties fo:padding="0.049cm" fo:border-left="0.25pt solid #000000" fo:border-right="none" fo:border-top="none" fo:border-bottom="0.5pt solid #000000"/>
    </style:style>
    <style:style style:name="表格1.C160" style:family="table-cell">
      <style:table-cell-properties fo:padding="0.049cm" fo:border-left="0.25pt solid #000000" fo:border-right="none" fo:border-top="none" fo:border-bottom="0.5pt solid #000000"/>
    </style:style>
    <style:style style:name="表格1.D16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1" style:family="table-cell">
      <style:table-cell-properties fo:padding="0.049cm" fo:border-left="0.5pt solid #000000" fo:border-right="none" fo:border-top="none" fo:border-bottom="0.5pt solid #000000"/>
    </style:style>
    <style:style style:name="表格1.B161" style:family="table-cell">
      <style:table-cell-properties fo:padding="0.049cm" fo:border-left="0.25pt solid #000000" fo:border-right="none" fo:border-top="none" fo:border-bottom="0.5pt solid #000000"/>
    </style:style>
    <style:style style:name="表格1.C161" style:family="table-cell">
      <style:table-cell-properties fo:padding="0.049cm" fo:border-left="0.25pt solid #000000" fo:border-right="none" fo:border-top="none" fo:border-bottom="0.5pt solid #000000"/>
    </style:style>
    <style:style style:name="表格1.D16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2" style:family="table-cell">
      <style:table-cell-properties fo:padding="0.049cm" fo:border-left="0.5pt solid #000000" fo:border-right="none" fo:border-top="none" fo:border-bottom="0.5pt solid #000000"/>
    </style:style>
    <style:style style:name="表格1.B162" style:family="table-cell">
      <style:table-cell-properties fo:padding="0.049cm" fo:border-left="0.25pt solid #000000" fo:border-right="none" fo:border-top="none" fo:border-bottom="0.5pt solid #000000"/>
    </style:style>
    <style:style style:name="表格1.C162" style:family="table-cell">
      <style:table-cell-properties fo:padding="0.049cm" fo:border-left="0.25pt solid #000000" fo:border-right="none" fo:border-top="none" fo:border-bottom="0.5pt solid #000000"/>
    </style:style>
    <style:style style:name="表格1.D16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3" style:family="table-cell">
      <style:table-cell-properties fo:padding="0.049cm" fo:border-left="0.5pt solid #000000" fo:border-right="none" fo:border-top="none" fo:border-bottom="0.5pt solid #000000"/>
    </style:style>
    <style:style style:name="表格1.B163" style:family="table-cell">
      <style:table-cell-properties fo:padding="0.049cm" fo:border-left="0.25pt solid #000000" fo:border-right="none" fo:border-top="none" fo:border-bottom="0.5pt solid #000000"/>
    </style:style>
    <style:style style:name="表格1.C163" style:family="table-cell">
      <style:table-cell-properties fo:padding="0.049cm" fo:border-left="0.25pt solid #000000" fo:border-right="none" fo:border-top="none" fo:border-bottom="0.5pt solid #000000"/>
    </style:style>
    <style:style style:name="表格1.D16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4" style:family="table-cell">
      <style:table-cell-properties fo:padding="0.049cm" fo:border-left="0.5pt solid #000000" fo:border-right="none" fo:border-top="none" fo:border-bottom="0.5pt solid #000000"/>
    </style:style>
    <style:style style:name="表格1.B164" style:family="table-cell">
      <style:table-cell-properties fo:padding="0.049cm" fo:border-left="0.25pt solid #000000" fo:border-right="none" fo:border-top="none" fo:border-bottom="0.5pt solid #000000"/>
    </style:style>
    <style:style style:name="表格1.C164" style:family="table-cell">
      <style:table-cell-properties fo:padding="0.049cm" fo:border-left="0.25pt solid #000000" fo:border-right="none" fo:border-top="none" fo:border-bottom="0.5pt solid #000000"/>
    </style:style>
    <style:style style:name="表格1.D164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5" style:family="table-cell">
      <style:table-cell-properties fo:padding="0.049cm" fo:border-left="0.5pt solid #000000" fo:border-right="none" fo:border-top="none" fo:border-bottom="0.5pt solid #000000"/>
    </style:style>
    <style:style style:name="表格1.B165" style:family="table-cell">
      <style:table-cell-properties fo:padding="0.049cm" fo:border-left="0.25pt solid #000000" fo:border-right="none" fo:border-top="none" fo:border-bottom="0.5pt solid #000000"/>
    </style:style>
    <style:style style:name="表格1.C165" style:family="table-cell">
      <style:table-cell-properties fo:padding="0.049cm" fo:border-left="0.25pt solid #000000" fo:border-right="none" fo:border-top="none" fo:border-bottom="0.5pt solid #000000"/>
    </style:style>
    <style:style style:name="表格1.D165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6" style:family="table-cell">
      <style:table-cell-properties fo:padding="0.049cm" fo:border-left="0.5pt solid #000000" fo:border-right="none" fo:border-top="none" fo:border-bottom="0.5pt solid #000000"/>
    </style:style>
    <style:style style:name="表格1.B166" style:family="table-cell">
      <style:table-cell-properties fo:padding="0.049cm" fo:border-left="0.25pt solid #000000" fo:border-right="none" fo:border-top="none" fo:border-bottom="0.5pt solid #000000"/>
    </style:style>
    <style:style style:name="表格1.C166" style:family="table-cell">
      <style:table-cell-properties fo:padding="0.049cm" fo:border-left="0.25pt solid #000000" fo:border-right="none" fo:border-top="none" fo:border-bottom="0.5pt solid #000000"/>
    </style:style>
    <style:style style:name="表格1.D166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7" style:family="table-cell">
      <style:table-cell-properties fo:padding="0.049cm" fo:border-left="0.5pt solid #000000" fo:border-right="none" fo:border-top="none" fo:border-bottom="0.5pt solid #000000"/>
    </style:style>
    <style:style style:name="表格1.B167" style:family="table-cell">
      <style:table-cell-properties fo:padding="0.049cm" fo:border-left="0.25pt solid #000000" fo:border-right="none" fo:border-top="none" fo:border-bottom="0.5pt solid #000000"/>
    </style:style>
    <style:style style:name="表格1.C167" style:family="table-cell">
      <style:table-cell-properties fo:padding="0.049cm" fo:border-left="0.25pt solid #000000" fo:border-right="none" fo:border-top="none" fo:border-bottom="0.5pt solid #000000"/>
    </style:style>
    <style:style style:name="表格1.D167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8" style:family="table-cell">
      <style:table-cell-properties fo:padding="0.049cm" fo:border-left="0.5pt solid #000000" fo:border-right="none" fo:border-top="none" fo:border-bottom="0.5pt solid #000000"/>
    </style:style>
    <style:style style:name="表格1.B168" style:family="table-cell">
      <style:table-cell-properties fo:padding="0.049cm" fo:border-left="0.25pt solid #000000" fo:border-right="none" fo:border-top="none" fo:border-bottom="0.5pt solid #000000"/>
    </style:style>
    <style:style style:name="表格1.C168" style:family="table-cell">
      <style:table-cell-properties fo:padding="0.049cm" fo:border-left="0.25pt solid #000000" fo:border-right="none" fo:border-top="none" fo:border-bottom="0.5pt solid #000000"/>
    </style:style>
    <style:style style:name="表格1.D168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69" style:family="table-cell">
      <style:table-cell-properties fo:padding="0.049cm" fo:border-left="0.5pt solid #000000" fo:border-right="none" fo:border-top="none" fo:border-bottom="0.5pt solid #000000"/>
    </style:style>
    <style:style style:name="表格1.B169" style:family="table-cell">
      <style:table-cell-properties fo:padding="0.049cm" fo:border-left="0.25pt solid #000000" fo:border-right="none" fo:border-top="none" fo:border-bottom="0.5pt solid #000000"/>
    </style:style>
    <style:style style:name="表格1.C169" style:family="table-cell">
      <style:table-cell-properties fo:padding="0.049cm" fo:border-left="0.25pt solid #000000" fo:border-right="none" fo:border-top="none" fo:border-bottom="0.5pt solid #000000"/>
    </style:style>
    <style:style style:name="表格1.D169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70" style:family="table-cell">
      <style:table-cell-properties fo:padding="0.049cm" fo:border-left="0.5pt solid #000000" fo:border-right="none" fo:border-top="none" fo:border-bottom="0.5pt solid #000000"/>
    </style:style>
    <style:style style:name="表格1.B170" style:family="table-cell">
      <style:table-cell-properties fo:padding="0.049cm" fo:border-left="0.25pt solid #000000" fo:border-right="none" fo:border-top="none" fo:border-bottom="0.5pt solid #000000"/>
    </style:style>
    <style:style style:name="表格1.C170" style:family="table-cell">
      <style:table-cell-properties fo:padding="0.049cm" fo:border-left="0.25pt solid #000000" fo:border-right="none" fo:border-top="none" fo:border-bottom="0.5pt solid #000000"/>
    </style:style>
    <style:style style:name="表格1.D170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71" style:family="table-cell">
      <style:table-cell-properties fo:padding="0.049cm" fo:border-left="0.5pt solid #000000" fo:border-right="none" fo:border-top="none" fo:border-bottom="0.5pt solid #000000"/>
    </style:style>
    <style:style style:name="表格1.B171" style:family="table-cell">
      <style:table-cell-properties fo:padding="0.049cm" fo:border-left="0.25pt solid #000000" fo:border-right="none" fo:border-top="none" fo:border-bottom="0.5pt solid #000000"/>
    </style:style>
    <style:style style:name="表格1.C171" style:family="table-cell">
      <style:table-cell-properties fo:padding="0.049cm" fo:border-left="0.25pt solid #000000" fo:border-right="none" fo:border-top="none" fo:border-bottom="0.5pt solid #000000"/>
    </style:style>
    <style:style style:name="表格1.D171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72" style:family="table-cell">
      <style:table-cell-properties fo:padding="0.049cm" fo:border-left="0.5pt solid #000000" fo:border-right="none" fo:border-top="none" fo:border-bottom="0.5pt solid #000000"/>
    </style:style>
    <style:style style:name="表格1.B172" style:family="table-cell">
      <style:table-cell-properties fo:padding="0.049cm" fo:border-left="0.25pt solid #000000" fo:border-right="none" fo:border-top="none" fo:border-bottom="0.5pt solid #000000"/>
    </style:style>
    <style:style style:name="表格1.C172" style:family="table-cell">
      <style:table-cell-properties fo:padding="0.049cm" fo:border-left="0.25pt solid #000000" fo:border-right="none" fo:border-top="none" fo:border-bottom="0.5pt solid #000000"/>
    </style:style>
    <style:style style:name="表格1.D172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73" style:family="table-cell">
      <style:table-cell-properties fo:padding="0.049cm" fo:border-left="0.5pt solid #000000" fo:border-right="none" fo:border-top="none" fo:border-bottom="0.5pt solid #000000"/>
    </style:style>
    <style:style style:name="表格1.B173" style:family="table-cell">
      <style:table-cell-properties fo:padding="0.049cm" fo:border-left="0.25pt solid #000000" fo:border-right="none" fo:border-top="none" fo:border-bottom="0.5pt solid #000000"/>
    </style:style>
    <style:style style:name="表格1.C173" style:family="table-cell">
      <style:table-cell-properties fo:padding="0.049cm" fo:border-left="0.25pt solid #000000" fo:border-right="none" fo:border-top="none" fo:border-bottom="0.5pt solid #000000"/>
    </style:style>
    <style:style style:name="表格1.D173" style:family="table-cell">
      <style:table-cell-properties fo:padding="0.049cm" fo:border-left="0.25pt solid #000000" fo:border-right="0.5pt solid #000000" fo:border-top="none" fo:border-bottom="0.5pt solid #000000"/>
    </style:style>
    <style:style style:name="表格1.A174" style:family="table-cell">
      <style:table-cell-properties fo:padding="0.049cm" fo:border-left="0.5pt solid #000000" fo:border-right="none" fo:border-top="none" fo:border-bottom="0.5pt solid #000000"/>
    </style:style>
    <style:style style:name="表格1.B174" style:family="table-cell">
      <style:table-cell-properties fo:padding="0.049cm" fo:border-left="0.25pt solid #000000" fo:border-right="none" fo:border-top="none" fo:border-bottom="0.5pt solid #000000"/>
    </style:style>
    <style:style style:name="表格1.C174" style:family="table-cell">
      <style:table-cell-properties fo:padding="0.049cm" fo:border-left="0.25pt solid #000000" fo:border-right="none" fo:border-top="none" fo:border-bottom="0.5pt solid #000000"/>
    </style:style>
    <style:style style:name="表格1.D174" style:family="table-cell">
      <style:table-cell-properties fo:padding="0.049cm" fo:border-left="0.2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orphans="2" fo:widows="2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3" style:family="paragraph" style:parent-style-name="Standard">
      <style:paragraph-properties fo:text-align="justify" style:justify-single-word="false" fo:orphans="0" fo:widows="0"/>
      <style:text-properties style:font-name="Garamond" officeooo:rsid="002c69cf" officeooo:paragraph-rsid="00319367" style:font-name-asian="細明體2" style:font-name-complex="Times New Roman1"/>
    </style:style>
    <style:style style:name="P4" style:family="paragraph" style:parent-style-name="Standard">
      <style:paragraph-properties fo:orphans="0" fo:widows="0"/>
      <style:text-properties style:font-name="Garamond" fo:font-size="12pt" style:letter-kerning="false" style:font-name-asian="細明體2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 fo:orphans="0" fo:widows="0"/>
      <style:text-properties style:font-name="Garamond" officeooo:paragraph-rsid="010d24c4" style:letter-kerning="false" style:font-name-asian="細明體2" style:font-name-complex="Times New Roman1"/>
    </style:style>
    <style:style style:name="P6" style:family="paragraph" style:parent-style-name="Standard">
      <style:paragraph-properties fo:text-align="justify" style:justify-single-word="false" fo:orphans="0" fo:widows="0"/>
      <style:text-properties style:font-name="Garamond" officeooo:paragraph-rsid="010dc505" style:letter-kerning="false" style:font-name-asian="細明體2" style:font-name-complex="Times New Roman1"/>
    </style:style>
    <style:style style:name="P7" style:family="paragraph" style:parent-style-name="Standard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 fo:orphans="0" fo:widows="0"/>
      <style:text-properties style:font-name="Garamond" officeooo:paragraph-rsid="00e8e028" style:letter-kerning="false" style:font-name-asian="細明體2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216bd5"/>
    </style:style>
    <style:style style:name="P10" style:family="paragraph" style:parent-style-name="Standard">
      <style:paragraph-properties fo:text-align="start" style:justify-single-word="false" fo:orphans="0" fo:widows="0"/>
      <style:text-properties style:font-name="Times New Roman" fo:font-size="11pt" officeooo:paragraph-rsid="00797b4e" style:font-name-asian="標楷體2" style:font-size-asian="11pt" style:font-name-complex="Times New Roman1" style:font-size-complex="11pt"/>
    </style:style>
    <style:style style:name="P11" style:family="paragraph" style:parent-style-name="Standard">
      <style:text-properties officeooo:paragraph-rsid="008d38a8"/>
    </style:style>
    <style:style style:name="P12" style:family="paragraph" style:parent-style-name="Standard">
      <style:paragraph-properties fo:text-align="justify" style:justify-single-word="false" fo:orphans="0" fo:widows="0"/>
      <style:text-properties style:font-name="細明體1" style:font-name-asian="細明體2" style:font-name-complex="Times New Roman1"/>
    </style:style>
    <style:style style:name="P13" style:family="paragraph" style:parent-style-name="Standard_20__28_user_29_">
      <style:paragraph-properties fo:text-align="justify" style:justify-single-word="false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14" style:family="paragraph" style:parent-style-name="Standard_20__28_user_29_">
      <style:paragraph-properties fo:text-align="justify" style:justify-single-word="false"/>
      <style:text-properties fo:color="#000000" loext:opacity="100%" style:font-name="Times New Roman" fo:font-size="12.5pt" officeooo:paragraph-rsid="0100d414" style:font-name-asian="標楷體2" style:font-size-asian="12.5pt" style:font-name-complex="Times New Roman1" style:font-size-complex="12.5pt" style:font-weight-complex="bold"/>
    </style:style>
    <style:style style:name="P15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c63643" style:font-name-asian="標楷體2" style:font-size-asian="12.5pt" style:font-name-complex="Times New Roman1" style:font-size-complex="12.5pt" style:font-weight-complex="bold"/>
    </style:style>
    <style:style style:name="P16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c72017" style:font-name-asian="標楷體2" style:font-size-asian="12.5pt" style:font-name-complex="Times New Roman1" style:font-size-complex="12.5pt" style:font-weight-complex="bold"/>
    </style:style>
    <style:style style:name="P17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cfc343" style:font-name-asian="標楷體2" style:font-size-asian="12.5pt" style:font-name-complex="Times New Roman1" style:font-size-complex="12.5pt" style:font-weight-complex="bold"/>
    </style:style>
    <style:style style:name="P18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d014d8" style:font-name-asian="標楷體2" style:font-size-asian="12.5pt" style:font-name-complex="Times New Roman1" style:font-size-complex="12.5pt" style:font-weight-complex="bold"/>
    </style:style>
    <style:style style:name="P19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d18b61" style:font-name-asian="標楷體2" style:font-size-asian="12.5pt" style:font-name-complex="Times New Roman1" style:font-size-complex="12.5pt" style:font-weight-complex="bold"/>
    </style:style>
    <style:style style:name="P20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09eb24" style:font-name-asian="標楷體2" style:font-size-asian="12.5pt" style:font-name-complex="Times New Roman1" style:font-size-complex="12.5pt" style:font-weight-complex="bold"/>
    </style:style>
    <style:style style:name="P21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d79c24" style:font-name-asian="標楷體2" style:font-size-asian="12.5pt" style:font-name-complex="Times New Roman1" style:font-size-complex="12.5pt" style:font-weight-complex="bold"/>
    </style:style>
    <style:style style:name="P22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d803a3" style:font-name-asian="標楷體2" style:font-size-asian="12.5pt" style:font-name-complex="Times New Roman1" style:font-size-complex="12.5pt" style:font-weight-complex="bold"/>
    </style:style>
    <style:style style:name="P23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e2947c" style:font-name-asian="標楷體2" style:font-size-asian="12.5pt" style:font-name-complex="Times New Roman1" style:font-size-complex="12.5pt" style:font-weight-complex="bold"/>
    </style:style>
    <style:style style:name="P24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e472f0" style:font-name-asian="標楷體2" style:font-size-asian="12.5pt" style:font-name-complex="Times New Roman1" style:font-size-complex="12.5pt" style:font-weight-complex="bold"/>
    </style:style>
    <style:style style:name="P25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e4b10f" style:font-name-asian="標楷體2" style:font-size-asian="12.5pt" style:font-name-complex="Times New Roman1" style:font-size-complex="12.5pt" style:font-weight-complex="bold"/>
    </style:style>
    <style:style style:name="P26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e5e467" style:font-name-asian="標楷體2" style:font-size-asian="12.5pt" style:font-name-complex="Times New Roman1" style:font-size-complex="12.5pt" style:font-weight-complex="bold"/>
    </style:style>
    <style:style style:name="P27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12.5pt" officeooo:rsid="0001b998" officeooo:paragraph-rsid="0100d414" style:font-name-asian="標楷體2" style:font-size-asian="12.5pt" style:font-name-complex="Times New Roman1" style:font-size-complex="12.5pt" style:font-weight-complex="bold"/>
    </style:style>
    <style:style style:name="P28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16pt" fo:font-weight="bold" officeooo:paragraph-rsid="0100d414" style:font-name-asian="標楷體2" style:font-size-asian="16pt" style:font-weight-asian="bold" style:font-name-complex="Times New Roman1" style:font-size-complex="16pt"/>
    </style:style>
    <style:style style:name="P29" style:family="paragraph" style:parent-style-name="Standard_20__28_user_29_">
      <style:paragraph-properties fo:text-align="center" style:justify-single-word="false"/>
      <style:text-properties fo:color="#000000" loext:opacity="100%" style:font-name="Times New Roman" fo:font-size="24pt" officeooo:paragraph-rsid="0100d414" style:font-name-asian="標楷體2" style:font-size-asian="24pt" style:font-name-complex="Times New Roman1" style:font-size-complex="24pt" style:font-weight-complex="bold"/>
    </style:style>
    <style:style style:name="P30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Garamond" fo:font-size="12pt" officeooo:rsid="0001b998" officeooo:paragraph-rsid="00d3f843" style:font-name-asian="Garamond" style:font-size-asian="12pt" style:font-name-complex="Times New Roman1" style:font-size-complex="12pt" style:font-weight-complex="bold"/>
    </style:style>
    <style:style style:name="P31" style:family="paragraph" style:parent-style-name="Standard_20__28_user_29_">
      <style:paragraph-properties fo:text-align="center" style:justify-single-word="false"/>
      <style:text-properties fo:color="#000000" loext:opacity="100%" style:font-name="Garamond" fo:font-size="16pt" officeooo:paragraph-rsid="0100d414" style:font-name-asian="標楷體2" style:font-size-asian="16pt" style:font-name-complex="Times New Roman1" style:font-size-complex="16pt" style:font-weight-complex="bold"/>
    </style:style>
    <style:style style:name="P32" style:family="paragraph" style:parent-style-name="Standard_20__28_user_29_">
      <style:paragraph-properties fo:text-align="justify" style:justify-single-word="false" fo:orphans="0" fo:widows="0"/>
      <style:text-properties fo:color="#000000" loext:opacity="100%" style:font-name="標楷體1" fo:font-size="14pt" style:text-underline-style="solid" style:text-underline-width="auto" style:text-underline-color="font-color" fo:font-weight="bold" officeooo:rsid="0001b998" officeooo:paragraph-rsid="001d9bd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7f6a0d" style:font-name-asian="標楷體2" style:font-size-asian="12.5pt" style:font-name-complex="Times New Roman1" style:font-size-complex="12.5pt" style:font-weight-complex="bold"/>
    </style:style>
    <style:style style:name="P34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c4a407" style:font-name-asian="標楷體2" style:font-size-asian="12.5pt" style:font-name-complex="Times New Roman1" style:font-size-complex="12.5pt" style:font-weight-complex="bold"/>
    </style:style>
    <style:style style:name="P35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c72017" style:font-name-asian="標楷體2" style:font-size-asian="12.5pt" style:font-name-complex="Times New Roman1" style:font-size-complex="12.5pt" style:font-weight-complex="bold"/>
    </style:style>
    <style:style style:name="P36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c884eb" style:font-name-asian="標楷體2" style:font-size-asian="12.5pt" style:font-name-complex="Times New Roman1" style:font-size-complex="12.5pt" style:font-weight-complex="bold"/>
    </style:style>
    <style:style style:name="P37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db9272" style:font-name-asian="標楷體2" style:font-size-asian="12.5pt" style:font-name-complex="Times New Roman1" style:font-size-complex="12.5pt" style:font-weight-complex="bold"/>
    </style:style>
    <style:style style:name="P38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dc9585" style:font-name-asian="標楷體2" style:font-size-asian="12.5pt" style:font-name-complex="Times New Roman1" style:font-size-complex="12.5pt" style:font-weight-complex="bold"/>
    </style:style>
    <style:style style:name="P39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de2d7e" style:font-name-asian="標楷體2" style:font-size-asian="12.5pt" style:font-name-complex="Times New Roman1" style:font-size-complex="12.5pt" style:font-weight-complex="bold"/>
    </style:style>
    <style:style style:name="P40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dfc5d3" style:font-name-asian="標楷體2" style:font-size-asian="12.5pt" style:font-name-complex="Times New Roman1" style:font-size-complex="12.5pt" style:font-weight-complex="bold"/>
    </style:style>
    <style:style style:name="P41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e2947c" style:font-name-asian="標楷體2" style:font-size-asian="12.5pt" style:font-name-complex="Times New Roman1" style:font-size-complex="12.5pt" style:font-weight-complex="bold"/>
    </style:style>
    <style:style style:name="P42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e36279" style:font-name-asian="標楷體2" style:font-size-asian="12.5pt" style:font-name-complex="Times New Roman1" style:font-size-complex="12.5pt" style:font-weight-complex="bold"/>
    </style:style>
    <style:style style:name="P43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e3c236" style:font-name-asian="標楷體2" style:font-size-asian="12.5pt" style:font-name-complex="Times New Roman1" style:font-size-complex="12.5pt" style:font-weight-complex="bold"/>
    </style:style>
    <style:style style:name="P44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e4b10f" style:font-name-asian="標楷體2" style:font-size-asian="12.5pt" style:font-name-complex="Times New Roman1" style:font-size-complex="12.5pt" style:font-weight-complex="bold"/>
    </style:style>
    <style:style style:name="P45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e74eb8" style:font-name-asian="標楷體2" style:font-size-asian="12.5pt" style:font-name-complex="Times New Roman1" style:font-size-complex="12.5pt" style:font-weight-complex="bold"/>
    </style:style>
    <style:style style:name="P46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d9cff0" style:font-name-asian="標楷體2" style:font-size-asian="12.5pt" style:font-name-complex="Times New Roman1" style:font-size-complex="12.5pt" style:font-weight-complex="bold"/>
    </style:style>
    <style:style style:name="P47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10d24c4" style:font-name-asian="標楷體2" style:font-size-asian="12.5pt" style:font-name-complex="Times New Roman1" style:font-size-complex="12.5pt" style:font-weight-complex="bold"/>
    </style:style>
    <style:style style:name="P48" style:family="paragraph" style:parent-style-name="Standard_20__28_user_29_">
      <style:paragraph-properties fo:text-align="justify" style:justify-single-word="false" fo:orphans="0" fo:widows="0"/>
      <style:text-properties fo:color="#000000" loext:opacity="100%" style:text-line-through-style="none" style:text-line-through-type="none" style:font-name="Times New Roman" fo:font-size="12.5pt" officeooo:rsid="0001b998" officeooo:paragraph-rsid="00cb1afe" style:font-name-asian="標楷體2" style:font-size-asian="12.5pt" style:font-name-complex="Times New Roman1" style:font-size-complex="12.5pt" style:font-weight-complex="bold"/>
    </style:style>
    <style:style style:name="P49" style:family="paragraph" style:parent-style-name="Standard_20__28_user_29_">
      <style:paragraph-properties fo:text-align="justify" style:justify-single-word="false" fo:orphans="0" fo:widows="0"/>
    </style:style>
    <style:style style:name="P50" style:family="paragraph" style:parent-style-name="Standard_20__28_user_29_">
      <style:paragraph-properties fo:text-align="justify" style:justify-single-word="false" fo:orphans="0" fo:widows="0"/>
      <style:text-properties style:font-name-asian="標楷體2" style:font-name-complex="Times New Roman1"/>
    </style:style>
    <style:style style:name="P51" style:family="paragraph" style:parent-style-name="Standard_20__28_user_29_">
      <style:paragraph-properties fo:text-align="justify" style:justify-single-word="false" fo:orphans="0" fo:widows="0"/>
      <style:text-properties style:letter-kerning="false" style:font-name-complex="Times New Roman1"/>
    </style:style>
    <style:style style:name="P52" style:family="paragraph" style:parent-style-name="Standard_20__28_user_29_">
      <style:paragraph-properties fo:orphans="0" fo:widows="0"/>
      <style:text-properties style:font-name="Garamond" fo:font-size="12pt" style:letter-kerning="false" style:font-name-asian="細明體2" style:font-size-asian="12pt" style:font-name-complex="Times New Roman1" style:font-size-complex="12pt"/>
    </style:style>
    <style:style style:name="P53" style:family="paragraph" style:parent-style-name="Standard_20__28_user_29_">
      <style:paragraph-properties fo:orphans="0" fo:widows="0"/>
      <style:text-properties style:font-name="Garamond" fo:font-size="12pt" officeooo:paragraph-rsid="010d24c4" style:letter-kerning="false" style:font-name-asian="細明體2" style:font-size-asian="12pt" style:font-name-complex="Times New Roman1" style:font-size-complex="12pt"/>
    </style:style>
    <style:style style:name="P54" style:family="paragraph" style:parent-style-name="Standard_20__28_user_29_">
      <style:paragraph-properties fo:text-align="justify" style:justify-single-word="false" fo:break-before="page"/>
      <style:text-properties fo:color="#000000" loext:opacity="100%" style:font-name="Times New Roman" fo:font-size="12.5pt" style:font-name-asian="標楷體2" style:font-size-asian="12.5pt" style:font-name-complex="Times New Roman1" style:font-size-complex="12.5pt" style:font-weight-complex="bold"/>
    </style:style>
    <style:style style:name="P55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</style:style>
    <style:style style:name="P56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57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officeooo:paragraph-rsid="00b3ea99" style:letter-kerning="false" style:font-name-asian="細明體2" style:font-name-complex="Times New Roman1"/>
    </style:style>
    <style:style style:name="P58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59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officeooo:paragraph-rsid="00440e0c" style:letter-kerning="false" style:font-name-asian="細明體2" style:font-size-asian="11pt" style:font-name-complex="Times New Roman1"/>
    </style:style>
    <style:style style:name="P60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1pt" officeooo:paragraph-rsid="00a519ed" style:letter-kerning="false" style:font-name-asian="細明體2" style:font-size-asian="11pt" style:font-name-complex="Times New Roman1"/>
    </style:style>
    <style:style style:name="P61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1pt" officeooo:rsid="00160b7b" officeooo:paragraph-rsid="000e43f8" style:letter-kerning="false" style:font-name-asian="細明體2" style:font-size-asian="11pt" style:font-name-complex="Times New Roman1"/>
    </style:style>
    <style:style style:name="P62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1pt" officeooo:rsid="00817a58" officeooo:paragraph-rsid="00817a58" style:letter-kerning="false" style:font-name-asian="細明體2" style:font-size-asian="11pt" style:font-name-complex="Times New Roman1"/>
    </style:style>
    <style:style style:name="P63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font-name-asian="細明體2" style:font-size-asian="11pt"/>
    </style:style>
    <style:style style:name="P64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2pt" officeooo:paragraph-rsid="00066620" style:letter-kerning="false" style:font-name-asian="細明體2" style:font-size-asian="12pt" style:font-name-complex="Times New Roman1" style:font-size-complex="12pt"/>
    </style:style>
    <style:style style:name="P65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2pt" officeooo:paragraph-rsid="00b28b52" style:letter-kerning="false" style:font-name-asian="細明體2" style:font-size-asian="12pt" style:font-name-complex="Times New Roman1" style:font-size-complex="12pt"/>
    </style:style>
    <style:style style:name="P66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fo:font-size="12pt" officeooo:rsid="0058d461" officeooo:paragraph-rsid="006238b7" style:letter-kerning="false" style:font-name-asian="細明體2" style:font-size-asian="12pt" style:font-name-complex="Times New Roman1" style:font-size-complex="12pt"/>
    </style:style>
    <style:style style:name="P67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style:font-name-asian="細明體2" style:font-name-complex="Times New Roman1"/>
    </style:style>
    <style:style style:name="P68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440e0c" style:font-name-asian="細明體2" style:font-name-complex="Times New Roman1"/>
    </style:style>
    <style:style style:name="P69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Garamond" officeooo:paragraph-rsid="00817a58" style:font-name-asian="細明體2" style:font-name-complex="Times New Roman1"/>
    </style:style>
    <style:style style:name="P70" style:family="paragraph" style:parent-style-name="Standard_20__28_user_29_">
      <style:paragraph-properties fo:margin-top="0.212cm" fo:margin-bottom="0.212cm" style:contextual-spacing="false" fo:text-align="justify" style:justify-single-word="false" fo:orphans="0" fo:widows="0"/>
      <style:text-properties style:font-name="Garamond" style:text-underline-style="solid" style:text-underline-width="auto" style:text-underline-color="font-color" fo:font-weight="bold" officeooo:paragraph-rsid="00440e0c" style:font-name-asian="細明體2" style:font-weight-asian="bold" style:font-name-complex="Times New Roman1" style:font-weight-complex="bold"/>
    </style:style>
    <style:style style:name="P71" style:family="paragraph" style:parent-style-name="Standard_20__28_user_29_">
      <style:paragraph-properties fo:margin-top="0.212cm" fo:margin-bottom="0.212cm" style:contextual-spacing="false" fo:orphans="0" fo:widows="0"/>
      <style:text-properties style:font-name-asian="細明體2"/>
    </style:style>
    <style:style style:name="P72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officeooo:paragraph-rsid="003fab7b" style:font-name-asian="細明體2"/>
    </style:style>
    <style:style style:name="P73" style:family="paragraph" style:parent-style-name="Standard_20__28_user_29_">
      <style:paragraph-properties fo:margin-top="0.212cm" fo:margin-bottom="0.212cm" style:contextual-spacing="false" fo:text-align="start" style:justify-single-word="false" fo:orphans="2" fo:widows="2"/>
      <style:text-properties officeooo:paragraph-rsid="003fab7b" style:font-name-asian="細明體2"/>
    </style:style>
    <style:style style:name="P74" style:family="paragraph" style:parent-style-name="Standard_20__28_user_29_">
      <style:paragraph-properties fo:margin-top="0.212cm" fo:margin-bottom="0.212cm" style:contextual-spacing="false" fo:orphans="0" fo:widows="0"/>
      <style:text-properties fo:font-size="11pt" style:font-name-asian="細明體2" style:font-size-asian="11pt"/>
    </style:style>
    <style:style style:name="P75" style:family="paragraph" style:parent-style-name="Standard_20__28_user_29_">
      <style:paragraph-properties fo:margin-top="0.212cm" fo:margin-bottom="0.212cm" style:contextual-spacing="false" fo:orphans="0" fo:widows="0"/>
    </style:style>
    <style:style style:name="P76" style:family="paragraph" style:parent-style-name="Standard_20__28_user_29_">
      <style:paragraph-properties fo:margin-top="0.212cm" fo:margin-bottom="0.212cm" style:contextual-spacing="false" fo:text-align="justify" style:justify-single-word="false" fo:orphans="2" fo:widows="2"/>
      <style:text-properties style:font-name="Times New Roman" fo:font-weight="bold" officeooo:paragraph-rsid="003fab7b" style:font-name-asian="細明體2" style:font-weight-asian="bold" style:font-name-complex="Times New Roman1" style:font-weight-complex="bold"/>
    </style:style>
    <style:style style:name="P77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060c72" style:letter-kerning="false" style:font-name-asian="細明體2" style:font-name-complex="Times New Roman1"/>
    </style:style>
    <style:style style:name="P78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503a38" style:letter-kerning="false" style:font-name-asian="細明體2" style:font-name-complex="Times New Roman1"/>
    </style:style>
    <style:style style:name="P79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8e58d8" style:letter-kerning="false" style:font-name-asian="細明體2" style:font-name-complex="Times New Roman1"/>
    </style:style>
    <style:style style:name="P80" style:family="paragraph" style:parent-style-name="Footnote">
      <style:paragraph-properties fo:margin-top="0.212cm" fo:margin-bottom="0.212cm" style:contextual-spacing="false" fo:text-align="start" style:justify-single-word="false" fo:orphans="0" fo:widows="0"/>
      <style:text-properties style:font-name="Garamond" officeooo:paragraph-rsid="00be246e" style:letter-kerning="false" style:font-name-asian="細明體2" style:font-name-complex="Times New Roman1"/>
    </style:style>
    <style:style style:name="P81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060c72" style:font-name-asian="細明體2" style:font-name-complex="Times New Roman1"/>
    </style:style>
    <style:style style:name="P82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officeooo:paragraph-rsid="00900938" style:font-name-asian="細明體2" style:font-name-complex="Times New Roman1"/>
    </style:style>
    <style:style style:name="P83" style:family="paragraph" style:parent-style-name="Footnote">
      <style:paragraph-properties fo:margin-top="0.212cm" fo:margin-bottom="0.212cm" style:contextual-spacing="false" fo:text-align="justify" style:justify-single-word="false"/>
      <style:text-properties style:font-name="Garamond" fo:font-size="12pt" officeooo:paragraph-rsid="00060c72" style:letter-kerning="false" style:font-name-asian="細明體2" style:font-size-asian="12pt" style:font-name-complex="Cambria1" style:font-size-complex="12pt"/>
    </style:style>
    <style:style style:name="P84" style:family="paragraph" style:parent-style-name="Footnote">
      <style:paragraph-properties fo:margin-top="0.212cm" fo:margin-bottom="0.212cm" style:contextual-spacing="false" fo:text-align="justify" style:justify-single-word="false"/>
      <style:text-properties style:font-name="Garamond" fo:font-size="12pt" officeooo:paragraph-rsid="00060c72" style:letter-kerning="false" style:font-name-asian="細明體2" style:font-size-asian="12pt" style:font-name-complex="Times New Roman1" style:font-size-complex="12pt"/>
    </style:style>
    <style:style style:name="P85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2pt" officeooo:paragraph-rsid="00c63643" style:letter-kerning="false" style:font-name-asian="細明體2" style:font-size-asian="12pt" style:font-name-complex="Times New Roman1" style:font-size-complex="12pt"/>
    </style:style>
    <style:style style:name="P86" style:family="paragraph" style:parent-style-name="Footnote">
      <style:paragraph-properties fo:margin-top="0.212cm" fo:margin-bottom="0.212cm" style:contextual-spacing="false" fo:text-align="justify" style:justify-single-word="false"/>
      <style:text-properties style:font-name="Garamond" fo:font-size="12pt" officeooo:paragraph-rsid="000795a1" style:letter-kerning="false" style:font-name-asian="Garamond" style:font-size-asian="12pt" style:font-name-complex="Cambria1" style:font-size-complex="12pt"/>
    </style:style>
    <style:style style:name="P87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officeooo:paragraph-rsid="000d663a" style:letter-kerning="false" style:font-name-asian="細明體2" style:font-size-asian="11pt" style:font-name-complex="Times New Roman1" style:font-size-complex="11pt"/>
    </style:style>
    <style:style style:name="P88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officeooo:paragraph-rsid="00a519ed" style:letter-kerning="false" style:font-name-asian="細明體2" style:font-size-asian="11pt" style:font-name-complex="Times New Roman1" style:font-size-complex="11pt"/>
    </style:style>
    <style:style style:name="P89" style:family="paragraph" style:parent-style-name="Footnote">
      <style:paragraph-properties fo:margin-top="0.212cm" fo:margin-bottom="0.212cm" style:contextual-spacing="false" fo:text-align="justify" style:justify-single-word="false"/>
      <style:text-properties style:font-name="Garamond" fo:font-size="11pt" officeooo:paragraph-rsid="00be246e" style:letter-kerning="false" style:font-name-asian="細明體2" style:font-size-asian="11pt" style:font-name-complex="Times New Roman1" style:font-size-complex="11pt"/>
    </style:style>
    <style:style style:name="P90" style:family="paragraph" style:parent-style-name="Footnote">
      <style:paragraph-properties fo:margin-top="0.212cm" fo:margin-bottom="0.212cm" style:contextual-spacing="false"/>
      <style:text-properties style:font-name="Garamond" fo:font-size="11pt" officeooo:paragraph-rsid="00900938" style:letter-kerning="false" style:font-name-asian="細明體2" style:font-size-asian="11pt" style:font-name-complex="Times New Roman1" style:font-size-complex="11pt"/>
    </style:style>
    <style:style style:name="P91" style:family="paragraph" style:parent-style-name="Footnote">
      <style:paragraph-properties fo:margin-top="0.212cm" fo:margin-bottom="0.212cm" style:contextual-spacing="false" fo:text-align="justify" style:justify-single-word="false"/>
      <style:text-properties fo:font-size="12pt" officeooo:paragraph-rsid="00060c72" style:font-size-asian="12pt" style:font-size-complex="12pt"/>
    </style:style>
    <style:style style:name="P92" style:family="paragraph" style:parent-style-name="Footnote">
      <style:paragraph-properties fo:margin-top="0.212cm" fo:margin-bottom="0.212cm" style:contextual-spacing="false" fo:text-align="justify" style:justify-single-word="false"/>
      <style:text-properties fo:font-size="12pt" officeooo:rsid="00066620" officeooo:paragraph-rsid="00066620" style:font-size-asian="12pt" style:font-size-complex="12pt"/>
    </style:style>
    <style:style style:name="P93" style:family="paragraph" style:parent-style-name="Footnote">
      <style:paragraph-properties fo:margin-top="0.212cm" fo:margin-bottom="0.212cm" style:contextual-spacing="false" fo:text-align="justify" style:justify-single-word="false"/>
      <style:text-properties fo:font-size="12pt" style:text-underline-style="solid" style:text-underline-width="auto" style:text-underline-color="font-color" fo:font-weight="bold" officeooo:paragraph-rsid="00060c72" style:font-size-asian="12pt" style:font-weight-asian="bold" style:font-size-complex="12pt" style:font-weight-complex="bold"/>
    </style:style>
    <style:style style:name="P94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officeooo:paragraph-rsid="000d663a"/>
    </style:style>
    <style:style style:name="P95" style:family="paragraph" style:parent-style-name="Footnote">
      <style:paragraph-properties fo:margin-top="0.212cm" fo:margin-bottom="0.212cm" style:contextual-spacing="false" fo:text-align="justify" style:justify-single-word="false" fo:orphans="0" fo:widows="0"/>
      <style:text-properties fo:color="#000000" loext:opacity="100%" style:font-name="Garamond" fo:font-size="11pt" officeooo:paragraph-rsid="00c1835c" style:letter-kerning="false" style:font-name-asian="細明體2" style:font-size-asian="11pt" style:font-name-complex="Times New Roman1" style:font-size-complex="11pt"/>
    </style:style>
    <style:style style:name="P96" style:family="paragraph" style:parent-style-name="Standard">
      <style:paragraph-properties fo:margin-top="0.212cm" fo:margin-bottom="0.212cm" style:contextual-spacing="false" fo:orphans="2" fo:widows="2"/>
      <style:text-properties style:font-name="Garamond" fo:font-size="11pt" officeooo:paragraph-rsid="00503a38" style:letter-kerning="false" style:font-name-asian="細明體2" style:font-size-asian="11pt" style:font-name-complex="Times New Roman1"/>
    </style:style>
    <style:style style:name="P97" style:family="paragraph" style:parent-style-name="Standard">
      <style:paragraph-properties fo:margin-top="0.212cm" fo:margin-bottom="0.212cm" style:contextual-spacing="false" fo:text-align="justify" style:justify-single-word="false"/>
      <style:text-properties fo:color="#000000" loext:opacity="100%" style:font-name="Garamond" fo:font-size="11pt" officeooo:paragraph-rsid="00bb4032" style:letter-kerning="false" style:font-name-asian="細明體2" style:font-size-asian="11pt" style:font-name-complex="Arial1"/>
    </style:style>
    <style:style style:name="P98" style:family="paragraph" style:parent-style-name="Standard">
      <style:paragraph-properties fo:margin-top="0.212cm" fo:margin-bottom="0.212cm" style:contextual-spacing="false" fo:text-align="justify" style:justify-single-word="false"/>
      <style:text-properties officeooo:paragraph-rsid="00bb4032"/>
    </style:style>
    <style:style style:name="P99" style:family="paragraph" style:parent-style-name="Table_20_Contents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2pt" officeooo:paragraph-rsid="00c871aa" style:letter-kerning="false" style:font-name-asian="細明體2" style:font-size-asian="12pt" style:font-name-complex="Times New Roman1" style:font-size-complex="12pt"/>
    </style:style>
    <style:style style:name="P100" style:family="paragraph" style:parent-style-name="Table_20_Contents">
      <style:paragraph-properties fo:text-align="justify" style:justify-single-word="false" fo:orphans="0" fo:widows="0"/>
      <style:text-properties style:font-name="Times New Roman" style:font-name-asian="標楷體2" style:font-name-complex="Times New Roman1"/>
    </style:style>
    <style:style style:name="P101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060c72" style:font-name-asian="標楷體2" style:font-name-complex="Times New Roman1"/>
    </style:style>
    <style:style style:name="P102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0e43f8" style:font-name-asian="標楷體2" style:font-name-complex="Times New Roman1"/>
    </style:style>
    <style:style style:name="P103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2bcac6" style:font-name-asian="標楷體2" style:font-name-complex="Times New Roman1"/>
    </style:style>
    <style:style style:name="P104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38ce86" style:font-name-asian="標楷體2" style:font-name-complex="Times New Roman1"/>
    </style:style>
    <style:style style:name="P105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3db02d" style:font-name-asian="標楷體2" style:font-name-complex="Times New Roman1"/>
    </style:style>
    <style:style style:name="P106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4c9139" style:font-name-asian="標楷體2" style:font-name-complex="Times New Roman1"/>
    </style:style>
    <style:style style:name="P107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503a38" style:font-name-asian="標楷體2" style:font-name-complex="Times New Roman1"/>
    </style:style>
    <style:style style:name="P108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580437" style:font-name-asian="標楷體2" style:font-name-complex="Times New Roman1"/>
    </style:style>
    <style:style style:name="P109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58d461" style:font-name-asian="標楷體2" style:font-name-complex="Times New Roman1"/>
    </style:style>
    <style:style style:name="P110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80c0a5" style:font-name-asian="標楷體2" style:font-name-complex="Times New Roman1"/>
    </style:style>
    <style:style style:name="P111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86e293" style:font-name-asian="標楷體2" style:font-name-complex="Times New Roman1"/>
    </style:style>
    <style:style style:name="P112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8ad996" style:font-name-asian="標楷體2" style:font-name-complex="Times New Roman1"/>
    </style:style>
    <style:style style:name="P113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996a25" style:font-name-asian="標楷體2" style:font-name-complex="Times New Roman1"/>
    </style:style>
    <style:style style:name="P114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a41397" style:font-name-asian="標楷體2" style:font-name-complex="Times New Roman1"/>
    </style:style>
    <style:style style:name="P115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a51ae9" style:font-name-asian="標楷體2" style:font-name-complex="Times New Roman1"/>
    </style:style>
    <style:style style:name="P116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c05e7f" style:font-name-asian="標楷體2" style:font-name-complex="Times New Roman1"/>
    </style:style>
    <style:style style:name="P117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c352bf" style:font-name-asian="標楷體2" style:font-name-complex="Times New Roman1"/>
    </style:style>
    <style:style style:name="P118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d803a3" style:font-name-asian="標楷體2" style:font-name-complex="Times New Roman1"/>
    </style:style>
    <style:style style:name="P119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de2d7e" style:font-name-asian="標楷體2" style:font-name-complex="Times New Roman1"/>
    </style:style>
    <style:style style:name="P120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dfc5d3" style:font-name-asian="標楷體2" style:font-name-complex="Times New Roman1"/>
    </style:style>
    <style:style style:name="P121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e2947c" style:font-name-asian="標楷體2" style:font-name-complex="Times New Roman1"/>
    </style:style>
    <style:style style:name="P122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e4b10f" style:font-name-asian="標楷體2" style:font-name-complex="Times New Roman1"/>
    </style:style>
    <style:style style:name="P123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f2faba" style:font-name-asian="標楷體2" style:font-name-complex="Times New Roman1"/>
    </style:style>
    <style:style style:name="P124" style:family="paragraph" style:parent-style-name="Table_20_Contents">
      <style:paragraph-properties fo:orphans="0" fo:widows="0"/>
      <style:text-properties style:font-name="Times New Roman" style:font-name-asian="標楷體2" style:font-name-complex="Times New Roman1"/>
    </style:style>
    <style:style style:name="P125" style:family="paragraph" style:parent-style-name="Table_20_Contents">
      <style:paragraph-properties fo:text-align="justify" style:justify-single-word="false" fo:orphans="0" fo:widows="0"/>
      <style:text-properties style:font-name="Times New Roman" officeooo:rsid="00618026" officeooo:paragraph-rsid="00618026" style:font-name-asian="標楷體2" style:font-name-complex="Times New Roman1"/>
    </style:style>
    <style:style style:name="P126" style:family="paragraph" style:parent-style-name="Table_20_Contents">
      <style:paragraph-properties fo:text-align="justify" style:justify-single-word="false" fo:orphans="0" fo:widows="0"/>
      <style:text-properties style:font-name="Times New Roman" officeooo:rsid="0068a68d" officeooo:paragraph-rsid="0068a68d" style:font-name-asian="標楷體2" style:font-name-complex="Times New Roman1"/>
    </style:style>
    <style:style style:name="P127" style:family="paragraph" style:parent-style-name="Table_20_Contents">
      <style:paragraph-properties fo:text-align="start" style:justify-single-word="false" fo:orphans="0" fo:widows="0"/>
      <style:text-properties style:font-name="Times New Roman" officeooo:paragraph-rsid="00af0963" style:font-name-asian="標楷體2" style:font-name-complex="Times New Roman1"/>
    </style:style>
    <style:style style:name="P128" style:family="paragraph" style:parent-style-name="Table_20_Contents">
      <style:paragraph-properties fo:text-align="justify" style:justify-single-word="false" fo:orphans="0" fo:widows="0"/>
      <style:text-properties style:font-name="Times New Roman" officeooo:rsid="00c1835c" officeooo:paragraph-rsid="00c1835c" style:font-name-asian="標楷體2" style:font-name-complex="Times New Roman1"/>
    </style:style>
    <style:style style:name="P129" style:family="paragraph" style:parent-style-name="Table_20_Contents">
      <style:paragraph-properties fo:text-align="center" style:justify-single-word="false" fo:orphans="0" fo:widows="0"/>
      <style:text-properties style:font-name="Times New Roman" fo:font-size="14pt" fo:font-weight="bold" style:font-name-asian="標楷體2" style:font-size-asian="14pt" style:font-weight-asian="bold" style:font-name-complex="Times New Roman1" style:font-size-complex="14pt" style:font-weight-complex="bold"/>
    </style:style>
    <style:style style:name="P130" style:family="paragraph" style:parent-style-name="Table_20_Contents">
      <style:paragraph-properties fo:orphans="0" fo:widows="0"/>
      <style:text-properties style:font-name="Times New Roman" fo:font-weight="bold" style:font-name-asian="標楷體2" style:font-weight-asian="bold" style:font-name-complex="Times New Roman1" style:font-weight-complex="bold"/>
    </style:style>
    <style:style style:name="P131" style:family="paragraph" style:parent-style-name="Table_20_Contents">
      <style:paragraph-properties fo:text-align="justify" style:justify-single-word="false" fo:orphans="0" fo:widows="0"/>
      <style:text-properties style:font-name="Times New Roman" fo:font-weight="bold" officeooo:paragraph-rsid="003fab7b" style:font-name-asian="標楷體2" style:font-weight-asian="bold" style:font-name-complex="Times New Roman1" style:font-weight-complex="bold"/>
    </style:style>
    <style:style style:name="P132" style:family="paragraph" style:parent-style-name="Table_20_Contents">
      <style:paragraph-properties fo:text-align="justify" style:justify-single-word="false" fo:orphans="0" fo:widows="0"/>
      <style:text-properties style:font-name="Times New Roman" fo:font-weight="bold" officeooo:paragraph-rsid="00c18dec" style:font-name-asian="標楷體2" style:font-weight-asian="bold" style:font-name-complex="Times New Roman1" style:font-weight-complex="bold"/>
    </style:style>
    <style:style style:name="P133" style:family="paragraph" style:parent-style-name="Table_20_Contents">
      <style:paragraph-properties fo:text-align="justify" style:justify-single-word="false" fo:orphans="0" fo:widows="0"/>
      <style:text-properties style:font-name="Times New Roman" fo:font-weight="bold" officeooo:paragraph-rsid="00849495" style:font-name-asian="標楷體2" style:font-weight-asian="bold" style:font-name-complex="Times New Roman1" style:font-weight-complex="bold"/>
    </style:style>
    <style:style style:name="P134" style:family="paragraph" style:parent-style-name="Table_20_Contents">
      <style:paragraph-properties fo:text-align="justify" style:justify-single-word="false" fo:orphans="0" fo:widows="0"/>
      <style:text-properties style:font-name="Times New Roman" fo:font-size="11pt" style:font-name-asian="標楷體2" style:font-size-asian="11pt" style:font-name-complex="Times New Roman1" style:font-size-complex="11pt"/>
    </style:style>
    <style:style style:name="P135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0e43f8" style:font-name-asian="標楷體2" style:font-size-asian="11pt" style:font-name-complex="Times New Roman1" style:font-size-complex="11pt"/>
    </style:style>
    <style:style style:name="P136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12ae05" style:font-name-asian="標楷體2" style:font-size-asian="11pt" style:font-name-complex="Times New Roman1" style:font-size-complex="11pt"/>
    </style:style>
    <style:style style:name="P137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1cbfcb" style:font-name-asian="標楷體2" style:font-size-asian="11pt" style:font-name-complex="Times New Roman1" style:font-size-complex="11pt"/>
    </style:style>
    <style:style style:name="P138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1d9bdd" style:font-name-asian="標楷體2" style:font-size-asian="11pt" style:font-name-complex="Times New Roman1" style:font-size-complex="11pt"/>
    </style:style>
    <style:style style:name="P139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1e2371" style:font-name-asian="標楷體2" style:font-size-asian="11pt" style:font-name-complex="Times New Roman1" style:font-size-complex="11pt"/>
    </style:style>
    <style:style style:name="P140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670bcc" style:font-name-asian="標楷體2" style:font-size-asian="11pt" style:font-name-complex="Times New Roman1" style:font-size-complex="11pt"/>
    </style:style>
    <style:style style:name="P141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a9687c" style:font-name-asian="標楷體2" style:font-size-asian="11pt" style:font-name-complex="Times New Roman1" style:font-size-complex="11pt"/>
    </style:style>
    <style:style style:name="P142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ad6fde" style:font-name-asian="標楷體2" style:font-size-asian="11pt" style:font-name-complex="Times New Roman1" style:font-size-complex="11pt"/>
    </style:style>
    <style:style style:name="P143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b4f8e2" style:font-name-asian="標楷體2" style:font-size-asian="11pt" style:font-name-complex="Times New Roman1" style:font-size-complex="11pt"/>
    </style:style>
    <style:style style:name="P144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bc0fd3" style:font-name-asian="標楷體2" style:font-size-asian="11pt" style:font-name-complex="Times New Roman1" style:font-size-complex="11pt"/>
    </style:style>
    <style:style style:name="P145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bc6678" style:font-name-asian="標楷體2" style:font-size-asian="11pt" style:font-name-complex="Times New Roman1" style:font-size-complex="11pt"/>
    </style:style>
    <style:style style:name="P146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be246e" style:font-name-asian="標楷體2" style:font-size-asian="11pt" style:font-name-complex="Times New Roman1" style:font-size-complex="11pt"/>
    </style:style>
    <style:style style:name="P147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be96be" style:font-name-asian="標楷體2" style:font-size-asian="11pt" style:font-name-complex="Times New Roman1" style:font-size-complex="11pt"/>
    </style:style>
    <style:style style:name="P148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c18dec" style:font-name-asian="標楷體2" style:font-size-asian="11pt" style:font-name-complex="Times New Roman1" style:font-size-complex="11pt"/>
    </style:style>
    <style:style style:name="P149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c63643" style:font-name-asian="標楷體2" style:font-size-asian="11pt" style:font-name-complex="Times New Roman1" style:font-size-complex="11pt"/>
    </style:style>
    <style:style style:name="P150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c72017" style:font-name-asian="標楷體2" style:font-size-asian="11pt" style:font-name-complex="Times New Roman1" style:font-size-complex="11pt"/>
    </style:style>
    <style:style style:name="P151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cfc343" style:font-name-asian="標楷體2" style:font-size-asian="11pt" style:font-name-complex="Times New Roman1" style:font-size-complex="11pt"/>
    </style:style>
    <style:style style:name="P152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d014d8" style:font-name-asian="標楷體2" style:font-size-asian="11pt" style:font-name-complex="Times New Roman1" style:font-size-complex="11pt"/>
    </style:style>
    <style:style style:name="P153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d18b61" style:font-name-asian="標楷體2" style:font-size-asian="11pt" style:font-name-complex="Times New Roman1" style:font-size-complex="11pt"/>
    </style:style>
    <style:style style:name="P154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d79c24" style:font-name-asian="標楷體2" style:font-size-asian="11pt" style:font-name-complex="Times New Roman1" style:font-size-complex="11pt"/>
    </style:style>
    <style:style style:name="P155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d803a3" style:font-name-asian="標楷體2" style:font-size-asian="11pt" style:font-name-complex="Times New Roman1" style:font-size-complex="11pt"/>
    </style:style>
    <style:style style:name="P156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e2947c" style:font-name-asian="標楷體2" style:font-size-asian="11pt" style:font-name-complex="Times New Roman1" style:font-size-complex="11pt"/>
    </style:style>
    <style:style style:name="P157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e472f0" style:font-name-asian="標楷體2" style:font-size-asian="11pt" style:font-name-complex="Times New Roman1" style:font-size-complex="11pt"/>
    </style:style>
    <style:style style:name="P158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e4b10f" style:font-name-asian="標楷體2" style:font-size-asian="11pt" style:font-name-complex="Times New Roman1" style:font-size-complex="11pt"/>
    </style:style>
    <style:style style:name="P159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e5e467" style:font-name-asian="標楷體2" style:font-size-asian="11pt" style:font-name-complex="Times New Roman1" style:font-size-complex="11pt"/>
    </style:style>
    <style:style style:name="P160" style:family="paragraph" style:parent-style-name="Table_20_Contents">
      <style:paragraph-properties fo:text-align="justify" style:justify-single-word="false" fo:orphans="0" fo:widows="0"/>
      <style:text-properties style:font-name="Times New Roman" fo:font-size="11pt" officeooo:paragraph-rsid="00a04187" style:font-name-asian="標楷體2" style:font-size-asian="11pt" style:font-name-complex="Times New Roman1" style:font-size-complex="11pt"/>
    </style:style>
    <style:style style:name="P161" style:family="paragraph" style:parent-style-name="Table_20_Contents">
      <style:paragraph-properties fo:text-align="justify" style:justify-single-word="false" fo:orphans="0" fo:widows="0"/>
      <style:text-properties style:font-name="Times New Roman" style:font-name-asian="細明體" style:font-name-complex="Times New Roman1"/>
    </style:style>
    <style:style style:name="P162" style:family="paragraph" style:parent-style-name="Table_20_Contents">
      <style:paragraph-properties fo:text-align="justify" style:justify-single-word="false" fo:orphans="0" fo:widows="0"/>
      <style:text-properties style:font-name="Times New Roman" fo:font-size="12pt" style:font-name-asian="標楷體2" style:font-size-asian="12pt" style:font-name-complex="Times New Roman1" style:font-size-complex="12pt"/>
    </style:style>
    <style:style style:name="P163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12ae05" style:font-name-asian="標楷體2" style:font-size-asian="12pt" style:font-name-complex="Times New Roman1" style:font-size-complex="12pt"/>
    </style:style>
    <style:style style:name="P164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1cbfcb" style:font-name-asian="標楷體2" style:font-size-asian="12pt" style:font-name-complex="Times New Roman1" style:font-size-complex="12pt"/>
    </style:style>
    <style:style style:name="P165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1d9bdd" style:font-name-asian="標楷體2" style:font-size-asian="12pt" style:font-name-complex="Times New Roman1" style:font-size-complex="12pt"/>
    </style:style>
    <style:style style:name="P166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1e2371" style:font-name-asian="標楷體2" style:font-size-asian="12pt" style:font-name-complex="Times New Roman1" style:font-size-complex="12pt"/>
    </style:style>
    <style:style style:name="P167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2bcac6" style:font-name-asian="標楷體2" style:font-size-asian="12pt" style:font-name-complex="Times New Roman1" style:font-size-complex="12pt"/>
    </style:style>
    <style:style style:name="P168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38ce86" style:font-name-asian="標楷體2" style:font-size-asian="12pt" style:font-name-complex="Times New Roman1" style:font-size-complex="12pt"/>
    </style:style>
    <style:style style:name="P169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3db02d" style:font-name-asian="標楷體2" style:font-size-asian="12pt" style:font-name-complex="Times New Roman1" style:font-size-complex="12pt"/>
    </style:style>
    <style:style style:name="P170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4c9139" style:font-name-asian="標楷體2" style:font-size-asian="12pt" style:font-name-complex="Times New Roman1" style:font-size-complex="12pt"/>
    </style:style>
    <style:style style:name="P171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503a38" style:font-name-asian="標楷體2" style:font-size-asian="12pt" style:font-name-complex="Times New Roman1" style:font-size-complex="12pt"/>
    </style:style>
    <style:style style:name="P172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580437" style:font-name-asian="標楷體2" style:font-size-asian="12pt" style:font-name-complex="Times New Roman1" style:font-size-complex="12pt"/>
    </style:style>
    <style:style style:name="P173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58d461" style:font-name-asian="標楷體2" style:font-size-asian="12pt" style:font-name-complex="Times New Roman1" style:font-size-complex="12pt"/>
    </style:style>
    <style:style style:name="P174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80c0a5" style:font-name-asian="標楷體2" style:font-size-asian="12pt" style:font-name-complex="Times New Roman1" style:font-size-complex="12pt"/>
    </style:style>
    <style:style style:name="P175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86e293" style:font-name-asian="標楷體2" style:font-size-asian="12pt" style:font-name-complex="Times New Roman1" style:font-size-complex="12pt"/>
    </style:style>
    <style:style style:name="P176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8ad996" style:font-name-asian="標楷體2" style:font-size-asian="12pt" style:font-name-complex="Times New Roman1" style:font-size-complex="12pt"/>
    </style:style>
    <style:style style:name="P177" style:family="paragraph" style:parent-style-name="Table_20_Contents">
      <style:paragraph-properties fo:text-align="justify" style:justify-single-word="false" fo:orphans="0" fo:widows="0"/>
      <style:text-properties style:font-name="Times New Roman" fo:font-size="12pt" officeooo:paragraph-rsid="00996a25" style:font-name-asian="標楷體2" style:font-size-asian="12pt" style:font-name-complex="Times New Roman1" style:font-size-complex="12pt"/>
    </style:style>
    <style:style style:name="P178" style:family="paragraph" style:parent-style-name="Table_20_Contents">
      <style:paragraph-properties fo:text-align="justify" style:justify-single-word="false" fo:orphans="0" fo:widows="0"/>
      <style:text-properties style:font-name="Times New Roman" style:text-underline-style="solid" style:text-underline-width="auto" style:text-underline-color="font-color" fo:font-weight="bold" style:font-name-asian="標楷體2" style:font-weight-asian="bold" style:font-name-complex="Times New Roman1" style:font-weight-complex="bold"/>
    </style:style>
    <style:style style:name="P179" style:family="paragraph" style:parent-style-name="Table_20_Contents">
      <style:paragraph-properties fo:text-align="justify" style:justify-single-word="false" fo:orphans="0" fo:widows="0"/>
      <style:text-properties style:font-name="Times New Roman" officeooo:paragraph-rsid="00670bcc" style:letter-kerning="false" style:font-name-asian="標楷體2" style:font-name-complex="Times New Roman1"/>
    </style:style>
    <style:style style:name="P180" style:family="paragraph" style:parent-style-name="Table_20_Contents">
      <style:paragraph-properties fo:text-align="start" style:justify-single-word="false" fo:orphans="0" fo:widows="0"/>
      <style:text-properties style:font-name="Times New Roman" fo:font-size="10pt" style:font-name-asian="標楷體2" style:font-size-asian="10pt" style:font-name-complex="Times New Roman1" style:font-size-complex="10pt"/>
    </style:style>
    <style:style style:name="P181" style:family="paragraph" style:parent-style-name="Table_20_Contents">
      <style:paragraph-properties fo:text-align="start" style:justify-single-word="false" fo:orphans="0" fo:widows="0"/>
      <style:text-properties style:font-name="Times New Roman" fo:font-size="10pt" officeooo:paragraph-rsid="00759a91" style:font-name-asian="標楷體2" style:font-size-asian="10pt" style:font-name-complex="Times New Roman1" style:font-size-complex="10pt"/>
    </style:style>
    <style:style style:name="P182" style:family="paragraph" style:parent-style-name="Table_20_Contents">
      <style:paragraph-properties fo:text-align="start" style:justify-single-word="false" fo:orphans="0" fo:widows="0"/>
      <style:text-properties style:font-name="Times New Roman" fo:font-size="10pt" officeooo:paragraph-rsid="007724d4" style:font-name-asian="標楷體2" style:font-size-asian="10pt" style:font-name-complex="Times New Roman1" style:font-size-complex="10pt"/>
    </style:style>
    <style:style style:name="P183" style:family="paragraph" style:parent-style-name="Table_20_Contents">
      <style:paragraph-properties fo:text-align="justify" style:justify-single-word="false" fo:orphans="0" fo:widows="0"/>
    </style:style>
    <style:style style:name="P184" style:family="paragraph" style:parent-style-name="Table_20_Contents">
      <style:paragraph-properties fo:text-align="justify" style:justify-single-word="false" fo:orphans="0" fo:widows="0"/>
      <style:text-properties officeooo:paragraph-rsid="0019412d"/>
    </style:style>
    <style:style style:name="P185" style:family="paragraph" style:parent-style-name="Table_20_Contents">
      <style:paragraph-properties fo:text-align="justify" style:justify-single-word="false" fo:orphans="0" fo:widows="0"/>
      <style:text-properties officeooo:paragraph-rsid="001a21aa"/>
    </style:style>
    <style:style style:name="P186" style:family="paragraph" style:parent-style-name="Table_20_Contents">
      <style:paragraph-properties fo:text-align="justify" style:justify-single-word="false" fo:orphans="0" fo:widows="0"/>
      <style:text-properties officeooo:paragraph-rsid="00a79a52"/>
    </style:style>
    <style:style style:name="P187" style:family="paragraph" style:parent-style-name="Table_20_Contents">
      <style:paragraph-properties fo:text-align="justify" style:justify-single-word="false" fo:orphans="0" fo:widows="0"/>
      <style:text-properties officeooo:paragraph-rsid="00c05e7f"/>
    </style:style>
    <style:style style:name="P188" style:family="paragraph" style:parent-style-name="Table_20_Contents">
      <style:paragraph-properties fo:text-align="justify" style:justify-single-word="false" fo:orphans="0" fo:widows="0"/>
      <style:text-properties officeooo:paragraph-rsid="010b1ce6"/>
    </style:style>
    <style:style style:name="P189" style:family="paragraph" style:parent-style-name="Table_20_Contents">
      <style:paragraph-properties fo:text-align="justify" style:justify-single-word="false" fo:orphans="0" fo:widows="0"/>
      <style:text-properties style:font-name="Garamond" style:font-name-asian="細明體2" style:font-name-complex="Times New Roman1"/>
    </style:style>
    <style:style style:name="P19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3d086" style:font-name-asian="細明體2" style:font-name-complex="Times New Roman1"/>
    </style:style>
    <style:style style:name="P19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cbfcb" style:font-name-asian="細明體2" style:font-name-complex="Times New Roman1"/>
    </style:style>
    <style:style style:name="P19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d9bdd" style:font-name-asian="細明體2" style:font-name-complex="Times New Roman1"/>
    </style:style>
    <style:style style:name="P19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ddc61" style:font-name-asian="細明體2" style:font-name-complex="Times New Roman1"/>
    </style:style>
    <style:style style:name="P19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2b5784" style:font-name-asian="細明體2" style:font-name-complex="Times New Roman1"/>
    </style:style>
    <style:style style:name="P19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3bbff1" style:font-name-asian="細明體2" style:font-name-complex="Times New Roman1"/>
    </style:style>
    <style:style style:name="P19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4794d1" style:font-name-asian="細明體2" style:font-name-complex="Times New Roman1"/>
    </style:style>
    <style:style style:name="P19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49282e" style:font-name-asian="細明體2" style:font-name-complex="Times New Roman1"/>
    </style:style>
    <style:style style:name="P19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4a414b" style:font-name-asian="細明體2" style:font-name-complex="Times New Roman1"/>
    </style:style>
    <style:style style:name="P199" style:family="paragraph" style:parent-style-name="Table_20_Contents">
      <style:paragraph-properties fo:text-align="justify" style:justify-single-word="false" fo:orphans="0" fo:widows="0"/>
      <style:text-properties style:font-name="Garamond" officeooo:paragraph-rsid="00548570" style:font-name-asian="細明體2" style:font-name-complex="Times New Roman1"/>
    </style:style>
    <style:style style:name="P20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580437" style:font-name-asian="細明體2" style:font-name-complex="Times New Roman1"/>
    </style:style>
    <style:style style:name="P20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7add1b" style:font-name-asian="細明體2" style:font-name-complex="Times New Roman1"/>
    </style:style>
    <style:style style:name="P20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915395" style:font-name-asian="細明體2" style:font-name-complex="Times New Roman1"/>
    </style:style>
    <style:style style:name="P20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996a25" style:font-name-asian="細明體2" style:font-name-complex="Times New Roman1"/>
    </style:style>
    <style:style style:name="P20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41397" style:font-name-asian="細明體2" style:font-name-complex="Times New Roman1"/>
    </style:style>
    <style:style style:name="P20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519ed" style:font-name-asian="細明體2" style:font-name-complex="Times New Roman1"/>
    </style:style>
    <style:style style:name="P20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f0963" style:font-name-asian="細明體2" style:font-name-complex="Times New Roman1"/>
    </style:style>
    <style:style style:name="P20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a28db" style:font-name-asian="細明體2" style:font-name-complex="Times New Roman1"/>
    </style:style>
    <style:style style:name="P20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c0fd3" style:font-name-asian="細明體2" style:font-name-complex="Times New Roman1"/>
    </style:style>
    <style:style style:name="P209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e96be" style:font-name-asian="細明體2" style:font-name-complex="Times New Roman1"/>
    </style:style>
    <style:style style:name="P21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352bf" style:font-name-asian="細明體2" style:font-name-complex="Times New Roman1"/>
    </style:style>
    <style:style style:name="P21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884eb" style:font-name-asian="細明體2" style:font-name-complex="Times New Roman1"/>
    </style:style>
    <style:style style:name="P21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fc343" style:font-name-asian="細明體2" style:font-name-complex="Times New Roman1"/>
    </style:style>
    <style:style style:name="P21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014d8" style:font-name-asian="細明體2" style:font-name-complex="Times New Roman1"/>
    </style:style>
    <style:style style:name="P21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5630b" style:font-name-asian="細明體2" style:font-name-complex="Times New Roman1"/>
    </style:style>
    <style:style style:name="P21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e5e467" style:font-name-asian="細明體2" style:font-name-complex="Times New Roman1"/>
    </style:style>
    <style:style style:name="P21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e8e028" style:font-name-asian="細明體2" style:font-name-complex="Times New Roman1"/>
    </style:style>
    <style:style style:name="P217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2c69cf" style:font-name-asian="細明體2" style:font-name-complex="Times New Roman1"/>
    </style:style>
    <style:style style:name="P218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3016ee" style:font-name-asian="細明體2" style:font-name-complex="Times New Roman1"/>
    </style:style>
    <style:style style:name="P219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319367" style:font-name-asian="細明體2" style:font-name-complex="Times New Roman1"/>
    </style:style>
    <style:style style:name="P220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32a917" style:font-name-asian="細明體2" style:font-name-complex="Times New Roman1"/>
    </style:style>
    <style:style style:name="P221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35da86" style:font-name-asian="細明體2" style:font-name-complex="Times New Roman1"/>
    </style:style>
    <style:style style:name="P222" style:family="paragraph" style:parent-style-name="Table_20_Contents">
      <style:paragraph-properties fo:text-align="justify" style:justify-single-word="false" fo:orphans="0" fo:widows="0"/>
      <style:text-properties style:font-name="Garamond" officeooo:rsid="002c69cf" officeooo:paragraph-rsid="00379e80" style:font-name-asian="細明體2" style:font-name-complex="Times New Roman1"/>
    </style:style>
    <style:style style:name="P223" style:family="paragraph" style:parent-style-name="Table_20_Contents">
      <style:paragraph-properties fo:text-align="start" style:justify-single-word="false" fo:orphans="0" fo:widows="0"/>
      <style:text-properties style:font-name="Garamond" officeooo:rsid="002c69cf" officeooo:paragraph-rsid="00319367" style:font-name-asian="細明體2" style:font-name-complex="Times New Roman1"/>
    </style:style>
    <style:style style:name="P224" style:family="paragraph" style:parent-style-name="Table_20_Contents">
      <style:paragraph-properties fo:text-align="start" style:justify-single-word="false" fo:orphans="0" fo:widows="0"/>
      <style:text-properties style:font-name="Garamond" officeooo:paragraph-rsid="0103b206" style:font-name-asian="細明體2" style:font-name-complex="Times New Roman1"/>
    </style:style>
    <style:style style:name="P225" style:family="paragraph" style:parent-style-name="Table_20_Contents">
      <style:paragraph-properties fo:text-align="start" style:justify-single-word="false" fo:orphans="0" fo:widows="0"/>
      <style:text-properties style:font-name="Garamond" officeooo:paragraph-rsid="00af0963" style:font-name-asian="細明體2" style:font-name-complex="Times New Roman1"/>
    </style:style>
    <style:style style:name="P226" style:family="paragraph" style:parent-style-name="Table_20_Contents">
      <style:paragraph-properties fo:text-align="justify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22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9412d" style:letter-kerning="false" style:font-name-asian="細明體2" style:font-name-complex="Times New Roman1"/>
    </style:style>
    <style:style style:name="P22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c5486" style:letter-kerning="false" style:font-name-asian="細明體2" style:font-name-complex="Times New Roman1"/>
    </style:style>
    <style:style style:name="P229" style:family="paragraph" style:parent-style-name="Table_20_Contents">
      <style:paragraph-properties fo:text-align="justify" style:justify-single-word="false" fo:orphans="0" fo:widows="0"/>
      <style:text-properties style:font-name="Garamond" officeooo:paragraph-rsid="001e2371" style:letter-kerning="false" style:font-name-asian="細明體2" style:font-name-complex="Times New Roman1"/>
    </style:style>
    <style:style style:name="P23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28d763" style:letter-kerning="false" style:font-name-asian="細明體2" style:font-name-complex="Times New Roman1"/>
    </style:style>
    <style:style style:name="P23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3bbff1" style:letter-kerning="false" style:font-name-asian="細明體2" style:font-name-complex="Times New Roman1"/>
    </style:style>
    <style:style style:name="P23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58d461" style:letter-kerning="false" style:font-name-asian="細明體2" style:font-name-complex="Times New Roman1"/>
    </style:style>
    <style:style style:name="P23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670bcc" style:letter-kerning="false" style:font-name-asian="細明體2" style:font-name-complex="Times New Roman1"/>
    </style:style>
    <style:style style:name="P23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7e74d6" style:letter-kerning="false" style:font-name-asian="細明體2" style:font-name-complex="Times New Roman1"/>
    </style:style>
    <style:style style:name="P23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86e293" style:letter-kerning="false" style:font-name-asian="細明體2" style:font-name-complex="Times New Roman1"/>
    </style:style>
    <style:style style:name="P23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8ad996" style:letter-kerning="false" style:font-name-asian="細明體2" style:font-name-complex="Times New Roman1"/>
    </style:style>
    <style:style style:name="P23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96cf15" style:letter-kerning="false" style:font-name-asian="細明體2" style:font-name-complex="Times New Roman1"/>
    </style:style>
    <style:style style:name="P23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04187" style:letter-kerning="false" style:font-name-asian="細明體2" style:font-name-complex="Times New Roman1"/>
    </style:style>
    <style:style style:name="P239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180ac" style:letter-kerning="false" style:font-name-asian="細明體2" style:font-name-complex="Times New Roman1"/>
    </style:style>
    <style:style style:name="P24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22d9d" style:letter-kerning="false" style:font-name-asian="細明體2" style:font-name-complex="Times New Roman1"/>
    </style:style>
    <style:style style:name="P24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68c31" style:letter-kerning="false" style:font-name-asian="細明體2" style:font-name-complex="Times New Roman1"/>
    </style:style>
    <style:style style:name="P24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aa22a3" style:letter-kerning="false" style:font-name-asian="細明體2" style:font-name-complex="Times New Roman1"/>
    </style:style>
    <style:style style:name="P24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4f8e2" style:letter-kerning="false" style:font-name-asian="細明體2" style:font-name-complex="Times New Roman1"/>
    </style:style>
    <style:style style:name="P24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65fcc" style:letter-kerning="false" style:font-name-asian="細明體2" style:font-name-complex="Times New Roman1"/>
    </style:style>
    <style:style style:name="P24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c6678" style:letter-kerning="false" style:font-name-asian="細明體2" style:font-name-complex="Times New Roman1"/>
    </style:style>
    <style:style style:name="P24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be246e" style:letter-kerning="false" style:font-name-asian="細明體2" style:font-name-complex="Times New Roman1"/>
    </style:style>
    <style:style style:name="P24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0547d" style:letter-kerning="false" style:font-name-asian="細明體2" style:font-name-complex="Times New Roman1"/>
    </style:style>
    <style:style style:name="P24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05e7f" style:letter-kerning="false" style:font-name-asian="細明體2" style:font-name-complex="Times New Roman1"/>
    </style:style>
    <style:style style:name="P249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18dec" style:letter-kerning="false" style:font-name-asian="細明體2" style:font-name-complex="Times New Roman1"/>
    </style:style>
    <style:style style:name="P250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4a407" style:letter-kerning="false" style:font-name-asian="細明體2" style:font-name-complex="Times New Roman1"/>
    </style:style>
    <style:style style:name="P251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63643" style:letter-kerning="false" style:font-name-asian="細明體2" style:font-name-complex="Times New Roman1"/>
    </style:style>
    <style:style style:name="P252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884eb" style:letter-kerning="false" style:font-name-asian="細明體2" style:font-name-complex="Times New Roman1"/>
    </style:style>
    <style:style style:name="P253" style:family="paragraph" style:parent-style-name="Table_20_Contents">
      <style:paragraph-properties fo:text-align="justify" style:justify-single-word="false" fo:orphans="0" fo:widows="0"/>
      <style:text-properties style:font-name="Garamond" officeooo:paragraph-rsid="00cdff13" style:letter-kerning="false" style:font-name-asian="細明體2" style:font-name-complex="Times New Roman1"/>
    </style:style>
    <style:style style:name="P254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014d8" style:letter-kerning="false" style:font-name-asian="細明體2" style:font-name-complex="Times New Roman1"/>
    </style:style>
    <style:style style:name="P255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18b61" style:letter-kerning="false" style:font-name-asian="細明體2" style:font-name-complex="Times New Roman1"/>
    </style:style>
    <style:style style:name="P256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3f843" style:letter-kerning="false" style:font-name-asian="細明體2" style:font-name-complex="Times New Roman1"/>
    </style:style>
    <style:style style:name="P257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dc08c" style:letter-kerning="false" style:font-name-asian="細明體2" style:font-name-complex="Times New Roman1"/>
    </style:style>
    <style:style style:name="P258" style:family="paragraph" style:parent-style-name="Table_20_Contents">
      <style:paragraph-properties fo:text-align="justify" style:justify-single-word="false" fo:orphans="0" fo:widows="0"/>
      <style:text-properties style:font-name="Garamond" officeooo:paragraph-rsid="00dfc5d3" style:letter-kerning="false" style:font-name-asian="細明體2" style:font-name-complex="Times New Roman1"/>
    </style:style>
    <style:style style:name="P259" style:family="paragraph" style:parent-style-name="Table_20_Contents">
      <style:paragraph-properties fo:text-align="justify" style:justify-single-word="false" fo:orphans="0" fo:widows="0"/>
      <style:text-properties style:font-name="Garamond" officeooo:paragraph-rsid="01053eb2" style:letter-kerning="false" style:font-name-asian="細明體2" style:font-name-complex="Times New Roman1"/>
    </style:style>
    <style:style style:name="P260" style:family="paragraph" style:parent-style-name="Table_20_Contents">
      <style:paragraph-properties fo:text-align="justify" style:justify-single-word="false" fo:orphans="0" fo:widows="0"/>
      <style:text-properties style:font-name="Garamond" officeooo:paragraph-rsid="0106eb30" style:letter-kerning="false" style:font-name-asian="細明體2" style:font-name-complex="Times New Roman1"/>
    </style:style>
    <style:style style:name="P261" style:family="paragraph" style:parent-style-name="Table_20_Contents">
      <style:paragraph-properties fo:text-align="justify" style:justify-single-word="false" fo:orphans="0" fo:widows="0"/>
      <style:text-properties style:font-name="Garamond" officeooo:paragraph-rsid="010fe4c1" style:letter-kerning="false" style:font-name-asian="細明體2" style:font-name-complex="Times New Roman1"/>
    </style:style>
    <style:style style:name="P262" style:family="paragraph" style:parent-style-name="Table_20_Contents">
      <style:paragraph-properties fo:text-align="start" style:justify-single-word="false" fo:orphans="0" fo:widows="0"/>
      <style:text-properties style:font-name="Garamond" style:letter-kerning="false" style:font-name-asian="細明體2" style:font-name-complex="Times New Roman1"/>
    </style:style>
    <style:style style:name="P263" style:family="paragraph" style:parent-style-name="Table_20_Contents">
      <style:paragraph-properties fo:text-align="start" style:justify-single-word="false" fo:orphans="0" fo:widows="0"/>
      <style:text-properties style:font-name="Garamond" officeooo:paragraph-rsid="00216bd5" style:letter-kerning="false" style:font-name-asian="細明體2" style:font-name-complex="Times New Roman1"/>
    </style:style>
    <style:style style:name="P264" style:family="paragraph" style:parent-style-name="Table_20_Contents">
      <style:paragraph-properties fo:text-align="start" style:justify-single-word="false" fo:orphans="0" fo:widows="0"/>
      <style:text-properties style:font-name="Garamond" officeooo:paragraph-rsid="00ddc08c" style:letter-kerning="false" style:font-name-asian="細明體2" style:font-name-complex="Times New Roman1"/>
    </style:style>
    <style:style style:name="P265" style:family="paragraph" style:parent-style-name="Table_20_Contents">
      <style:paragraph-properties fo:text-align="start" style:justify-single-word="false" fo:orphans="0" fo:widows="0"/>
      <style:text-properties style:font-name="Garamond" officeooo:paragraph-rsid="0103b206" style:letter-kerning="false" style:font-name-asian="細明體2" style:font-name-complex="Times New Roman1"/>
    </style:style>
    <style:style style:name="P266" style:family="paragraph" style:parent-style-name="Table_20_Contents">
      <style:paragraph-properties fo:text-align="justify" style:justify-single-word="false" fo:orphans="0" fo:widows="0"/>
      <style:text-properties style:font-name="Garamond" officeooo:rsid="0058d461" officeooo:paragraph-rsid="0058d461" style:letter-kerning="false" style:font-name-asian="細明體2" style:font-name-complex="Times New Roman1"/>
    </style:style>
    <style:style style:name="P267" style:family="paragraph" style:parent-style-name="Table_20_Contents">
      <style:paragraph-properties fo:text-align="justify" style:justify-single-word="false" fo:orphans="0" fo:widows="0"/>
      <style:text-properties style:font-name="Garamond" officeooo:rsid="0058d461" officeooo:paragraph-rsid="005fbe00" style:letter-kerning="false" style:font-name-asian="細明體2" style:font-name-complex="Times New Roman1"/>
    </style:style>
    <style:style style:name="P268" style:family="paragraph" style:parent-style-name="Table_20_Contents">
      <style:paragraph-properties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69" style:family="paragraph" style:parent-style-name="Table_20_Contents">
      <style:paragraph-properties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270" style:family="paragraph" style:parent-style-name="Table_20_Contents">
      <style:paragraph-properties fo:text-align="justify" style:justify-single-word="false" fo:orphans="0" fo:widows="0"/>
      <style:text-properties style:font-name="Garamond" fo:font-size="11pt" style:text-underline-style="none" fo:font-weight="normal" officeooo:rsid="00119f56" officeooo:paragraph-rsid="0012ae05" style:letter-kerning="false" style:font-name-asian="細明體2" style:font-size-asian="11pt" style:font-weight-asian="normal" style:font-name-complex="Times New Roman1" style:font-size-complex="11pt" style:font-weight-complex="normal"/>
    </style:style>
    <style:style style:name="P271" style:family="paragraph" style:parent-style-name="Table_20_Contents">
      <style:paragraph-properties fo:text-align="justify" style:justify-single-word="false" fo:orphans="0" fo:widows="0"/>
      <style:text-properties style:font-name="Garamond" fo:font-size="12pt" style:text-underline-style="none" fo:font-weight="normal" officeooo:rsid="00119f56" officeooo:paragraph-rsid="0012ae05" style:letter-kerning="false" style:font-name-asian="細明體2" style:font-size-asian="12pt" style:font-weight-asian="normal" style:font-name-complex="Times New Roman1" style:font-size-complex="12pt" style:font-weight-complex="normal"/>
    </style:style>
    <style:style style:name="P272" style:family="paragraph" style:parent-style-name="Table_20_Contents">
      <style:paragraph-properties fo:text-align="justify" style:justify-single-word="false" fo:orphans="0" fo:widows="0"/>
      <style:text-properties style:font-name="Garamond" fo:font-size="12pt" style:text-underline-style="none" fo:font-weight="normal" officeooo:paragraph-rsid="005a5c38" style:letter-kerning="false" style:font-name-asian="細明體2" style:font-size-asian="12pt" style:font-weight-asian="normal" style:font-name-complex="Times New Roman1" style:font-size-complex="12pt" style:font-weight-complex="normal"/>
    </style:style>
    <style:style style:name="P273" style:family="paragraph" style:parent-style-name="Table_20_Contents">
      <style:paragraph-properties fo:text-align="justify" style:justify-single-word="false" fo:orphans="0" fo:widows="0"/>
      <style:text-properties style:font-name="Garamond" fo:font-size="12pt" style:letter-kerning="false" style:font-name-asian="細明體2" style:font-size-asian="12pt" style:font-name-complex="Times New Roman1" style:font-size-complex="12pt"/>
    </style:style>
    <style:style style:name="P274" style:family="paragraph" style:parent-style-name="Table_20_Contents">
      <style:paragraph-properties fo:text-align="justify" style:justify-single-word="false" fo:orphans="0" fo:widows="0"/>
      <style:text-properties style:font-name="Garamond" fo:font-size="12pt" officeooo:paragraph-rsid="0096cf15" style:letter-kerning="false" style:font-name-asian="細明體2" style:font-size-asian="12pt" style:font-name-complex="Times New Roman1" style:font-size-complex="12pt"/>
    </style:style>
    <style:style style:name="P275" style:family="paragraph" style:parent-style-name="Table_20_Contents">
      <style:paragraph-properties fo:text-align="justify" style:justify-single-word="false" fo:orphans="0" fo:widows="0"/>
      <style:text-properties style:font-name="Garamond" fo:font-size="12pt" officeooo:paragraph-rsid="0082c98b" style:font-name-asian="細明體2" style:font-size-asian="12pt" style:font-name-complex="Times New Roman1" style:font-size-complex="12pt"/>
    </style:style>
    <style:style style:name="P276" style:family="paragraph" style:parent-style-name="Table_20_Contents">
      <style:paragraph-properties fo:text-align="justify" style:justify-single-word="false" fo:orphans="0" fo:widows="0"/>
      <style:text-properties style:font-name="Garamond" officeooo:rsid="004794d1" officeooo:paragraph-rsid="004c9139" style:font-name-asian="標楷體2" style:font-name-complex="Times New Roman1"/>
    </style:style>
    <style:style style:name="P277" style:family="paragraph" style:parent-style-name="Table_20_Contents">
      <style:paragraph-properties fo:text-align="start" style:justify-single-word="false" fo:orphans="0" fo:widows="0"/>
      <style:text-properties style:font-name="Garamond" style:font-name-asian="Garamond" style:font-name-complex="Times New Roman1"/>
    </style:style>
    <style:style style:name="P278" style:family="paragraph" style:parent-style-name="Table_20_Contents">
      <style:paragraph-properties fo:text-align="justify" style:justify-single-word="false" fo:orphans="0" fo:widows="0"/>
      <style:text-properties style:font-name="Garamond" style:text-underline-style="solid" style:text-underline-width="auto" style:text-underline-color="font-color" fo:font-weight="bold" officeooo:paragraph-rsid="00d18b61" style:letter-kerning="false" style:font-name-asian="細明體2" style:font-weight-asian="bold" style:font-name-complex="Times New Roman1" style:font-weight-complex="bold"/>
    </style:style>
    <style:style style:name="P279" style:family="paragraph" style:parent-style-name="Table_20_Contents">
      <style:paragraph-properties fo:text-align="justify" style:justify-single-word="false" fo:orphans="0" fo:widows="0"/>
      <style:text-properties style:font-name="Garamond" fo:font-weight="bold" officeooo:paragraph-rsid="010b1ce6" style:letter-kerning="false" style:font-name-asian="細明體2" style:font-weight-asian="bold" style:font-name-complex="Times New Roman1" style:font-weight-complex="bold"/>
    </style:style>
    <style:style style:name="P280" style:family="paragraph" style:parent-style-name="Table_20_Contents">
      <style:paragraph-properties fo:text-align="justify" style:justify-single-word="false" fo:orphans="0" fo:widows="0"/>
      <style:text-properties style:font-name-complex="Times New Roman1"/>
    </style:style>
    <style:style style:name="P281" style:family="paragraph" style:parent-style-name="Table_20_Contents">
      <style:paragraph-properties fo:text-align="justify" style:justify-single-word="false" fo:orphans="0" fo:widows="0"/>
      <style:text-properties officeooo:paragraph-rsid="001d9bdd" style:font-name-complex="Times New Roman1"/>
    </style:style>
    <style:style style:name="P282" style:family="paragraph" style:parent-style-name="Table_20_Contents">
      <style:paragraph-properties fo:text-align="justify" style:justify-single-word="false" fo:orphans="0" fo:widows="0"/>
      <style:text-properties style:font-name-asian="細明體2"/>
    </style:style>
    <style:style style:name="P283" style:family="paragraph" style:parent-style-name="Table_20_Contents">
      <style:paragraph-properties fo:text-align="justify" style:justify-single-word="false" fo:orphans="0" fo:widows="0"/>
      <style:text-properties style:font-name-asian="細明體2" style:font-name-complex="Times New Roman1"/>
    </style:style>
    <style:style style:name="P284" style:family="paragraph" style:parent-style-name="Table_20_Contents">
      <style:paragraph-properties fo:text-align="justify" style:justify-single-word="false" fo:orphans="0" fo:widows="0"/>
      <style:text-properties style:font-name="細明體1" fo:font-size="11pt" style:font-name-asian="細明體2" style:font-size-asian="11pt" style:font-size-complex="11pt"/>
    </style:style>
    <style:style style:name="P285" style:family="paragraph" style:parent-style-name="Table_20_Contents">
      <style:paragraph-properties fo:text-align="justify" style:justify-single-word="false" fo:orphans="0" fo:widows="0"/>
      <style:text-properties style:font-name="細明體1" style:font-name-asian="細明體2" style:font-name-complex="Times New Roman1"/>
    </style:style>
    <style:style style:name="P286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87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054811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88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066620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89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119f56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0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1d9bd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1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3cb114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2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49282e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3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56d5cd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4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58d461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5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5a5c38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6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6a987b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7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solid" style:text-underline-width="auto" style:text-underline-color="font-color" fo:font-weight="bold" officeooo:paragraph-rsid="0080c0a5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8" style:family="paragraph" style:parent-style-name="Table_20_Contents">
      <style:paragraph-properties fo:text-align="justify" style:justify-single-word="false" fo:orphans="0" fo:widows="0"/>
      <style:text-properties style:font-name="標楷體1" fo:font-size="14pt" style:text-underline-style="none" fo:font-weight="bold" officeooo:rsid="0049282e" officeooo:paragraph-rsid="0049282e" style:letter-kerning="false" style:font-name-asian="標楷體2" style:font-size-asian="14pt" style:font-weight-asian="bold" style:font-name-complex="Times New Roman1" style:font-size-complex="14pt" style:font-weight-complex="bold"/>
    </style:style>
    <style:style style:name="P299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a04187" style:font-name-asian="標楷體2" style:font-size-asian="12.5pt" style:font-name-complex="Times New Roman1" style:font-size-complex="12.5pt" style:font-weight-complex="bold"/>
    </style:style>
    <style:style style:name="P300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a9687c" style:font-name-asian="標楷體2" style:font-size-asian="12.5pt" style:font-name-complex="Times New Roman1" style:font-size-complex="12.5pt" style:font-weight-complex="bold"/>
    </style:style>
    <style:style style:name="P301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ad6fde" style:font-name-asian="標楷體2" style:font-size-asian="12.5pt" style:font-name-complex="Times New Roman1" style:font-size-complex="12.5pt" style:font-weight-complex="bold"/>
    </style:style>
    <style:style style:name="P302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b4f8e2" style:font-name-asian="標楷體2" style:font-size-asian="12.5pt" style:font-name-complex="Times New Roman1" style:font-size-complex="12.5pt" style:font-weight-complex="bold"/>
    </style:style>
    <style:style style:name="P303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bc0fd3" style:font-name-asian="標楷體2" style:font-size-asian="12.5pt" style:font-name-complex="Times New Roman1" style:font-size-complex="12.5pt" style:font-weight-complex="bold"/>
    </style:style>
    <style:style style:name="P304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bc6678" style:font-name-asian="標楷體2" style:font-size-asian="12.5pt" style:font-name-complex="Times New Roman1" style:font-size-complex="12.5pt" style:font-weight-complex="bold"/>
    </style:style>
    <style:style style:name="P305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be246e" style:font-name-asian="標楷體2" style:font-size-asian="12.5pt" style:font-name-complex="Times New Roman1" style:font-size-complex="12.5pt" style:font-weight-complex="bold"/>
    </style:style>
    <style:style style:name="P306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be96be" style:font-name-asian="標楷體2" style:font-size-asian="12.5pt" style:font-name-complex="Times New Roman1" style:font-size-complex="12.5pt" style:font-weight-complex="bold"/>
    </style:style>
    <style:style style:name="P307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01b998" officeooo:paragraph-rsid="00c18dec" style:font-name-asian="標楷體2" style:font-size-asian="12.5pt" style:font-name-complex="Times New Roman1" style:font-size-complex="12.5pt" style:font-weight-complex="bold"/>
    </style:style>
    <style:style style:name="P308" style:family="paragraph" style:parent-style-name="Table_20_Contents">
      <style:text-properties fo:color="#000000" loext:opacity="100%" style:font-name="Times New Roman" fo:font-size="12.5pt" officeooo:rsid="0001b998" officeooo:paragraph-rsid="00c63643" style:font-name-asian="標楷體2" style:font-size-asian="12.5pt" style:font-name-complex="Times New Roman1" style:font-size-complex="12.5pt" style:font-weight-complex="bold"/>
    </style:style>
    <style:style style:name="P309" style:family="paragraph" style:parent-style-name="Table_20_Contents">
      <style:text-properties fo:color="#000000" loext:opacity="100%" style:font-name="Times New Roman" fo:font-size="12.5pt" officeooo:rsid="0001b998" officeooo:paragraph-rsid="00c72017" style:font-name-asian="標楷體2" style:font-size-asian="12.5pt" style:font-name-complex="Times New Roman1" style:font-size-complex="12.5pt" style:font-weight-complex="bold"/>
    </style:style>
    <style:style style:name="P310" style:family="paragraph" style:parent-style-name="Table_20_Contents">
      <style:text-properties fo:color="#000000" loext:opacity="100%" style:font-name="Times New Roman" fo:font-size="12.5pt" officeooo:rsid="0001b998" officeooo:paragraph-rsid="00cfc343" style:font-name-asian="標楷體2" style:font-size-asian="12.5pt" style:font-name-complex="Times New Roman1" style:font-size-complex="12.5pt" style:font-weight-complex="bold"/>
    </style:style>
    <style:style style:name="P311" style:family="paragraph" style:parent-style-name="Table_20_Contents">
      <style:text-properties fo:color="#000000" loext:opacity="100%" style:font-name="Times New Roman" fo:font-size="12.5pt" officeooo:rsid="0001b998" officeooo:paragraph-rsid="00d014d8" style:font-name-asian="標楷體2" style:font-size-asian="12.5pt" style:font-name-complex="Times New Roman1" style:font-size-complex="12.5pt" style:font-weight-complex="bold"/>
    </style:style>
    <style:style style:name="P312" style:family="paragraph" style:parent-style-name="Table_20_Contents">
      <style:text-properties fo:color="#000000" loext:opacity="100%" style:font-name="Times New Roman" fo:font-size="12.5pt" officeooo:rsid="0001b998" officeooo:paragraph-rsid="00d18b61" style:font-name-asian="標楷體2" style:font-size-asian="12.5pt" style:font-name-complex="Times New Roman1" style:font-size-complex="12.5pt" style:font-weight-complex="bold"/>
    </style:style>
    <style:style style:name="P313" style:family="paragraph" style:parent-style-name="Table_20_Contents">
      <style:text-properties fo:color="#000000" loext:opacity="100%" style:font-name="Times New Roman" fo:font-size="12.5pt" officeooo:rsid="0001b998" officeooo:paragraph-rsid="009e9039" style:font-name-asian="標楷體2" style:font-size-asian="12.5pt" style:font-name-complex="Times New Roman1" style:font-size-complex="12.5pt" style:font-weight-complex="bold"/>
    </style:style>
    <style:style style:name="P314" style:family="paragraph" style:parent-style-name="Table_20_Contents">
      <style:text-properties fo:color="#000000" loext:opacity="100%" style:font-name="Times New Roman" fo:font-size="12.5pt" officeooo:rsid="0001b998" officeooo:paragraph-rsid="00d79c24" style:font-name-asian="標楷體2" style:font-size-asian="12.5pt" style:font-name-complex="Times New Roman1" style:font-size-complex="12.5pt" style:font-weight-complex="bold"/>
    </style:style>
    <style:style style:name="P315" style:family="paragraph" style:parent-style-name="Table_20_Contents">
      <style:text-properties fo:color="#000000" loext:opacity="100%" style:font-name="Times New Roman" fo:font-size="12.5pt" officeooo:rsid="0001b998" officeooo:paragraph-rsid="00d803a3" style:font-name-asian="標楷體2" style:font-size-asian="12.5pt" style:font-name-complex="Times New Roman1" style:font-size-complex="12.5pt" style:font-weight-complex="bold"/>
    </style:style>
    <style:style style:name="P316" style:family="paragraph" style:parent-style-name="Table_20_Contents">
      <style:text-properties fo:color="#000000" loext:opacity="100%" style:font-name="Times New Roman" fo:font-size="12.5pt" officeooo:rsid="0001b998" officeooo:paragraph-rsid="00e2947c" style:font-name-asian="標楷體2" style:font-size-asian="12.5pt" style:font-name-complex="Times New Roman1" style:font-size-complex="12.5pt" style:font-weight-complex="bold"/>
    </style:style>
    <style:style style:name="P317" style:family="paragraph" style:parent-style-name="Table_20_Contents">
      <style:text-properties fo:color="#000000" loext:opacity="100%" style:font-name="Times New Roman" fo:font-size="12.5pt" officeooo:rsid="0001b998" officeooo:paragraph-rsid="00e472f0" style:font-name-asian="標楷體2" style:font-size-asian="12.5pt" style:font-name-complex="Times New Roman1" style:font-size-complex="12.5pt" style:font-weight-complex="bold"/>
    </style:style>
    <style:style style:name="P318" style:family="paragraph" style:parent-style-name="Table_20_Contents">
      <style:text-properties fo:color="#000000" loext:opacity="100%" style:font-name="Times New Roman" fo:font-size="12.5pt" officeooo:rsid="0001b998" officeooo:paragraph-rsid="00e4b10f" style:font-name-asian="標楷體2" style:font-size-asian="12.5pt" style:font-name-complex="Times New Roman1" style:font-size-complex="12.5pt" style:font-weight-complex="bold"/>
    </style:style>
    <style:style style:name="P319" style:family="paragraph" style:parent-style-name="Table_20_Contents">
      <style:text-properties fo:color="#000000" loext:opacity="100%" style:font-name="Times New Roman" fo:font-size="12.5pt" officeooo:rsid="0001b998" officeooo:paragraph-rsid="00e5e467" style:font-name-asian="標楷體2" style:font-size-asian="12.5pt" style:font-name-complex="Times New Roman1" style:font-size-complex="12.5pt" style:font-weight-complex="bold"/>
    </style:style>
    <style:style style:name="P320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a9687c" style:font-name-asian="標楷體2" style:font-size-asian="12.5pt" style:font-name-complex="Times New Roman1" style:font-size-complex="12.5pt" style:font-weight-complex="bold"/>
    </style:style>
    <style:style style:name="P321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ad6fde" style:font-name-asian="標楷體2" style:font-size-asian="12.5pt" style:font-name-complex="Times New Roman1" style:font-size-complex="12.5pt" style:font-weight-complex="bold"/>
    </style:style>
    <style:style style:name="P322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b4f8e2" style:font-name-asian="標楷體2" style:font-size-asian="12.5pt" style:font-name-complex="Times New Roman1" style:font-size-complex="12.5pt" style:font-weight-complex="bold"/>
    </style:style>
    <style:style style:name="P323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bc0fd3" style:font-name-asian="標楷體2" style:font-size-asian="12.5pt" style:font-name-complex="Times New Roman1" style:font-size-complex="12.5pt" style:font-weight-complex="bold"/>
    </style:style>
    <style:style style:name="P324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bc6678" style:font-name-asian="標楷體2" style:font-size-asian="12.5pt" style:font-name-complex="Times New Roman1" style:font-size-complex="12.5pt" style:font-weight-complex="bold"/>
    </style:style>
    <style:style style:name="P325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be96be" style:font-name-asian="標楷體2" style:font-size-asian="12.5pt" style:font-name-complex="Times New Roman1" style:font-size-complex="12.5pt" style:font-weight-complex="bold"/>
    </style:style>
    <style:style style:name="P326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c63643" style:font-name-asian="標楷體2" style:font-size-asian="12.5pt" style:font-name-complex="Times New Roman1" style:font-size-complex="12.5pt" style:font-weight-complex="bold"/>
    </style:style>
    <style:style style:name="P327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c72017" style:font-name-asian="標楷體2" style:font-size-asian="12.5pt" style:font-name-complex="Times New Roman1" style:font-size-complex="12.5pt" style:font-weight-complex="bold"/>
    </style:style>
    <style:style style:name="P328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e2947c" style:font-name-asian="標楷體2" style:font-size-asian="12.5pt" style:font-name-complex="Times New Roman1" style:font-size-complex="12.5pt" style:font-weight-complex="bold"/>
    </style:style>
    <style:style style:name="P329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e472f0" style:font-name-asian="標楷體2" style:font-size-asian="12.5pt" style:font-name-complex="Times New Roman1" style:font-size-complex="12.5pt" style:font-weight-complex="bold"/>
    </style:style>
    <style:style style:name="P330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e4b10f" style:font-name-asian="標楷體2" style:font-size-asian="12.5pt" style:font-name-complex="Times New Roman1" style:font-size-complex="12.5pt" style:font-weight-complex="bold"/>
    </style:style>
    <style:style style:name="P331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e5e467" style:font-name-asian="標楷體2" style:font-size-asian="12.5pt" style:font-name-complex="Times New Roman1" style:font-size-complex="12.5pt" style:font-weight-complex="bold"/>
    </style:style>
    <style:style style:name="P332" style:family="paragraph" style:parent-style-name="Table_20_Contents">
      <style:paragraph-properties fo:text-align="justify" style:justify-single-word="false" fo:orphans="0" fo:widows="0"/>
      <style:text-properties fo:color="#000000" loext:opacity="100%" style:font-name="Times New Roman" fo:font-size="12.5pt" officeooo:rsid="00a04187" officeooo:paragraph-rsid="00a04187" style:font-name-asian="標楷體2" style:font-size-asian="12.5pt" style:font-name-complex="Times New Roman1" style:font-size-complex="12.5pt" style:font-weight-complex="bold"/>
    </style:style>
    <style:style style:name="P333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9e9039" style:font-name-asian="標楷體2" style:font-size-asian="12.5pt" style:font-name-complex="Times New Roman1" style:font-size-complex="12.5pt" style:font-weight-complex="bold"/>
    </style:style>
    <style:style style:name="P33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a41397" style:font-name-asian="標楷體2" style:font-size-asian="12.5pt" style:font-name-complex="Times New Roman1" style:font-size-complex="12.5pt" style:font-weight-complex="bold"/>
    </style:style>
    <style:style style:name="P33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a519ed" style:font-name-asian="標楷體2" style:font-size-asian="12.5pt" style:font-name-complex="Times New Roman1" style:font-size-complex="12.5pt" style:font-weight-complex="bold"/>
    </style:style>
    <style:style style:name="P336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a5ea05" style:font-name-asian="標楷體2" style:font-size-asian="12.5pt" style:font-name-complex="Times New Roman1" style:font-size-complex="12.5pt" style:font-weight-complex="bold"/>
    </style:style>
    <style:style style:name="P337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a6112f" style:font-name-asian="標楷體2" style:font-size-asian="12.5pt" style:font-name-complex="Times New Roman1" style:font-size-complex="12.5pt" style:font-weight-complex="bold"/>
    </style:style>
    <style:style style:name="P338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0c066" style:font-name-asian="標楷體2" style:font-size-asian="12.5pt" style:font-name-complex="Times New Roman1" style:font-size-complex="12.5pt" style:font-weight-complex="bold"/>
    </style:style>
    <style:style style:name="P339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79e16" style:font-name-asian="標楷體2" style:font-size-asian="12.5pt" style:font-name-complex="Times New Roman1" style:font-size-complex="12.5pt" style:font-weight-complex="bold"/>
    </style:style>
    <style:style style:name="P340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8f337" style:font-name-asian="標楷體2" style:font-size-asian="12.5pt" style:font-name-complex="Times New Roman1" style:font-size-complex="12.5pt" style:font-weight-complex="bold"/>
    </style:style>
    <style:style style:name="P341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a28db" style:font-name-asian="標楷體2" style:font-size-asian="12.5pt" style:font-name-complex="Times New Roman1" style:font-size-complex="12.5pt" style:font-weight-complex="bold"/>
    </style:style>
    <style:style style:name="P342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b4032" style:font-name-asian="標楷體2" style:font-size-asian="12.5pt" style:font-name-complex="Times New Roman1" style:font-size-complex="12.5pt" style:font-weight-complex="bold"/>
    </style:style>
    <style:style style:name="P343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c1835c" style:font-name-asian="標楷體2" style:font-size-asian="12.5pt" style:font-name-complex="Times New Roman1" style:font-size-complex="12.5pt" style:font-weight-complex="bold"/>
    </style:style>
    <style:style style:name="P34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c18dec" style:font-name-asian="標楷體2" style:font-size-asian="12.5pt" style:font-name-complex="Times New Roman1" style:font-size-complex="12.5pt" style:font-weight-complex="bold"/>
    </style:style>
    <style:style style:name="P34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0b1d810" style:font-name-asian="標楷體2" style:font-size-asian="12.5pt" style:font-name-complex="Times New Roman1" style:font-size-complex="12.5pt" style:font-weight-complex="bold"/>
    </style:style>
    <style:style style:name="P346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01b998" officeooo:paragraph-rsid="0103b206" style:font-name-asian="標楷體2" style:font-size-asian="12.5pt" style:font-name-complex="Times New Roman1" style:font-size-complex="12.5pt" style:font-weight-complex="bold"/>
    </style:style>
    <style:style style:name="P347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7f6a0d" style:font-name-asian="標楷體2" style:font-size-asian="12.5pt" style:font-name-complex="Times New Roman1" style:font-size-complex="12.5pt" style:font-weight-complex="bold"/>
    </style:style>
    <style:style style:name="P348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c4a407" style:font-name-asian="標楷體2" style:font-size-asian="12.5pt" style:font-name-complex="Times New Roman1" style:font-size-complex="12.5pt" style:font-weight-complex="bold"/>
    </style:style>
    <style:style style:name="P349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c72017" style:font-name-asian="標楷體2" style:font-size-asian="12.5pt" style:font-name-complex="Times New Roman1" style:font-size-complex="12.5pt" style:font-weight-complex="bold"/>
    </style:style>
    <style:style style:name="P350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c884eb" style:font-name-asian="標楷體2" style:font-size-asian="12.5pt" style:font-name-complex="Times New Roman1" style:font-size-complex="12.5pt" style:font-weight-complex="bold"/>
    </style:style>
    <style:style style:name="P351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db9272" style:font-name-asian="標楷體2" style:font-size-asian="12.5pt" style:font-name-complex="Times New Roman1" style:font-size-complex="12.5pt" style:font-weight-complex="bold"/>
    </style:style>
    <style:style style:name="P352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dc9585" style:font-name-asian="標楷體2" style:font-size-asian="12.5pt" style:font-name-complex="Times New Roman1" style:font-size-complex="12.5pt" style:font-weight-complex="bold"/>
    </style:style>
    <style:style style:name="P353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de2d7e" style:font-name-asian="標楷體2" style:font-size-asian="12.5pt" style:font-name-complex="Times New Roman1" style:font-size-complex="12.5pt" style:font-weight-complex="bold"/>
    </style:style>
    <style:style style:name="P354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dfc5d3" style:font-name-asian="標楷體2" style:font-size-asian="12.5pt" style:font-name-complex="Times New Roman1" style:font-size-complex="12.5pt" style:font-weight-complex="bold"/>
    </style:style>
    <style:style style:name="P355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e2947c" style:font-name-asian="標楷體2" style:font-size-asian="12.5pt" style:font-name-complex="Times New Roman1" style:font-size-complex="12.5pt" style:font-weight-complex="bold"/>
    </style:style>
    <style:style style:name="P356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e36279" style:font-name-asian="標楷體2" style:font-size-asian="12.5pt" style:font-name-complex="Times New Roman1" style:font-size-complex="12.5pt" style:font-weight-complex="bold"/>
    </style:style>
    <style:style style:name="P357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e3c236" style:font-name-asian="標楷體2" style:font-size-asian="12.5pt" style:font-name-complex="Times New Roman1" style:font-size-complex="12.5pt" style:font-weight-complex="bold"/>
    </style:style>
    <style:style style:name="P358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e4b10f" style:font-name-asian="標楷體2" style:font-size-asian="12.5pt" style:font-name-complex="Times New Roman1" style:font-size-complex="12.5pt" style:font-weight-complex="bold"/>
    </style:style>
    <style:style style:name="P359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e74eb8" style:font-name-asian="標楷體2" style:font-size-asian="12.5pt" style:font-name-complex="Times New Roman1" style:font-size-complex="12.5pt" style:font-weight-complex="bold"/>
    </style:style>
    <style:style style:name="P360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0d9cff0" style:font-name-asian="標楷體2" style:font-size-asian="12.5pt" style:font-name-complex="Times New Roman1" style:font-size-complex="12.5pt" style:font-weight-complex="bold"/>
    </style:style>
    <style:style style:name="P361" style:family="paragraph" style:parent-style-name="Table_20_Contents">
      <style:text-properties fo:color="#000000" loext:opacity="100%" style:text-line-through-style="solid" style:text-line-through-type="single" style:font-name="Times New Roman" fo:font-size="12.5pt" officeooo:rsid="0001b998" officeooo:paragraph-rsid="010d24c4" style:font-name-asian="標楷體2" style:font-size-asian="12.5pt" style:font-name-complex="Times New Roman1" style:font-size-complex="12.5pt" style:font-weight-complex="bold"/>
    </style:style>
    <style:style style:name="P362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a41397" style:font-name-asian="標楷體2" style:font-size-asian="12.5pt" style:font-name-complex="Times New Roman1" style:font-size-complex="12.5pt" style:font-weight-complex="bold"/>
    </style:style>
    <style:style style:name="P363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a519ed" style:font-name-asian="標楷體2" style:font-size-asian="12.5pt" style:font-name-complex="Times New Roman1" style:font-size-complex="12.5pt" style:font-weight-complex="bold"/>
    </style:style>
    <style:style style:name="P36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a6112f" style:font-name-asian="標楷體2" style:font-size-asian="12.5pt" style:font-name-complex="Times New Roman1" style:font-size-complex="12.5pt" style:font-weight-complex="bold"/>
    </style:style>
    <style:style style:name="P36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b0c066" style:font-name-asian="標楷體2" style:font-size-asian="12.5pt" style:font-name-complex="Times New Roman1" style:font-size-complex="12.5pt" style:font-weight-complex="bold"/>
    </style:style>
    <style:style style:name="P366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b8f337" style:font-name-asian="標楷體2" style:font-size-asian="12.5pt" style:font-name-complex="Times New Roman1" style:font-size-complex="12.5pt" style:font-weight-complex="bold"/>
    </style:style>
    <style:style style:name="P367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ba28db" style:font-name-asian="標楷體2" style:font-size-asian="12.5pt" style:font-name-complex="Times New Roman1" style:font-size-complex="12.5pt" style:font-weight-complex="bold"/>
    </style:style>
    <style:style style:name="P368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bb4032" style:font-name-asian="標楷體2" style:font-size-asian="12.5pt" style:font-name-complex="Times New Roman1" style:font-size-complex="12.5pt" style:font-weight-complex="bold"/>
    </style:style>
    <style:style style:name="P369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c1835c" style:font-name-asian="標楷體2" style:font-size-asian="12.5pt" style:font-name-complex="Times New Roman1" style:font-size-complex="12.5pt" style:font-weight-complex="bold"/>
    </style:style>
    <style:style style:name="P370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c4a407" style:font-name-asian="標楷體2" style:font-size-asian="12.5pt" style:font-name-complex="Times New Roman1" style:font-size-complex="12.5pt" style:font-weight-complex="bold"/>
    </style:style>
    <style:style style:name="P371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c72017" style:font-name-asian="標楷體2" style:font-size-asian="12.5pt" style:font-name-complex="Times New Roman1" style:font-size-complex="12.5pt" style:font-weight-complex="bold"/>
    </style:style>
    <style:style style:name="P372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c884eb" style:font-name-asian="標楷體2" style:font-size-asian="12.5pt" style:font-name-complex="Times New Roman1" style:font-size-complex="12.5pt" style:font-weight-complex="bold"/>
    </style:style>
    <style:style style:name="P373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db9272" style:font-name-asian="標楷體2" style:font-size-asian="12.5pt" style:font-name-complex="Times New Roman1" style:font-size-complex="12.5pt" style:font-weight-complex="bold"/>
    </style:style>
    <style:style style:name="P37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dc9585" style:font-name-asian="標楷體2" style:font-size-asian="12.5pt" style:font-name-complex="Times New Roman1" style:font-size-complex="12.5pt" style:font-weight-complex="bold"/>
    </style:style>
    <style:style style:name="P37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de2d7e" style:font-name-asian="標楷體2" style:font-size-asian="12.5pt" style:font-name-complex="Times New Roman1" style:font-size-complex="12.5pt" style:font-weight-complex="bold"/>
    </style:style>
    <style:style style:name="P376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dfc5d3" style:font-name-asian="標楷體2" style:font-size-asian="12.5pt" style:font-name-complex="Times New Roman1" style:font-size-complex="12.5pt" style:font-weight-complex="bold"/>
    </style:style>
    <style:style style:name="P377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e2947c" style:font-name-asian="標楷體2" style:font-size-asian="12.5pt" style:font-name-complex="Times New Roman1" style:font-size-complex="12.5pt" style:font-weight-complex="bold"/>
    </style:style>
    <style:style style:name="P378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e36279" style:font-name-asian="標楷體2" style:font-size-asian="12.5pt" style:font-name-complex="Times New Roman1" style:font-size-complex="12.5pt" style:font-weight-complex="bold"/>
    </style:style>
    <style:style style:name="P379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e3c236" style:font-name-asian="標楷體2" style:font-size-asian="12.5pt" style:font-name-complex="Times New Roman1" style:font-size-complex="12.5pt" style:font-weight-complex="bold"/>
    </style:style>
    <style:style style:name="P380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e4b10f" style:font-name-asian="標楷體2" style:font-size-asian="12.5pt" style:font-name-complex="Times New Roman1" style:font-size-complex="12.5pt" style:font-weight-complex="bold"/>
    </style:style>
    <style:style style:name="P381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e74eb8" style:font-name-asian="標楷體2" style:font-size-asian="12.5pt" style:font-name-complex="Times New Roman1" style:font-size-complex="12.5pt" style:font-weight-complex="bold"/>
    </style:style>
    <style:style style:name="P382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b1d810" style:font-name-asian="標楷體2" style:font-size-asian="12.5pt" style:font-name-complex="Times New Roman1" style:font-size-complex="12.5pt" style:font-weight-complex="bold"/>
    </style:style>
    <style:style style:name="P383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0d9cff0" style:font-name-asian="標楷體2" style:font-size-asian="12.5pt" style:font-name-complex="Times New Roman1" style:font-size-complex="12.5pt" style:font-weight-complex="bold"/>
    </style:style>
    <style:style style:name="P384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a04187" officeooo:paragraph-rsid="0103b206" style:font-name-asian="標楷體2" style:font-size-asian="12.5pt" style:font-name-complex="Times New Roman1" style:font-size-complex="12.5pt" style:font-weight-complex="bold"/>
    </style:style>
    <style:style style:name="P385" style:family="paragraph" style:parent-style-name="Table_20_Contents">
      <style:paragraph-properties fo:text-align="justify" style:justify-single-word="false" fo:orphans="0" fo:widows="0"/>
      <style:text-properties fo:color="#000000" loext:opacity="100%" style:text-line-through-style="solid" style:text-line-through-type="single" style:font-name="Times New Roman" fo:font-size="12.5pt" officeooo:rsid="00b1d810" officeooo:paragraph-rsid="00b79e16" style:letter-kerning="false" style:font-name-asian="標楷體2" style:font-size-asian="12.5pt" style:font-name-complex="Times New Roman1" style:font-size-complex="12.5pt" style:font-weight-complex="bold"/>
    </style:style>
    <style:style style:name="P386" style:family="paragraph" style:parent-style-name="Table_20_Contents">
      <style:text-properties fo:color="#000000" loext:opacity="100%" style:text-line-through-style="none" style:text-line-through-type="none" style:font-name="Times New Roman" fo:font-size="12.5pt" officeooo:rsid="0001b998" officeooo:paragraph-rsid="00cb1afe" style:font-name-asian="標楷體2" style:font-size-asian="12.5pt" style:font-name-complex="Times New Roman1" style:font-size-complex="12.5pt" style:font-weight-complex="bold"/>
    </style:style>
    <style:style style:name="P387" style:family="paragraph" style:parent-style-name="Table_20_Contents">
      <style:paragraph-properties fo:text-align="start" style:justify-single-word="false" fo:orphans="0" fo:widows="0"/>
      <style:text-properties style:font-name="細明體" fo:font-size="11pt" officeooo:paragraph-rsid="00216bd5" style:letter-kerning="false" style:font-name-asian="細明體" style:font-size-asian="11pt" style:font-name-complex="Times New Roman1" style:font-size-complex="11pt"/>
    </style:style>
    <style:style style:name="P388" style:family="paragraph" style:parent-style-name="Table_20_Contents">
      <style:paragraph-properties fo:text-align="justify" style:justify-single-word="false" fo:orphans="0" fo:widows="0"/>
      <style:text-properties style:font-name="細明體" fo:font-size="11pt" officeooo:paragraph-rsid="008b9d3f" style:font-name-asian="細明體" style:font-size-asian="11pt" style:font-name-complex="Times New Roman1" style:font-size-complex="11pt"/>
    </style:style>
    <style:style style:name="P389" style:family="paragraph" style:parent-style-name="Table_20_Contents">
      <style:paragraph-properties fo:text-align="justify" style:justify-single-word="false" fo:orphans="0" fo:widows="0"/>
      <style:text-properties style:font-name="細明體" style:font-name-asian="細明體" style:font-name-complex="Times New Roman1"/>
    </style:style>
    <style:style style:name="P390" style:family="paragraph" style:parent-style-name="Table_20_Contents">
      <style:paragraph-properties fo:text-align="justify" style:justify-single-word="false" fo:orphans="0" fo:widows="0"/>
      <style:text-properties style:font-name="細明體" officeooo:paragraph-rsid="00826b00" style:font-name-asian="細明體" style:font-name-complex="Times New Roman1"/>
    </style:style>
    <style:style style:name="P391" style:family="paragraph" style:parent-style-name="Table_20_Contents">
      <style:paragraph-properties fo:text-align="justify" style:justify-single-word="false" fo:orphans="0" fo:widows="0"/>
      <style:text-properties style:font-name="細明體" officeooo:paragraph-rsid="0082c98b" style:font-name-asian="細明體" style:font-name-complex="Times New Roman1"/>
    </style:style>
    <style:style style:name="P392" style:family="paragraph" style:parent-style-name="Table_20_Contents">
      <style:paragraph-properties fo:text-align="justify" style:justify-single-word="false" fo:orphans="0" fo:widows="0"/>
      <style:text-properties style:font-name="細明體" officeooo:paragraph-rsid="00d803a3" style:font-name-asian="細明體" style:font-name-complex="Times New Roman1"/>
    </style:style>
    <style:style style:name="P393" style:family="paragraph" style:parent-style-name="Table_20_Contents">
      <style:paragraph-properties fo:text-align="justify" style:justify-single-word="false" fo:orphans="0" fo:widows="0"/>
      <style:text-properties style:text-position="0% 100%" style:font-name="細明體" fo:font-size="11pt" style:text-underline-style="none" fo:font-weight="bold" officeooo:rsid="001f9353" officeooo:paragraph-rsid="0038ce86" style:letter-kerning="false" style:font-name-asian="細明體" style:font-size-asian="11pt" style:font-weight-asian="bold" style:font-name-complex="Times New Roman1" style:font-size-complex="11pt" style:font-weight-complex="bold"/>
    </style:style>
    <style:style style:name="P394" style:family="paragraph" style:parent-style-name="Table_20_Contents">
      <style:text-properties style:text-line-through-style="solid" style:text-line-through-type="single"/>
    </style:style>
    <style:style style:name="P39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Garamond" fo:font-weight="normal" style:letter-kerning="false" style:font-name-asian="細明體2" style:font-weight-asian="normal" style:font-name-complex="Times New Roman1" style:font-weight-complex="normal"/>
    </style:style>
    <style:style style:name="P39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Garamond" fo:font-weight="normal" officeooo:paragraph-rsid="0047c0d2" style:letter-kerning="false" style:font-name-asian="細明體2" style:font-weight-asian="normal" style:font-name-complex="Times New Roman1" style:font-weight-complex="normal"/>
    </style:style>
    <style:style style:name="P39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style:font-name-asian="標楷體2" style:font-name-complex="Times New Roman1"/>
    </style:style>
    <style:style style:name="P39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417e43" style:font-name-asian="標楷體2" style:font-name-complex="Times New Roman1"/>
    </style:style>
    <style:style style:name="P39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060c72" style:font-name-asian="標楷體2" style:font-name-complex="Times New Roman1"/>
    </style:style>
    <style:style style:name="P40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0d663a" style:font-name-asian="標楷體2" style:font-name-complex="Times New Roman1"/>
    </style:style>
    <style:style style:name="P40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34517b" style:font-name-asian="標楷體2" style:font-name-complex="Times New Roman1"/>
    </style:style>
    <style:style style:name="P40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3db02d" style:font-name-asian="標楷體2" style:font-name-complex="Times New Roman1"/>
    </style:style>
    <style:style style:name="P40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4c9139" style:font-name-asian="標楷體2" style:font-name-complex="Times New Roman1"/>
    </style:style>
    <style:style style:name="P40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52b7dc" style:font-name-asian="標楷體2" style:font-name-complex="Times New Roman1"/>
    </style:style>
    <style:style style:name="P40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618026" style:font-name-asian="標楷體2" style:font-name-complex="Times New Roman1"/>
    </style:style>
    <style:style style:name="P40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09eb24" style:font-name-asian="標楷體2" style:font-name-complex="Times New Roman1"/>
    </style:style>
    <style:style style:name="P40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7add1b" style:font-name-asian="標楷體2" style:font-name-complex="Times New Roman1"/>
    </style:style>
    <style:style style:name="P40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7e74d6" style:font-name-asian="標楷體2" style:font-name-complex="Times New Roman1"/>
    </style:style>
    <style:style style:name="P40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82e228" style:font-name-asian="標楷體2" style:font-name-complex="Times New Roman1"/>
    </style:style>
    <style:style style:name="P41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86e293" style:font-name-asian="標楷體2" style:font-name-complex="Times New Roman1"/>
    </style:style>
    <style:style style:name="P41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96cf15" style:font-name-asian="標楷體2" style:font-name-complex="Times New Roman1"/>
    </style:style>
    <style:style style:name="P41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985115" style:font-name-asian="標楷體2" style:font-name-complex="Times New Roman1"/>
    </style:style>
    <style:style style:name="P41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99280c" style:font-name-asian="標楷體2" style:font-name-complex="Times New Roman1"/>
    </style:style>
    <style:style style:name="P41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8d38a8" style:font-name-asian="標楷體2" style:font-name-complex="Times New Roman1"/>
    </style:style>
    <style:style style:name="P41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956e4c" style:font-name-asian="標楷體2" style:font-name-complex="Times New Roman1"/>
    </style:style>
    <style:style style:name="P41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style:font-name-asian="標楷體2" style:font-size-asian="12pt" style:font-name-complex="Times New Roman1" style:font-size-complex="12pt"/>
    </style:style>
    <style:style style:name="P41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060c72" style:font-name-asian="標楷體2" style:font-size-asian="12pt" style:font-name-complex="Times New Roman1" style:font-size-complex="12pt"/>
    </style:style>
    <style:style style:name="P41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12ae05" style:font-name-asian="標楷體2" style:font-size-asian="12pt" style:font-name-complex="Times New Roman1" style:font-size-complex="12pt"/>
    </style:style>
    <style:style style:name="P41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1cbfcb" style:font-name-asian="標楷體2" style:font-size-asian="12pt" style:font-name-complex="Times New Roman1" style:font-size-complex="12pt"/>
    </style:style>
    <style:style style:name="P42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1d9bdd" style:font-name-asian="標楷體2" style:font-size-asian="12pt" style:font-name-complex="Times New Roman1" style:font-size-complex="12pt"/>
    </style:style>
    <style:style style:name="P42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1e2371" style:font-name-asian="標楷體2" style:font-size-asian="12pt" style:font-name-complex="Times New Roman1" style:font-size-complex="12pt"/>
    </style:style>
    <style:style style:name="P42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22ab69" style:font-name-asian="標楷體2" style:font-size-asian="12pt" style:font-name-complex="Times New Roman1" style:font-size-complex="12pt"/>
    </style:style>
    <style:style style:name="P42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28d763" style:font-name-asian="標楷體2" style:font-size-asian="12pt" style:font-name-complex="Times New Roman1" style:font-size-complex="12pt"/>
    </style:style>
    <style:style style:name="P42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34517b" style:font-name-asian="標楷體2" style:font-size-asian="12pt" style:font-name-complex="Times New Roman1" style:font-size-complex="12pt"/>
    </style:style>
    <style:style style:name="P42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3db02d" style:font-name-asian="標楷體2" style:font-size-asian="12pt" style:font-name-complex="Times New Roman1" style:font-size-complex="12pt"/>
    </style:style>
    <style:style style:name="P42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4c9139" style:font-name-asian="標楷體2" style:font-size-asian="12pt" style:font-name-complex="Times New Roman1" style:font-size-complex="12pt"/>
    </style:style>
    <style:style style:name="P42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52b7dc" style:font-name-asian="標楷體2" style:font-size-asian="12pt" style:font-name-complex="Times New Roman1" style:font-size-complex="12pt"/>
    </style:style>
    <style:style style:name="P42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618026" style:font-name-asian="標楷體2" style:font-size-asian="12pt" style:font-name-complex="Times New Roman1" style:font-size-complex="12pt"/>
    </style:style>
    <style:style style:name="P42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7add1b" style:font-name-asian="標楷體2" style:font-size-asian="12pt" style:font-name-complex="Times New Roman1" style:font-size-complex="12pt"/>
    </style:style>
    <style:style style:name="P43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7e74d6" style:font-name-asian="標楷體2" style:font-size-asian="12pt" style:font-name-complex="Times New Roman1" style:font-size-complex="12pt"/>
    </style:style>
    <style:style style:name="P43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82e228" style:font-name-asian="標楷體2" style:font-size-asian="12pt" style:font-name-complex="Times New Roman1" style:font-size-complex="12pt"/>
    </style:style>
    <style:style style:name="P43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86e293" style:font-name-asian="標楷體2" style:font-size-asian="12pt" style:font-name-complex="Times New Roman1" style:font-size-complex="12pt"/>
    </style:style>
    <style:style style:name="P43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96cf15" style:font-name-asian="標楷體2" style:font-size-asian="12pt" style:font-name-complex="Times New Roman1" style:font-size-complex="12pt"/>
    </style:style>
    <style:style style:name="P43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985115" style:font-name-asian="標楷體2" style:font-size-asian="12pt" style:font-name-complex="Times New Roman1" style:font-size-complex="12pt"/>
    </style:style>
    <style:style style:name="P43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99280c" style:font-name-asian="標楷體2" style:font-size-asian="12pt" style:font-name-complex="Times New Roman1" style:font-size-complex="12pt"/>
    </style:style>
    <style:style style:name="P43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8d38a8" style:font-name-asian="標楷體2" style:font-size-asian="12pt" style:font-name-complex="Times New Roman1" style:font-size-complex="12pt"/>
    </style:style>
    <style:style style:name="P43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officeooo:paragraph-rsid="00956e4c" style:font-name-asian="標楷體2" style:font-size-asian="12pt" style:font-name-complex="Times New Roman1" style:font-size-complex="12pt"/>
    </style:style>
    <style:style style:name="P43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2pt" style:text-underline-style="solid" style:text-underline-width="auto" style:text-underline-color="font-color" fo:font-weight="bold" officeooo:paragraph-rsid="00849495" style:font-name-asian="標楷體2" style:font-size-asian="12pt" style:font-weight-asian="bold" style:font-name-complex="Times New Roman1" style:font-size-complex="12pt" style:font-weight-complex="bold"/>
    </style:style>
    <style:style style:name="P43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style:font-name-asian="標楷體2" style:font-size-asian="11pt" style:font-name-complex="Times New Roman1" style:font-size-complex="11pt"/>
    </style:style>
    <style:style style:name="P44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1cbfcb" style:font-name-asian="標楷體2" style:font-size-asian="11pt" style:font-name-complex="Times New Roman1" style:font-size-complex="11pt"/>
    </style:style>
    <style:style style:name="P44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1d9bdd" style:font-name-asian="標楷體2" style:font-size-asian="11pt" style:font-name-complex="Times New Roman1" style:font-size-complex="11pt"/>
    </style:style>
    <style:style style:name="P44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1e2371" style:font-name-asian="標楷體2" style:font-size-asian="11pt" style:font-name-complex="Times New Roman1" style:font-size-complex="11pt"/>
    </style:style>
    <style:style style:name="P44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22ab69" style:font-name-asian="標楷體2" style:font-size-asian="11pt" style:font-name-complex="Times New Roman1" style:font-size-complex="11pt"/>
    </style:style>
    <style:style style:name="P44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28d763" style:font-name-asian="標楷體2" style:font-size-asian="11pt" style:font-name-complex="Times New Roman1" style:font-size-complex="11pt"/>
    </style:style>
    <style:style style:name="P44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6628dc" style:font-name-asian="標楷體2" style:font-size-asian="11pt" style:font-name-complex="Times New Roman1" style:font-size-complex="11pt"/>
    </style:style>
    <style:style style:name="P44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663443" style:font-name-asian="標楷體2" style:font-size-asian="11pt" style:font-name-complex="Times New Roman1" style:font-size-complex="11pt"/>
    </style:style>
    <style:style style:name="P44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670bcc" style:font-name-asian="標楷體2" style:font-size-asian="11pt" style:font-name-complex="Times New Roman1" style:font-size-complex="11pt"/>
    </style:style>
    <style:style style:name="P44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9e9039" style:font-name-asian="標楷體2" style:font-size-asian="11pt" style:font-name-complex="Times New Roman1" style:font-size-complex="11pt"/>
    </style:style>
    <style:style style:name="P44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a41397" style:font-name-asian="標楷體2" style:font-size-asian="11pt" style:font-name-complex="Times New Roman1" style:font-size-complex="11pt"/>
    </style:style>
    <style:style style:name="P45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a519ed" style:font-name-asian="標楷體2" style:font-size-asian="11pt" style:font-name-complex="Times New Roman1" style:font-size-complex="11pt"/>
    </style:style>
    <style:style style:name="P45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a5ea05" style:font-name-asian="標楷體2" style:font-size-asian="11pt" style:font-name-complex="Times New Roman1" style:font-size-complex="11pt"/>
    </style:style>
    <style:style style:name="P45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a6112f" style:font-name-asian="標楷體2" style:font-size-asian="11pt" style:font-name-complex="Times New Roman1" style:font-size-complex="11pt"/>
    </style:style>
    <style:style style:name="P45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0c066" style:font-name-asian="標楷體2" style:font-size-asian="11pt" style:font-name-complex="Times New Roman1" style:font-size-complex="11pt"/>
    </style:style>
    <style:style style:name="P45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79e16" style:font-name-asian="標楷體2" style:font-size-asian="11pt" style:font-name-complex="Times New Roman1" style:font-size-complex="11pt"/>
    </style:style>
    <style:style style:name="P45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8f337" style:font-name-asian="標楷體2" style:font-size-asian="11pt" style:font-name-complex="Times New Roman1" style:font-size-complex="11pt"/>
    </style:style>
    <style:style style:name="P45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a28db" style:font-name-asian="標楷體2" style:font-size-asian="11pt" style:font-name-complex="Times New Roman1" style:font-size-complex="11pt"/>
    </style:style>
    <style:style style:name="P45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b4032" style:font-name-asian="標楷體2" style:font-size-asian="11pt" style:font-name-complex="Times New Roman1" style:font-size-complex="11pt"/>
    </style:style>
    <style:style style:name="P45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c1835c" style:font-name-asian="標楷體2" style:font-size-asian="11pt" style:font-name-complex="Times New Roman1" style:font-size-complex="11pt"/>
    </style:style>
    <style:style style:name="P45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c18dec" style:font-name-asian="標楷體2" style:font-size-asian="11pt" style:font-name-complex="Times New Roman1" style:font-size-complex="11pt"/>
    </style:style>
    <style:style style:name="P46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7f6a0d" style:font-name-asian="標楷體2" style:font-size-asian="11pt" style:font-name-complex="Times New Roman1" style:font-size-complex="11pt"/>
    </style:style>
    <style:style style:name="P46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c4a407" style:font-name-asian="標楷體2" style:font-size-asian="11pt" style:font-name-complex="Times New Roman1" style:font-size-complex="11pt"/>
    </style:style>
    <style:style style:name="P46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c72017" style:font-name-asian="標楷體2" style:font-size-asian="11pt" style:font-name-complex="Times New Roman1" style:font-size-complex="11pt"/>
    </style:style>
    <style:style style:name="P46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c884eb" style:font-name-asian="標楷體2" style:font-size-asian="11pt" style:font-name-complex="Times New Roman1" style:font-size-complex="11pt"/>
    </style:style>
    <style:style style:name="P46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db9272" style:font-name-asian="標楷體2" style:font-size-asian="11pt" style:font-name-complex="Times New Roman1" style:font-size-complex="11pt"/>
    </style:style>
    <style:style style:name="P46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dc9585" style:font-name-asian="標楷體2" style:font-size-asian="11pt" style:font-name-complex="Times New Roman1" style:font-size-complex="11pt"/>
    </style:style>
    <style:style style:name="P46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de2d7e" style:font-name-asian="標楷體2" style:font-size-asian="11pt" style:font-name-complex="Times New Roman1" style:font-size-complex="11pt"/>
    </style:style>
    <style:style style:name="P46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dfc5d3" style:font-name-asian="標楷體2" style:font-size-asian="11pt" style:font-name-complex="Times New Roman1" style:font-size-complex="11pt"/>
    </style:style>
    <style:style style:name="P46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e2947c" style:font-name-asian="標楷體2" style:font-size-asian="11pt" style:font-name-complex="Times New Roman1" style:font-size-complex="11pt"/>
    </style:style>
    <style:style style:name="P46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e36279" style:font-name-asian="標楷體2" style:font-size-asian="11pt" style:font-name-complex="Times New Roman1" style:font-size-complex="11pt"/>
    </style:style>
    <style:style style:name="P47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e3c236" style:font-name-asian="標楷體2" style:font-size-asian="11pt" style:font-name-complex="Times New Roman1" style:font-size-complex="11pt"/>
    </style:style>
    <style:style style:name="P47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e4b10f" style:font-name-asian="標楷體2" style:font-size-asian="11pt" style:font-name-complex="Times New Roman1" style:font-size-complex="11pt"/>
    </style:style>
    <style:style style:name="P472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e74eb8" style:font-name-asian="標楷體2" style:font-size-asian="11pt" style:font-name-complex="Times New Roman1" style:font-size-complex="11pt"/>
    </style:style>
    <style:style style:name="P473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b1d810" style:font-name-asian="標楷體2" style:font-size-asian="11pt" style:font-name-complex="Times New Roman1" style:font-size-complex="11pt"/>
    </style:style>
    <style:style style:name="P474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0d9cff0" style:font-name-asian="標楷體2" style:font-size-asian="11pt" style:font-name-complex="Times New Roman1" style:font-size-complex="11pt"/>
    </style:style>
    <style:style style:name="P475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3b206" style:font-name-asian="標楷體2" style:font-size-asian="11pt" style:font-name-complex="Times New Roman1" style:font-size-complex="11pt"/>
    </style:style>
    <style:style style:name="P476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d24c4" style:font-name-asian="標楷體2" style:font-size-asian="11pt" style:font-name-complex="Times New Roman1" style:font-size-complex="11pt"/>
    </style:style>
    <style:style style:name="P477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fo:font-size="11pt" officeooo:paragraph-rsid="010dc505" style:font-name-asian="標楷體2" style:font-size-asian="11pt" style:font-name-complex="Times New Roman1" style:font-size-complex="11pt"/>
    </style:style>
    <style:style style:name="P478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6628dc" style:letter-kerning="false" style:font-name-asian="標楷體2" style:font-name-complex="Times New Roman1"/>
    </style:style>
    <style:style style:name="P479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663443" style:letter-kerning="false" style:font-name-asian="標楷體2" style:font-name-complex="Times New Roman1"/>
    </style:style>
    <style:style style:name="P480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officeooo:paragraph-rsid="00670bcc" style:letter-kerning="false" style:font-name-asian="標楷體2" style:font-name-complex="Times New Roman1"/>
    </style:style>
    <style:style style:name="P481" style:family="paragraph" style:parent-style-name="Table_20_Contents">
      <style:paragraph-properties fo:text-align="justify" style:justify-single-word="false" fo:orphans="0" fo:widows="0"/>
      <style:text-properties style:text-line-through-style="solid" style:text-line-through-type="single" style:font-name="Times New Roman" style:text-underline-style="solid" style:text-underline-width="auto" style:text-underline-color="font-color" fo:font-weight="bold" officeooo:paragraph-rsid="00849495" style:font-name-asian="標楷體2" style:font-weight-asian="bold" style:font-name-complex="Times New Roman1" style:font-weight-complex="bold"/>
    </style:style>
    <style:style style:name="P482" style:family="paragraph" style:parent-style-name="Table_20_Contents">
      <style:text-properties style:text-line-through-style="solid" style:text-line-through-type="single" officeooo:paragraph-rsid="006628dc"/>
    </style:style>
    <style:style style:name="P483" style:family="paragraph" style:parent-style-name="Table_20_Contents">
      <style:text-properties style:text-line-through-style="solid" style:text-line-through-type="single" officeooo:paragraph-rsid="00663443"/>
    </style:style>
    <style:style style:name="P484" style:family="paragraph" style:parent-style-name="Table_20_Contents">
      <style:text-properties style:text-line-through-style="solid" style:text-line-through-type="single" officeooo:paragraph-rsid="00670bcc"/>
    </style:style>
    <style:style style:name="P485" style:family="paragraph" style:parent-style-name="Table_20_Contents">
      <style:text-properties officeooo:paragraph-rsid="00670bcc"/>
    </style:style>
    <style:style style:name="P486" style:family="paragraph" style:parent-style-name="Table_20_Contents">
      <style:paragraph-properties fo:text-align="justify" style:justify-single-word="false" fo:orphans="0" fo:widows="0"/>
      <style:text-properties fo:color="#0000ff" loext:opacity="100%" style:font-name="Garamond" fo:font-size="12pt" style:text-underline-style="solid" style:text-underline-width="auto" style:text-underline-color="font-color" officeooo:rsid="002c69cf" officeooo:paragraph-rsid="0058d461" style:letter-kerning="false" style:font-name-asian="細明體2" style:font-size-asian="12pt" style:font-name-complex="Times New Roman1" style:font-size-complex="12pt"/>
    </style:style>
    <style:style style:name="P487" style:family="paragraph" style:parent-style-name="Table_20_Contents">
      <style:paragraph-properties fo:text-align="justify" style:justify-single-word="false" fo:orphans="0" fo:widows="0"/>
      <style:text-properties style:font-name="標楷體" fo:font-size="11pt" officeooo:paragraph-rsid="00cdff13" style:font-name-asian="標楷體" style:font-size-asian="11pt" style:font-name-complex="Times New Roman1" style:font-size-complex="11pt"/>
    </style:style>
    <style:style style:name="P488" style:family="paragraph" style:parent-style-name="Table_20_Contents">
      <style:paragraph-properties fo:text-align="justify" style:justify-single-word="false" fo:orphans="0" fo:widows="0"/>
      <style:text-properties style:text-line-through-style="none" style:text-line-through-type="none" style:font-name="Times New Roman" fo:font-size="11pt" officeooo:paragraph-rsid="00cb1afe" style:font-name-asian="標楷體2" style:font-size-asian="11pt" style:font-name-complex="Times New Roman1" style:font-size-complex="11pt"/>
    </style:style>
    <style:style style:name="P489" style:family="paragraph" style:parent-style-name="Standard_20__28_user_29_">
      <style:paragraph-properties fo:margin-left="0cm" fo:margin-right="0cm" fo:margin-top="0.275cm" fo:margin-bottom="0.275cm" style:contextual-spacing="false" fo:line-height="100%" fo:text-align="justify" style:justify-single-word="false" fo:orphans="2" fo:widows="2" fo:text-indent="0.185cm" style:auto-text-indent="false"/>
      <style:text-properties officeooo:paragraph-rsid="00054811" style:font-name-complex="Times New Roman1"/>
    </style:style>
    <style:style style:name="P490" style:family="paragraph" style:parent-style-name="Standard_20__28_user_29_">
      <style:paragraph-properties fo:margin-left="0cm" fo:margin-right="0cm" fo:margin-top="0.275cm" fo:margin-bottom="0.275cm" style:contextual-spacing="false" fo:line-height="100%" fo:text-align="justify" style:justify-single-word="false" fo:orphans="2" fo:widows="2" fo:text-indent="0.185cm" style:auto-text-indent="false"/>
      <style:text-properties style:font-name="Garamond" officeooo:paragraph-rsid="00054811" style:letter-kerning="false" style:font-name-asian="細明體2" style:font-name-complex="Times New Roman1" style:font-size-complex="12pt"/>
    </style:style>
    <style:style style:name="P491" style:family="paragraph" style:parent-style-name="Footnote">
      <style:text-properties fo:font-size="11pt" officeooo:paragraph-rsid="0012ae05" style:font-size-asian="11pt" style:font-size-complex="11pt"/>
    </style:style>
    <style:style style:name="P492" style:family="paragraph" style:parent-style-name="Footnote">
      <style:text-properties fo:font-size="11pt" officeooo:paragraph-rsid="008d38a8" style:font-name-asian="細明體" style:font-size-asian="11pt" style:font-size-complex="11pt"/>
    </style:style>
    <style:style style:name="P493" style:family="paragraph" style:parent-style-name="Footnote">
      <style:paragraph-properties fo:text-align="justify" style:justify-single-word="false" fo:orphans="0" fo:widows="0"/>
      <style:text-properties style:font-name="Garamond" fo:font-size="11pt" officeooo:paragraph-rsid="003514d0" style:letter-kerning="false" style:font-name-asian="細明體2" style:font-size-asian="11pt" style:font-name-complex="Times New Roman1" style:font-size-complex="11pt"/>
    </style:style>
    <style:style style:name="P494" style:family="paragraph" style:parent-style-name="Footnote">
      <style:paragraph-properties fo:text-align="justify" style:justify-single-word="false" fo:orphans="0" fo:widows="0"/>
      <style:text-properties style:font-name="Garamond" fo:font-size="11pt" officeooo:paragraph-rsid="00a519ed" style:letter-kerning="false" style:font-name-asian="細明體2" style:font-size-asian="11pt" style:font-name-complex="Times New Roman1" style:font-size-complex="11pt"/>
    </style:style>
    <style:style style:name="P495" style:family="paragraph" style:parent-style-name="Footnote">
      <style:paragraph-properties fo:text-align="justify" style:justify-single-word="false" fo:orphans="0" fo:widows="0"/>
      <style:text-properties style:font-name="Garamond" fo:font-size="11pt" officeooo:paragraph-rsid="008d38a8" style:font-name-asian="細明體" style:font-size-asian="11pt" style:font-name-complex="Times New Roman1" style:font-size-complex="11pt"/>
    </style:style>
    <style:style style:name="P496" style:family="paragraph" style:parent-style-name="Footnote">
      <style:text-properties style:font-name="細明體" fo:font-size="11pt" officeooo:paragraph-rsid="008d38a8" style:font-name-asian="細明體" style:font-size-asian="11pt" style:font-size-complex="11pt"/>
    </style:style>
    <style:style style:name="P497" style:family="paragraph" style:parent-style-name="Footnote">
      <style:paragraph-properties fo:text-align="justify" style:justify-single-word="false" fo:orphans="0" fo:widows="0"/>
      <style:text-properties style:font-name="細明體" fo:font-size="11pt" officeooo:paragraph-rsid="008d38a8" style:font-name-asian="細明體" style:font-size-asian="11pt" style:font-size-complex="11pt"/>
    </style:style>
    <style:style style:name="P498" style:family="paragraph" style:parent-style-name="Normal_20__28_Web_29_">
      <style:paragraph-properties fo:margin-top="0.21cm" fo:margin-bottom="0.21cm" style:contextual-spacing="false" fo:line-height="100%" fo:text-align="justify" style:justify-single-word="false" fo:orphans="0" fo:widows="0"/>
      <style:text-properties style:font-name="Garamond" officeooo:paragraph-rsid="00ffb32f" style:font-name-asian="細明體2" style:font-name-complex="Times New Roman1"/>
    </style:style>
    <style:style style:name="P499" style:family="paragraph" style:parent-style-name="Normal_20__28_Web_29_">
      <style:paragraph-properties fo:margin-top="0.21cm" fo:margin-bottom="0.21cm" style:contextual-spacing="false" fo:line-height="100%" fo:orphans="0" fo:widows="0"/>
      <style:text-properties officeooo:paragraph-rsid="00ffb32f"/>
    </style:style>
    <style:style style:name="P500" style:family="paragraph" style:parent-style-name="Standard">
      <style:paragraph-properties fo:margin-left="0cm" fo:margin-right="0cm" fo:orphans="0" fo:widows="0" fo:text-indent="0cm" style:auto-text-indent="false"/>
      <style:text-properties style:font-name="Garamond" fo:font-size="12pt" officeooo:paragraph-rsid="001c7e9a" style:letter-kerning="false" style:font-name-asian="細明體2" style:font-size-asian="12pt" style:font-name-complex="Times New Roman1" style:font-size-complex="12pt"/>
    </style:style>
    <style:style style:name="P501" style:family="paragraph" style:parent-style-name="Standard_20__28_user_29_">
      <style:paragraph-properties fo:margin-left="0cm" fo:margin-right="0cm" fo:orphans="0" fo:widows="0" fo:text-indent="0cm" style:auto-text-indent="false"/>
      <style:text-properties style:font-name="Garamond" fo:font-size="12pt" officeooo:paragraph-rsid="010d24c4" style:letter-kerning="false" style:font-name-asian="細明體2" style:font-size-asian="12pt" style:font-name-complex="Times New Roman1" style:font-size-complex="12pt"/>
    </style:style>
    <style:style style:name="P502" style:family="paragraph" style:parent-style-name="Standard_20__28_user_29_">
      <style:paragraph-properties fo:margin-left="0cm" fo:margin-right="0cm" fo:orphans="0" fo:widows="0" fo:text-indent="0cm" style:auto-text-indent="false"/>
      <style:text-properties style:font-name="Garamond" fo:font-size="12pt" officeooo:paragraph-rsid="001c7e9a" style:letter-kerning="false" style:font-name-asian="細明體2" style:font-size-asian="12pt" style:font-name-complex="Times New Roman1" style:font-size-complex="12pt"/>
    </style:style>
    <style:style style:name="P503" style:family="paragraph" style:parent-style-name="Standard_20__28_user_29_">
      <style:paragraph-properties fo:margin-left="0cm" fo:margin-right="0cm" fo:text-align="justify" style:justify-single-word="false" fo:orphans="0" fo:widows="0" fo:text-indent="0cm" style:auto-text-indent="false"/>
      <style:text-properties style:font-name="Garamond" fo:font-size="12pt" officeooo:paragraph-rsid="010d24c4" style:letter-kerning="false" style:font-name-asian="細明體2" style:font-size-asian="12pt" style:font-name-complex="Times New Roman1" style:font-size-complex="12pt"/>
    </style:style>
    <style:style style:name="P504" style:family="paragraph" style:parent-style-name="Standard_20__28_user_29_" style:master-page-name="Standard">
      <style:paragraph-properties fo:text-align="center" style:justify-single-word="false" style:page-number="auto"/>
      <style:text-properties fo:color="#000000" loext:opacity="100%" style:font-name="Times New Roman" fo:font-size="36pt" officeooo:paragraph-rsid="0100d414" style:font-name-asian="標楷體2" style:font-size-asian="36pt" style:font-name-complex="Times New Roman1" style:font-size-complex="36pt" style:font-weight-complex="bold"/>
    </style:style>
    <style:style style:name="P505" style:family="paragraph" style:parent-style-name="Standard_20__28_user_29_" style:list-style-name="WWNum2">
      <style:paragraph-properties fo:margin-top="0.212cm" fo:margin-bottom="0.212cm" style:contextual-spacing="false" fo:text-align="justify" style:justify-single-word="false" fo:orphans="0" fo:widows="0"/>
      <style:text-properties fo:font-size="11pt" style:font-name-asian="細明體2" style:font-size-asian="11pt"/>
    </style:style>
    <style:style style:name="P506" style:family="paragraph" style:parent-style-name="Standard_20__28_user_29_" style:list-style-name="WWNum2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text-underline-style="solid" style:text-underline-width="auto" style:text-underline-color="font-color" fo:font-weight="bold" style:letter-kerning="false" style:font-name-asian="細明體2" style:font-size-asian="11pt" style:font-weight-asian="bold" style:font-name-complex="Times New Roman1" style:font-weight-complex="bold"/>
    </style:style>
    <style:style style:name="P507" style:family="paragraph" style:parent-style-name="Standard_20__28_user_29_" style:list-style-name="WWNum2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letter-kerning="false" style:font-name-asian="細明體2" style:font-size-asian="11pt" style:font-name-complex="Times New Roman1"/>
    </style:style>
    <style:style style:name="P508" style:family="paragraph" style:parent-style-name="Standard_20__28_user_29_" style:list-style-name="WWNum21a">
      <style:paragraph-properties fo:margin-top="0.212cm" fo:margin-bottom="0.212cm" style:contextual-spacing="false" fo:text-align="start" style:justify-single-word="false" fo:orphans="2" fo:widows="2"/>
      <style:text-properties style:font-name="Garamond" fo:font-size="11pt" officeooo:paragraph-rsid="000e43f8" style:letter-kerning="false" style:font-name-asian="細明體2" style:font-size-asian="11pt" style:font-name-complex="Times New Roman1"/>
    </style:style>
    <style:style style:name="P509" style:family="paragraph" style:parent-style-name="Standard_20__28_user_29_" style:list-style-name="WWNum2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font-name-asian="細明體2" style:font-size-asian="11pt"/>
    </style:style>
    <style:style style:name="P510" style:family="paragraph" style:parent-style-name="Standard_20__28_user_29_" style:list-style-name="WWNum3">
      <style:paragraph-properties fo:margin-top="0.212cm" fo:margin-bottom="0.212cm" style:contextual-spacing="false" fo:text-align="justify" style:justify-single-word="false" fo:orphans="0" fo:widows="0"/>
      <style:text-properties style:font-name="Garamond" fo:font-size="11pt" style:font-name-asian="細明體2" style:font-size-asian="11pt"/>
    </style:style>
    <style:style style:name="P511" style:family="paragraph" style:parent-style-name="Table_20_Contents" style:list-style-name="WWNum7">
      <style:paragraph-properties fo:text-align="justify" style:justify-single-word="false" fo:orphans="0" fo:widows="0"/>
    </style:style>
    <style:style style:name="T1" style:family="text">
      <style:text-properties fo:color="#000000" loext:opacity="100%" style:font-name="Garamond" fo:font-size="11pt" style:letter-kerning="false" style:font-name-asian="細明體2" style:font-size-asian="11pt" style:font-name-complex="Arial1"/>
    </style:style>
    <style:style style:name="T2" style:family="text">
      <style:text-properties fo:color="#000000" loext:opacity="100%" style:font-name="Garamond" fo:font-size="11pt" style:letter-kerning="false" style:font-name-asian="細明體2" style:font-size-asian="11pt" style:font-name-complex="Times New Roman1"/>
    </style:style>
    <style:style style:name="T3" style:family="text">
      <style:text-properties fo:color="#000000" loext:opacity="100%" style:font-name="Garamond" style:font-name-asian="細明體2" style:font-name-complex="Times New Roman1"/>
    </style:style>
    <style:style style:name="T4" style:family="text">
      <style:text-properties fo:color="#000000" loext:opacity="100%" style:font-name="Cambria" fo:font-size="11pt" style:letter-kerning="false" style:font-name-asian="細明體2" style:font-size-asian="11pt" style:font-name-complex="Cambria1"/>
    </style:style>
    <style:style style:name="T5" style:family="text">
      <style:text-properties fo:color="#000000" loext:opacity="100%" style:font-name="Cambria" style:font-name-asian="細明體2" style:font-name-complex="Cambria1"/>
    </style:style>
    <style:style style:name="T6" style:family="text">
      <style:text-properties fo:color="#000000" loext:opacity="100%" fo:font-size="12pt" officeooo:rsid="008e7cda" style:font-size-asian="12pt" style:font-size-complex="12pt"/>
    </style:style>
    <style:style style:name="T7" style:family="text">
      <style:text-properties fo:color="#000000" loext:opacity="100%" style:font-size-complex="12pt"/>
    </style:style>
    <style:style style:name="T8" style:family="text">
      <style:text-properties fo:color="#000000" loext:opacity="100%" style:font-name="Garamond Baltic" style:font-name-asian="細明體2" style:font-name-complex="Times New Roman1"/>
    </style:style>
    <style:style style:name="T9" style:family="text">
      <style:text-properties fo:color="#000000" loext:opacity="100%" style:text-position="super 58%" style:font-size-complex="12pt"/>
    </style:style>
    <style:style style:name="T10" style:family="text">
      <style:text-properties fo:color="#000000" loext:opacity="100%" style:text-position="super 58%" officeooo:rsid="010dc505" style:font-size-complex="12pt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style:font-name-asian="標楷體2"/>
    </style:style>
    <style:style style:name="T13" style:family="text">
      <style:text-properties style:font-name="Times New Roman" style:font-name-asian="標楷體2" style:font-name-complex="Times New Roman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Garamond"/>
    </style:style>
    <style:style style:name="T16" style:family="text">
      <style:text-properties style:font-name="Garamond" fo:font-size="11pt" style:letter-kerning="false" style:font-name-asian="細明體2" style:font-size-asian="11pt"/>
    </style:style>
    <style:style style:name="T17" style:family="text">
      <style:text-properties style:font-name="Garamond" fo:font-size="11pt" style:letter-kerning="false" style:font-name-asian="細明體2" style:font-size-asian="11pt" style:font-name-complex="Times New Roman1"/>
    </style:style>
    <style:style style:name="T18" style:family="text">
      <style:text-properties style:font-name="Garamond" fo:font-size="11pt" style:letter-kerning="false" style:font-name-asian="細明體2" style:font-size-asian="11pt" style:font-name-complex="Times New Roman1" style:font-size-complex="11pt"/>
    </style:style>
    <style:style style:name="T19" style:family="text">
      <style:text-properties style:font-name="Garamond" fo:font-size="11pt" officeooo:rsid="000d663a" style:letter-kerning="false" style:font-name-asian="細明體2" style:font-size-asian="11pt" style:font-name-complex="Times New Roman1" style:font-size-complex="11pt"/>
    </style:style>
    <style:style style:name="T20" style:family="text">
      <style:text-properties style:font-name="Garamond" fo:font-size="11pt" officeooo:rsid="00817a58" style:letter-kerning="false" style:font-name-asian="細明體2" style:font-size-asian="11pt"/>
    </style:style>
    <style:style style:name="T21" style:family="text">
      <style:text-properties style:font-name="Garamond" fo:font-size="11pt" style:letter-kerning="false" style:font-size-asian="11pt"/>
    </style:style>
    <style:style style:name="T22" style:family="text">
      <style:text-properties style:font-name="Garamond" fo:font-size="11pt" style:letter-kerning="false" style:font-size-asian="11pt" style:font-name-complex="Times New Roman1"/>
    </style:style>
    <style:style style:name="T23" style:family="text">
      <style:text-properties style:font-name="Garamond" fo:font-size="11pt" officeooo:rsid="001f9353" style:letter-kerning="false" style:font-name-asian="細明體" style:font-size-asian="11pt" style:font-name-complex="Times New Roman1" style:font-size-complex="11pt"/>
    </style:style>
    <style:style style:name="T24" style:family="text">
      <style:text-properties style:font-name="Garamond" fo:font-size="11pt" style:font-size-asian="11pt"/>
    </style:style>
    <style:style style:name="T25" style:family="text">
      <style:text-properties style:font-name="Garamond" fo:font-size="11pt" style:font-size-asian="11pt" style:font-size-complex="11pt"/>
    </style:style>
    <style:style style:name="T26" style:family="text">
      <style:text-properties style:font-name="Garamond" fo:font-size="11pt" officeooo:rsid="001f9353" style:font-name-asian="細明體" style:font-size-asian="11pt" style:font-size-complex="11pt"/>
    </style:style>
    <style:style style:name="T27" style:family="text">
      <style:text-properties style:font-name="Garamond" fo:font-size="11pt" fo:font-weight="bold" officeooo:rsid="001f9353" style:letter-kerning="false" style:font-name-asian="細明體" style:font-size-asian="11pt" style:font-weight-asian="bold" style:font-name-complex="Times New Roman1" style:font-size-complex="11pt" style:font-weight-complex="bold"/>
    </style:style>
    <style:style style:name="T28" style:family="text">
      <style:text-properties style:font-name="Garamond" fo:font-size="11pt" style:text-underline-style="solid" style:text-underline-width="auto" style:text-underline-color="font-color" fo:font-weight="bold" style:letter-kerning="false" style:font-name-asian="細明體2" style:font-size-asian="11pt" style:font-weight-asian="bold" style:font-name-complex="Times New Roman1" style:font-weight-complex="bold"/>
    </style:style>
    <style:style style:name="T29" style:family="text">
      <style:text-properties style:font-name="Garamond" fo:font-size="11pt" style:text-underline-style="solid" style:text-underline-width="auto" style:text-underline-color="font-color" style:letter-kerning="false" style:font-size-asian="11pt"/>
    </style:style>
    <style:style style:name="T30" style:family="text">
      <style:text-properties style:font-name="Garamond" fo:font-size="11pt" fo:font-weight="normal" style:letter-kerning="false" style:font-size-asian="11pt" style:font-weight-asian="normal" style:font-name-complex="Times New Roman1" style:font-weight-complex="normal"/>
    </style:style>
    <style:style style:name="T31" style:family="text">
      <style:text-properties style:font-name="Garamond" fo:font-size="11pt" officeooo:rsid="00b28b52" style:font-name-asian="標楷體2" style:font-size-asian="11pt"/>
    </style:style>
    <style:style style:name="T32" style:family="text">
      <style:text-properties style:font-name="Garamond" style:font-name-asian="細明體2"/>
    </style:style>
    <style:style style:name="T33" style:family="text">
      <style:text-properties style:font-name="Garamond" style:font-name-asian="細明體2" style:font-name-complex="Times New Roman1"/>
    </style:style>
    <style:style style:name="T34" style:family="text">
      <style:text-properties style:font-name="Garamond" style:letter-kerning="false"/>
    </style:style>
    <style:style style:name="T35" style:family="text">
      <style:text-properties style:font-name="Garamond" style:letter-kerning="false" style:font-name-asian="細明體2"/>
    </style:style>
    <style:style style:name="T36" style:family="text">
      <style:text-properties style:font-name="Garamond" style:letter-kerning="false" style:font-name-asian="細明體2" style:font-name-complex="Times New Roman1"/>
    </style:style>
    <style:style style:name="T37" style:family="text">
      <style:text-properties style:font-name="Garamond" officeooo:rsid="00066620" style:letter-kerning="false" style:font-name-asian="細明體2" style:font-name-complex="Times New Roman1"/>
    </style:style>
    <style:style style:name="T38" style:family="text">
      <style:text-properties style:font-name="Garamond" officeooo:rsid="00176d13" style:letter-kerning="false" style:font-name-asian="細明體2" style:font-name-complex="Times New Roman1"/>
    </style:style>
    <style:style style:name="T39" style:family="text">
      <style:text-properties style:font-name="Garamond" officeooo:rsid="0019412d" style:letter-kerning="false" style:font-name-asian="細明體2" style:font-name-complex="Times New Roman1"/>
    </style:style>
    <style:style style:name="T40" style:family="text">
      <style:text-properties style:font-name="Garamond" officeooo:rsid="001c5486" style:letter-kerning="false" style:font-name-asian="細明體2" style:font-name-complex="Times New Roman1"/>
    </style:style>
    <style:style style:name="T41" style:family="text">
      <style:text-properties style:font-name="Garamond" style:letter-kerning="false" style:font-name-asian="細明體2" style:font-size-complex="12pt"/>
    </style:style>
    <style:style style:name="T42" style:family="text">
      <style:text-properties style:font-name="Garamond" style:letter-kerning="false" style:font-name-asian="細明體2" style:font-name-complex="Cambria1"/>
    </style:style>
    <style:style style:name="T43" style:family="text">
      <style:text-properties style:font-name="Garamond" officeooo:rsid="00176d13" style:letter-kerning="false" style:font-name-asian="細明體2"/>
    </style:style>
    <style:style style:name="T44" style:family="text">
      <style:text-properties style:font-name="Garamond" style:letter-kerning="false" style:font-name-complex="Times New Roman1"/>
    </style:style>
    <style:style style:name="T45" style:family="text">
      <style:text-properties style:font-name="Garamond" style:letter-kerning="false" style:font-name-asian="Garamond" style:font-name-complex="Cambria1"/>
    </style:style>
    <style:style style:name="T46" style:family="text">
      <style:text-properties style:font-name="Garamond" style:letter-kerning="false" style:font-size-complex="12pt"/>
    </style:style>
    <style:style style:name="T47" style:family="text">
      <style:text-properties style:font-name="Garamond" style:text-underline-style="solid" style:text-underline-width="auto" style:text-underline-color="font-color" fo:font-weight="bold" style:letter-kerning="false" style:font-weight-asian="bold" style:font-name-complex="Times New Roman1" style:font-weight-complex="bold"/>
    </style:style>
    <style:style style:name="T48" style:family="text">
      <style:text-properties style:font-name="Garamond" style:text-underline-style="solid" style:text-underline-width="auto" style:text-underline-color="font-color" fo:font-weight="bold" style:letter-kerning="false" style:font-name-asian="細明體2" style:font-weight-asian="bold" style:font-size-complex="12pt" style:font-weight-complex="bold"/>
    </style:style>
    <style:style style:name="T49" style:family="text">
      <style:text-properties style:font-name="Garamond" officeooo:rsid="00060c72"/>
    </style:style>
    <style:style style:name="T50" style:family="text">
      <style:text-properties style:font-name="Garamond" officeooo:rsid="000bd454"/>
    </style:style>
    <style:style style:name="T51" style:family="text">
      <style:text-properties style:font-name="Garamond" officeooo:rsid="000d663a"/>
    </style:style>
    <style:style style:name="T52" style:family="text">
      <style:text-properties style:font-name="Garamond" officeooo:rsid="000e43f8"/>
    </style:style>
    <style:style style:name="T53" style:family="text">
      <style:text-properties style:font-name="Garamond" officeooo:rsid="0012ae05"/>
    </style:style>
    <style:style style:name="T54" style:family="text">
      <style:text-properties style:font-name="Garamond" officeooo:rsid="0013d086"/>
    </style:style>
    <style:style style:name="T55" style:family="text">
      <style:text-properties style:font-name="Garamond" fo:font-size="12pt" officeooo:rsid="00060c72" style:font-size-asian="12pt" style:font-size-complex="12pt"/>
    </style:style>
    <style:style style:name="T56" style:family="text">
      <style:text-properties style:font-name="Garamond" fo:font-size="12pt" officeooo:rsid="0010ddcf" style:font-size-asian="12pt" style:font-size-complex="12pt"/>
    </style:style>
    <style:style style:name="T57" style:family="text">
      <style:text-properties style:font-name="Garamond" fo:font-size="12pt" style:font-name-asian="細明體2" style:font-size-asian="12pt" style:font-size-complex="12pt"/>
    </style:style>
    <style:style style:name="T58" style:family="text">
      <style:text-properties style:font-name="Garamond" fo:font-size="12pt" style:font-name-asian="細明體2" style:font-size-asian="12pt" style:font-name-complex="Times New Roman1" style:font-size-complex="12pt"/>
    </style:style>
    <style:style style:name="T59" style:family="text">
      <style:text-properties style:font-name="Garamond" fo:font-size="12pt" style:font-name-asian="Garamond" style:font-size-asian="12pt" style:font-size-complex="12pt"/>
    </style:style>
    <style:style style:name="T60" style:family="text">
      <style:text-properties style:font-name="Garamond" officeooo:rsid="001cbfcb"/>
    </style:style>
    <style:style style:name="T61" style:family="text">
      <style:text-properties style:font-name="Garamond" officeooo:rsid="0022ab69"/>
    </style:style>
    <style:style style:name="T62" style:family="text">
      <style:text-properties style:font-name="Garamond" officeooo:rsid="0028d763"/>
    </style:style>
    <style:style style:name="T63" style:family="text">
      <style:text-properties style:font-name="Garamond" officeooo:rsid="001f9353"/>
    </style:style>
    <style:style style:name="T64" style:family="text">
      <style:text-properties style:font-name="Garamond" officeooo:rsid="0023c6cd"/>
    </style:style>
    <style:style style:name="T65" style:family="text">
      <style:text-properties style:font-name="Garamond" officeooo:rsid="001f9353" style:font-name-asian="Garamond"/>
    </style:style>
    <style:style style:name="T66" style:family="text">
      <style:text-properties style:font-name="Garamond" fo:font-weight="bold" officeooo:rsid="001f9353" style:font-weight-asian="bold" style:font-weight-complex="bold"/>
    </style:style>
    <style:style style:name="T67" style:family="text">
      <style:text-properties style:font-name="Garamond" fo:font-weight="bold" style:letter-kerning="false" style:font-weight-asian="bold" style:font-size-complex="12pt" style:font-weight-complex="bold"/>
    </style:style>
    <style:style style:name="T68" style:family="text">
      <style:text-properties style:font-name="Garamond" officeooo:rsid="002bcac6"/>
    </style:style>
    <style:style style:name="T69" style:family="text">
      <style:text-properties style:font-name="Garamond" officeooo:rsid="0034517b"/>
    </style:style>
    <style:style style:name="T70" style:family="text">
      <style:text-properties style:font-name="Garamond" style:text-underline-style="none" fo:font-weight="normal" style:letter-kerning="false" style:font-weight-asian="normal" style:font-name-complex="Times New Roman1" style:font-weight-complex="normal"/>
    </style:style>
    <style:style style:name="T71" style:family="text">
      <style:text-properties style:font-name="Garamond" style:text-underline-style="none" fo:font-weight="normal" style:letter-kerning="false" style:font-name-asian="細明體2" style:font-weight-asian="normal" style:font-size-complex="12pt" style:font-weight-complex="normal"/>
    </style:style>
    <style:style style:name="T72" style:family="text">
      <style:text-properties style:font-name="Garamond" style:text-underline-style="none" fo:font-weight="bold" style:letter-kerning="false" style:font-weight-asian="bold" style:font-name-complex="Times New Roman1" style:font-weight-complex="bold"/>
    </style:style>
    <style:style style:name="T73" style:family="text">
      <style:text-properties style:font-name="Garamond" style:text-underline-style="none" style:letter-kerning="false" style:font-name-complex="Times New Roman1"/>
    </style:style>
    <style:style style:name="T74" style:family="text">
      <style:text-properties style:font-name="Garamond" officeooo:rsid="0038ce86"/>
    </style:style>
    <style:style style:name="T75" style:family="text">
      <style:text-properties style:font-name="Garamond" officeooo:rsid="003db02d"/>
    </style:style>
    <style:style style:name="T76" style:family="text">
      <style:text-properties style:font-name="Garamond" officeooo:rsid="004794d1"/>
    </style:style>
    <style:style style:name="T77" style:family="text">
      <style:text-properties style:font-name="Garamond" officeooo:rsid="004c9139"/>
    </style:style>
    <style:style style:name="T78" style:family="text">
      <style:text-properties style:font-name="Garamond" officeooo:rsid="00503a38"/>
    </style:style>
    <style:style style:name="T79" style:family="text">
      <style:text-properties style:font-name="Garamond" officeooo:rsid="0052b7dc"/>
    </style:style>
    <style:style style:name="T80" style:family="text">
      <style:text-properties style:font-name="Garamond" officeooo:rsid="00563e9c"/>
    </style:style>
    <style:style style:name="T81" style:family="text">
      <style:text-properties style:font-name="Garamond" officeooo:rsid="00580437"/>
    </style:style>
    <style:style style:name="T82" style:family="text">
      <style:text-properties style:font-name="Garamond" officeooo:rsid="0058d461"/>
    </style:style>
    <style:style style:name="T83" style:family="text">
      <style:text-properties style:font-name="Garamond" officeooo:rsid="00618026"/>
    </style:style>
    <style:style style:name="T84" style:family="text">
      <style:text-properties style:font-name="Garamond" officeooo:rsid="007add1b"/>
    </style:style>
    <style:style style:name="T85" style:family="text">
      <style:text-properties style:font-name="Garamond" officeooo:rsid="007e74d6"/>
    </style:style>
    <style:style style:name="T86" style:family="text">
      <style:text-properties style:font-name="Garamond" officeooo:rsid="0080c0a5"/>
    </style:style>
    <style:style style:name="T87" style:family="text">
      <style:text-properties style:font-name="Garamond" officeooo:rsid="0082e228"/>
    </style:style>
    <style:style style:name="T88" style:family="text">
      <style:text-properties style:font-name="Garamond" officeooo:rsid="00849495"/>
    </style:style>
    <style:style style:name="T89" style:family="text">
      <style:text-properties style:font-name="Garamond" officeooo:rsid="0086e293"/>
    </style:style>
    <style:style style:name="T90" style:family="text">
      <style:text-properties style:font-name="Garamond" officeooo:rsid="008ad996"/>
    </style:style>
    <style:style style:name="T91" style:family="text">
      <style:text-properties style:font-name="Garamond" officeooo:rsid="008d38a8"/>
    </style:style>
    <style:style style:name="T92" style:family="text">
      <style:text-properties style:font-name="Garamond" officeooo:rsid="0096cf15"/>
    </style:style>
    <style:style style:name="T93" style:family="text">
      <style:text-properties style:font-name="Garamond" officeooo:rsid="00985115"/>
    </style:style>
    <style:style style:name="T94" style:family="text">
      <style:text-properties style:font-name="Garamond" officeooo:rsid="0099280c"/>
    </style:style>
    <style:style style:name="T95" style:family="text">
      <style:text-properties style:font-name="Garamond" officeooo:rsid="00996a25"/>
    </style:style>
    <style:style style:name="T96" style:family="text">
      <style:text-properties style:font-name="Garamond" fo:font-size="10pt" style:font-size-asian="10pt" style:font-size-complex="10pt"/>
    </style:style>
    <style:style style:name="T97" style:family="text">
      <style:text-properties style:font-name="Garamond" fo:font-size="16pt" fo:font-weight="bold" style:letter-kerning="false" style:font-name-asian="細明體2" style:font-size-asian="16pt" style:font-weight-asian="bold" style:font-name-complex="Garamond1" style:font-size-complex="16pt"/>
    </style:style>
    <style:style style:name="T98" style:family="text">
      <style:text-properties style:font-name="Garamond" fo:font-size="16pt" fo:font-weight="bold" style:font-size-asian="16pt" style:font-weight-asian="bold" style:font-name-complex="Garamond1" style:font-size-complex="16pt"/>
    </style:style>
    <style:style style:name="T99" style:family="text">
      <style:text-properties style:font-name="Garamond" fo:font-size="16pt" fo:font-weight="bold" officeooo:rsid="0018a8ec" style:font-size-asian="16pt" style:font-weight-asian="bold" style:font-name-complex="Garamond1" style:font-size-complex="16pt"/>
    </style:style>
    <style:style style:name="T100" style:family="text">
      <style:text-properties fo:font-size="11pt" style:letter-kerning="false" style:font-size-asian="11pt"/>
    </style:style>
    <style:style style:name="T101" style:family="text">
      <style:text-properties fo:font-size="11pt" style:letter-kerning="false" style:font-size-asian="11pt" style:font-size-complex="11pt"/>
    </style:style>
    <style:style style:name="T102" style:family="text">
      <style:text-properties fo:font-size="11pt" officeooo:rsid="000d663a" style:letter-kerning="false" style:font-size-asian="11pt" style:font-size-complex="11pt"/>
    </style:style>
    <style:style style:name="T103" style:family="text">
      <style:text-properties fo:font-size="11pt" officeooo:rsid="00440e0c" style:letter-kerning="false" style:font-size-asian="11pt" style:font-size-complex="11pt"/>
    </style:style>
    <style:style style:name="T104" style:family="text">
      <style:text-properties fo:font-size="11pt" officeooo:rsid="00817a58" style:letter-kerning="false" style:font-size-asian="11pt"/>
    </style:style>
    <style:style style:name="T105" style:family="text">
      <style:text-properties fo:font-size="11pt" style:letter-kerning="false" style:font-size-asian="11pt" style:font-name-complex="Arial1" style:font-size-complex="11pt"/>
    </style:style>
    <style:style style:name="T106" style:family="text">
      <style:text-properties fo:font-size="11pt" style:font-size-asian="11pt"/>
    </style:style>
    <style:style style:name="T107" style:family="text">
      <style:text-properties fo:font-size="11pt" style:font-size-asian="11pt" style:font-size-complex="11pt"/>
    </style:style>
    <style:style style:name="T108" style:family="text">
      <style:text-properties fo:font-size="11pt" officeooo:rsid="0080ba20" style:font-size-asian="11pt"/>
    </style:style>
    <style:style style:name="T109" style:family="text">
      <style:text-properties fo:font-size="11pt" officeooo:rsid="00b28b52" style:font-size-asian="11pt"/>
    </style:style>
    <style:style style:name="T110" style:family="text">
      <style:text-properties fo:font-size="11pt" style:font-size-asian="11pt" style:font-size-complex="12pt"/>
    </style:style>
    <style:style style:name="T111" style:family="text">
      <style:text-properties fo:font-size="11pt" style:text-underline-style="solid" style:text-underline-width="auto" style:text-underline-color="font-color" fo:font-weight="bold" style:letter-kerning="false" style:font-size-asian="11pt" style:font-weight-asian="bold" style:font-weight-complex="bold"/>
    </style:style>
    <style:style style:name="T112" style:family="text">
      <style:text-properties fo:font-size="11pt" style:text-underline-style="solid" style:text-underline-width="auto" style:text-underline-color="font-color" fo:font-weight="bold" style:letter-kerning="false" style:font-size-asian="11pt" style:font-weight-asian="bold" style:font-size-complex="11pt" style:font-weight-complex="bold"/>
    </style:style>
    <style:style style:name="T113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114" style:family="text">
      <style:text-properties fo:font-size="11pt" style:text-underline-style="solid" style:text-underline-width="auto" style:text-underline-color="font-color" fo:font-weight="normal" style:letter-kerning="false" style:font-size-asian="11pt" style:font-weight-asian="normal" style:font-weight-complex="normal"/>
    </style:style>
    <style:style style:name="T115" style:family="text">
      <style:text-properties fo:font-size="11pt" fo:font-weight="bold" style:letter-kerning="false" style:font-size-asian="11pt" style:font-weight-asian="bold" style:font-size-complex="11pt" style:font-weight-complex="bold"/>
    </style:style>
    <style:style style:name="T116" style:family="text">
      <style:text-properties fo:font-size="11pt" style:text-underline-style="none" fo:font-weight="normal" style:letter-kerning="false" style:font-size-asian="11pt" style:font-weight-asian="normal" style:font-weight-complex="normal"/>
    </style:style>
    <style:style style:name="T117" style:family="text">
      <style:text-properties fo:font-size="11pt" style:text-underline-style="none" fo:font-weight="normal" style:letter-kerning="false" style:font-size-asian="11pt" style:font-weight-asian="normal" style:font-size-complex="11pt" style:font-weight-complex="normal"/>
    </style:style>
    <style:style style:name="T118" style:family="text">
      <style:text-properties fo:font-size="11pt" fo:font-weight="normal" style:letter-kerning="false" style:font-size-asian="11pt" style:font-weight-asian="normal" style:font-weight-complex="normal"/>
    </style:style>
    <style:style style:name="T119" style:family="text">
      <style:text-properties fo:font-size="11pt" fo:font-weight="normal" style:letter-kerning="false" style:font-size-asian="11pt" style:font-weight-asian="normal" style:font-size-complex="11pt" style:font-weight-complex="normal"/>
    </style:style>
    <style:style style:name="T120" style:family="text">
      <style:text-properties style:font-name="標楷體1" style:letter-kerning="false"/>
    </style:style>
    <style:style style:name="T121" style:family="text">
      <style:text-properties style:font-name="標楷體1" style:font-name-asian="標楷體2"/>
    </style:style>
    <style:style style:name="T122" style:family="text">
      <style:text-properties style:font-name="細明體1"/>
    </style:style>
    <style:style style:name="T123" style:family="text">
      <style:text-properties style:font-name="細明體1" style:font-name-asian="細明體2"/>
    </style:style>
    <style:style style:name="T124" style:family="text">
      <style:text-properties style:font-name="細明體1" fo:font-size="11pt" style:text-underline-style="solid" style:text-underline-width="auto" style:text-underline-color="font-color" style:font-size-asian="11pt" style:font-size-complex="11pt"/>
    </style:style>
    <style:style style:name="T125" style:family="text">
      <style:text-properties style:font-name="細明體1" fo:font-size="11pt" style:font-size-asian="11pt" style:font-size-complex="11pt"/>
    </style:style>
    <style:style style:name="T126" style:family="text">
      <style:text-properties style:font-name="Cambria" style:letter-kerning="false" style:font-name-complex="Cambria1"/>
    </style:style>
    <style:style style:name="T127" style:family="text">
      <style:text-properties style:font-name="Cambria" style:letter-kerning="false" style:font-name-asian="細明體2" style:font-name-complex="Cambria1"/>
    </style:style>
    <style:style style:name="T128" style:family="text">
      <style:text-properties style:font-name="Cambria" fo:font-size="11pt" style:letter-kerning="false" style:font-name-asian="細明體2" style:font-size-asian="11pt" style:font-name-complex="Cambria1"/>
    </style:style>
    <style:style style:name="T129" style:family="text">
      <style:text-properties style:font-name="Cambria" fo:font-size="11pt" style:letter-kerning="false" style:font-size-asian="11pt" style:font-name-complex="Cambria1"/>
    </style:style>
    <style:style style:name="T130" style:family="text">
      <style:text-properties style:font-name="Cambria" fo:font-size="11pt" style:font-size-asian="11pt" style:font-name-complex="Cambria1" style:font-size-complex="11pt"/>
    </style:style>
    <style:style style:name="T131" style:family="text">
      <style:text-properties style:font-name="Cambria" style:text-underline-style="solid" style:text-underline-width="auto" style:text-underline-color="font-color" fo:font-weight="bold" style:letter-kerning="false" style:font-name-asian="細明體2" style:font-weight-asian="bold" style:font-size-complex="12pt" style:font-weight-complex="bold"/>
    </style:style>
    <style:style style:name="T132" style:family="text">
      <style:text-properties style:font-name="Cambria" style:font-name-complex="Cambria1"/>
    </style:style>
    <style:style style:name="T133" style:family="text">
      <style:text-properties style:letter-kerning="false"/>
    </style:style>
    <style:style style:name="T134" style:family="text">
      <style:text-properties style:letter-kerning="false" style:font-name-complex="Times New Roman1"/>
    </style:style>
    <style:style style:name="T135" style:family="text">
      <style:text-properties officeooo:rsid="00817a58" style:letter-kerning="false"/>
    </style:style>
    <style:style style:name="T136" style:family="text">
      <style:text-properties officeooo:rsid="00a519ed" style:letter-kerning="false"/>
    </style:style>
    <style:style style:name="T137" style:family="text">
      <style:text-properties officeooo:rsid="00a6112f" style:letter-kerning="false"/>
    </style:style>
    <style:style style:name="T138" style:family="text">
      <style:text-properties officeooo:rsid="00a9687c" style:letter-kerning="false"/>
    </style:style>
    <style:style style:name="T139" style:family="text">
      <style:text-properties officeooo:rsid="00aa22a3" style:letter-kerning="false"/>
    </style:style>
    <style:style style:name="T140" style:family="text">
      <style:text-properties officeooo:rsid="00ad6fde" style:letter-kerning="false"/>
    </style:style>
    <style:style style:name="T141" style:family="text">
      <style:text-properties officeooo:rsid="00b0c066" style:letter-kerning="false"/>
    </style:style>
    <style:style style:name="T142" style:family="text">
      <style:text-properties officeooo:rsid="00b1d810" style:letter-kerning="false"/>
    </style:style>
    <style:style style:name="T143" style:family="text">
      <style:text-properties officeooo:rsid="00b4f8e2" style:letter-kerning="false"/>
    </style:style>
    <style:style style:name="T144" style:family="text">
      <style:text-properties officeooo:rsid="00b8f337" style:letter-kerning="false"/>
    </style:style>
    <style:style style:name="T145" style:family="text">
      <style:text-properties officeooo:rsid="00ba28db" style:letter-kerning="false"/>
    </style:style>
    <style:style style:name="T146" style:family="text">
      <style:text-properties officeooo:rsid="00bb4032" style:letter-kerning="false"/>
    </style:style>
    <style:style style:name="T147" style:family="text">
      <style:text-properties officeooo:rsid="00bc0fd3" style:letter-kerning="false"/>
    </style:style>
    <style:style style:name="T148" style:family="text">
      <style:text-properties officeooo:rsid="00bc6678" style:letter-kerning="false"/>
    </style:style>
    <style:style style:name="T149" style:family="text">
      <style:text-properties officeooo:rsid="0103b206" style:letter-kerning="false"/>
    </style:style>
    <style:style style:name="T1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1" style:family="text">
      <style:text-properties style:text-underline-style="solid" style:text-underline-width="auto" style:text-underline-color="font-color" officeooo:rsid="002c69cf"/>
    </style:style>
    <style:style style:name="T152" style:family="text">
      <style:text-properties fo:color="#0000ff" loext:opacity="100%" style:font-name="Garamond" fo:font-size="11pt" style:text-underline-style="solid" style:text-underline-width="auto" style:text-underline-color="font-color" style:letter-kerning="false" style:font-name-asian="細明體2" style:font-size-asian="11pt" style:font-name-complex="Times New Roman1"/>
    </style:style>
    <style:style style:name="T153" style:family="text">
      <style:text-properties fo:color="#0000ff" loext:opacity="100%" style:font-name="Garamond" fo:font-size="11pt" style:text-underline-style="solid" style:text-underline-width="auto" style:text-underline-color="font-color" style:letter-kerning="false" style:font-name-asian="細明體2" style:font-size-asian="11pt" style:font-name-complex="Times New Roman1" style:font-size-complex="11pt"/>
    </style:style>
    <style:style style:name="T154" style:family="text">
      <style:text-properties fo:color="#0000ff" loext:opacity="100%" style:font-name="Garamond" fo:font-size="11pt" style:text-underline-style="solid" style:text-underline-width="auto" style:text-underline-color="font-color" style:letter-kerning="false" style:font-size-asian="11pt" style:font-name-complex="Times New Roman1"/>
    </style:style>
    <style:style style:name="T155" style:family="text">
      <style:text-properties fo:color="#0000ff" loext:opacity="100%" style:font-name="Cambria" fo:font-size="11pt" style:text-underline-style="solid" style:text-underline-width="auto" style:text-underline-color="font-color" style:letter-kerning="false" style:font-size-asian="11pt" style:font-name-complex="Cambria1"/>
    </style:style>
    <style:style style:name="T156" style:family="text">
      <style:text-properties fo:color="#0000ff" loext:opacity="100%" style:font-name="Cambria" fo:font-size="12pt" style:text-underline-style="solid" style:text-underline-width="auto" style:text-underline-color="font-color" officeooo:rsid="002c69cf" style:font-size-asian="12pt" style:font-name-complex="Cambria1" style:font-size-complex="12pt"/>
    </style:style>
    <style:style style:name="T157" style:family="text">
      <style:text-properties fo:color="#0000ff" loext:opacity="100%" fo:font-size="11pt" style:text-underline-style="solid" style:text-underline-width="auto" style:text-underline-color="font-color" style:font-size-asian="11pt" style:font-size-complex="11pt"/>
    </style:style>
    <style:style style:name="T158" style:family="text">
      <style:text-properties fo:color="#0000ff" loext:opacity="100%" fo:font-size="11pt" style:text-underline-style="solid" style:text-underline-width="auto" style:text-underline-color="font-color" style:letter-kerning="false" style:font-size-asian="11pt" style:font-size-complex="11pt"/>
    </style:style>
    <style:style style:name="T159" style:family="text">
      <style:text-properties fo:color="#0000ff" loext:opacity="100%" fo:font-size="12pt" style:text-underline-style="solid" style:text-underline-width="auto" style:text-underline-color="font-color" officeooo:rsid="002c69cf" style:font-size-asian="12pt" style:font-size-complex="12pt"/>
    </style:style>
    <style:style style:name="T160" style:family="text">
      <style:text-properties officeooo:rsid="0004f7e5"/>
    </style:style>
    <style:style style:name="T161" style:family="text">
      <style:text-properties officeooo:rsid="00060c72"/>
    </style:style>
    <style:style style:name="T162" style:family="text">
      <style:text-properties fo:font-size="12pt" style:letter-kerning="false" style:font-size-asian="12pt" style:font-size-complex="12pt"/>
    </style:style>
    <style:style style:name="T163" style:family="text">
      <style:text-properties fo:font-size="12pt" officeooo:rsid="00066620" style:letter-kerning="false" style:font-size-asian="12pt" style:font-size-complex="12pt"/>
    </style:style>
    <style:style style:name="T16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5" style:family="text">
      <style:text-properties fo:font-size="12pt" style:font-size-asian="12pt" style:font-size-complex="12pt"/>
    </style:style>
    <style:style style:name="T166" style:family="text">
      <style:text-properties officeooo:rsid="0009eb24"/>
    </style:style>
    <style:style style:name="T167" style:family="text">
      <style:text-properties style:text-position="super 58%"/>
    </style:style>
    <style:style style:name="T168" style:family="text">
      <style:text-properties style:text-position="super 58%" fo:font-weight="bold" officeooo:rsid="001cbfcb" style:font-weight-asian="bold" style:font-weight-complex="bold"/>
    </style:style>
    <style:style style:name="T169" style:family="text">
      <style:text-properties style:text-position="super 58%" style:text-underline-style="solid" style:text-underline-width="auto" style:text-underline-color="font-color" fo:font-weight="bold" style:font-weight-asian="bold" style:font-weight-complex="bold"/>
    </style:style>
    <style:style style:name="T170" style:family="text">
      <style:text-properties style:text-position="super 58%" style:text-underline-style="solid" style:text-underline-width="auto" style:text-underline-color="font-color" fo:font-weight="bold" officeooo:rsid="001f9353" style:font-weight-asian="bold" style:font-weight-complex="bold"/>
    </style:style>
    <style:style style:name="T171" style:family="text">
      <style:text-properties style:text-position="super 58%" style:text-underline-style="solid" style:text-underline-width="auto" style:text-underline-color="font-color" fo:font-weight="bold" officeooo:rsid="001cbfcb" style:font-weight-asian="bold" style:font-weight-complex="bold"/>
    </style:style>
    <style:style style:name="T172" style:family="text">
      <style:text-properties style:text-position="super 58%" style:text-underline-style="solid" style:text-underline-width="auto" style:text-underline-color="font-color" fo:font-weight="bold" officeooo:rsid="00119f56" style:font-weight-asian="bold" style:font-weight-complex="bold"/>
    </style:style>
    <style:style style:name="T173" style:family="text">
      <style:text-properties style:text-position="super 58%" style:text-underline-style="solid" style:text-underline-width="auto" style:text-underline-color="font-color" fo:font-weight="bold" officeooo:rsid="00c18dec" style:font-weight-asian="bold" style:font-weight-complex="bold"/>
    </style:style>
    <style:style style:name="T174" style:family="text">
      <style:text-properties style:text-position="super 58%" style:text-underline-style="solid" style:text-underline-width="auto" style:text-underline-color="font-color" fo:font-weight="bold" officeooo:rsid="00119f56" style:letter-kerning="false" style:font-weight-asian="bold" style:font-weight-complex="bold"/>
    </style:style>
    <style:style style:name="T175" style:family="text">
      <style:text-properties style:text-position="super 58%" officeooo:rsid="00c18dec"/>
    </style:style>
    <style:style style:name="T176" style:family="text">
      <style:text-properties style:font-name="標楷體" style:font-name-asian="標楷體"/>
    </style:style>
    <style:style style:name="T177" style:family="text">
      <style:text-properties style:font-name="標楷體" fo:font-size="11pt" style:letter-kerning="false" style:font-name-asian="標楷體" style:font-size-asian="11pt" style:font-size-complex="11pt"/>
    </style:style>
    <style:style style:name="T178" style:family="text">
      <style:text-properties style:font-name="標楷體" fo:font-size="11pt" style:text-underline-style="solid" style:text-underline-width="auto" style:text-underline-color="font-color" style:letter-kerning="false" style:font-name-asian="標楷體" style:font-size-asian="11pt" style:font-size-complex="11pt"/>
    </style:style>
    <style:style style:name="T179" style:family="text">
      <style:text-properties style:font-name="標楷體" fo:font-size="11pt" style:text-underline-style="none" style:letter-kerning="false" style:font-name-asian="標楷體" style:font-size-asian="11pt" style:font-size-complex="11pt"/>
    </style:style>
    <style:style style:name="T180" style:family="text">
      <style:text-properties style:font-name-asian="標楷體"/>
    </style:style>
    <style:style style:name="T181" style:family="text">
      <style:text-properties officeooo:rsid="000d663a"/>
    </style:style>
    <style:style style:name="T182" style:family="text">
      <style:text-properties fo:font-variant="normal" fo:text-transform="none" fo:color="#000000" loext:opacity="100%" style:font-name="Garamond" fo:font-size="12pt" fo:letter-spacing="normal" fo:font-style="normal" fo:font-weight="normal" officeooo:rsid="000d663a" style:letter-kerning="false" style:font-size-asian="12pt" style:font-size-complex="12pt"/>
    </style:style>
    <style:style style:name="T183" style:family="text">
      <style:text-properties fo:font-variant="normal" fo:text-transform="none" fo:color="#000000" loext:opacity="100%" style:font-name="Garamond" fo:font-size="12pt" fo:letter-spacing="normal" fo:font-style="normal" fo:font-weight="normal" style:font-size-asian="12pt" style:font-size-complex="12pt"/>
    </style:style>
    <style:style style:name="T184" style:family="text">
      <style:text-properties fo:font-variant="normal" fo:text-transform="none" fo:color="#000000" loext:opacity="100%" style:font-name="Garamond" fo:font-size="11pt" fo:letter-spacing="normal" officeooo:rsid="000d663a" style:letter-kerning="false" style:font-name-asian="細明體2" style:font-size-asian="11pt" style:font-style-asian="normal" style:font-weight-asian="normal" style:font-name-complex="Times New Roman1" style:font-size-complex="11pt"/>
    </style:style>
    <style:style style:name="T185" style:family="text">
      <style:text-properties fo:font-variant="normal" fo:text-transform="none" fo:color="#000000" loext:opacity="100%" style:font-name="BlinkMacSystemFont" fo:font-size="9.60000038146973pt" fo:letter-spacing="normal" fo:font-style="normal" fo:font-weight="normal" officeooo:rsid="00176d13" style:letter-kerning="false" style:font-name-asian="細明體2"/>
    </style:style>
    <style:style style:name="T186" style:family="text">
      <style:text-properties fo:font-variant="normal" fo:text-transform="none" fo:color="#005b00" loext:opacity="100%" fo:letter-spacing="normal" style:font-name-asian="Tahoma" style:font-size-asian="15pt" style:font-style-asian="normal" style:font-weight-asian="normal"/>
    </style:style>
    <style:style style:name="T187" style:family="text">
      <style:text-properties fo:font-variant="normal" fo:text-transform="none" fo:color="#333333" loext:opacity="100%" style:font-name="Garamond" fo:font-size="12pt" fo:letter-spacing="normal" style:font-name-asian="細明體2" style:font-size-asian="12pt" style:font-style-asian="normal" style:font-weight-asian="normal" style:font-name-complex="Times New Roman1" style:font-size-complex="12pt"/>
    </style:style>
    <style:style style:name="T188" style:family="text">
      <style:text-properties officeooo:rsid="000e43f8"/>
    </style:style>
    <style:style style:name="T189" style:family="text">
      <style:text-properties officeooo:rsid="001f9353"/>
    </style:style>
    <style:style style:name="T190" style:family="text">
      <style:text-properties style:font-name="細明體" fo:font-size="11pt" style:letter-kerning="false" style:font-name-asian="細明體" style:font-size-asian="11pt" style:font-name-complex="Times New Roman1" style:font-size-complex="11pt"/>
    </style:style>
    <style:style style:name="T191" style:family="text">
      <style:text-properties style:font-name="細明體" fo:font-size="11pt" officeooo:rsid="001f9353" style:letter-kerning="false" style:font-name-asian="細明體" style:font-size-asian="11pt" style:font-name-complex="Times New Roman1" style:font-size-complex="11pt"/>
    </style:style>
    <style:style style:name="T192" style:family="text">
      <style:text-properties style:font-name="細明體" fo:font-size="11pt" style:font-name-asian="細明體" style:font-size-asian="11pt" style:font-size-complex="11pt"/>
    </style:style>
    <style:style style:name="T193" style:family="text">
      <style:text-properties style:font-name="細明體" fo:font-size="11pt" officeooo:rsid="001f9353" style:font-name-asian="細明體" style:font-size-asian="11pt" style:font-size-complex="11pt"/>
    </style:style>
    <style:style style:name="T194" style:family="text">
      <style:text-properties style:font-name="細明體" style:font-name-asian="細明體"/>
    </style:style>
    <style:style style:name="T195" style:family="text">
      <style:text-properties officeooo:rsid="002bcac6"/>
    </style:style>
    <style:style style:name="T196" style:family="text">
      <style:text-properties officeooo:rsid="002cabca"/>
    </style:style>
    <style:style style:name="T197" style:family="text">
      <style:text-properties officeooo:rsid="002f2217"/>
    </style:style>
    <style:style style:name="T198" style:family="text">
      <style:text-properties officeooo:rsid="003016ee"/>
    </style:style>
    <style:style style:name="T199" style:family="text">
      <style:text-properties style:font-name-asian="Garamond"/>
    </style:style>
    <style:style style:name="T200" style:family="text">
      <style:text-properties style:text-underline-style="none" fo:font-weight="normal" style:letter-kerning="false" style:font-weight-asian="normal" style:font-weight-complex="normal"/>
    </style:style>
    <style:style style:name="T201" style:family="text">
      <style:text-properties style:text-underline-style="none" fo:font-weight="normal" style:letter-kerning="false" style:font-weight-asian="normal" style:font-name-complex="Times New Roman1" style:font-weight-complex="normal"/>
    </style:style>
    <style:style style:name="T202" style:family="text">
      <style:text-properties style:text-underline-style="none" fo:font-weight="normal" style:font-weight-asian="normal" style:font-weight-complex="normal"/>
    </style:style>
    <style:style style:name="T203" style:family="text">
      <style:text-properties fo:font-weight="normal" style:letter-kerning="false" style:font-weight-asian="normal" style:font-name-complex="Times New Roman1" style:font-weight-complex="normal"/>
    </style:style>
    <style:style style:name="T204" style:family="text">
      <style:text-properties fo:font-weight="normal" officeooo:rsid="0041d31c" style:letter-kerning="false" style:font-weight-asian="normal" style:font-name-complex="Times New Roman1" style:font-weight-complex="normal"/>
    </style:style>
    <style:style style:name="T205" style:family="text">
      <style:text-properties fo:font-weight="normal" style:letter-kerning="false" style:font-weight-asian="normal" style:font-weight-complex="normal"/>
    </style:style>
    <style:style style:name="T206" style:family="text">
      <style:text-properties fo:font-weight="normal" officeooo:rsid="00b1d810" style:letter-kerning="false" style:font-weight-asian="normal" style:font-weight-complex="normal"/>
    </style:style>
    <style:style style:name="T207" style:family="text">
      <style:text-properties fo:font-weight="normal" officeooo:rsid="00be96be" style:letter-kerning="false" style:font-weight-asian="normal" style:font-weight-complex="normal"/>
    </style:style>
    <style:style style:name="T208" style:family="text">
      <style:text-properties fo:font-weight="normal" officeooo:rsid="00c1835c" style:letter-kerning="false" style:font-weight-asian="normal" style:font-weight-complex="normal"/>
    </style:style>
    <style:style style:name="T209" style:family="text">
      <style:text-properties fo:font-weight="normal" officeooo:rsid="00c4a407" style:letter-kerning="false" style:font-weight-asian="normal" style:font-weight-complex="normal"/>
    </style:style>
    <style:style style:name="T210" style:family="text">
      <style:text-properties fo:font-weight="normal" officeooo:rsid="00c63643" style:letter-kerning="false" style:font-weight-asian="normal" style:font-weight-complex="normal"/>
    </style:style>
    <style:style style:name="T211" style:family="text">
      <style:text-properties fo:font-weight="normal" officeooo:rsid="00c72017" style:letter-kerning="false" style:font-weight-asian="normal" style:font-weight-complex="normal"/>
    </style:style>
    <style:style style:name="T212" style:family="text">
      <style:text-properties fo:font-weight="normal" officeooo:rsid="00c884eb" style:letter-kerning="false" style:font-weight-asian="normal" style:font-weight-complex="normal"/>
    </style:style>
    <style:style style:name="T213" style:family="text">
      <style:text-properties fo:font-weight="normal" officeooo:rsid="00d9cff0" style:letter-kerning="false" style:font-weight-asian="normal" style:font-weight-complex="normal"/>
    </style:style>
    <style:style style:name="T214" style:family="text">
      <style:text-properties fo:font-weight="normal" officeooo:rsid="00db9272" style:letter-kerning="false" style:font-weight-asian="normal" style:font-weight-complex="normal"/>
    </style:style>
    <style:style style:name="T215" style:family="text">
      <style:text-properties fo:font-weight="normal" officeooo:rsid="00dc9585" style:letter-kerning="false" style:font-weight-asian="normal" style:font-weight-complex="normal"/>
    </style:style>
    <style:style style:name="T216" style:family="text">
      <style:text-properties fo:font-weight="normal" officeooo:rsid="00de2d7e" style:letter-kerning="false" style:font-weight-asian="normal" style:font-weight-complex="normal"/>
    </style:style>
    <style:style style:name="T217" style:family="text">
      <style:text-properties fo:font-weight="normal" officeooo:rsid="00dfc5d3" style:letter-kerning="false" style:font-weight-asian="normal" style:font-weight-complex="normal"/>
    </style:style>
    <style:style style:name="T218" style:family="text">
      <style:text-properties fo:font-weight="normal" officeooo:rsid="00e2947c" style:letter-kerning="false" style:font-weight-asian="normal" style:font-weight-complex="normal"/>
    </style:style>
    <style:style style:name="T219" style:family="text">
      <style:text-properties fo:font-weight="normal" officeooo:rsid="00e36279" style:letter-kerning="false" style:font-weight-asian="normal" style:font-weight-complex="normal"/>
    </style:style>
    <style:style style:name="T220" style:family="text">
      <style:text-properties fo:font-weight="normal" officeooo:rsid="00e3c236" style:letter-kerning="false" style:font-weight-asian="normal" style:font-weight-complex="normal"/>
    </style:style>
    <style:style style:name="T221" style:family="text">
      <style:text-properties fo:font-weight="normal" officeooo:rsid="00e472f0" style:letter-kerning="false" style:font-weight-asian="normal" style:font-weight-complex="normal"/>
    </style:style>
    <style:style style:name="T222" style:family="text">
      <style:text-properties fo:font-weight="normal" officeooo:rsid="00e4b10f" style:letter-kerning="false" style:font-weight-asian="normal" style:font-weight-complex="normal"/>
    </style:style>
    <style:style style:name="T223" style:family="text">
      <style:text-properties fo:font-weight="normal" officeooo:rsid="00e5e467" style:letter-kerning="false" style:font-weight-asian="normal" style:font-weight-complex="normal"/>
    </style:style>
    <style:style style:name="T224" style:family="text">
      <style:text-properties fo:font-weight="normal" officeooo:rsid="00e74eb8" style:letter-kerning="false" style:font-weight-asian="normal" style:font-weight-complex="normal"/>
    </style:style>
    <style:style style:name="T225" style:family="text">
      <style:text-properties officeooo:rsid="003bbff1"/>
    </style:style>
    <style:style style:name="T226" style:family="text">
      <style:text-properties officeooo:rsid="003fab7b"/>
    </style:style>
    <style:style style:name="T227" style:family="text">
      <style:text-properties officeooo:rsid="00417e43"/>
    </style:style>
    <style:style style:name="T228" style:family="text">
      <style:text-properties officeooo:rsid="00440e0c"/>
    </style:style>
    <style:style style:name="T229" style:family="text">
      <style:text-properties officeooo:rsid="004c9139"/>
    </style:style>
    <style:style style:name="T230" style:family="text">
      <style:text-properties officeooo:rsid="00580437"/>
    </style:style>
    <style:style style:name="T231" style:family="text">
      <style:text-properties officeooo:rsid="002c69cf"/>
    </style:style>
    <style:style style:name="T232" style:family="text">
      <style:text-properties officeooo:rsid="005a320f"/>
    </style:style>
    <style:style style:name="T233" style:family="text">
      <style:text-properties officeooo:rsid="005a5c38"/>
    </style:style>
    <style:style style:name="T234" style:family="text">
      <style:text-properties officeooo:rsid="005df776"/>
    </style:style>
    <style:style style:name="T235" style:family="text">
      <style:text-properties officeooo:rsid="00618026"/>
    </style:style>
    <style:style style:name="T236" style:family="text">
      <style:text-properties officeooo:rsid="004ea70f"/>
    </style:style>
    <style:style style:name="T237" style:family="text">
      <style:text-properties officeooo:rsid="00663443"/>
    </style:style>
    <style:style style:name="T238" style:family="text">
      <style:text-properties officeooo:rsid="00670bcc"/>
    </style:style>
    <style:style style:name="T239" style:family="text">
      <style:text-properties officeooo:rsid="0068a68d"/>
    </style:style>
    <style:style style:name="T240" style:family="text">
      <style:text-properties officeooo:rsid="007f6a0d"/>
    </style:style>
    <style:style style:name="T241" style:family="text">
      <style:text-properties officeooo:rsid="008b9d3f"/>
    </style:style>
    <style:style style:name="T242" style:family="text">
      <style:text-properties style:font-name-complex="Times New Roman1"/>
    </style:style>
    <style:style style:name="T243" style:family="text">
      <style:text-properties officeooo:rsid="00956e4c"/>
    </style:style>
    <style:style style:name="T244" style:family="text">
      <style:text-properties officeooo:rsid="009e9039"/>
    </style:style>
    <style:style style:name="T245" style:family="text">
      <style:text-properties officeooo:rsid="00a04187"/>
    </style:style>
    <style:style style:name="T246" style:family="text">
      <style:text-properties officeooo:rsid="00a41397"/>
    </style:style>
    <style:style style:name="T247" style:family="text">
      <style:text-properties officeooo:rsid="00a519ed"/>
    </style:style>
    <style:style style:name="T248" style:family="text">
      <style:text-properties officeooo:rsid="00a5ea05"/>
    </style:style>
    <style:style style:name="T249" style:family="text">
      <style:text-properties officeooo:rsid="00a9687c"/>
    </style:style>
    <style:style style:name="T250" style:family="text">
      <style:text-properties officeooo:rsid="00ad6fde"/>
    </style:style>
    <style:style style:name="T251" style:family="text">
      <style:text-properties officeooo:rsid="00b0c066"/>
    </style:style>
    <style:style style:name="T252" style:family="text">
      <style:text-properties officeooo:rsid="00b1d810"/>
    </style:style>
    <style:style style:name="T253" style:family="text">
      <style:text-properties officeooo:rsid="00b79e16"/>
    </style:style>
    <style:style style:name="T254" style:family="text">
      <style:text-properties officeooo:rsid="00b8f337"/>
    </style:style>
    <style:style style:name="T255" style:family="text">
      <style:text-properties officeooo:rsid="00ba28db"/>
    </style:style>
    <style:style style:name="T256" style:family="text">
      <style:text-properties officeooo:rsid="00bb4032"/>
    </style:style>
    <style:style style:name="T257" style:family="text">
      <style:text-properties officeooo:rsid="00bc0fd3"/>
    </style:style>
    <style:style style:name="T258" style:family="text">
      <style:text-properties officeooo:rsid="00bc6678"/>
    </style:style>
    <style:style style:name="T259" style:family="text">
      <style:text-properties officeooo:rsid="00bd28ec"/>
    </style:style>
    <style:style style:name="T260" style:family="text">
      <style:text-properties officeooo:rsid="00be246e"/>
    </style:style>
    <style:style style:name="T261" style:family="text">
      <style:text-properties officeooo:rsid="00c1835c"/>
    </style:style>
    <style:style style:name="T262" style:family="text">
      <style:text-properties officeooo:rsid="00c18dec"/>
    </style:style>
    <style:style style:name="T263" style:family="text">
      <style:text-properties officeooo:rsid="00c4904e"/>
    </style:style>
    <style:style style:name="T264" style:family="text">
      <style:text-properties officeooo:rsid="00c63643"/>
    </style:style>
    <style:style style:name="T265" style:family="text">
      <style:text-properties officeooo:rsid="00c72017"/>
    </style:style>
    <style:style style:name="T266" style:family="text">
      <style:text-properties officeooo:rsid="00c884eb"/>
    </style:style>
    <style:style style:name="T267" style:family="text">
      <style:text-properties officeooo:rsid="00cdff13"/>
    </style:style>
    <style:style style:name="T268" style:family="text">
      <style:text-properties officeooo:rsid="00cfc343"/>
    </style:style>
    <style:style style:name="T269" style:family="text">
      <style:text-properties officeooo:rsid="00d014d8"/>
    </style:style>
    <style:style style:name="T270" style:family="text">
      <style:text-properties officeooo:rsid="00d18b61"/>
    </style:style>
    <style:style style:name="T271" style:family="text">
      <style:text-properties officeooo:rsid="00d25a1a"/>
    </style:style>
    <style:style style:name="T272" style:family="text">
      <style:text-properties officeooo:rsid="00d79c24"/>
    </style:style>
    <style:style style:name="T273" style:family="text">
      <style:text-properties officeooo:rsid="00db9272"/>
    </style:style>
    <style:style style:name="T274" style:family="text">
      <style:text-properties officeooo:rsid="00dc9585"/>
    </style:style>
    <style:style style:name="T275" style:family="text">
      <style:text-properties officeooo:rsid="00ddc08c"/>
    </style:style>
    <style:style style:name="T276" style:family="text">
      <style:text-properties officeooo:rsid="00de2d7e"/>
    </style:style>
    <style:style style:name="T277" style:family="text">
      <style:text-properties officeooo:rsid="00e2947c"/>
    </style:style>
    <style:style style:name="T278" style:family="text">
      <style:text-properties officeooo:rsid="00e36279"/>
    </style:style>
    <style:style style:name="T279" style:family="text">
      <style:text-properties officeooo:rsid="00e3c236"/>
    </style:style>
    <style:style style:name="T280" style:family="text">
      <style:text-properties officeooo:rsid="00e472f0"/>
    </style:style>
    <style:style style:name="T281" style:family="text">
      <style:text-properties officeooo:rsid="00e4b10f"/>
    </style:style>
    <style:style style:name="T282" style:family="text">
      <style:text-properties officeooo:rsid="00e5e467"/>
    </style:style>
    <style:style style:name="T283" style:family="text">
      <style:text-properties officeooo:rsid="00e74eb8"/>
    </style:style>
    <style:style style:name="T284" style:family="text">
      <style:text-properties style:text-line-through-style="none" style:text-line-through-type="none" fo:font-weight="bold" style:font-weight-asian="bold" style:font-weight-complex="bold"/>
    </style:style>
    <style:style style:name="T285" style:family="text">
      <style:text-properties officeooo:rsid="00efe0d1"/>
    </style:style>
    <style:style style:name="T286" style:family="text">
      <style:text-properties officeooo:rsid="00fe567c"/>
    </style:style>
    <style:style style:name="T287" style:family="text">
      <style:text-properties style:font-name-complex="Liberation Serif1"/>
    </style:style>
    <style:style style:name="T288" style:family="text">
      <style:text-properties officeooo:rsid="0103b206"/>
    </style:style>
    <style:style style:name="T289" style:family="text">
      <style:text-properties officeooo:rsid="010c2d55"/>
    </style:style>
    <style:style style:name="T290" style:family="text">
      <style:text-properties officeooo:rsid="010d24c4"/>
    </style:style>
    <style:style style:name="T291" style:family="text">
      <style:text-properties style:font-name="Garamond Baltic"/>
    </style:style>
    <style:style style:name="T292" style:family="text">
      <style:text-properties style:font-name-complex="Cambria1"/>
    </style:style>
    <style:style style:name="T293" style:family="text">
      <style:text-properties officeooo:rsid="010dc5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4">佛陀的啟示</text:p>
      <text:p text:style-name="P31">(What the Buddha Taught) </text:p>
      <text:p text:style-name="P31">2021-04-25</text:p>
      <text:p text:style-name="P28"/>
      <text:p text:style-name="P29">腳註版</text:p>
      <text:p text:style-name="P29"/>
      <text:p text:style-name="P29"/>
      <text:p text:style-name="P29">修訂（勘誤）表</text:p>
      <text:p text:style-name="P14"/>
      <text:p text:style-name="P14"/>
      <text:p text:style-name="P14"/>
      <text:p text:style-name="P14"/>
      <text:p text:style-name="P27"><text:span text:style-name="T97">修訂日期：</text:span><text:span text:style-name="T98">2021-0</text:span><text:span text:style-name="T99">9</text:span><text:span text:style-name="T98">-</text:span><text:span text:style-name="T99">01</text:span></text:p>
      <text:p text:style-name="P13"/>
      <text:p text:style-name="P2"/>
      <text:p text:style-name="P5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129">頁碼</text:p>
          </table:table-cell>
          <table:table-cell table:style-name="表格1.B1" office:value-type="string">
            <text:p text:style-name="P129">修訂前</text:p>
          </table:table-cell>
          <table:table-cell table:style-name="表格1.B1" office:value-type="string">
            <text:p text:style-name="P129">修訂後</text:p>
          </table:table-cell>
          <table:table-cell table:style-name="表格1.D1" office:value-type="string">
            <text:p text:style-name="P129">備註</text:p>
          </table:table-cell>
        </table:table-row>
        <table:table-row table:style-name="表格1.1">
          <table:table-cell table:style-name="表格1.A2" office:value-type="string">
            <text:p text:style-name="P100">第3頁</text:p>
            <text:p text:style-name="P100"/>
            <text:p text:style-name="P100"/>
            <text:p text:style-name="P100">注 5</text:p>
            <text:p text:style-name="P100"/>
          </table:table-cell>
          <table:table-cell table:style-name="表格1.B2" office:value-type="string">
            <text:p text:style-name="P100"/>
          </table:table-cell>
          <table:table-cell table:style-name="表格1.B2" office:value-type="string">
            <text:p text:style-name="P268">2.) 戴密微提到「羅睺羅嘗試在巴利經文中探索大乘經的源頭　as when he wishes to rediscover in the Pali sources all the doctrines of Mahayana」，這樣的嘗試別人或許認為勇氣可嘉，卻讓我感覺啼笑皆非。</text:p>
          </table:table-cell>
          <table:table-cell table:style-name="表格1.D2" office:value-type="string">
            <text:p text:style-name="P280"><text:span text:style-name="T12">漏植</text:span><text:span text:style-name="T16">。</text:span></text:p>
          </table:table-cell>
        </table:table-row>
        <table:table-row table:style-name="表格1.1">
          <table:table-cell table:style-name="表格1.A2" office:value-type="string">
            <text:p text:style-name="P100">第6頁</text:p>
            <text:p text:style-name="P100"/>
            <text:p text:style-name="P100"/>
            <text:p text:style-name="P124">前言<text:span text:style-name="T107">（自序）</text:span></text:p>
          </table:table-cell>
          <table:table-cell table:style-name="表格1.B2" office:value-type="string">
            <text:p text:style-name="P100">（空白處）</text:p>
          </table:table-cell>
          <table:table-cell table:style-name="表格1.B2" office:value-type="string">
            <text:p text:style-name="P50"><text:span text:style-name="T120">（</text:span><text:span text:style-name="T11">照片</text:span><text:span text:style-name="T120">）</text:span></text:p>
            <text:p text:style-name="P51"><text:span text:style-name="T121">尊者 化普樂‧羅睺羅 長老</text:span><text:span text:style-name="T32">Walpola Rahula Thero (1907–1997)</text:span></text:p>
            <text:p text:style-name="P49"><text:span text:style-name="T15">（</text:span><text:span text:style-name="T123">取材自</text:span><text:span text:style-name="T15"> cited from: </text:span><text:a xlink:type="simple" xlink:href="https://www.youtube.com/watch?v=UMWJxzj-OCk" text:style-name="Internet_20_link" text:visited-style-name="Visited_20_Internet_20_Link"><text:span text:style-name="Internet_20_link"><text:span text:style-name="T15">https://www.youtube.com/watch?v=UMWJxzj-OCk</text:span></text:span></text:a><text:span text:style-name="T15"> , maybe in </text:span><text:a xlink:type="simple" xlink:href="https://en.wikipedia.org/wiki/Sinhala_language" text:style-name="Internet_20_link" text:visited-style-name="Visited_20_Internet_20_Link"><text:span text:style-name="Internet_20_link"><text:span text:style-name="T15">Sinhala language</text:span></text:span></text:a><text:span text:style-name="T15"> ，</text:span><text:span text:style-name="T123">可能為 </text:span><text:a xlink:type="simple" xlink:href="https://zh.wikipedia.org/wiki/僧伽罗语" text:style-name="Internet_20_link" text:visited-style-name="Visited_20_Internet_20_Link"><text:span text:style-name="Internet_20_link"><text:span text:style-name="T123">僧伽羅語</text:span></text:span></text:a><text:span text:style-name="T15"> ; Walpola Rahula Institute for Buddhist Studies）</text:span></text:p>
          </table:table-cell>
          <table:table-cell table:style-name="表格1.D2" office:value-type="string">
            <text:p text:style-name="P130">增加</text:p>
            <text:p text:style-name="P124">化普樂·羅睺羅 尊者（Ven. Walpola Rahula）之<text:span text:style-name="T14">照片</text:span>。</text:p>
          </table:table-cell>
        </table:table-row>
        <table:table-row table:style-name="表格1.4">
          <table:table-cell table:style-name="表格1.A2" office:value-type="string">
            <text:p text:style-name="P397">第14頁</text:p>
            <text:p text:style-name="P397"/>
            <text:p text:style-name="P397">第一章</text:p>
            <text:p text:style-name="P397"/>
            <text:p text:style-name="P397">注 21</text:p>
          </table:table-cell>
          <table:table-cell table:style-name="表格1.B2" office:value-type="string">
            <text:p text:style-name="P282"><text:span text:style-name="T44">巴利文 Sa</text:span><text:span text:style-name="T126">ṅ</text:span><text:span text:style-name="T44">gha 之字義是社團，但在佛教中專</text:span><text:span text:style-name="T47">只</text:span><text:span text:style-name="T44">和合僧團而言，亦即僧字的本義。</text:span><text:span text:style-name="T47">佛法僧</text:span><text:span text:style-name="T44">總稱三皈依或三寶。</text:span></text:p>
          </table:table-cell>
          <table:table-cell table:style-name="表格1.B2" office:value-type="string">
            <text:p text:style-name="P282"><text:span text:style-name="T44">巴利文 Sa</text:span><text:span text:style-name="T126">ṅ</text:span><text:span text:style-name="T44">gha 之字義是社團，但在佛教中專</text:span><text:span text:style-name="T70">指</text:span><text:span text:style-name="T44">和合僧團而言，亦即僧字的本義。佛</text:span><text:span text:style-name="T72">、</text:span><text:span text:style-name="T73">法</text:span><text:span text:style-name="T72">、</text:span><text:span text:style-name="T44">僧總稱三皈依或三寶。</text:span></text:p>
          </table:table-cell>
          <table:table-cell table:style-name="表格1.D2" office:value-type="string">
            <text:p text:style-name="P100"/>
          </table:table-cell>
        </table:table-row>
        <text:soft-page-break/>
        <table:table-row table:style-name="表格1.1">
          <table:table-cell table:style-name="表格1.A2" office:value-type="string">
            <text:p text:style-name="P100">第18頁</text:p>
            <text:p text:style-name="P100"/>
            <text:p text:style-name="P100">第一章</text:p>
            <text:p text:style-name="P100"/>
            <text:p text:style-name="P100">注 2<text:span text:style-name="T226">6</text:span></text:p>
          </table:table-cell>
          <table:table-cell table:style-name="表格1.B2" office:value-type="string">
            <text:p text:style-name="P72"><text:span text:style-name="T22">或可參：</text:span><text:a xlink:type="simple" xlink:href="http://nanda.online-dhamma.net/tipitaka/sutta/diigha/dn16/contrast-reading-chap6/" text:style-name="Standard" text:visited-style-name="Standard"><text:span text:style-name="T154">長部16經 第六頌 - 大般涅槃經 多譯本對讀</text:span></text:a><text:span text:style-name="T22">，CSCD 217 段(D16 Mahāparinibbānasutta</text:span><text:span text:style-name="T129">ṃ</text:span><text:span text:style-name="T22"> CSCD paranum 217)（</text:span><text:a xlink:type="simple" xlink:href="http://nanda.online-dhamma.net/" text:style-name="Standard" text:visited-style-name="Standard"><text:span text:style-name="T154">府城佛教網</text:span></text:a><text:span text:style-name="T22">，</text:span><text:a xlink:type="simple" xlink:href="http://nanda.online-dhamma.net/tipitaka/sutta/diigha/dn16/dn16/" text:style-name="Standard" text:visited-style-name="Standard"><text:span text:style-name="T154">大般涅槃經/長部16經/般涅槃大經 Mahāparinibbānasutta</text:span></text:a><text:a xlink:type="simple" xlink:href="http://nanda.online-dhamma.net/tipitaka/sutta/diigha/dn16/dn16/" text:style-name="Standard" text:visited-style-name="Standard"><text:span text:style-name="T155">ṃ</text:span></text:a><text:span text:style-name="T22"> ， </text:span><text:a xlink:type="simple" xlink:href="http://nanda.online-dhamma.net/tipitaka/sutta/diigha/dn16/contrast-reading-dn16/" text:style-name="Standard" text:visited-style-name="Standard"><text:span text:style-name="T154">長部16經 大般涅槃經 多譯本對讀</text:span></text:a><text:span text:style-name="T22">〕</text:span></text:p>
          </table:table-cell>
          <table:table-cell table:style-name="表格1.B2" office:value-type="string">
            <text:p text:style-name="P72"><text:span text:style-name="T22">或可參：</text:span><text:a xlink:type="simple" xlink:href="http://nanda.online-dhamma.net/tipitaka/sutta/diigha/dn16/contrast-reading-chap6/" text:style-name="Standard" text:visited-style-name="Standard"><text:span text:style-name="T154">長部16經 第六頌 - 大般涅槃經 多譯本對讀</text:span></text:a><text:span text:style-name="T22">，CSCD 217 段(D16 Mahāparinibbānasutta</text:span><text:span text:style-name="T129">ṃ</text:span><text:span text:style-name="T22"> CSCD paranum 217)（</text:span><text:a xlink:type="simple" xlink:href="http://nanda.online-dhamma.net/" text:style-name="Standard" text:visited-style-name="Standard"><text:span text:style-name="T154">府城佛教網</text:span></text:a><text:span text:style-name="T22">，</text:span><text:a xlink:type="simple" xlink:href="http://nanda.online-dhamma.net/tipitaka/sutta/diigha/dn16/dn16/" text:style-name="Standard" text:visited-style-name="Standard"><text:span text:style-name="T154">大般涅槃經/長部16經/般涅槃大經 Mahāparinibbānasutta</text:span></text:a><text:a xlink:type="simple" xlink:href="http://nanda.online-dhamma.net/tipitaka/sutta/diigha/dn16/dn16/" text:style-name="Standard" text:visited-style-name="Standard"><text:span text:style-name="T155">ṃ</text:span></text:a><text:span text:style-name="T22"> ， </text:span><text:a xlink:type="simple" xlink:href="http://nanda.online-dhamma.net/tipitaka/sutta/diigha/dn16/contrast-reading-dn16/" text:style-name="Standard" text:visited-style-name="Standard"><text:span text:style-name="T154">長部16經 大般涅槃經 多譯本對讀</text:span></text:a><text:span text:style-name="T22">〕</text:span></text:p>
            <text:p text:style-name="P73"><text:span text:style-name="T22">《增支部》第二三九頁：似為 </text:span><text:span text:style-name="T30">A ii 79</text:span><text:span text:style-name="T22"> 之誤植；AN.4.76 Kusinārasuttaṃ 增支部4集76經/拘尸那羅經(莊春江譯) </text:span><text:a xlink:type="simple" xlink:href="https://agama.buddhason.org/AN/AN0658.htm" text:style-name="Internet_20_link" text:visited-style-name="Visited_20_Internet_20_Link"><text:span text:style-name="T22">https://agama.buddhason.org/AN/AN0658.htm</text:span></text:a></text:p>
          </table:table-cell>
          <table:table-cell table:style-name="表格1.D2" office:value-type="string">
            <text:p text:style-name="P131">增加</text:p>
            <text:p text:style-name="P76"><text:span text:style-name="T21">《增支部》第二三九頁：似為 </text:span><text:span text:style-name="T29">A ii 79</text:span><text:span text:style-name="T21"> 之誤植；…, …, ...</text:span></text:p>
          </table:table-cell>
        </table:table-row>
        <table:table-row table:style-name="表格1.1">
          <table:table-cell table:style-name="表格1.A2" office:value-type="string">
            <text:p text:style-name="P100">第18頁</text:p>
            <text:p text:style-name="P100"/>
            <text:p text:style-name="P100">第一章</text:p>
            <text:p text:style-name="P100"/>
            <text:p text:style-name="P100">注 27</text:p>
          </table:table-cell>
          <table:table-cell table:style-name="表格1.B2" office:value-type="string">
            <text:p text:style-name="P282"><text:span text:style-name="T44">巴利為：尼犍若提子　Niga</text:span><text:span text:style-name="T126">ṇṭ</text:span><text:span text:style-name="T44">ha Nā</text:span><text:span text:style-name="T126">ṭ</text:span><text:span text:style-name="T44">aputta.。</text:span></text:p>
          </table:table-cell>
          <table:table-cell table:style-name="表格1.B2" office:value-type="string">
            <text:p text:style-name="P282"><text:span text:style-name="T44">巴利為：Niga</text:span><text:span text:style-name="T126">ṇṭ</text:span><text:span text:style-name="T44">ha Nā</text:span><text:span text:style-name="T126">ṭ</text:span><text:span text:style-name="T44">aputta (或Nā</text:span><text:span text:style-name="T126">t</text:span><text:span text:style-name="T44">aputta，梵Nirgrantha Jñātiputra)「Niga</text:span><text:span text:style-name="T126">ṇṭ</text:span><text:span text:style-name="T44">ha離繫」教團（的首領）—Nā</text:span><text:span text:style-name="T126">t</text:span><text:span text:style-name="T44">a族的出身者（族姓子）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20頁</text:p>
            <text:p text:style-name="P397"/>
            <text:p text:style-name="P397">第一章</text:p>
            <text:p text:style-name="P397"/>
            <text:p text:style-name="P397">注 29</text:p>
          </table:table-cell>
          <table:table-cell table:style-name="表格1.B2" office:value-type="string">
            <text:p text:style-name="P268">於<text:span text:style-name="T150">一，一</text:span>宗派之本質增長云云一句雖存後文，</text:p>
          </table:table-cell>
          <table:table-cell table:style-name="表格1.B2" office:value-type="string">
            <text:p text:style-name="P268">於一切宗派之本質增長云云一句雖存後文，</text:p>
          </table:table-cell>
          <table:table-cell table:style-name="表格1.D2" office:value-type="string">
            <text:p text:style-name="P284"/>
          </table:table-cell>
        </table:table-row>
        <table:table-row table:style-name="表格1.1">
          <table:table-cell table:style-name="表格1.A2" office:value-type="string">
            <text:p text:style-name="P100">第21頁</text:p>
            <text:p text:style-name="P100"/>
            <text:p text:style-name="P100">第一章</text:p>
          </table:table-cell>
          <table:table-cell table:style-name="表格1.B2" office:value-type="string">
            <text:p text:style-name="P226">名字有什麼相干？ 我們叫做玫瑰的，</text:p>
            <text:p text:style-name="P226">叫任何別的名字， 仍然一樣的芬芳。</text:p>
          </table:table-cell>
          <table:table-cell table:style-name="表格1.B2" office:value-type="string">
            <text:p text:style-name="P226">名字有什麼相干？ 我們叫做玫瑰的，</text:p>
            <text:p text:style-name="P226">叫任何別的名字， 仍然一樣的芬芳。<text:span text:style-name="T169">(加注)</text:span></text:p>
          </table:table-cell>
          <table:table-cell table:style-name="表格1.D2" office:value-type="string">
            <text:p text:style-name="P282"><text:span text:style-name="T125">語出</text:span><text:span text:style-name="T124">莎士比亞</text:span><text:span text:style-name="T125">劇作《羅密歐與朱麗葉》第二幕‧第二場</text:span><text:span text:style-name="T22">。</text:span></text:p>
          </table:table-cell>
        </table:table-row>
        <table:table-row table:style-name="表格1.1">
          <table:table-cell table:style-name="表格1.A2" office:value-type="string">
            <text:p text:style-name="P397">第22頁</text:p>
            <text:p text:style-name="P397">第一章</text:p>
          </table:table-cell>
          <table:table-cell table:style-name="表格1.B2" office:value-type="string">
            <text:p text:style-name="P226">這不僅<text:span text:style-name="T150">再</text:span>與理性和心靈有關的事情為然。</text:p>
          </table:table-cell>
          <table:table-cell table:style-name="表格1.B2" office:value-type="string">
            <text:p text:style-name="P189"><text:span text:style-name="T133">這不僅</text:span><text:span text:style-name="T200">在</text:span><text:span text:style-name="T133">與理性和心靈有關的事情為然。</text:span></text:p>
          </table:table-cell>
          <table:table-cell table:style-name="表格1.D2" office:value-type="string">
            <text:p text:style-name="P100"/>
          </table:table-cell>
        </table:table-row>
        <text:soft-page-break/>
        <table:table-row table:style-name="表格1.1">
          <table:table-cell table:style-name="表格1.A2" office:value-type="string">
            <text:p text:style-name="P397">第22頁</text:p>
            <text:p text:style-name="P397">第一章</text:p>
            <text:p text:style-name="P397"/>
            <text:p text:style-name="P397">注 30</text:p>
          </table:table-cell>
          <table:table-cell table:style-name="表格1.B2" office:value-type="string">
            <text:p text:style-name="P183"><text:a xlink:type="simple" xlink:href="http://www.chilin.edu.hk/edu/report_section_detail.asp?section_id=60&amp;id=464" text:style-name="Standard" text:visited-style-name="Standard"><text:span text:style-name="T152">分析界經</text:span></text:a><text:span text:style-name="T17">; 蕭式球 譯、</text:span><text:a xlink:type="simple" xlink:href="http://agama.buddhason.org/MN/MN140.htm" text:style-name="Standard" text:visited-style-name="Standard"><text:span text:style-name="T152">界分別經</text:span></text:a><text:span text:style-name="T17"> ; 莊春江 譯、</text:span><text:a xlink:type="simple" xlink:href="http://tripitaka.cbeta.org/N12n0005_015#0247a02" text:style-name="Standard" text:visited-style-name="Standard"><text:span text:style-name="T152">界分別經</text:span></text:a><text:span text:style-name="T17"> ; 通妙 譯(元亨寺)</text:span></text:p>
          </table:table-cell>
          <table:table-cell table:style-name="表格1.B2" office:value-type="string">
            <text:p text:style-name="P55"><text:a xlink:type="simple" xlink:href="http://www.chilin.edu.hk/edu/report_section_detail.asp?section_id=60&amp;id=464" text:style-name="Standard" text:visited-style-name="Standard"><text:span text:style-name="T152">分析界經</text:span></text:a><text:span text:style-name="T17">（蕭式球 譯）、</text:span><text:a xlink:type="simple" xlink:href="http://agama.buddhason.org/MN/MN140.htm" text:style-name="Standard" text:visited-style-name="Standard"><text:span text:style-name="T152">界分別經</text:span></text:a><text:span text:style-name="T17">（莊春江 譯）、</text:span><text:a xlink:type="simple" xlink:href="http://tripitaka.cbeta.org/N12n0005_015#0247a02" text:style-name="Standard" text:visited-style-name="Standard"><text:span text:style-name="T152">界分別經</text:span></text:a><text:span text:style-name="T17">（通妙 譯(元亨寺)）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23頁</text:p>
            <text:p text:style-name="P397">第一章</text:p>
            <text:p text:style-name="P397"/>
            <text:p text:style-name="P397">注 31</text:p>
          </table:table-cell>
          <table:table-cell table:style-name="表格1.B2" office:value-type="string">
            <text:p text:style-name="P268">如同莊春江老師所指出的，經文<text:span text:style-name="T150">序述</text:span>稱此人為「比丘 bhikkhu」並不合適，</text:p>
          </table:table-cell>
          <table:table-cell table:style-name="表格1.B2" office:value-type="string">
            <text:p text:style-name="P189"><text:span text:style-name="T100">如同莊春江老師所指出的，經文</text:span><text:bookmark-start text:name="_Hlk72658269"/><text:span text:style-name="T116">敘述</text:span><text:bookmark-end text:name="_Hlk72658269"/><text:span text:style-name="T100">稱此人為「比丘 bhikkhu」並不合適，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24頁</text:p>
            <text:p text:style-name="P397">第一章</text:p>
          </table:table-cell>
          <table:table-cell table:style-name="表格1.B2" office:value-type="string">
            <text:p text:style-name="P226">佛<text:span text:style-name="T150">知到</text:span>這不相識的青年是在他名下出家的。</text:p>
          </table:table-cell>
          <table:table-cell table:style-name="表格1.B2" office:value-type="string">
            <text:p text:style-name="P189"><text:span text:style-name="T133">佛</text:span><text:span text:style-name="T200">知道</text:span><text:span text:style-name="T133">這不相識的青年是在他名下出家的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25頁</text:p>
            <text:p text:style-name="P397">第一章</text:p>
            <text:p text:style-name="P397"/>
            <text:p text:style-name="P397">注 33</text:p>
          </table:table-cell>
          <table:table-cell table:style-name="表格1.B2" office:value-type="string">
            <text:p text:style-name="P189"><text:span text:style-name="T100">較長老的比丘應該被較資淺的比丘稱呼『大德！』或『尊者！』 </text:span><text:span text:style-name="T111">漢譯</text:span><text:span text:style-name="T100">(莊春江 譯, 莊春江工作站)</text:span></text:p>
          </table:table-cell>
          <table:table-cell table:style-name="表格1.B2" office:value-type="string">
            <text:p text:style-name="P268">較長老的比丘應該被較資淺的比丘稱呼『大德！』或『尊者！』(莊春江 譯, 莊春江工作站)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25頁</text:p>
            <text:p text:style-name="P397">第一章</text:p>
            <text:p text:style-name="P397">注 34</text:p>
          </table:table-cell>
          <table:table-cell table:style-name="表格1.B2" office:value-type="string">
            <text:p text:style-name="P268">但一般<text:span text:style-name="T150">說，來</text:span>這些牛都是馴牛，</text:p>
          </table:table-cell>
          <table:table-cell table:style-name="表格1.B2" office:value-type="string">
            <text:p text:style-name="P189"><text:span text:style-name="T100">但一般</text:span><text:span text:style-name="T116">說來，</text:span><text:span text:style-name="T100">這些牛都是馴牛，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00">第29頁</text:p>
            <text:p text:style-name="P100"/>
            <text:p text:style-name="P100">第一章</text:p>
          </table:table-cell>
          <table:table-cell table:style-name="表格1.B2" office:value-type="string">
            <text:p text:style-name="P226">佛又說：「比丘們啊！<text:span text:style-name="T150">我說離垢祛染，是對有知見的人說的，不是對無知無見的人說的啊！</text:span>」</text:p>
          </table:table-cell>
          <table:table-cell table:style-name="表格1.B2" office:value-type="string">
            <text:p text:style-name="P273"><text:bookmark-start text:name="_Hlk72662517"/>佛又說：「比丘們啊！我說，有知有見能帶來漏盡，無知無見是不會帶來漏盡的！」<text:bookmark-end text:name="_Hlk72662517"/></text:p>
          </table:table-cell>
          <table:table-cell table:style-name="表格1.D2" office:value-type="string">
            <text:p text:style-name="P290">重要修訂。</text:p>
            <text:p text:style-name="P290"/>
            <text:p text:style-name="P281"><text:span text:style-name="T12">參原注41</text:span><text:span text:style-name="T16">。</text:span></text:p>
          </table:table-cell>
        </table:table-row>
        <table:table-row table:style-name="表格1.1">
          <table:table-cell table:style-name="表格1.A2" office:value-type="string">
            <text:p text:style-name="P397">第30頁</text:p>
            <text:p text:style-name="P397"/>
            <text:p text:style-name="P397">第一章</text:p>
            <text:p text:style-name="P397"/>
            <text:p text:style-name="P397">注 41</text:p>
          </table:table-cell>
          <table:table-cell table:style-name="表格1.B2" office:value-type="string">
            <text:p text:style-name="P268"><text:span text:style-name="T150">原譯文</text:span>似乎有問題：［佛又說:「比丘們啊！我說離垢祛染，是對有知見的人說的，不是對無知無見的人說的啊！」〕</text:p>
          </table:table-cell>
          <table:table-cell table:style-name="表格1.B2" office:value-type="string">
            <text:p text:style-name="P189"><text:span text:style-name="T114">法嚴</text:span><text:span text:style-name="T118">法師</text:span><text:span text:style-name="T100">之譯文似乎有問題：［佛又說:「比丘們啊！我說離垢祛染，是對有知見的人說的，不是對無知無見的人說的啊！」〕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30頁</text:p>
            <text:p text:style-name="P397"/>
            <text:p text:style-name="P397">第一章</text:p>
          </table:table-cell>
          <table:table-cell table:style-name="表格1.B2" office:value-type="string">
            <text:p text:style-name="P226">佛的教誡曾被形容為 <text:span text:style-name="T150">ehipasika</text:span>，就是請你自己「來看」，</text:p>
          </table:table-cell>
          <table:table-cell table:style-name="表格1.B2" office:value-type="string">
            <text:p text:style-name="P189"><text:span text:style-name="T133">佛的教誡曾被形容為 </text:span><text:bookmark-start text:name="_Hlk72662964"/><text:span text:style-name="T100">ehi-passika</text:span><text:bookmark-end text:name="_Hlk72662964"/><text:span text:style-name="T133">，就是請你自己「來看」，</text:span></text:p>
          </table:table-cell>
          <table:table-cell table:style-name="表格1.D2" office:value-type="string">
            <text:p text:style-name="P280"><text:span text:style-name="T12">參原注41</text:span><text:span text:style-name="T16">。</text:span></text:p>
          </table:table-cell>
        </table:table-row>
        <text:soft-page-break/>
        <table:table-row table:style-name="表格1.1">
          <table:table-cell table:style-name="表格1.A2" office:value-type="string">
            <text:p text:style-name="P397">第3<text:span text:style-name="T227">1</text:span>頁</text:p>
            <text:p text:style-name="P397"/>
            <text:p text:style-name="P397">第一章</text:p>
            <text:p text:style-name="P398">注 4<text:span text:style-name="T227">2</text:span></text:p>
          </table:table-cell>
          <table:table-cell table:style-name="表格1.B2" office:value-type="string">
            <text:p text:style-name="P226">而當這個解說被說時[CFn027] ，尊者[CFn028] 憍陳如的遠塵、離垢之法眼[CFn029] 生起：「凡任何集法[CFn030] 都是滅法。」(莊春江 譯, 莊春江工作站)</text:p>
          </table:table-cell>
          <table:table-cell table:style-name="表格1.B2" office:value-type="string">
            <text:p text:style-name="P226">而當這個解說被說時，尊者憍陳如的遠塵、離垢之法眼生起：「凡任何集法都是滅法。」(莊春江 譯, 莊春江工作站)</text:p>
          </table:table-cell>
          <table:table-cell table:style-name="表格1.D2" office:value-type="string">
            <text:p text:style-name="P268"/>
          </table:table-cell>
        </table:table-row>
        <table:table-row table:style-name="表格1.1">
          <table:table-cell table:style-name="表格1.A2" office:value-type="string">
            <text:p text:style-name="P397">第34頁</text:p>
            <text:p text:style-name="P397"/>
            <text:p text:style-name="P397">第一章</text:p>
            <text:p text:style-name="P397"/>
            <text:p text:style-name="P397">注 43</text:p>
          </table:table-cell>
          <table:table-cell table:style-name="表格1.B2" office:value-type="string">
            <text:p text:style-name="P268">此苦聖諦，本所未曾聞法，當正思惟。時，生眼、智、明、覺，此苦集、此苦滅、此苦滅道跡聖諦，本所未曾聞法，當正思惟<text:span text:style-name="T150">。時，生、眼</text:span>、智、明、覺。</text:p>
          </table:table-cell>
          <table:table-cell table:style-name="表格1.B2" office:value-type="string">
            <text:p text:style-name="P189"><text:bookmark-start text:name="_Hlk72675869"/><text:span text:style-name="T100">此苦聖諦，本所未曾聞法，當正思惟</text:span><text:span text:style-name="T111">；</text:span><text:span text:style-name="T100">時，生眼、智、明、覺</text:span><text:span text:style-name="T111">。</text:span><text:span text:style-name="T100">此苦集、此苦滅、此苦滅道跡聖諦，本所未曾聞法，當正思惟</text:span><text:span text:style-name="T116">；</text:span><text:span text:style-name="T100">時，</text:span><text:span text:style-name="T116">生眼、</text:span><text:span text:style-name="T100">智、明、覺。</text:span><text:bookmark-end text:name="_Hlk72675869"/></text:p>
          </table:table-cell>
          <table:table-cell table:style-name="表格1.D2" office:value-type="string">
            <text:p text:style-name="P183"><text:span text:style-name="T13">CBETA </text:span>標點待商榷<text:span text:style-name="T17">。</text:span></text:p>
          </table:table-cell>
        </table:table-row>
        <table:table-row table:style-name="表格1.1">
          <table:table-cell table:style-name="表格1.A2" office:value-type="string">
            <text:p text:style-name="P397">第38頁</text:p>
            <text:p text:style-name="P397"/>
            <text:p text:style-name="P397">第一章</text:p>
          </table:table-cell>
          <table:table-cell table:style-name="表格1.B2" office:value-type="string">
            <text:p text:style-name="P226">可敬的喬答摩啊！婆羅門教的古聖典是經過往哲口口相傳，直至<text:span text:style-name="T150">於今今從未中斷</text:span>。</text:p>
          </table:table-cell>
          <table:table-cell table:style-name="表格1.B2" office:value-type="string">
            <text:p text:style-name="P189"><text:span text:style-name="T133">可敬的喬答摩啊！婆羅門教的古聖典是經過往哲口口相傳，直至</text:span><text:span text:style-name="T200">於今從未中斷的</text:span><text:span text:style-name="T133">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40頁</text:p>
            <text:p text:style-name="P397"/>
            <text:p text:style-name="P397">第一章</text:p>
            <text:p text:style-name="P397">注 45</text:p>
          </table:table-cell>
          <table:table-cell table:style-name="表格1.B2" office:value-type="string">
            <text:p text:style-name="P58">不肯受他法，是名愚癡人，</text:p>
            <text:p text:style-name="P268">　作是論議者，真是愚癡人。</text:p>
          </table:table-cell>
          <table:table-cell table:style-name="表格1.B2" office:value-type="string">
            <text:p text:style-name="P58">　不肯受他法，是名愚癡人，</text:p>
            <text:p text:style-name="P189"><text:bookmark-start text:name="_Hlk72676200"/><text:span text:style-name="T100">　</text:span><text:bookmark-end text:name="_Hlk72676200"/><text:span text:style-name="T100">作是論議者，真是愚癡人。</text:span></text:p>
          </table:table-cell>
          <table:table-cell table:style-name="表格1.D2" office:value-type="string">
            <text:p text:style-name="P100"/>
          </table:table-cell>
        </table:table-row>
        <text:soft-page-break/>
        <table:table-row table:style-name="表格1.1">
          <table:table-cell table:style-name="表格1.A2" office:value-type="string">
            <text:p text:style-name="P100">第4<text:span text:style-name="T228">9</text:span>頁</text:p>
            <text:p text:style-name="P100"/>
            <text:p text:style-name="P100">第一章</text:p>
            <text:p text:style-name="P123">注 <text:span text:style-name="T228">53</text:span></text:p>
          </table:table-cell>
          <table:table-cell table:style-name="表格1.B2" office:value-type="string">
            <text:p text:style-name="P58">三十七：佛這番訓誡，似乎對鬘童子產生了預期作用。因為在其他經中曾有他再度向佛求法，接著成為阿羅漢的記載。見一九二九年哥侖坡版巴利文《增支部》第三四五至<text:span text:style-name="T150">三四六頁。</text:span></text:p>
          </table:table-cell>
          <table:table-cell table:style-name="表格1.B2" office:value-type="string">
            <text:p text:style-name="P68"><text:span text:style-name="T100">三十七：佛這番訓誡，似乎對鬘童子產生了預期作用。因為在其他經中曾有他再度向佛求法，接著成為阿羅漢的記載。見一九二九年哥侖坡版巴利文《增支部》第三四五至三四六頁及《相應部》第四集第七十二頁</text:span><text:span text:style-name="T103">以次各頁</text:span><text:span text:style-name="T100">。</text:span></text:p>
            <text:p text:style-name="P59">…, … … , </text:p>
            <text:p text:style-name="P67"><text:span text:style-name="T100">SN.35.95 Mālukyaputtasuttaṃ 相應部35相應95經/瑪魯迦之子經(處相應/處篇/修多羅)(莊春江譯) </text:span><text:a xlink:type="simple" xlink:href="https://agama.buddhason.org/SN/SN0929.htm" text:style-name="Internet_20_link" text:visited-style-name="Visited_20_Internet_20_Link"><text:span text:style-name="T100">https://agama.buddhason.org/SN/SN0929.htm</text:span></text:a></text:p>
          </table:table-cell>
          <table:table-cell table:style-name="表格1.D2" office:value-type="string">
            <text:p text:style-name="P178">增加。</text:p>
            <text:p text:style-name="P70"><text:span text:style-name="T118">法嚴法師</text:span><text:span text:style-name="T116">漏譯。</text:span></text:p>
          </table:table-cell>
        </table:table-row>
        <table:table-row table:style-name="表格1.1">
          <table:table-cell table:style-name="表格1.A2" office:value-type="string">
            <text:p text:style-name="P397">第53頁</text:p>
            <text:p text:style-name="P397"/>
            <text:p text:style-name="P397">第二章</text:p>
          </table:table-cell>
          <table:table-cell table:style-name="表格1.B2" office:value-type="string">
            <text:p text:style-name="P226">輕易將它譯為「苦難」或「痛苦」，<text:span text:style-name="T150">反到</text:span>令人生起不合適而錯誤的意念。</text:p>
          </table:table-cell>
          <table:table-cell table:style-name="表格1.B2" office:value-type="string">
            <text:p text:style-name="P189"><text:span text:style-name="T133">輕易將它譯為「苦難」或「痛苦」，</text:span><text:span text:style-name="T200">反倒</text:span><text:span text:style-name="T133">令人生起不合適而錯誤的意念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00"><text:bookmark-start text:name="_Hlk72849355"/>第53頁</text:p>
            <text:p text:style-name="P100"/>
            <text:p text:style-name="P100">第二章</text:p>
            <text:p text:style-name="P100">注 57</text:p>
          </table:table-cell>
          <table:table-cell table:style-name="表格1.B2" office:value-type="string">
            <text:list xml:id="list2900608270" text:style-name="WWNum2">
              <text:list-item>
                <text:p text:style-name="P505"><text:span text:style-name="T44">AN i 49 (PTS): AN.2.4 Atapanīyasutta</text:span><text:span text:style-name="T126">ṃ</text:span><text:span text:style-name="T44"> ~ AN.2.1 Vajjasutta</text:span><text:span text:style-name="T126">ṃ</text:span></text:p>
              </text:list-item>
              <text:list-item>
                <text:p text:style-name="P506">或可參考：</text:p>
              </text:list-item>
              <text:list-item>
                <text:p text:style-name="P506">7</text:p>
                <text:list>
                  <text:list-item>
                    <text:p text:style-name="P507">Sukhavaggo (AN <text:span text:style-name="T14">2.64–76</text:span>, AN i 80)　2.樂品</text:p>
                  </text:list-item>
                </text:list>
              </text:list-item>
            </text:list>
          </table:table-cell>
          <table:table-cell table:style-name="表格1.B2" office:value-type="string">
            <text:list xml:id="list141244025772766" text:continue-numbering="true" text:style-name="WWNum2">
              <text:list-item>
                <text:p text:style-name="P505"><text:span text:style-name="T44">AN i 49 (PTS): </text:span><text:bookmark-start text:name="_Hlk72850639"/><text:span text:style-name="T44">AN.2.1 Vajjasutta</text:span><text:span text:style-name="T126">ṃ</text:span><text:span text:style-name="T44"> ~ AN.2.4 Atapanīyasutta</text:span><text:span text:style-name="T126">ṃ ??</text:span><text:bookmark-end text:name="_Hlk72850639"/></text:p>
              </text:list-item>
              <text:list-item>
                <text:p text:style-name="P509"><text:bookmark-start text:name="_Hlk72853205"/><text:span text:style-name="T201">或</text:span><text:bookmark-end text:name="_Hlk72853205"/><text:span text:style-name="T201">為</text:span><text:span text:style-name="T134">：</text:span></text:p>
              </text:list-item>
            </text:list>
            <text:list xml:id="list1483969162" text:style-name="WWNum3">
              <text:list-item>
                <text:list>
                  <text:list-item>
                    <text:p text:style-name="P510"><text:span text:style-name="T134">Sukhavaggo (AN </text:span><text:span text:style-name="T203">2.65</text:span><text:span text:style-name="T204">~</text:span><text:span text:style-name="T203">71</text:span><text:span text:style-name="T134">, AN i 80)　2.樂品</text:span></text:p>
                  </text:list-item>
                </text:list>
              </text:list-item>
            </text:list>
            <text:p text:style-name="P100"/>
          </table:table-cell>
          <table:table-cell table:style-name="表格1.D2" office:value-type="string">
            <text:p text:style-name="P286">重要修訂。</text:p>
          </table:table-cell>
        </table:table-row>
        <text:soft-page-break/>
        <table:table-row table:style-name="表格1.1">
          <table:table-cell table:style-name="表格1.A2" office:value-type="string">
            <text:p text:style-name="P100"><text:bookmark-end text:name="_Hlk72849355"/>第56頁</text:p>
            <text:p text:style-name="P100">第二章</text:p>
            <text:p text:style-name="P100">注 58</text:p>
          </table:table-cell>
          <table:table-cell table:style-name="表格1.B2" office:value-type="string">
            <text:p text:style-name="P58">苦蘊大經(<text:span text:style-name="T150">師子吼</text:span>品[2])：</text:p>
            <text:p text:style-name="P100"/>
          </table:table-cell>
          <table:table-cell table:style-name="表格1.B2" office:value-type="string">
            <text:p text:style-name="P63"><text:span text:style-name="T134">苦蘊大經(師子吼品[2])：</text:span><text:bookmark-start text:name="_Hlk72854886"/><text:span text:style-name="T201">（「師」爲「獅」的古字）</text:span><text:bookmark-end text:name="_Hlk72854886"/></text:p>
          </table:table-cell>
          <table:table-cell table:style-name="表格1.D2" office:value-type="string">
            <text:p text:style-name="P100"><text:bookmark text:name="_Hlk72854945"/></text:p>
          </table:table-cell>
        </table:table-row>
        <table:table-row table:style-name="表格1.1">
          <table:table-cell table:style-name="表格1.A2" office:value-type="string">
            <text:p text:style-name="P397">第6<text:span text:style-name="T286">3</text:span>頁</text:p>
            <text:p text:style-name="P397"/>
            <text:p text:style-name="P397">第二章</text:p>
            <text:p text:style-name="P397"/>
            <text:p text:style-name="P397">注 6<text:span text:style-name="T285">4</text:span></text:p>
          </table:table-cell>
          <table:table-cell table:style-name="表格1.B2" office:value-type="string">
            <text:p text:style-name="P74"><text:span text:style-name="T44">SN 22.56 Upādānaparipavattasutta</text:span><text:span text:style-name="T126">ṃ</text:span></text:p>
            <text:p text:style-name="P269">《取[蘊]之遍輪轉經》：「又，比丘們！什麼是受？</text:p>
          </table:table-cell>
          <table:table-cell table:style-name="表格1.B2" office:value-type="string">
            <text:p text:style-name="P71"><text:span text:style-name="T22">SN 22.56 Upādānaparipavattasutta</text:span><text:span text:style-name="T129">ṃ </text:span><text:span text:style-name="T22">《取[蘊]之遍輪轉經》：「又，比丘們！什麼是受？</text:span></text:p>
          </table:table-cell>
          <table:table-cell table:style-name="表格1.D2" office:value-type="string">
            <text:p text:style-name="P268">巴利經名與漢譯經名不分段。</text:p>
          </table:table-cell>
        </table:table-row>
        <table:table-row table:style-name="表格1.1">
          <table:table-cell table:style-name="表格1.A2" office:value-type="string">
            <text:p text:style-name="P100">第68頁</text:p>
            <text:p text:style-name="P100"/>
            <text:p text:style-name="P100">第二章</text:p>
            <text:p text:style-name="P100"/>
            <text:p text:style-name="P100">注 71</text:p>
          </table:table-cell>
          <table:table-cell table:style-name="表格1.B2" office:value-type="string">
            <text:p text:style-name="P58">Nanda 補註：</text:p>
            <text:p text:style-name="P58">1.) 「云何建立<text:span text:style-name="T150">想蘊</text:span>？謂六想身：眼觸所生想、耳觸所生想、鼻觸所生想、舌觸所生想、身觸所生想、意觸所生想。」　（取材自：《大乘阿毘達磨集論》卷1〈1 三法品〉(CBETA 2020.Q3, T31, no. 1605, p. 664a3)</text:p>
            <text:p text:style-name="P55"><text:a xlink:type="simple" xlink:href="https://cbetaonline.dila.edu.tw/zh/T31n1605_p0664a03" text:style-name="Standard" text:visited-style-name="Standard"><text:span text:style-name="T152">https://cbetaonline.dila.edu.tw/zh/T31n1605_p0664a03</text:span></text:a></text:p>
            <text:p text:style-name="P75"><text:span text:style-name="T17">2.) 「問：</text:span><text:span text:style-name="T28">想蘊</text:span><text:span text:style-name="T17">何相？答：搆了相是想相。由此想故搆[12]畫種種諸法像類，隨所見聞覺知之義起諸言說。見聞覺知義者，眼所受是見義、耳所受是聞義。自然思搆應如是如是是覺義。自內所受是知義。諸言說者，謂[13]詮辯義。」　（取材自：《大乘阿毘達磨雜集論》卷1〈1 三法品〉(CBETA 2020.Q3, T31, no. 1606, p. 695c7) </text:span><text:a xlink:type="simple" xlink:href="https://cbetaonline.dila.edu.tw/zh/T31n1606_p0695c07" text:style-name="Standard" text:visited-style-name="Standard"><text:span text:style-name="T152">https://cbetaonline.dila.edu.tw/zh/T31n1606_p0695c0</text:span></text:a><text:soft-page-break/><text:a xlink:type="simple" xlink:href="https://cbetaonline.dila.edu.tw/zh/T31n1606_p0695c07" text:style-name="Standard" text:visited-style-name="Standard"><text:span text:style-name="T152">7</text:span></text:a></text:p>
            <text:p text:style-name="P183"><text:span text:style-name="T17">3.) 「又，比丘們！為什麼你們稱它為</text:span><text:span text:style-name="T28">想</text:span><text:span text:style-name="T17">？比丘們！『認知』，因此被稱為『想』，認知什麼呢？認知藍、黃、紅、白，比丘們！『認知』，因此被稱為『想』。」（取材自：相應部22相應79經/ </text:span><text:a xlink:type="simple" xlink:href="http://agama.buddhason.org/SN/SN0597.htm" text:style-name="Standard" text:visited-style-name="Standard"><text:span text:style-name="T152">被食經</text:span></text:a><text:span text:style-name="T17"> (蘊相應/蘊篇/修多羅)(莊春江譯)）；或</text:span></text:p>
            <text:p text:style-name="P55"><text:span text:style-name="T17">「“比丘們，你們稱為想的，就是 ‘認知’ ，因此這稱為想。認知什麼呢？認知什麼是藍色，認知什麼是黃色，認知什麼是紅色，認知什麼是白色。因為這是 ‘認知’ ，所以這稱為想。」（取材自： </text:span><text:a xlink:type="simple" xlink:href="http://www.chilin.edu.hk/edu/report_section_detail.asp?section_id=61&amp;id=486&amp;page_id=855:961" text:style-name="Standard" text:visited-style-name="Standard"><text:span text:style-name="T152">吞噬</text:span></text:a><text:span text:style-name="T17"> (志蓮淨苑, 蕭式球譯)）</text:span></text:p>
            <text:p text:style-name="P58"/>
            <text:p text:style-name="P55"><text:span text:style-name="T17">4.) 「學友！被稱為『</text:span><text:span text:style-name="T28">想，想</text:span><text:span text:style-name="T17">』，學友！什麼情形被稱為『想』呢？」「學友！『認知，認知』，因此被稱為『想』。認知什麼呢？認知青，認知黃，認知赤，認知白，學友！『認知，認知』，因此被稱為『想』。」 （取材自：中部43經/ </text:span><text:a xlink:type="simple" xlink:href="http://agama.buddhason.org/MN/MN043.htm" text:style-name="Standard" text:visited-style-name="Standard"><text:span text:style-name="T152">毘陀羅大經</text:span></text:a><text:span text:style-name="T17"> (雙小品[5])(莊春江譯) ）；或</text:span></text:p>
            <text:p text:style-name="P58"/>
            <text:p text:style-name="P55"><text:span text:style-name="T17">「“賢友，人們說 ‘想，想’ 。想所包含的</text:span><text:soft-page-break/><text:span text:style-name="T17">內容是什麼呢？”“賢友， ‘認知，認知’ ，因此這稱為想。認知什麼呢？認知什麼是藍色，認知什麼是黃色，認知什麼是紅色，認知什麼是白色等等。賢友， ‘認知，認知’ ，因此這稱為想。”」（取材自： </text:span><text:a xlink:type="simple" xlink:href="http://www.chilin.edu.hk/edu/report_section_detail.asp?section_id=60&amp;id=224" text:style-name="Standard" text:visited-style-name="Standard"><text:span text:style-name="T152">大廣解經</text:span></text:a><text:span text:style-name="T17"> ; 蕭式球 譯）</text:span></text:p>
            <text:p text:style-name="P58"/>
            <text:p text:style-name="P55"><text:span text:style-name="T17">5.) 在經教裡，佛陀一般上把有情或人分析為五種究竟法，即：色、受、想、行、識五蘊（pañcakkhandha）。於（阿毗達摩）論教，諸究竟法則歸納為四種類別。首三種──心、心所與色──包含了一切有為法（因緣和合而成之法）。經教裡的五蘊相等於這三種（究竟法）。識蘊（viñña7a）在此列為心（citta）；「心」此字通常是用於代表基於其相應心所而得以分門別類的諸「識」。在論教方面，五蘊的中間三蘊（受、想、行）則被列入心所（cetasika）之內；心所與識同生（俱生），執行種種不同的作用。在《阿毗達摩論》所列出的五十二心所當中：受蘊與想蘊各是一種心所；行蘊（sa</text:span><text:span text:style-name="T128">ṅ</text:span><text:span text:style-name="T17">khārakkhandha）則再分為五十種心所。而色蘊則當然是相等於</text:span><text:soft-page-break/><text:span text:style-name="T17">《阿毗達摩論》裡的二十八「色」。（取材自：《阿毗達摩概要精解》(A Comprehensive Manual of Abhidhamma)，英編者：菩提比丘 Bhikkhu Bodhi，中譯者：尋法比丘 Bhikkhu Dhammagavesaka，中譯修訂版2015 年4 月； </text:span><text:a xlink:type="simple" xlink:href="http://myweb.ncku.edu.tw/~lsn46/extra/anya/abhidhammattha-sangaha/bodhi-abhidhammattha-sangaha/Ven-Bodhi-2-Dhammagavesaka-Han-Rev-2015-04.pdf" text:style-name="Standard" text:visited-style-name="Standard"><text:span text:style-name="T152">PDF</text:span></text:a><text:span text:style-name="T17"> ）</text:span></text:p>
            <text:p text:style-name="P55"><text:span text:style-name="T17">6.) </text:span><text:span text:style-name="T28">想蘊</text:span><text:span text:style-name="T17">(saññākkhandhakhandho；the perception aggregate)：於89(或121)種心識中的想心所。「想」是內心作記號（取相），與思想活動無關。標記所緣，有顏色想、聲想、香想、味想、觸想、法想。（取材自：《攝阿毘達摩義論(Abhidhammatthasa</text:span><text:span text:style-name="T128">ṅ</text:span><text:span text:style-name="T17">gaha)》，第七 攝集分別品(Samuccayaparicchedo)； </text:span><text:a xlink:type="simple" xlink:href="http://www.dhammarain.org.tw/canon/yabe1/Abhidhammattha-sangaha_Table/11-Chap07_ADS_T.pdf" text:style-name="Standard" text:visited-style-name="Standard"><text:span text:style-name="T152">PDF</text:span></text:a><text:span text:style-name="T17"> ）</text:span></text:p>
            <text:p text:style-name="P183"><text:span text:style-name="T18">7.) 另可參：上揭《阿毗達摩概要精解》，〈第八章：緣之概要〉之 「概念之分析」（ </text:span><text:a xlink:type="simple" xlink:href="http://myweb.ncku.edu.tw/~lsn46/extra/anya/abhidhammattha-sangaha/bodhi-abhidhammattha-sangaha/Ven-Bodhi-2-Dhammagavesaka-Han-Rev-2015-04.pdf" text:style-name="Standard" text:visited-style-name="Standard"><text:span text:style-name="T153">PDF</text:span></text:a><text:span text:style-name="T18"> ）</text:span></text:p>
          </table:table-cell>
          <table:table-cell table:style-name="表格1.B2" office:value-type="string">
            <text:p text:style-name="P58">Nanda 補註：</text:p>
            <text:list xml:id="list2101953614" text:style-name="WWNum7">
              <text:list-item>
                <text:p text:style-name="P511"><text:span text:style-name="T17">云何建立行蘊？謂六思身：眼觸所生思、耳觸所生思、鼻觸所生思、舌觸所生思、身觸所生思、意觸所生思。」　（取材自：《大乘阿毘達磨集論》卷1〈1 三法品〉(CBETA 2021.Q2, T31, no. 1605, p. 664a13) </text:span><text:a xlink:type="simple" xlink:href="https://cbetaonline.dila.edu.tw/zh/T31n1605_p0664a13" text:style-name="Internet_20_link" text:visited-style-name="Visited_20_Internet_20_Link"><text:span text:style-name="Internet_20_link"><text:span text:style-name="T17">https://cbetaonline.dila.edu.tw/zh/T31n1605_p0664a13</text:span></text:span></text:a></text:p>
              </text:list-item>
              <text:list-item>
                <text:p text:style-name="P511"><text:span text:style-name="T17">「問：行蘊何相？答：造作相是行相。由此行故令心造作，謂於善、惡、無記品[15]中驅役心故。又[16]於種種苦樂等位驅役心故。」（取材自：《大乘阿毘達磨雜集論》卷1〈1 三法品〉(CBETA 2021.Q2, T31, no. 1606, p. 695c12) </text:span><text:a xlink:type="simple" xlink:href="https://cbetaonline.dila.edu.tw/zh/T31n1606_p0695c12" text:style-name="Internet_20_link" text:visited-style-name="Visited_20_Internet_20_Link"><text:span text:style-name="Internet_20_link"><text:span text:style-name="T17">https://cbetaonline.dila.edu.tw/zh/T31n1606_p0695c12</text:span></text:span></text:a></text:p>
              </text:list-item>
              <text:list-item>
                <text:p text:style-name="P511"><text:span text:style-name="T17">又，比丘們！為什麼你們稱它為行？比丘們！『作被作的』，</text:span><text:soft-page-break/><text:span text:style-name="T17">因此被稱為『行』，作什麼被作的呢？以色的特性而作被作的色；以受的特性而作被作的受；以想的特性而作被作的想；以行的特性而作被作的行；以識的特性而作被作的識，比丘們！『作被作的』，因此被稱為『行』。」（取材自：相應部22相應79經/ </text:span><text:a xlink:type="simple" xlink:href="http://agama.buddhason.org/SN/SN0597.htm" text:style-name="Standard" text:visited-style-name="Standard"><text:span text:style-name="T152">被食經</text:span></text:a><text:span text:style-name="T17"> (蘊相應/蘊篇/修多羅)(莊春江譯)）；或</text:span></text:p>
              </text:list-item>
            </text:list>
            <text:p text:style-name="P183"><text:span text:style-name="T17">「“比丘們，你們稱為行的，就是 ‘製造因緣條件’ ，因此這稱為行。製造什麼因緣條件呢？為色製造因緣條件，為受製造因緣條件，為想製造因緣條件，為行製造因緣條件，為識製造因緣條件。因為這是 ‘製造因緣條件’ ，所以這稱為行。」（取材自： </text:span><text:a xlink:type="simple" xlink:href="http://www.chilin.edu.hk/edu/report_section_detail.asp?section_id=61&amp;id=486&amp;page_id=855:961" text:style-name="Standard" text:visited-style-name="Standard"><text:span text:style-name="T152">吞噬</text:span></text:a><text:span text:style-name="T17"> (志蓮淨苑, 蕭式球譯)）</text:span></text:p>
            <text:list xml:id="list141244693509096" text:continue-numbering="true" text:style-name="WWNum7">
              <text:list-item>
                <text:p text:style-name="P511"><text:span text:style-name="T17">在經教裡，佛陀一般上把有情或人分析為五種究竟法，即：色、受、想、行、識五蘊（pañcakkhandha）。於（阿毗達摩）論教，諸究竟法則歸納為四種類別。首三種──心、心所與色──包含了一切有為法（因緣和合而成之法）。經教裡的五蘊相等於這三種（究竟法）。識蘊（viñña7a）在此列為</text:span><text:soft-page-break/><text:span text:style-name="T17">心（citta）；「心」此字通常是用於代表基於其相應心所而得以分門別類的諸「識」。在論教方面，五蘊的中間三蘊（受、想、行）則被列入心所（cetasika）之內；心所與識同生（俱生），執行種種不同的作用。在《阿毗達摩論》所列出的五十二心所當中：受蘊與想蘊各是一種心所；行蘊（sa</text:span><text:span text:style-name="T128">ṅ</text:span><text:span text:style-name="T17">khārakkhandha）則再分為五十種心所。而色蘊則當然是相等於《阿毗達摩論》裡的二十八「色」。（取材自：《阿毗達摩概要精解》(A Comprehensive Manual of Abhidhamma)，英編者：菩提比丘 Bhikkhu Bodhi，中譯者：尋法比丘 Bhikkhu Dhammagavesaka，中譯修訂版2015 年4 月； </text:span><text:a xlink:type="simple" xlink:href="http://nanda.online-dhamma.net/extra/anya/abhidhammattha-sangaha/bodhi-abhidhammattha-sangaha/Ven-Bodhi-2-Dhammagavesaka-Han-Rev-2015-04.pdf" text:style-name="Standard" text:visited-style-name="Standard"><text:span text:style-name="T152">PDF</text:span></text:a><text:span text:style-name="T17"> ）</text:span></text:p>
              </text:list-item>
            </text:list>
            <text:p text:style-name="P268"/>
          </table:table-cell>
          <table:table-cell table:style-name="表格1.D2" office:value-type="string">
            <text:p text:style-name="P286">重要修訂。</text:p>
          </table:table-cell>
        </table:table-row>
        <table:table-row table:style-name="表格1.1">
          <table:table-cell table:style-name="表格1.A2" office:value-type="string">
            <text:p text:style-name="P397">第71頁</text:p>
            <text:p text:style-name="P397">第二章</text:p>
            <text:p text:style-name="P397">注 74</text:p>
          </table:table-cell>
          <table:table-cell table:style-name="表格1.B2" office:value-type="string">
            <text:p text:style-name="P189"><text:span text:style-name="T101">（ Nanda 補註： </text:span><text:span text:style-name="T115">請參：</text:span><text:span text:style-name="T112">註十三</text:span><text:span text:style-name="T101">，</text:span><text:span text:style-name="T115">注 67，本書第 66 頁</text:span><text:span text:style-name="T101">）</text:span></text:p>
          </table:table-cell>
          <table:table-cell table:style-name="表格1.B2" office:value-type="string">
            <text:p text:style-name="P189"><text:bookmark-start text:name="_Hlk73116210"/><text:span text:style-name="T101">（Nanda 補註： </text:span><text:span text:style-name="T115">請參：</text:span><text:span text:style-name="T117">本章</text:span><text:span text:style-name="T101">註十三</text:span><text:span text:style-name="T119">，注 67，本書第 66 頁）</text:span><text:bookmark-end text:name="_Hlk73116210"/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397">第83頁</text:p>
            <text:p text:style-name="P397"/>
            <text:p text:style-name="P397">第三章</text:p>
            <text:p text:style-name="P397">注 89</text:p>
          </table:table-cell>
          <table:table-cell table:style-name="表格1.B2" office:value-type="string">
            <text:p text:style-name="P268">「比丘們，這是苦集聖諦：欲愛 [dhm-ck08] 、有愛<text:span text:style-name="T150"> [dhm-ck09] </text:span>、無有愛<text:span text:style-name="T150"> [dhm-ck10] </text:span>是帶來後有的原因。</text:p>
          </table:table-cell>
          <table:table-cell table:style-name="表格1.B2" office:value-type="string">
            <text:p text:style-name="P189"><text:span text:style-name="T100">「比丘們，這是苦集聖諦：欲愛、有愛、無有愛</text:span><text:bookmark-start text:name="_Hlk73117460"/><text:span text:style-name="T116">；</text:span><text:bookmark-end text:name="_Hlk73117460"/><text:span text:style-name="T116">是</text:span><text:span text:style-name="T100">帶來後有的原因。</text:span></text:p>
          </table:table-cell>
          <table:table-cell table:style-name="表格1.D2" office:value-type="string">
            <text:p text:style-name="P100"/>
          </table:table-cell>
        </table:table-row>
        <text:soft-page-break/>
        <table:table-row table:style-name="表格1.1">
          <table:table-cell table:style-name="表格1.A2" office:value-type="string">
            <text:p text:style-name="P397">第88頁</text:p>
            <text:p text:style-name="P397"/>
            <text:p text:style-name="P397">第三章</text:p>
            <text:p text:style-name="P397"/>
          </table:table-cell>
          <table:table-cell table:style-name="表格1.B2" office:value-type="string">
            <text:p text:style-name="P226">從這一觀點看，一切經濟、政治、與社會<text:span text:style-name="T150">的根本</text:span>，都在這自私的渴愛。</text:p>
          </table:table-cell>
          <table:table-cell table:style-name="表格1.B2" office:value-type="string">
            <text:p text:style-name="P189"><text:span text:style-name="T133">從這一觀點看，一切經濟、政治、與社會</text:span><text:bookmark-start text:name="_Hlk73117646"/><text:span text:style-name="T200">問題</text:span><text:bookmark-end text:name="_Hlk73117646"/><text:span text:style-name="T133">的根本，都在這自私的渴愛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00">第89頁</text:p>
            <text:p text:style-name="P100"/>
            <text:p text:style-name="P100">第三章</text:p>
            <text:p text:style-name="P100"/>
          </table:table-cell>
          <table:table-cell table:style-name="表格1.B2" office:value-type="string">
            <text:p text:style-name="P226">佛就曾告訴羅吒波羅：「世人常感不足，夢寐以求，乃成為『渴（愛）』的奴隸。」</text:p>
          </table:table-cell>
          <table:table-cell table:style-name="表格1.B2" office:value-type="string">
            <text:p text:style-name="P226">佛就曾告訴羅吒波羅：「世人常感不足，夢寐以求，乃成為『渴（愛）』的奴隸。」<text:span text:style-name="T169">(加注)</text:span></text:p>
          </table:table-cell>
          <table:table-cell table:style-name="表格1.D2" office:value-type="string">
            <text:p text:style-name="P226"><text:bookmark-start text:name="_Hlk73120209"/>『世間是不足的、不滿足的、渴愛的奴隸。』大王！這是第四個法的總說被那有知、有見的世尊、阿羅漢、遍正覺者誦說，我知道、看到、聽到那些後而從在家出家，成為非家生活。</text:p>
            <text:p text:style-name="P226">…, …, …</text:p>
            <text:p text:style-name="P226">護國尊師說：『世間是不足的、不滿足的、渴愛的奴隸。』護國先生！應該怎樣看見這所說的義理呢？」<text:line-break/>「大王！你怎麼想：你統治富庶的俱盧嗎？」<text:line-break/>「是的，護國先生！我統治富庶的俱盧。」<text:line-break/>「大王！你怎麼想：如果有值得信賴、可靠的男子從東方來這裡，他抵達後這麼說：『真的，大王！你應該知道，我從東方來，在那裡，看見一個富庶、繁<text:soft-page-break/>榮，人口眾多，人群擁擠的大地方，在那裡，有許多象兵、馬兵、車兵、步兵，在那裡，有許多財穀，在那裡，有許多未加工與已加工的金幣、金條，在那裡，有許多可取用的女人，就以[你]目前的力量應該有能力征服，征服[它]，大王！』你會怎麼作？」<text:line-break/>「護國先生！我們會征服後統治它。」<text:line-break/>「大王！你怎麼想：如果有值得信賴、可靠的男子從西方……從北方……從南方……從海外來這裡，他抵達後這麼說：『真的，大王！你應該知道，我從海外來，在那裡，看見一個富庶、繁榮，人口眾多，人群擁擠的大地方，在那裡，有許多象兵、馬兵、車兵、步兵，在那裡，有許多財穀，在那裡，有許多未加<text:soft-page-break/>工與已加工的金幣、金條，在那裡，有許多可取用的女人，就以[你]目前的力量應該有能力征服，征服[它]，大王！』你會怎麼作？」<text:line-break/>「護國先生！我們會征服後統治它。」<text:line-break/>「大王！這是關於『世間是不足的、不滿足的、渴愛的奴隸。』被那有知、有見的世尊、阿羅漢、遍正覺者誦說，我知道、看到、聽到那些後而從在家出家，成為非家生活。」<text:line-break/>「不可思議啊，護國先生！未曾有啊，護國先生！這被那有知、有見的世尊、阿羅漢、遍正覺者多麼善說：『世間是不足的、不滿足的、渴愛的奴隸。』護國先生！確實，世間是不足的、不滿足的、渴愛的奴隸。」</text:p>
            <text:p text:style-name="P183"><text:span text:style-name="T36">（中部82經/護</text:span><text:soft-page-break/><text:span text:style-name="T36">國經(王品[9])(莊春江譯) </text:span><text:a xlink:type="simple" xlink:href="https://agama.buddhason.org/MN/MN082.htm" text:style-name="Standard" text:visited-style-name="Standard">https://agama.buddhason.org/MN/M</text:a><text:a xlink:type="simple" xlink:href="https://agama.buddhason.org/MN/MN082.htm" text:style-name="Standard" text:visited-style-name="Standard">N082.htm</text:a><text:span text:style-name="T36">）</text:span></text:p>
            <text:p text:style-name="P56">～～～～～～～</text:p>
            <text:p text:style-name="P226">“大王，世間不完美、不圓滿，人們常做渴愛的奴僕。這是世尊．阿羅漢．等正覺有知有見，為人解釋的第四種法。我因為知道、看見、聽見這種法而出家。<text:line-break/>“大王，世尊．阿羅漢．等正覺有知有見，為人解釋這四種法。我因為知道、看見、聽見這四種法而出家。”</text:p>
            <text:p text:style-name="P226">…, …, …</text:p>
            <text:p text:style-name="P183"><text:span text:style-name="T36">“賴吒和羅賢者，賴吒和羅賢者說世間不完美、不圓滿，人們常做渴愛的奴僕。我應怎樣理解這個道理呢？”<text:line-break/>“大王，你認為怎樣，繁榮的俱盧國是由你統治的嗎？”<text:line-break/>“賴吒和羅賢者，繁榮的俱盧國是由我統治的。”<text:line-break/></text:span><text:soft-page-break/><text:span text:style-name="T36">“大王，你認為怎樣，假如有一個你信賴的人從東方來你那裏，對你說： ‘大王，真好了！你要知道，我從東方來，在那裏看見一個富庶、繁榮、人口眾多的大國，那裏有很多象兵、馬兵、車兵、步兵，很多象牙，很多金子與金飾，很多少女，以你的兵力，一定能夠征服它。大王，征服它吧。’ 你將會怎樣做呢？”<text:line-break/>“賴吒和羅賢者，我會征服它，然後統治它。”<text:line-break/>……南方……<text:line-break/>……西方……<text:line-break/>……北方……<text:line-break/>“大王，你認為怎樣，假如有一個你信賴的人從海外來你那裏，對你說： ‘大王，真好了！你要知道，我從海外來，在那裏看見一個富庶、繁榮、人口眾多的大國，那裏有很多象兵、馬兵、車兵、步兵，很</text:span><text:soft-page-break/><text:span text:style-name="T36">多象牙，很多金子與金飾，很多少女，以你的兵力，一定能夠征服它。大王，征服它吧。’ 你將會怎樣做呢？”<text:line-break/>“賴吒和羅賢者，我會征服它，然後統治它。”<text:line-break/>“大王，就是這個道理，世尊．阿羅漢．等正覺說世間不完美、不圓滿，人們常做渴愛的奴僕。我因為知道、看見、聽見這種法而出家。”<text:line-break/>“賴吒和羅賢者，真是罕見，真是少有！世尊．阿羅漢．等正覺有知有見，善說 ‘世間不完美、不圓滿，人們常做渴愛的奴僕’ 這個道理。賴吒和羅賢者，世間真的是不完美、不圓滿的，人們真的是常做渴愛的奴僕的！”（蕭式球 譯，中部 八十二．賴吒和羅經 </text:span><text:a xlink:type="simple" xlink:href="http://www.chilin.edu.hk/edu/report_section_detail.asp?section_id=60&amp;id=263&amp;page_id=103:126" text:style-name="Standard" text:visited-style-name="Standard">http://www.chilin.edu.hk/edu/report</text:a><text:a xlink:type="simple" xlink:href="http://www.chilin.edu.hk/edu/report_section_detail.asp?section_id=60&amp;id=263&amp;page_id=103:126" text:style-name="Standard" text:visited-style-name="Standard">_section_detail.as</text:a><text:soft-page-break/><text:a xlink:type="simple" xlink:href="http://www.chilin.edu.hk/edu/report_section_detail.asp?section_id=60&amp;id=263&amp;page_id=103:126" text:style-name="Standard" text:visited-style-name="Standard">p?section_id=60&amp;id=263&amp;page_id=103:126</text:a><text:bookmark-end text:name="_Hlk73120209"/></text:p>
          </table:table-cell>
        </table:table-row>
        <table:table-row table:style-name="表格1.1">
          <table:table-cell table:style-name="表格1.A2" office:value-type="string">
            <text:p text:style-name="P397">第9<text:span text:style-name="T289">3</text:span>頁</text:p>
            <text:p text:style-name="P397"/>
            <text:p text:style-name="P397">第三章</text:p>
          </table:table-cell>
          <table:table-cell table:style-name="表格1.B2" office:value-type="string">
            <text:p text:style-name="P12"><text:span text:style-name="T46">但在佛教的「業」的理論中，它具有一個特別的意義：僅指「有意的行為」，而</text:span><text:span text:style-name="T67">不指有的行為</text:span><text:span text:style-name="T46">。</text:span></text:p>
          </table:table-cell>
          <table:table-cell table:style-name="表格1.B2" office:value-type="string">
            <text:p text:style-name="P7">但在佛教的「業」的理論中，它具有一個特別的意義：僅指「有意的行為」，而不指所有的行為。</text:p>
          </table:table-cell>
          <table:table-cell table:style-name="表格1.D2" office:value-type="string">
            <text:p text:style-name="P100">漏植。</text:p>
          </table:table-cell>
        </table:table-row>
        <table:table-row table:style-name="表格1.1">
          <table:table-cell table:style-name="表格1.A2" office:value-type="string">
            <text:p text:style-name="P397">第95頁</text:p>
            <text:p text:style-name="P397"/>
            <text:p text:style-name="P397">第三章</text:p>
          </table:table-cell>
          <table:table-cell table:style-name="表格1.B2" office:value-type="string">
            <text:p text:style-name="P285">兒童的身體與心智機能都非常嬌嫩、柔弱，可是其中卻<text:span text:style-name="T150">含</text:span></text:p>
            <text:p text:style-name="P226"><text:span text:style-name="T150">有</text:span>成長為發育完全的成人的勢能。</text:p>
          </table:table-cell>
          <table:table-cell table:style-name="表格1.B2" office:value-type="string">
            <text:p text:style-name="P283"><text:span text:style-name="T122">兒童的身體與心智機能都非常嬌嫩、柔弱，可是其中卻含</text:span><text:span text:style-name="T34">有成長為發育完全的成人的勢能。</text:span></text:p>
          </table:table-cell>
          <table:table-cell table:style-name="表格1.D2" office:value-type="string">
            <text:p text:style-name="P100">誤置分段（符號）。</text:p>
          </table:table-cell>
        </table:table-row>
        <table:table-row table:style-name="表格1.34">
          <table:table-cell table:style-name="表格1.A2" office:value-type="string">
            <text:p text:style-name="P100">第9<text:span text:style-name="T160">6</text:span>頁</text:p>
            <text:p text:style-name="P100"/>
            <text:p text:style-name="P100">第四章</text:p>
          </table:table-cell>
          <table:table-cell table:style-name="表格1.B34" office:value-type="string">
            <text:p text:style-name="P489"><text:span text:style-name="T41">這聖諦名為苦滅聖諦，也就是涅槃。巴利文作 </text:span><text:span text:style-name="T48">Ñā</text:span><text:span text:style-name="T131">ṇ</text:span><text:span text:style-name="T48">a</text:span><text:span text:style-name="T41"> ，但梵文的 Nirvana 更為人所廣知。</text:span></text:p>
            <text:p text:style-name="P490">要想徹底袪除苦的根本——渴（愛）<text:span text:style-name="T150">。</text:span>這在前面已經講過，所以涅槃也叫做斷愛。</text:p>
          </table:table-cell>
          <table:table-cell table:style-name="表格1.B2" office:value-type="string">
            <text:p text:style-name="P489"><text:span text:style-name="T41">這聖諦名為苦滅聖諦，也就是涅槃。巴利文作 </text:span><text:span text:style-name="T71">Nibbāna</text:span><text:span text:style-name="T41"> ，但梵文的 Nirvana 更為人所廣知。</text:span></text:p>
            <text:p text:style-name="P490">要想徹底袪除苦的根本——渴（愛）<text:span text:style-name="T202">；</text:span>這在前面已經講過，所以涅槃也叫做斷愛。</text:p>
          </table:table-cell>
          <table:table-cell table:style-name="表格1.D2" office:value-type="string">
            <text:p text:style-name="P287">重要修訂。</text:p>
          </table:table-cell>
        </table:table-row>
        <table:table-row table:style-name="表格1.1">
          <table:table-cell table:style-name="表格1.A2" office:value-type="string">
            <text:p text:style-name="P162"><text:span text:style-name="T107">第</text:span><text:span text:style-name="T49">105</text:span><text:span text:style-name="T107">頁</text:span></text:p>
            <text:p text:style-name="P134"/>
            <text:p text:style-name="P101">第四章</text:p>
            <text:p text:style-name="P101"/>
            <text:p text:style-name="P100">注 <text:span text:style-name="T49">115</text:span></text:p>
          </table:table-cell>
          <table:table-cell table:style-name="表格1.B2" office:value-type="string">
            <text:p text:style-name="P93"><text:span text:style-name="T36">DN.9 Po</text:span><text:span text:style-name="T127">ṭṭ</text:span><text:span text:style-name="T36">hapādasutta</text:span><text:span text:style-name="T127">ṃ</text:span><text:span text:style-name="T36"> (D i 172)</text:span></text:p>
            <text:p text:style-name="P77"><text:span text:style-name="T164">長部9經/玻得播達經(戒蘊品[第一])(莊春江譯) </text:span><text:a xlink:type="simple" xlink:href="http://agama.buddhason.org/DN/DN09.htm" text:style-name="Internet_20_link" text:visited-style-name="Visited_20_Internet_20_Link"><text:span text:style-name="Internet_20_link"><text:span text:style-name="T164">http://agama.buddhason.org/DN/DN09.htm</text:span></text:span></text:a></text:p>
          </table:table-cell>
          <table:table-cell table:style-name="表格1.B2" office:value-type="string">
            <text:p text:style-name="P64">一九二九年哥侖坡版《長部》第一集第一七二頁，不明；然可參：</text:p>
            <text:p text:style-name="P83">“‘“識無形無邊，</text:p>
            <text:p text:style-name="P83">集成諸眾生。</text:p>
            <text:p text:style-name="P83">地水火風界，</text:p>
            <text:p text:style-name="P83">此等依識立；</text:p>
            <text:p text:style-name="P83">高低與大小，</text:p>
            <text:p text:style-name="P83"><text:soft-page-break/>美醜依識有。</text:p>
            <text:p text:style-name="P83">此識息滅時，</text:p>
            <text:p text:style-name="P83">一切皆終止。”’”</text:p>
            <text:p text:style-name="P83">　　世尊說了以上的話後，羇婆多居士子對世尊的說話心感高興，滿懷歡喜。</text:p>
            <text:p text:style-name="P91"><text:span text:style-name="T42">（蕭式球 譯，香港志蓮淨苑：長部．十一．羇婆多經 </text:span><text:a xlink:type="simple" xlink:href="http://www.chilin.edu.hk/edu/report_section_detail.asp?section_id=59&amp;id=499&amp;page_id=49:0" text:style-name="Internet_20_link" text:visited-style-name="Visited_20_Internet_20_Link"><text:span text:style-name="T45">http://www.chilin.edu.h</text:span></text:a><text:a xlink:type="simple" xlink:href="http://www.chilin.edu.hk/edu/report_section_detail.asp?section_id=59&amp;id=499&amp;page_id=49:0" text:style-name="Internet_20_link" text:visited-style-name="Visited_20_Internet_20_Link"><text:span text:style-name="T45">k/edu/report_section_detail.asp?section_id=59&amp;id=499&amp;page_id=49:0</text:span></text:a></text:p>
            <text:p text:style-name="P86">～～～～～～～～～</text:p>
            <text:p text:style-name="P91"><text:span text:style-name="T42">DN.11 Kevaṭṭasuttaṃ</text:span><text:span text:style-name="T36"> (D i 2</text:span><text:span text:style-name="T37">11</text:span><text:span text:style-name="T36">)</text:span></text:p>
            <text:p text:style-name="P84">「識是不顯現的、無邊的、全面發光的，</text:p>
            <text:p text:style-name="P84">　在這裡水與地，火與風無立足處。</text:p>
            <text:p text:style-name="P84">　在這裡長與短，細與粗、淨與不淨，</text:p>
            <text:p text:style-name="P84">　在這裡名與色，被破滅無餘，</text:p>
            <text:p text:style-name="P84">　以識的滅，在這裡這[都]被破滅。」』」(499)</text:p>
            <text:p text:style-name="P84">　這就是世尊所說，悅意的屋主之子給哇<text:soft-page-break/>得歡喜世尊所說。(500)</text:p>
            <text:p text:style-name="P92"><text:span text:style-name="T36">(「識無量境界(MA)；識無形，無量自有光(DA)」，南傳作「識是不顯現的、無邊的、全面發光的」(Viññāṇaṃ anidassanaṃ anantaṃ sabbato pabhaṃ)，智髻比丘長老英譯為「識：非-顯現的、無邊的、全面發光的」(Consciousness non-manifesting, Boundless, luminous all-round, MN)，菩提比丘長老說，《破斥猶豫》以涅槃解說識，但四部中並不見這樣的說法。依其理解，這裏所說的識並非涅槃本身，而是阿羅漢在定中經驗涅槃的識，而這種定中經驗不顯現世間有為法，所以或許可以真的描述為「非-顯現」(non-manifesting)，而「全面發光的」則舉AN.1.49「這個心是極光淨的」(Pabhassaramidaṃ cittaṃ)與AN.4.141最高的「慧的光明」(paññābhā)作對比。Maurice Walshe先生英譯為「識是無形跡的、無邊的、全面發光的」(consciousness is signless, boundless, all-</text:span><text:soft-page-break/><text:span text:style-name="T36">luminous, DN)，也舉了AN.1.49解說「識是全面發光的」。按：「發光」(pabhaṃ, pabhā)，另譯為「光明、光照」。)</text:span></text:p>
            <text:p text:style-name="P81"><text:span text:style-name="T162">長部11經/給哇得經(戒蘊品[第一])(莊春江譯) </text:span><text:a xlink:type="simple" xlink:href="http://agama.buddhason.org/DN/DN11.htm" text:style-name="Internet_20_link" text:visited-style-name="Visited_20_Internet_20_Link"><text:span text:style-name="Internet_20_link"><text:span text:style-name="T162">http://agama.buddhason.org/DN/DN</text:span></text:span></text:a><text:a xlink:type="simple" xlink:href="http://agama.buddhason.org/DN/DN11.htm" text:style-name="Internet_20_link" text:visited-style-name="Visited_20_Internet_20_Link"><text:span text:style-name="Internet_20_link"><text:span text:style-name="T163">11</text:span></text:span></text:a><text:a xlink:type="simple" xlink:href="http://agama.buddhason.org/DN/DN11.htm" text:style-name="Internet_20_link" text:visited-style-name="Visited_20_Internet_20_Link"><text:span text:style-name="Internet_20_link"><text:span text:style-name="T162">.htm</text:span></text:span></text:a></text:p>
          </table:table-cell>
          <table:table-cell table:style-name="表格1.D2" office:value-type="string">
            <text:p text:style-name="P288">重要修訂。</text:p>
          </table:table-cell>
        </table:table-row>
        <table:table-row table:style-name="表格1.1">
          <table:table-cell table:style-name="表格1.A2" office:value-type="string">
            <text:p text:style-name="P416"><text:span text:style-name="T107">第</text:span><text:span text:style-name="T49">10</text:span><text:span text:style-name="T50">6</text:span><text:span text:style-name="T107">頁</text:span></text:p>
            <text:p text:style-name="P417">第四章</text:p>
          </table:table-cell>
          <table:table-cell table:style-name="表格1.B2" office:value-type="string">
            <text:p text:style-name="P226">這部<text:span text:style-name="T150">經裡有關部份</text:span>的要義如次：</text:p>
          </table:table-cell>
          <table:table-cell table:style-name="表格1.B2" office:value-type="string">
            <text:p text:style-name="P189">這部經<text:span text:style-name="T202">中</text:span>有關<text:span text:style-name="T202">此</text:span>部份的要義如次：</text:p>
          </table:table-cell>
          <table:table-cell table:style-name="表格1.D2" office:value-type="string">
            <text:p text:style-name="P161">文意更清晰，以避免誤會。</text:p>
          </table:table-cell>
        </table:table-row>
        <table:table-row table:style-name="表格1.1">
          <table:table-cell table:style-name="表格1.A2" office:value-type="string">
            <text:p text:style-name="P416"><text:span text:style-name="T107">第</text:span><text:span text:style-name="T49">10</text:span><text:span text:style-name="T51">7</text:span><text:span text:style-name="T107">頁</text:span></text:p>
            <text:p text:style-name="P399">第四章</text:p>
            <text:p text:style-name="P400">注 <text:span text:style-name="T161">11</text:span><text:span text:style-name="T181">6</text:span></text:p>
          </table:table-cell>
          <table:table-cell table:style-name="表格1.B2" office:value-type="string">
            <text:p text:style-name="P87">（譯者註：關於這段文字，<text:span text:style-name="T150">可在參閱</text:span>漢譯《中阿含》第一六二分別六界經，有更詳盡的解釋。）</text:p>
            <text:p text:style-name="P87">東晉 孝武及<text:span text:style-name="T150">安帝 世</text:span>隆安元年</text:p>
          </table:table-cell>
          <table:table-cell table:style-name="表格1.B2" office:value-type="string">
            <text:p text:style-name="P87">（譯者註：關於這段文字，可再參閱漢譯《中阿含》第一六二分別六界經，有更詳盡的解釋。）</text:p>
            <text:p text:style-name="P94"><text:span text:style-name="T18">東晉 孝武及安帝世 隆安元年</text:span><text:span text:style-name="T19">(西元</text:span><text:span text:style-name="T182">397</text:span><text:span text:style-name="T184">年</text:span><text:span text:style-name="T102"> </text:span><text:span text:style-name="T19">)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16"><text:span text:style-name="T107">第</text:span><text:span text:style-name="T49">1</text:span><text:span text:style-name="T52">10</text:span><text:span text:style-name="T107">頁</text:span></text:p>
            <text:p text:style-name="P399">第四章</text:p>
            <text:p text:style-name="P400">注 <text:span text:style-name="T161">1</text:span><text:span text:style-name="T188">2</text:span><text:span text:style-name="T161">1</text:span></text:p>
          </table:table-cell>
          <table:table-cell table:style-name="表格1.B2" office:value-type="string">
            <text:list xml:id="list4048967525" text:style-name="WWNum21a">
              <text:list-item>
                <text:p text:style-name="P508">中論釋：《明句論》（ Prasannapadā, 另譯《顯句論》、</text:p>
              </text:list-item>
            </text:list>
          </table:table-cell>
          <table:table-cell table:style-name="表格1.B2" office:value-type="string">
            <text:p text:style-name="P61">2. 中論釋：《明句論》（Prasannapadā, 另譯《顯句論》、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35">第<text:span text:style-name="T55">1</text:span><text:span text:style-name="T56">22</text:span>頁</text:p>
            <text:p text:style-name="P102"/>
            <text:p text:style-name="P102">第四章</text:p>
            <text:p text:style-name="P102"/>
          </table:table-cell>
          <table:table-cell table:style-name="表格1.B2" office:value-type="string">
            <text:p text:style-name="P226">舍利弗的答案具有高度的哲學意味，而不是一般所能了解的。他說：「沒有感覺本身就是快樂。」</text:p>
          </table:table-cell>
          <table:table-cell table:style-name="表格1.B2" office:value-type="string">
            <text:p text:style-name="P189">舍利弗的答案具有高度的哲學意味，而不是一般所能了解的。他說：「沒有感覺本身就是快樂。」<text:span text:style-name="T172">(加注)</text:span></text:p>
          </table:table-cell>
          <table:table-cell table:style-name="表格1.D2" office:value-type="string">
            <text:p text:style-name="P289">重要修訂。</text:p>
            <text:p text:style-name="P270">「學友們！這涅槃是樂的，這涅槃是樂的。」</text:p>
            <text:p text:style-name="P491"><text:span text:style-name="T186">　　</text:span>當這麼說時，尊者優陀夷對尊者舍利弗這麼說：</text:p>
            <text:p text:style-name="P491"><text:span text:style-name="T186">　　</text:span>「舍利弗學友！但，當在這裡沒有被感受的，在這裡有什麼樂呢？」</text:p>
            <text:p text:style-name="P491"><text:soft-page-break/><text:span text:style-name="T186">　　</text:span> 「學友！但，當在這裡沒有被感受的，在這裡這就是樂。學友！有這五種欲，那五種呢？能被眼識知，令人想要的、可愛的、合意的、可愛樣子的、伴隨欲的、貪染的色；能被耳識知，……（中略）聲音；能被鼻識知，……（中略）氣味；能被舌識知，……（中略）味道；能被身識知，令人想要的、可愛的、合意的、可愛樣子的、伴隨欲的、貪染的所觸，學友！這些被稱為五種欲，學友！凡緣這五種欲生起的樂與喜悅，這被稱為欲樂。</text:p>
            <text:p text:style-name="P491"><text:span text:style-name="T186">　　</text:span>學友！比丘從離欲、[離不善法後，進入後住於有尋、有伺，離而生喜、樂的]初禪，學友！如果比丘以此住處住時，與欲俱行的想與作意生起，那是他的疾病。學友！猶如樂者如果生起苦，那只在疾病時，同樣的，那些與欲俱行的想與作意生起，那是他的疾病，學友！又，疾病被世尊說為苦，學友！以這法門，<text:soft-page-break/>這應該被認知：涅槃是樂的。</text:p>
            <text:p text:style-name="P491">..., ..., ...,</text:p>
            <text:p text:style-name="P491"><text:span text:style-name="T186">　　</text:span>再者，學友！比丘超越一切無所有處後，進入後住於非想非非想處，學友！如果比丘以此住處住時，與無所有處俱行的想與作意生起，那是他的疾病。學友！猶如樂者如果生起苦，那只在疾病時，同樣的，那些與無所有處俱行的想與作意生起，那是他的疾病，學友！又，疾病被世尊說為苦，學友！以這法門，這應該被認知：涅槃是樂的。</text:p>
            <text:p text:style-name="P491"><text:span text:style-name="T186">　　</text:span>再者，學友！比丘超越一切非想非非想處後，進入後住於想受滅，並且以慧看見後，他的煩惱被滅盡，學友！以這法門，這應該被認知：涅槃是樂的。」</text:p>
            <text:p text:style-name="P271"><text:span text:style-name="T25">AN.9.34 Nibbānasukhasuttaṃ</text:span><text:span text:style-name="T107"> 增支部</text:span><text:span text:style-name="T25">9</text:span><text:span text:style-name="T107">集</text:span><text:span text:style-name="T25">34</text:span><text:span text:style-name="T107">經/涅槃樂經(莊春江譯) </text:span><text:a xlink:type="simple" xlink:href="https://agama.buddhason.org/AN/AN1487.htm" text:style-name="Internet_20_link" text:visited-style-name="Visited_20_Internet_20_Link"><text:span text:style-name="T25">https://agama.buddhason.org/AN/AN1487.htm</text:span></text:a></text:p>
          </table:table-cell>
        </table:table-row>
        <table:table-row table:style-name="表格1.1">
          <table:table-cell table:style-name="表格1.A2" office:value-type="string">
            <text:p text:style-name="P418"><text:span text:style-name="T107">第</text:span><text:span text:style-name="T49">1</text:span><text:span text:style-name="T53">25</text:span><text:span text:style-name="T107">頁</text:span></text:p>
            <text:p text:style-name="P418">第五章</text:p>
          </table:table-cell>
          <table:table-cell table:style-name="表格1.B2" office:value-type="string">
            <text:p text:style-name="P226">實在<text:span text:style-name="T150">市</text:span>一樁遺憾之至的事情。</text:p>
          </table:table-cell>
          <table:table-cell table:style-name="表格1.B2" office:value-type="string">
            <text:p text:style-name="P189">實在<text:span text:style-name="T202">是</text:span>一樁遺憾之至的事情。</text:p>
          </table:table-cell>
          <table:table-cell table:style-name="表格1.D2" office:value-type="string">
            <text:p text:style-name="P100"/>
          </table:table-cell>
        </table:table-row>
        <text:soft-page-break/>
        <table:table-row table:style-name="表格1.1">
          <table:table-cell table:style-name="表格1.A2" office:value-type="string">
            <text:p text:style-name="P163"><text:span text:style-name="T107">第</text:span><text:span text:style-name="T49">1</text:span><text:span text:style-name="T53">2</text:span><text:span text:style-name="T54">6</text:span><text:span text:style-name="T107">頁</text:span></text:p>
            <text:p text:style-name="P136"/>
            <text:p text:style-name="P163">第五章</text:p>
          </table:table-cell>
          <table:table-cell table:style-name="表格1.B2" office:value-type="string">
            <text:p text:style-name="P226">正念<text:span text:style-name="T150">（亦作正志）</text:span></text:p>
          </table:table-cell>
          <table:table-cell table:style-name="表格1.B2" office:value-type="string">
            <text:p text:style-name="P190">正念<text:span text:style-name="T174">(加注)</text:span></text:p>
          </table:table-cell>
          <table:table-cell table:style-name="表格1.D2" office:value-type="string">
            <text:p text:style-name="P184"><text:span text:style-name="T36">法嚴法師譯作：「正念（亦作正志）。」「正念」</text:span><text:span text:style-name="T38">巴利語：samm</text:span><text:span text:style-name="T185">ā</text:span><text:span text:style-name="T43"> </text:span><text:span text:style-name="T38">sati，英譯為right mindfulness or attentiveness；一般中譯為正念。因</text:span><text:span text:style-name="T36">「正思」</text:span><text:span text:style-name="T40">也有</text:span><text:span text:style-name="T36">譯為「正志」，所以為避免混淆、誤會，刪除</text:span><text:span text:style-name="T39">「</text:span><text:span text:style-name="T36">（亦作正志）」。</text:span></text:p>
            <text:p text:style-name="P227"/>
            <text:p text:style-name="P185"><text:span text:style-name="T38">mindfulness </text:span><text:span text:style-name="T36">記住；留心；警覺；小心</text:span></text:p>
            <text:p text:style-name="P227">attentiveness 注意；專注；關注 。</text:p>
            <text:p text:style-name="P227"/>
            <text:p text:style-name="P228">sammāsaṅkappa， right thoughts or intentions。正思（惟）、正志。Saṅkappa，思惟，意圖，目的（thought，intention，purpose，plan）。</text:p>
          </table:table-cell>
        </table:table-row>
        <table:table-row table:style-name="表格1.1">
          <table:table-cell table:style-name="表格1.A2" office:value-type="string">
            <text:p text:style-name="P419"><text:span text:style-name="T107">第</text:span><text:span text:style-name="T49">1</text:span><text:span text:style-name="T53">2</text:span><text:span text:style-name="T54">6</text:span><text:span text:style-name="T107">頁</text:span></text:p>
            <text:p text:style-name="P440"/>
            <text:p text:style-name="P419">第五章</text:p>
          </table:table-cell>
          <table:table-cell table:style-name="表格1.B2" office:value-type="string">
            <text:p text:style-name="P226">正念<text:span text:style-name="T150">（或正志）（即所謂身、受、心、法之四念處——澄基註）</text:span>就是對於(一)身體的活動，</text:p>
          </table:table-cell>
          <table:table-cell table:style-name="表格1.B2" office:value-type="string">
            <text:p text:style-name="P191">正念<text:span text:style-name="T171">(加注)</text:span>就是對於(一)身體的活動，</text:p>
          </table:table-cell>
          <table:table-cell table:style-name="表格1.D2" office:value-type="string">
            <text:p text:style-name="P493">慧炬出版社版：（即所謂身、受、心、法之四念處——澄基註）</text:p>
          </table:table-cell>
        </table:table-row>
        <text:soft-page-break/>
        <table:table-row table:style-name="表格1.1">
          <table:table-cell table:style-name="表格1.A2" office:value-type="string">
            <text:p text:style-name="P164"><text:span text:style-name="T107">第</text:span><text:span text:style-name="T49">1</text:span><text:span text:style-name="T53">2</text:span><text:span text:style-name="T60">7</text:span><text:span text:style-name="T107">頁</text:span></text:p>
            <text:p text:style-name="P137"/>
            <text:p text:style-name="P164">第五章</text:p>
          </table:table-cell>
          <table:table-cell table:style-name="表格1.B2" office:value-type="string">
            <text:p text:style-name="P226">將注意集中於呼吸<text:span text:style-name="T150">（數息法）</text:span>，是一種很有名的方法，可以從鍛鍊身體而達到精神的開展。此外，尚有多種修習禪觀的方法，也都以急中注意於身體為發展正念的途徑。</text:p>
          </table:table-cell>
          <table:table-cell table:style-name="表格1.B2" office:value-type="string">
            <text:p text:style-name="P189">將注意集中於呼吸（數息法<text:span text:style-name="T202">、觀出入息法</text:span>），是一種很有名的方法，可以從鍛鍊身體而達到精神的開展。此外，尚有多種修習禪觀的方法，也都以<text:span text:style-name="T150">集</text:span>中注意於身體為發展正念的途徑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65"><text:span text:style-name="T107">第</text:span><text:span text:style-name="T49">1</text:span><text:span text:style-name="T53">2</text:span><text:span text:style-name="T60">7</text:span><text:span text:style-name="T107">頁</text:span></text:p>
            <text:p text:style-name="P138"/>
            <text:p text:style-name="P165">第五章</text:p>
          </table:table-cell>
          <table:table-cell table:style-name="表格1.B2" office:value-type="string">
            <text:p text:style-name="P226">關於情緒的感受，行者必須對<text:span text:style-name="T150">各種感受，不愉快的</text:span>、中性的、以及它們在他體內生起及消失的過程，無不了了分明。</text:p>
          </table:table-cell>
          <table:table-cell table:style-name="表格1.B2" office:value-type="string">
            <text:p text:style-name="P192">關於情緒的感受，行者必須對各種感受，<text:span text:style-name="T202">愉快的、</text:span>不愉快的、中性的<text:span text:style-name="T150">；</text:span>以及它們在他體內生起及消失的過程，無不了了分明。</text:p>
          </table:table-cell>
          <table:table-cell table:style-name="表格1.D2" office:value-type="string">
            <text:p text:style-name="P290">重要修訂。</text:p>
          </table:table-cell>
        </table:table-row>
        <table:table-row table:style-name="表格1.1">
          <table:table-cell table:style-name="表格1.A2" office:value-type="string">
            <text:p text:style-name="P420"><text:span text:style-name="T107">第</text:span><text:span text:style-name="T49">1</text:span><text:span text:style-name="T53">2</text:span><text:span text:style-name="T60">7</text:span><text:span text:style-name="T107">頁</text:span></text:p>
            <text:p text:style-name="P441"/>
            <text:p text:style-name="P420">第五章</text:p>
          </table:table-cell>
          <table:table-cell table:style-name="表格1.B2" office:value-type="string">
            <text:p text:style-name="P226">這禪定一般都誤叫它做出神或神遊<text:span text:style-name="T150">（編者註：出神或神遊，是道教的一種特殊禪定，與佛教禪定不同，切須分別）</text:span>，修到初禪的時候，</text:p>
          </table:table-cell>
          <table:table-cell table:style-name="表格1.B2" office:value-type="string">
            <text:p text:style-name="P193">這禪定一般都誤叫它做出神或神遊<text:span text:style-name="T168">(加注)</text:span>，修到初禪的時候，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21"><text:span text:style-name="T107">第</text:span><text:span text:style-name="T49">1</text:span><text:span text:style-name="T53">2</text:span><text:span text:style-name="T60">7</text:span><text:span text:style-name="T107">頁</text:span></text:p>
            <text:p text:style-name="P442"/>
            <text:p text:style-name="P421">第五章</text:p>
          </table:table-cell>
          <table:table-cell table:style-name="表格1.B2" office:value-type="string">
            <text:p text:style-name="P226">修到初禪的時候，行者若干強烈的慾望以及不健全的思想如<text:span text:style-name="T150">淫佚</text:span>、瞋忿、貪睡、掉悔、疑法（五蓋）等，一時盡除。</text:p>
          </table:table-cell>
          <table:table-cell table:style-name="表格1.B2" office:value-type="string">
            <text:p text:style-name="P229">修到初禪的時候，行者若干強烈的慾望以及不健全的思想如淫<text:span text:style-name="T202">慾</text:span>、瞋忿、貪睡、掉悔、疑法（五蓋）等，一時盡除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66"><text:span text:style-name="T107">第</text:span><text:span text:style-name="T49">1</text:span><text:span text:style-name="T53">2</text:span><text:span text:style-name="T60">7</text:span><text:span text:style-name="T107">頁</text:span></text:p>
            <text:p text:style-name="P139"/>
            <text:p text:style-name="P166">第五章</text:p>
          </table:table-cell>
          <table:table-cell table:style-name="表格1.B2" office:value-type="string">
            <text:p text:style-name="P226">到二禪的境界時，所有思想的活動全部被抑制，從而產生內淨支及一心支，同時保留喜支與樂支。三禪時，喜支因為是<text:span text:style-name="T150">一至種</text:span>動態的感受，也消失了。</text:p>
          </table:table-cell>
          <table:table-cell table:style-name="表格1.B2" office:value-type="string">
            <text:p text:style-name="P226">到二禪的境界時，所有思想的活動全部被抑制，從而產生內淨支及一心支<text:span text:style-name="T170">(加注)</text:span>，同時保留喜支與樂支。三禪時，喜支因為是一種動態的感受，也消失了。</text:p>
          </table:table-cell>
          <table:table-cell table:style-name="表格1.D2" office:value-type="string">
            <text:p text:style-name="P393">(加注)</text:p>
            <text:p text:style-name="P9"><text:span text:style-name="T190">內淨（支），英文 </text:span><text:span text:style-name="T23">tranquillity</text:span><text:span text:style-name="T191">，巴利語 </text:span><text:span text:style-name="T27">Passaddhi</text:span><text:span text:style-name="T23">，（pa+sambh</text:span><text:span text:style-name="T191">（梵</text:span><text:span text:style-name="T23">pra+wrambh</text:span><text:span text:style-name="T191">）使平靜、平息），【陰】輕安。（《巴漢詞典》明法尊者增訂）。</text:span></text:p>
            <text:p text:style-name="P387"><text:span text:style-name="T63">passaddhi：f．</text:span><text:soft-page-break/><text:span text:style-name="T63">[cf．passaddha，BSk．praśrabdhi，prasrabdhi] </text:span>輕安，安息，止．-sambojjhaṅga 輕安等覺支．（漢譯パーリ語辭典 黃秉榮譯）。</text:p>
            <text:p text:style-name="P387"><text:span text:style-name="T63">Passaddhi, </text:span><text:span text:style-name="T64">(</text:span><text:span text:style-name="T63">f.</text:span><text:span text:style-name="T64">)</text:span><text:span text:style-name="T63"> [fr. pa+śrambh] calmness, tranquillity, repose, serenity </text:span><text:span text:style-name="T64">(</text:span><text:span text:style-name="T63">PTS Pali-English dictionary The Pali Text Society's Pali-English dictionary</text:span><text:span text:style-name="T64">).</text:span></text:p>
            <text:p text:style-name="P387"/>
            <text:p text:style-name="P387">一心（支），英文 <text:span text:style-name="T65">‘</text:span><text:span text:style-name="T63">one-pointedness’ of mind</text:span><text:span text:style-name="T189">，巴利語 </text:span><text:span text:style-name="T66">ekaggatā</text:span><text:span text:style-name="T189">：</text:span><text:span text:style-name="T63">f．[ekagga-tā] </text:span><text:span text:style-name="T189">一境性.（漢譯パーリ語辭典 黃秉榮譯）。</text:span></text:p>
            <text:p text:style-name="P387"><text:span text:style-name="T65">Ekaggatā，（eka+agga+tā）</text:span><text:span text:style-name="T189">，【陰】心中的寧靜，心一境。</text:span><text:span text:style-name="T63">ekaggacitta</text:span><text:span text:style-name="T189">﹐【中】一境心（即近行定及安止定（</text:span><text:span text:style-name="T63">appanā-upacārasamādhi</text:span><text:span text:style-name="T189">）。（《巴漢詞典》明法尊者增訂）。</text:span></text:p>
            <text:p text:style-name="P263"><text:span text:style-name="T26">Ekaggatā: Tranquillity of the mind, abstraction of the</text:span><text:span text:style-name="T193"> </text:span><text:span text:style-name="T26">mind, contemplation (Pali-Dictionary Vipassana Research Institute).</text:span><text:span text:style-name="T189"> </text:span></text:p>
          </table:table-cell>
        </table:table-row>
        <text:soft-page-break/>
        <table:table-row table:style-name="表格1.1">
          <table:table-cell table:style-name="表格1.A2" office:value-type="string">
            <text:p text:style-name="P422"><text:span text:style-name="T107">第</text:span><text:span text:style-name="T49">1</text:span><text:span text:style-name="T53">2</text:span><text:span text:style-name="T61">8</text:span><text:span text:style-name="T107">頁</text:span></text:p>
            <text:p text:style-name="P443"/>
            <text:p text:style-name="P422">第五章</text:p>
          </table:table-cell>
          <table:table-cell table:style-name="表格1.B2" office:value-type="string">
            <text:p text:style-name="P226">一堆累積的記憶，以及根據若干已知的<text:span text:style-name="T150">條見，由</text:span>理性對某一課題所得的瞭解而已。</text:p>
          </table:table-cell>
          <table:table-cell table:style-name="表格1.B2" office:value-type="string">
            <text:p text:style-name="P189">一堆累積的記憶，以及根據若干已知的條件，經由理性對某一課題所得的瞭解而已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23"><text:span text:style-name="T107">第</text:span><text:span text:style-name="T49">1</text:span><text:span text:style-name="T53">2</text:span><text:span text:style-name="T62">9</text:span><text:span text:style-name="T107">頁</text:span></text:p>
            <text:p text:style-name="P444"/>
            <text:p text:style-name="P423">第五章</text:p>
          </table:table-cell>
          <table:table-cell table:style-name="表格1.B2" office:value-type="string">
            <text:p text:style-name="P226">關於這點，我們要做的<text:span text:style-name="T150">，清處</text:span>而澈底地了知這苦的事實。</text:p>
          </table:table-cell>
          <table:table-cell table:style-name="表格1.B2" office:value-type="string">
            <text:p text:style-name="P230">關於這點，我們要做的是，清楚而澈底地了知這苦的事實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23"><text:span text:style-name="T107">第</text:span><text:span text:style-name="T49">1</text:span><text:span text:style-name="T62">30</text:span><text:span text:style-name="T107">頁</text:span></text:p>
            <text:p text:style-name="P444"/>
            <text:p text:style-name="P423">第五章</text:p>
          </table:table-cell>
          <table:table-cell table:style-name="表格1.B2" office:value-type="string">
            <text:p text:style-name="P226">我們<text:span text:style-name="T150">要做的，是</text:span>拋棄它、袪除它、消滅它、根絕它。</text:p>
          </table:table-cell>
          <table:table-cell table:style-name="表格1.B2" office:value-type="string">
            <text:p text:style-name="P194">我們要做的是，拋棄它、袪除它、消滅它、根絕它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23"><text:span text:style-name="T107">第</text:span><text:span text:style-name="T49">1</text:span><text:span text:style-name="T62">30</text:span><text:span text:style-name="T107">頁</text:span></text:p>
            <text:p text:style-name="P444"/>
            <text:p text:style-name="P423">第五章</text:p>
          </table:table-cell>
          <table:table-cell table:style-name="表格1.B2" office:value-type="string">
            <text:p text:style-name="P226">在這方面我們<text:span text:style-name="T150">要做的，是</text:span>去親身體證它。</text:p>
          </table:table-cell>
          <table:table-cell table:style-name="表格1.B2" office:value-type="string">
            <text:p text:style-name="P194">在這方面我們要做的是，去親身體證它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67"><text:span text:style-name="T107">第</text:span><text:span text:style-name="T49">1</text:span><text:span text:style-name="T68">3</text:span><text:span text:style-name="T52">1</text:span><text:span text:style-name="T107">頁</text:span></text:p>
            <text:p text:style-name="P103"/>
            <text:p text:style-name="P103">第六章</text:p>
            <text:p text:style-name="P103"/>
            <text:p text:style-name="P103">注 <text:span text:style-name="T161">1</text:span><text:span text:style-name="T195">36</text:span></text:p>
          </table:table-cell>
          <table:table-cell table:style-name="表格1.B2" office:value-type="string">
            <text:p text:style-name="P226">「慧炬版」編者 張澄基 註： Atman 其實只是「我」的意思，一般均譯為「神我」，沿用已久，但是否與奧義書及吠檀多之哲學相符，甚可置疑。）</text:p>
          </table:table-cell>
          <table:table-cell table:style-name="表格1.B2" office:value-type="string">
            <text:p text:style-name="P189">「慧炬版」編者 張澄基 註： Atman 其實只是「我」的意思，一般均譯為「神我」，沿用已久，但是否與奧義書及吠檀多之哲學相符，甚可置疑。）</text:p>
            <text:p text:style-name="P189"/>
            <text:p text:style-name="P189">～～～～～～</text:p>
            <text:p text:style-name="P189"/>
            <text:p text:style-name="P217">Nanda 補注：</text:p>
            <text:p text:style-name="P217"/>
            <text:p text:style-name="P221">「「阿特曼(ātman), 原意為氣息, 在《奧義書》中, 它被引申為個體靈魂、並最終被賦予本體論的意義。《奧義書》的各個不同派別對它的解釋都不一樣, 早在《梵書》時代, 已有“ 食味所成阿特曼（即肉體）”、“ 生氣所成阿特曼（即呼吸）” 、“ <text:soft-page-break/>現識所成阿特曼（相當於感覺、思維）” 等三種不同的阿特曼。到了《奧義書》時代, 又提出“ 認識所成阿特曼（即統覺, 潛伏認識內部的神秘主體）”。而奧義書哲學的最高峰,提出了第五種阿特曼——妙樂所成阿特曼,並用它來總攝前四種阿特曼,組成所謂阿特曼的五藏說。</text:p>
            <text:p text:style-name="P221"/>
            <text:p text:style-name="P221">他們認為妙樂阿特曼被認為是個純粹的主體, 沒有任何規定性, 清靜無染, 超言絕象, 只能用遮詮法表示。它是真、知、樂三位一體, 在本質上與世界本源梵是一致的。他們認為妙樂阿特曼受物質污染, 由梵下降, 漸次展開為其它四種阿特曼, 在三界輪迴不已, 並創造世界萬物。如果擺脫了物質的束縛, 淨化了污染, 就可上升到大覺位, 回歸其如如不動的“梵我一如”境地, 這就是最高的目的—解脫。這個妙樂阿特曼既是個體靈魂,又是世界靈魂。佛教與奧義書思想有著千絲萬縷的聯繫。因此,佛教的思想與奧義書既有許多相同之處,又有許<text:soft-page-break/>多不同之處。</text:p>
            <text:p text:style-name="P221"/>
            <text:p text:style-name="P221">方廣錩《初期佛教的五陰與無我》一文載《中國佛學論文集》</text:p>
            <text:p text:style-name="P221">～～～～～～～～～</text:p>
            <text:p text:style-name="P221"/>
            <text:p text:style-name="P221">這個妙樂阿特曼既是個體的主宰者, 又是世界的主宰者。</text:p>
            <text:p text:style-name="P217"/>
            <text:p text:style-name="P218">“主宰者”是什麼意思？是一切行為的所從出者。但由上面對補特伽羅的分析, 我們看到諸行無需一個執行者, 無需一個實體作為活動的出發點和承擔者；恰恰相反, 一切實體的執行者、執着者都是行的結果、執着的結果、和合的結果, 它們是因緣假合,毫無實性, 怎麼能不把它們“無”掉或“非”掉）？因此, 佛經中<text:span text:style-name="T197">an</text:span><text:span text:style-name="T196">ā</text:span><text:span text:style-name="T197">tman </text:span>或<text:span text:style-name="T197">an</text:span><text:span text:style-name="T196">ā</text:span><text:span text:style-name="T197">tmaka</text:span> 、<text:span text:style-name="T198">nir</text:span><text:span text:style-name="T197">an</text:span><text:span text:style-name="T196">ā</text:span><text:span text:style-name="T197">tman</text:span>、<text:span text:style-name="T198">nir</text:span><text:span text:style-name="T196">ā</text:span><text:span text:style-name="T197">t</text:span><text:span text:style-name="T198">mika</text:span>, 正是把上面所說的世界和個體的主宰者、執行者給<text:span text:style-name="T199">“</text:span>無<text:span text:style-name="T199">”</text:span>掉或<text:span text:style-name="T198">（</text:span>非<text:span text:style-name="T199">”</text:span>掉）、<text:span text:style-name="T198">nair</text:span><text:span text:style-name="T196">ā</text:span><text:span text:style-name="T197">t</text:span><text:span text:style-name="T198">mya、 nir</text:span><text:span text:style-name="T196">ā</text:span><text:span text:style-name="T197">t</text:span><text:span text:style-name="T198">mabh</text:span><text:span text:style-name="T196">ā</text:span><text:span text:style-name="T198">va </text:span>是指“無阿特曼性”, <text:span text:style-name="T198">n</text:span><text:span text:style-name="T196">ā</text:span><text:span text:style-name="T198">sty</text:span><text:span text:style-name="T196">ā</text:span><text:span text:style-name="T198">tman</text:span>則明確指“ 不存在阿特曼”, <text:span text:style-name="T198">amana</text:span>、<text:span text:style-name="T198">nirmana</text:span>是指“ 非阿特曼所”、“ 無阿特曼所”。例如, 有一段經文說“ 諸比丘, <text:soft-page-break/>此身非‘我’ ,若此身是‘我’, 則人可自主, 不應有病苦濟；則人皆可說：我身可如是, 我身可不如是。受等諸蘊, 亦復如是。” ②</text:p>
            <text:p text:style-name="P217"/>
            <text:p text:style-name="P220"/>
            <text:p text:style-name="P217">②轉引自《印度佛教概述》第364頁 》《現代佛教學術叢刊第92輯, 1979 年 台灣 大乘文化版</text:p>
            <text:p text:style-name="P3">取材自：</text:p>
            <text:p text:style-name="P223">〈補特伽羅(Pudgala)和阿特曼(atman)的譯名問題 – 兼談輪迴說與無我說〉，智化，諦觀雜誌社，n.82, <text:s/>1995.07.25, 47- 64 </text:p>
            <text:p text:style-name="P219"><text:a xlink:type="simple" xlink:href="http://buddhism.lib.ntu.edu.tw/DLMBS/en/search/search_detail.jsp?seq=390599" text:style-name="Internet_20_link" text:visited-style-name="Visited_20_Internet_20_Link">http://buddhism.lib.ntu.edu.tw/DLMBS/en/search/search_detail.jsp?seq=390599</text:a></text:p>
          </table:table-cell>
          <table:table-cell table:style-name="表格1.D2" office:value-type="string">
            <text:p text:style-name="P222">加 <text:span text:style-name="T150">「補注」</text:span></text:p>
          </table:table-cell>
        </table:table-row>
        <table:table-row table:style-name="表格1.1">
          <table:table-cell table:style-name="表格1.A2" office:value-type="string">
            <text:p text:style-name="P424"><text:span text:style-name="T107">第</text:span><text:span text:style-name="T49">1</text:span><text:span text:style-name="T68">3</text:span><text:span text:style-name="T69">2</text:span><text:span text:style-name="T107">頁</text:span></text:p>
            <text:p text:style-name="P401"/>
            <text:p text:style-name="P401">第六章</text:p>
            <text:p text:style-name="P401"/>
          </table:table-cell>
          <table:table-cell table:style-name="表格1.B2" office:value-type="string">
            <text:p text:style-name="P226">佛的教誡不但不助長這愚昧、怯懦、恐懼與貪慾，反從<text:span text:style-name="T150">釜底抽新</text:span>將這些（劣根性）連根芟除，以使人類得到正覺為目的。</text:p>
          </table:table-cell>
          <table:table-cell table:style-name="表格1.B2" office:value-type="string">
            <text:p text:style-name="P189">佛的教誡不但不助長這愚昧、怯懦、恐懼與貪慾，反從釜底抽薪將這些（劣根性）連根芟除，以使人類得到正覺為目的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68"><text:span text:style-name="T107">第</text:span><text:span text:style-name="T49">1</text:span><text:span text:style-name="T74">41</text:span><text:span text:style-name="T107">頁</text:span></text:p>
            <text:p text:style-name="P104">第六章</text:p>
            <text:p text:style-name="P104">注 <text:span text:style-name="T49">1</text:span><text:span text:style-name="T74">40</text:span></text:p>
          </table:table-cell>
          <table:table-cell table:style-name="表格1.B2" office:value-type="string">
            <text:p text:style-name="P226">如是這是一切苦蘊的集（生起）。諸比丘，是名<text:span text:style-name="T150">緣名」。</text:span></text:p>
            <text:p text:style-name="P231">…, …, …, </text:p>
            <text:p text:style-name="P231">諸比丘，是名<text:span text:style-name="T150">緣生法」。</text:span></text:p>
          </table:table-cell>
          <table:table-cell table:style-name="表格1.B2" office:value-type="string">
            <text:p text:style-name="P195">如是這是一切苦蘊的集（生起）。諸比丘，是名緣起」<text:span text:style-name="T225">(SN 12-1)。</text:span></text:p>
            <text:p text:style-name="P189">…, …, …, </text:p>
            <text:p text:style-name="P195">諸比丘，是名緣生法」<text:span text:style-name="T225">(SN 12-20)。</text:span></text:p>
          </table:table-cell>
          <table:table-cell table:style-name="表格1.D2" office:value-type="string">
            <text:p text:style-name="P291">重要修訂。</text:p>
          </table:table-cell>
        </table:table-row>
        <text:soft-page-break/>
        <table:table-row table:style-name="表格1.1">
          <table:table-cell table:style-name="表格1.A2" office:value-type="string">
            <text:p text:style-name="P425"><text:span text:style-name="T107">第</text:span><text:span text:style-name="T49">1</text:span><text:span text:style-name="T74">4</text:span><text:span text:style-name="T75">2</text:span><text:span text:style-name="T107">頁</text:span></text:p>
            <text:p text:style-name="P402">第六章</text:p>
          </table:table-cell>
          <table:table-cell table:style-name="表格1.B2" office:value-type="string">
            <text:p text:style-name="P226">此處所謂自由意志的觀念，基本上仍與上帝、靈魂、正義、獎懲等觀念相連結。<text:span text:style-name="T150">不但</text:span></text:p>
            <text:p text:style-name="P226"><text:span text:style-name="T150">所謂</text:span>自由意志並不自由，甚至自由意志這一觀念都不是無條件的。</text:p>
          </table:table-cell>
          <table:table-cell table:style-name="表格1.B2" office:value-type="string">
            <text:p text:style-name="P189">此處所謂自由意志的觀念，基本上仍與上帝、靈魂、正義、獎懲等觀念相連結。不但所謂自由意志並不自由，甚至自由意志這一觀念都不是無條件的。</text:p>
          </table:table-cell>
          <table:table-cell table:style-name="表格1.D2" office:value-type="string">
            <text:p text:style-name="P105">誤置分段（符號）。</text:p>
          </table:table-cell>
        </table:table-row>
        <table:table-row table:style-name="表格1.1">
          <table:table-cell table:style-name="表格1.A2" office:value-type="string">
            <text:p text:style-name="P425"><text:span text:style-name="T107">第</text:span><text:span text:style-name="T49">1</text:span><text:span text:style-name="T74">4</text:span><text:span text:style-name="T75">2</text:span><text:span text:style-name="T107">頁</text:span></text:p>
            <text:p text:style-name="P402">第六章</text:p>
            <text:p text:style-name="P402">注 <text:span text:style-name="T49">1</text:span><text:span text:style-name="T74">4</text:span><text:span text:style-name="T75">1</text:span></text:p>
          </table:table-cell>
          <table:table-cell table:style-name="表格1.B2" office:value-type="string">
            <text:p text:style-name="P226">五：因受篇幅限制，在本書內無法討論此一極為重要之教義。著者現正撰寫另一佛教哲學著作，其中對此一課題將有較詳盡之評議及比較研究。</text:p>
          </table:table-cell>
          <table:table-cell table:style-name="表格1.B2" office:value-type="string">
            <text:p text:style-name="P189"/>
          </table:table-cell>
          <table:table-cell table:style-name="表格1.D2" office:value-type="string">
            <text:p text:style-name="P100">待查（已 <text:span text:style-name="T229">email Sri Lanka</text:span>）</text:p>
          </table:table-cell>
        </table:table-row>
        <table:table-row table:style-name="表格1.1">
          <table:table-cell table:style-name="表格1.A2" office:value-type="string">
            <text:p text:style-name="P426"><text:span text:style-name="T107">第</text:span><text:span text:style-name="T49">1</text:span><text:span text:style-name="T74">4</text:span><text:span text:style-name="T77">4</text:span><text:span text:style-name="T107">頁</text:span></text:p>
            <text:p text:style-name="P403">第六章</text:p>
          </table:table-cell>
          <table:table-cell table:style-name="表格1.B2" office:value-type="string">
            <text:p text:style-name="P226">都無所謂。可是<text:span text:style-name="T150">應要</text:span>將佛從來不曾接受過的的一種觀念注入於佛教之中，</text:p>
          </table:table-cell>
          <table:table-cell table:style-name="表格1.B2" office:value-type="string">
            <text:p text:style-name="P189">都無所謂。可是硬要將佛從來不曾接受過的的一種觀念注入於佛教之中，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71"><text:span text:style-name="T107">第</text:span><text:span text:style-name="T49">1</text:span><text:span text:style-name="T74">4</text:span><text:span text:style-name="T78">6</text:span><text:span text:style-name="T107">頁</text:span></text:p>
            <text:p text:style-name="P107">第六章</text:p>
            <text:p text:style-name="P107">注 <text:span text:style-name="T49">1</text:span><text:span text:style-name="T74">4</text:span><text:span text:style-name="T78">7</text:span></text:p>
          </table:table-cell>
          <table:table-cell table:style-name="表格1.B2" office:value-type="string">
            <text:p text:style-name="P96">十一：巴利文學會版《中部》覺音疏第二集第一一二頁曾引用此語。</text:p>
            <text:p text:style-name="P78"><text:span text:style-name="T107">Asati na paritassatīti avijjamāne bhayaparitassanāya ta</text:span><text:span text:style-name="T130">ṇ</text:span><text:span text:style-name="T107">hāparitassanāya vā na paritassati. Iminā bhagavā ajjhattakkhandhavināse aparitassamāna</text:span><text:span text:style-name="T130">ṃ</text:span><text:span text:style-name="T107"> khī</text:span><text:span text:style-name="T130">ṇ</text:span><text:span text:style-name="T107">āsava</text:span><text:span text:style-name="T130">ṃ</text:span><text:span text:style-name="T107"> dassento desana</text:span><text:span text:style-name="T130">ṃ</text:span><text:span text:style-name="T107"> matthaka</text:span><text:span text:style-name="T130">ṃ</text:span><text:span text:style-name="T107"> pāpesi. (</text:span><text:a xlink:type="simple" xlink:href="https://tipitaka.org/romn/cscd/s0201a.att3.xml" text:style-name="Standard" text:visited-style-name="Standard"><text:span text:style-name="T157">https://tipitaka.org/romn/cscd/s0201a.att3.xml</text:span></text:a><text:span text:style-name="T107">) 待譯。</text:span></text:p>
          </table:table-cell>
          <table:table-cell table:style-name="表格1.B2" office:value-type="string">
            <text:p text:style-name="P79"><text:span text:style-name="T107">(</text:span><text:a xlink:type="simple" xlink:href="https://tipitaka.org/romn/cscd/s0201a.att3.xml" text:style-name="Standard" text:visited-style-name="Standard"><text:span text:style-name="T157">https://tipitaka.org/romn/cscd/s0201a.att3.xml</text:span></text:a><text:span text:style-name="T107">) </text:span></text:p>
            <text:p text:style-name="P499"><text:span text:style-name="T123">對不存在，不因</text:span><text:span text:style-name="T15">/</text:span><text:span text:style-name="T123">不由恐懼擾動或愛渴擾動而擾動。</text:span><text:span text:style-name="T15">(He is not agitated in regard to what is not-existing: he is not agitated through the agitation of fear or the agitation of craving in regard to what is not-existing. </text:span><text:span text:style-name="T123">對不存在，不因恐懼或愛渴的擾動而煩亂不安。</text:span><text:span text:style-name="T15">)</text:span></text:p>
            <text:p text:style-name="P498"><text:span text:style-name="T122">以此，世尊總結教說，教示：漏盡者無所擾動於內蘊的滅</text:span><text:soft-page-break/><text:span text:style-name="T122">失。</text:span><text:span text:style-name="T287">(With this, the Blessed One brings the teaching to a head (conclusion), showing the arahant as not getting agitated in regard to the perishing of the internal aggregates. </text:span><text:span text:style-name="T122">世尊以此總結教說：漏盡者於內［五］蘊的不存在無所困擾。</text:span><text:span text:style-name="T287">")</text:span></text:p>
            <text:p text:style-name="P202"><text:span text:style-name="T105">（</text:span><text:a xlink:type="simple" xlink:href="http://www.dhammarain.org.tw/new/new.html#aacariya-luo-ch-l" text:style-name="Standard" text:visited-style-name="Standard"><text:span text:style-name="T158">羅慶龍老師</text:span></text:a><text:span text:style-name="T105">　譯）</text:span></text:p>
            <text:p text:style-name="P90">～～～～～～～～～～</text:p>
            <text:p text:style-name="P82"><text:span text:style-name="T101">比丘們！這裡，有聽聞的聖弟子是見過聖者的，熟練聖者法的，善受聖者法訓練的；是見過善人的，熟練善人法的，善受善人法訓練的，認為色：『這不是我的，我不是這個，這不是我的真我。』認為受：『這不是我的，我不是這個，這不是我的真我。』認為想：『這不是我的，我不是這個，這不是我的真我。』認為行：『這不是我的，我不是這個，這不是我的真我。』認為凡那所見、所聞、所覺、所識、所得、所求、被意所隨行也都：『這不是我的，我不是這個，這不是我的真我。』凡那個見處：『彼是我者彼即是世間，死後我會成為常的、堅固的、永恆的、不變易法，我將正如等同常恆那樣存續。』也</text:span><text:soft-page-break/><text:span text:style-name="T101">認為：『這不是我的，我不是這個，這不是我的真我。』當這樣認為時，他對不存在不戰慄。 MN.22 Alagaddūpamasuttaṃ 中部22經/蛇譬喻經(譬喻品[3])(莊春江譯) </text:span><text:a xlink:type="simple" xlink:href="https://agama.buddhason.org/MN/MN022.htm" text:style-name="Internet_20_link" text:visited-style-name="Visited_20_Internet_20_Link"><text:span text:style-name="T101">https://agama.buddhason.org/MN/MN022.htm</text:span></text:a></text:p>
            <text:p text:style-name="P90">～～～～～～～～～～</text:p>
            <text:p text:style-name="P90">“比丘們，多聞法義的聖弟子常去看聖者，知聖法，善學聖法；常去看善人，知善人法，善學善人法。</text:p>
            <text:p text:style-name="P90">“他視色為： ‘沒有我擁有色這回事’、 ‘沒有我是色這回事’、 ‘沒有色是一個實我這回事’。</text:p>
            <text:p text:style-name="P90">“他視受為： ‘沒有我擁有受這回事’、 ‘沒有我是受這回事’、 ‘沒有受是一個實我這回事’。</text:p>
            <text:p text:style-name="P90">“他視想為： ‘沒有我擁有想這回事’、 ‘沒有我是想這回事’、 ‘沒有想是一個實我這回事’。</text:p>
            <text:p text:style-name="P90">“他視行為： ‘沒有我擁有行這回事’、 ‘沒有我是行這回事’、 ‘沒有行是一個實我這回事’。</text:p>
            <text:p text:style-name="P90">“他視見、聞、覺、<text:soft-page-break/>知、證、尋、意行為： ‘沒有我擁有見、聞、覺、知、證、尋、意行這回事’、 ‘沒有我是見、聞、覺、知、證、尋、意行這回事’、 ‘沒有見、聞、覺、知、證、尋、意行是一個實我這回事’。</text:p>
            <text:p text:style-name="P90">“‘世間是我；自身是我；我死了之後是常、牢固、恆久、不變壞法，能恆久一直保持下去。’是一種見處，他不會視這種見處為：‘我擁有這種見處’、‘我是這種見處’、 ‘這種見處是一個實我’。</text:p>
            <text:p text:style-name="P82"><text:span text:style-name="T101">“當他視事物為沒有我時，便不會有困惱。” （蕭式球 譯，香港志蓮淨苑：中部．二十二．蛇喻經</text:span><text:a xlink:type="simple" xlink:href="http://www.chilin.edu.hk/edu/report_section_detail.asp?section_id=60&amp;id=203&amp;page_id=42:60" text:style-name="Internet_20_link" text:visited-style-name="Visited_20_Internet_20_Link"><text:span text:style-name="T101">http://www.chilin.edu.hk/edu/report_section_detail.asp?section_id=60&amp;id=203&amp;page_id=42:60</text:span></text:a></text:p>
          </table:table-cell>
          <table:table-cell table:style-name="表格1.D2" office:value-type="string">
            <text:p text:style-name="P100">補充翻譯。</text:p>
          </table:table-cell>
        </table:table-row>
        <table:table-row table:style-name="表格1.1">
          <table:table-cell table:style-name="表格1.A2" office:value-type="string">
            <text:p text:style-name="P427"><text:span text:style-name="T107">第</text:span><text:span text:style-name="T49">1</text:span><text:span text:style-name="T74">4</text:span><text:span text:style-name="T79">7</text:span><text:span text:style-name="T107">頁</text:span></text:p>
            <text:p text:style-name="P404">第六章</text:p>
            <text:p text:style-name="P404">注 <text:span text:style-name="T49">1</text:span><text:span text:style-name="T74">4</text:span><text:span text:style-name="T79">8</text:span></text:p>
          </table:table-cell>
          <table:table-cell table:style-name="表格1.B2" office:value-type="string">
            <text:p text:style-name="P226">將「法」( dhamma )字譯為「一切複合的事物」，是很<text:span text:style-name="T150">錯誤的。</text:span></text:p>
          </table:table-cell>
          <table:table-cell table:style-name="表格1.B2" office:value-type="string">
            <text:p text:style-name="P199">將「法」( dhamma )字譯為「一切複合的事物」，是很錯誤的<text:span text:style-name="T100">翻譯</text:span>。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169"><text:span text:style-name="T107">第</text:span><text:span text:style-name="T49">1</text:span><text:span text:style-name="T74">4</text:span><text:span text:style-name="T76">8</text:span><text:span text:style-name="T107">頁</text:span></text:p>
            <text:p text:style-name="P105">第六章</text:p>
            <text:p text:style-name="P105">注 <text:span text:style-name="T49">1</text:span><text:span text:style-name="T76">50</text:span></text:p>
          </table:table-cell>
          <table:table-cell table:style-name="表格1.B2" office:value-type="string">
            <text:p text:style-name="P226">十四：參照比較「諸行無常」、「諸法無我」兩句。見巴利文學會版《中部》第一集第<text:span text:style-name="T150">二、八</text:span>頁及《相應部》第二集第一三二、一三三兩頁。</text:p>
            <text:p text:style-name="P226"/>
            <text:p text:style-name="P226"/>
            <text:p text:style-name="P395"><text:soft-page-break/>MN. 1 Mūlapariyāyasuttaṃ (根本法門經、根源經) (M i 2)</text:p>
            <text:p text:style-name="P395">…, …, …, </text:p>
            <text:p text:style-name="P395">～～～～～～～～～</text:p>
            <text:p text:style-name="P395">MN. 2 Sabbāsavasuttaṃ (一切煩惱經、漏經) (M i 8)</text:p>
            <text:p text:style-name="P396">…, …, …, </text:p>
            <text:p text:style-name="P395">（蕭式球 譯，香港志蓮淨苑：中部．二．漏經 http://www.chilin.edu.hk/edu/report_section_detail.asp?section_id=60&amp;id=183&amp;page_id=10:16 ）</text:p>
          </table:table-cell>
          <table:table-cell table:style-name="表格1.B2" office:value-type="string">
            <text:p text:style-name="P196">十四：參照比較「諸行無常」、「諸法無我」兩句。見巴利文學會版《中部》第一集第二二八頁及《相應部》第二集第一三二、一三三兩頁。</text:p>
            <text:p text:style-name="P196"/>
            <text:p text:style-name="P196">MN.35 <text:soft-page-break/>Cūḷasaccakasuttaṃ (薩遮迦小經) (M i 228)</text:p>
            <text:p text:style-name="P196"/>
            <text:p text:style-name="P196">「阿說示先生！沙門喬達摩如何教導弟子呢？沙門喬達摩的教誡又如何在弟子身上經常呈現呢？」</text:p>
            <text:p text:style-name="P196"/>
            <text:p text:style-name="P197">「阿其威色那！世尊這麼教導弟子，又，世尊的教誡在弟子身上這麼經常呈現：『比丘們！色是無常的，受是無常的，想是無常的，行是無常的，識是無常的；比丘們！色是無我，受是無我，想是無我，行是無我，識是無我；一切行是無常的，一切法是無我。』阿其威色那！世尊這麼教導弟子，又，世尊的教誡在弟子身上這麼經常呈現。」</text:p>
            <text:p text:style-name="P197"/>
            <text:p text:style-name="P197">「火種(SA.110)」，南傳音譯作「阿其威色那」(aggivessana)，其中，「阿其」(aggi)即是「火」的意思，這是「尼乾陀子薩遮迦」(saccako nigaṇṭhaputto，北傳SA.110譯作「薩遮尼揵子」，AA.37.10譯作「尼健子」)的姓。</text:p>
            <text:p text:style-name="P197"/>
            <text:p text:style-name="P197"><text:soft-page-break/>（中部35經/薩遮迦小經(雙大品[4])(莊春江譯) <text:a xlink:type="simple" xlink:href="https://agama.buddhason.org/MN/MN035.htm" text:style-name="Internet_20_link" text:visited-style-name="Visited_20_Internet_20_Link">https://agama.buddhaso</text:a><text:a xlink:type="simple" xlink:href="https://agama.buddhason.org/MN/MN035.htm" text:style-name="Internet_20_link" text:visited-style-name="Visited_20_Internet_20_Link">n.org/MN/MN035.htm</text:a> ）</text:p>
            <text:p text:style-name="P196">～～～～～～～～～</text:p>
            <text:p text:style-name="P196">“阿說示賢者，喬答摩沙門是怎樣教導弟子的呢？什麼是他常對弟子說的教誡呢？”</text:p>
            <text:p text:style-name="P196">“火種1，世尊這樣教導弟子，這是世尊常對弟子說的教誡： ‘比丘們，色是無常的，受是無常的，想是無常的，行是無常的，識是無常的；色是無我的，受是無我的，想是無我的，行是無我的，識是無我的；所有行無常，所有法無我。’ 火種，世尊這樣教導弟子，這是世尊常對弟子說的教誡。”</text:p>
            <text:p text:style-name="P196"/>
            <text:p text:style-name="P196">1“火種” (Aggivessana)是薩遮尼乾子的另一名稱。</text:p>
            <text:p text:style-name="P196"/>
            <text:p text:style-name="P196">（蕭式球 譯，香港志蓮淨苑：中部．三十五．小薩遮經 <text:a xlink:type="simple" xlink:href="http://www.chilin.edu.hk/edu/report_section_detail.asp?section_id=60&amp;id=216" text:style-name="Internet_20_link" text:visited-style-name="Visited_20_Internet_20_Link">http://www.chilin.edu.hk/edu/report_section_detail.asp?</text:a><text:a xlink:type="simple" xlink:href="http://www.chilin.edu.hk/edu/report_section_detail.asp?section_id=60&amp;id=216" text:style-name="Internet_20_link" text:visited-style-name="Visited_20_Internet_20_Link">section_id=60&amp;id=216</text:a> ）</text:p>
            <text:p text:style-name="P198">～～～～～～～～～</text:p>
            <text:p text:style-name="P198"><text:soft-page-break/></text:p>
            <text:p text:style-name="P196">SN.22.90. Channasuttaṃ (闡陀經) (S iii 132)</text:p>
            <text:p text:style-name="P196"/>
            <text:p text:style-name="P196">「闡陀學友！色是無常的，受是無常的，想是無常的，行是無常的，識是無常的；色是無我，受……想……行……識是無我；一切行是無常的，一切法是無我。」</text:p>
            <text:p text:style-name="P196"/>
            <text:p text:style-name="P196">（相應部22相應90經/闡陀經(蘊相應/蘊篇/修多羅)(莊春江譯) <text:a xlink:type="simple" xlink:href="https://agama.buddhason.org/SN/SN0608.htm" text:style-name="Internet_20_link" text:visited-style-name="Visited_20_Internet_20_Link">https://agama.buddhason.org/SN/SN0608.htm</text:a> ）</text:p>
            <text:p text:style-name="P196">～～～～～～～～～</text:p>
            <text:p text:style-name="P196"/>
            <text:p text:style-name="P196">“車匿賢友，色是無常的、受是無常的、想是無常的、行是無常的、識是無常的，色是無我的、受是無我的、想是無我的、行是無我的、識是無我的；所有行無常，所有法無我。”</text:p>
            <text:p text:style-name="P196"/>
            <text:p text:style-name="P196">（蕭式球 譯，香港志蓮淨苑：相應部．二十二．蘊相應．九十．車匿<text:a xlink:type="simple" xlink:href="http://www.chilin.edu.hk/edu/report_section_detail.asp?section_id=61&amp;id=487&amp;page_id=343:372" text:style-name="Internet_20_link" text:visited-style-name="Visited_20_Internet_20_Link">http://www.c</text:a><text:a xlink:type="simple" xlink:href="http://www.chilin.edu.hk/edu/report_section_detail.asp?section_id=61&amp;id=487&amp;page_id=343:372" text:style-name="Internet_20_link" text:visited-style-name="Visited_20_Internet_20_Link">hilin.edu.hk/edu/report_section_detail.asp?</text:a><text:a xlink:type="simple" xlink:href="http://www.chilin.edu.hk/edu/report_section_detail.asp?section_id=61&amp;id=487&amp;page_id=343:372" text:style-name="Internet_20_link" text:visited-style-name="Visited_20_Internet_20_Link">section_id=61&amp;id=487&amp;page_id=343:372</text:a> ）</text:p>
          </table:table-cell>
          <table:table-cell table:style-name="表格1.D2" office:value-type="string">
            <text:p text:style-name="P292">重要修訂。</text:p>
            <text:p text:style-name="P292"/>
            <text:p text:style-name="P298"><text:span text:style-name="T57">《中部》第一集第二二八頁</text:span>誤植！</text:p>
          </table:table-cell>
        </table:table-row>
        <text:soft-page-break/>
        <table:table-row table:style-name="表格1.1">
          <table:table-cell table:style-name="表格1.A2" office:value-type="string">
            <text:p text:style-name="P170"><text:span text:style-name="T107">第</text:span><text:span text:style-name="T49">1</text:span><text:span text:style-name="T80">56</text:span><text:span text:style-name="T107">頁</text:span></text:p>
            <text:p text:style-name="P106"/>
            <text:p text:style-name="P106">第六章</text:p>
            <text:p text:style-name="P276"/>
          </table:table-cell>
          <table:table-cell table:style-name="表格1.B2" office:value-type="string">
            <text:p text:style-name="P226">於是，佛充滿了慈悲與人情，很溫和地對他的忠心而深愛的侍者說：「阿難啊！僧團對我還有什麼企求呢！我<text:span text:style-name="T150">以</text:span>將法（真理）<text:span text:style-name="T150">不分顯密</text:span>統統教給了你們。</text:p>
          </table:table-cell>
          <table:table-cell table:style-name="表格1.B2" office:value-type="string">
            <text:p text:style-name="P189">於是，佛充滿了慈悲與人情，很溫和地對他的忠心而深愛的侍者說：「阿難啊！僧團對我還有什麼企求呢！我已將法（真理）或顯或隱，無分別地統統教給了你們。</text:p>
          </table:table-cell>
          <table:table-cell table:style-name="表格1.D2" office:value-type="string">
            <text:p text:style-name="P293">重要修訂。</text:p>
          </table:table-cell>
        </table:table-row>
        <table:table-row table:style-name="表格1.1">
          <table:table-cell table:style-name="表格1.A2" office:value-type="string">
            <text:p text:style-name="P172"><text:span text:style-name="T107">第</text:span><text:span text:style-name="T49">1</text:span><text:span text:style-name="T81">57</text:span><text:span text:style-name="T107">頁</text:span></text:p>
            <text:p text:style-name="P108">第六章</text:p>
            <text:p text:style-name="P108">注 <text:span text:style-name="T49">1</text:span><text:span text:style-name="T76">5</text:span><text:span text:style-name="T81">9</text:span></text:p>
          </table:table-cell>
          <table:table-cell table:style-name="表格1.B2" office:value-type="string">
            <text:p text:style-name="P226">我想：『世尊將不會就這樣般涅槃，除非直到世尊說了關於僧團的任何事為止。』」（長部16經/般涅槃大經(大品[第二])(莊春江譯) http://agama.buddhason.org/DN/DN16.htm ）</text:p>
            <text:p text:style-name="P226">～～～～～～～～～</text:p>
            <text:p text:style-name="P232">…, …, …, </text:p>
            <text:p text:style-name="P226">‘如果世尊不對比丘僧團囑咐一些東西，他是不會入滅的。’ 這時候我的內心才稍為紓緩。”」（蕭式球 譯，香港志蓮淨苑：長部．十六．大般湼槃經 </text:p>
            <text:p text:style-name="P226"/>
          </table:table-cell>
          <table:table-cell table:style-name="表格1.B2" office:value-type="string">
            <text:p text:style-name="P200">我想：『世尊將不會就這樣般涅槃，除非直到世尊說了關於僧團的任何事為止。』」</text:p>
            <text:p text:style-name="P200"/>
            <text:p text:style-name="P200">其餘參考：注<text:span text:style-name="T230">163（十九：）</text:span></text:p>
            <text:p text:style-name="P200"/>
            <text:p text:style-name="P200">（長部16經/般涅槃大經(大品[第二])(莊春江譯) http://agama.buddhason.org/DN/DN16.htm ）</text:p>
            <text:p text:style-name="P189">～～～～～～～～～</text:p>
            <text:p text:style-name="P189">…, …, …, </text:p>
            <text:p text:style-name="P189"/>
            <text:p text:style-name="P189">‘如果世尊不對比丘僧團囑咐一些東西，他是不會入滅的。’ 這時候我的內心才稍為紓緩。”」</text:p>
            <text:p text:style-name="P189">其餘參考：注163（十九：）</text:p>
            <text:p text:style-name="P189">（蕭式球 譯，香港志蓮淨苑：長部．十六．大般湼槃經 </text:p>
          </table:table-cell>
          <table:table-cell table:style-name="表格1.D2" office:value-type="string">
            <text:p text:style-name="P294">重要修訂。</text:p>
            <text:p text:style-name="P100">補充。</text:p>
          </table:table-cell>
        </table:table-row>
        <table:table-row table:style-name="表格1.1">
          <table:table-cell table:style-name="表格1.A2" office:value-type="string">
            <text:p text:style-name="P173"><text:span text:style-name="T107">第</text:span><text:span text:style-name="T49">1</text:span><text:span text:style-name="T82">66</text:span><text:span text:style-name="T107">頁</text:span></text:p>
            <text:p text:style-name="P109">第六章</text:p>
            <text:p text:style-name="P109">注 <text:span text:style-name="T49">1</text:span><text:span text:style-name="T82">65</text:span></text:p>
          </table:table-cell>
          <table:table-cell table:style-name="表格1.B2" office:value-type="string">
            <text:p text:style-name="P226">「慧炬版」編者 張澄基 註：…, …, …, 只是泛指的我而已。——張澄基識</text:p>
          </table:table-cell>
          <table:table-cell table:style-name="表格1.B2" office:value-type="string">
            <text:p text:style-name="P226">「慧炬版」編者 張澄基 註：…, …, …, 只是泛指的我而已。——張澄基識</text:p>
            <text:p text:style-name="P226"><text:soft-page-break/></text:p>
            <text:p text:style-name="P266">Nanda <text:span text:style-name="T231"><text:s/>補注：</text:span>請參<text:span text:style-name="T231">注 </text:span><text:span text:style-name="T233">143 </text:span>及<text:span text:style-name="T231">注 16</text:span><text:span text:style-name="T232">9</text:span><text:span text:style-name="T231"> 之補充說明：</text:span><text:a xlink:type="simple" xlink:href="http://nanda.online-dhamma.net/a-path-to-freedom/what-the-Buddha-taught/what-the-Buddha-taught-full/#sn-44-10-anandasuttam-s-iv-400-401" text:style-name="Standard" text:visited-style-name="Standard"><text:span text:style-name="T159">SN.44 10. Ānandasutta</text:span></text:a><text:a xlink:type="simple" xlink:href="http://nanda.online-dhamma.net/a-path-to-freedom/what-the-Buddha-taught/what-the-Buddha-taught-full/#sn-44-10-anandasuttam-s-iv-400-401" text:style-name="Standard" text:visited-style-name="Standard"><text:span text:style-name="T156">ṃ</text:span></text:a><text:a xlink:type="simple" xlink:href="http://nanda.online-dhamma.net/a-path-to-freedom/what-the-Buddha-taught/what-the-Buddha-taught-full/#sn-44-10-anandasuttam-s-iv-400-401" text:style-name="Standard" text:visited-style-name="Standard"><text:span text:style-name="T159"> (阿難經)</text:span></text:a></text:p>
            <text:p text:style-name="P486"/>
            <text:p text:style-name="P66"><text:span text:style-name="T236">又，</text:span><text:span text:style-name="T151">菩提</text:span><text:span text:style-name="T231">尊者在此經之一註解：</text:span></text:p>
            <text:p text:style-name="P267"><text:span text:style-name="T231">可能這意味著婆蹉會把佛陀的否定解釋為對他的經驗性人格的拒絕；由於他對自我觀點的傾向性，他將會把這種人格認定為自我。我們應該仔細注意佛陀沒有宣佈 "沒有自我 "的兩個原因：不是因為他承認某種超驗的自我（如一些解釋者所稱），也不是因為他只關心描述沒有本體論含義的 "感知策略a strategy of perception"（如其他人認為），而是 </text:span>(i) 因為斷滅論者使用這樣的表達方式，而佛陀想避免使他的教學與他們的教學一致；以及 (ii) 因為他希望避免在那些已經依附於自我概念的人中引起混亂。佛陀宣稱 "一切現象皆無我"（sabbe dhammā anattā），這意味著如果一個人在任何地方尋求一個自我，就不會找到一個。由於 "所有現象 <text:soft-page-break/>"包括有條件的和無條件的，這就排除了一個完全超越的、不可描述的自我。（<text:span text:style-name="T234">Ven. Bhikkhu Bodhi, The Connected Discourses of the Buddha: A New Translation of the Samyutta Nikaya (Boston: Wisdom Publications, 2000</text:span>）</text:p>
          </table:table-cell>
          <table:table-cell table:style-name="表格1.D2" office:value-type="string">
            <text:p text:style-name="P295">重要修訂。</text:p>
            <text:p text:style-name="P272"/>
          </table:table-cell>
        </table:table-row>
        <table:table-row table:style-name="表格1.1">
          <table:table-cell table:style-name="表格1.A2" office:value-type="string">
            <text:p text:style-name="P428"><text:span text:style-name="T107">第</text:span><text:span text:style-name="T49">1</text:span><text:span text:style-name="T83">71</text:span><text:span text:style-name="T107">頁</text:span></text:p>
            <text:p text:style-name="P405">第六章</text:p>
            <text:p text:style-name="P405">注 <text:span text:style-name="T49">1</text:span><text:span text:style-name="T83">70</text:span></text:p>
          </table:table-cell>
          <table:table-cell table:style-name="表格1.B2" office:value-type="string">
            <text:p text:style-name="P226">三十三：見<text:span text:style-name="T150">本書註</text:span> <text:span text:style-name="T150">164</text:span>。</text:p>
          </table:table-cell>
          <table:table-cell table:style-name="表格1.B2" office:value-type="string">
            <text:p text:style-name="P189">三十三：見本書註 1<text:span text:style-name="T235">71</text:span>。</text:p>
          </table:table-cell>
          <table:table-cell table:style-name="表格1.D2" office:value-type="string">
            <text:p text:style-name="P125"/>
          </table:table-cell>
        </table:table-row>
        <table:table-row table:style-name="表格1.1">
          <table:table-cell table:style-name="表格1.A2" office:value-type="string">
            <text:p text:style-name="P439">第<text:span text:style-name="T15">191</text:span>頁</text:p>
            <text:p text:style-name="P397"/>
            <text:p text:style-name="P397">第七章</text:p>
          </table:table-cell>
          <table:table-cell table:style-name="表格1.B2" office:value-type="string">
            <text:p text:style-name="P226">不但在寺院中經常定時背誦，在佛教家庭中亦復如是，而<text:span text:style-name="T150">尤</text:span>家人<text:span text:style-name="T150">團</text:span>坐虔誠聆聽。</text:p>
          </table:table-cell>
          <table:table-cell table:style-name="表格1.B2" office:value-type="string">
            <text:p text:style-name="P189"><text:span text:style-name="T133">不但在寺院中經常定時背誦，在佛教家庭中亦復如是，</text:span><text:bookmark-start text:name="_Hlk72676639"/><text:span text:style-name="T133">而</text:span><text:span text:style-name="T200">由</text:span><text:span text:style-name="T133">家人</text:span><text:span text:style-name="T200">圍</text:span><text:span text:style-name="T133">坐虔誠聆聽</text:span><text:bookmark-end text:name="_Hlk72676639"/><text:span text:style-name="T133">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2" office:value-type="string">
            <text:p text:style-name="P439">第191頁</text:p>
            <text:p text:style-name="P397"/>
            <text:p text:style-name="P397">第七章</text:p>
          </table:table-cell>
          <table:table-cell table:style-name="表格1.B2" office:value-type="string">
            <text:p text:style-name="P226">我們所從事的道德與理性的活動，靡不<text:span text:style-name="T150">相</text:span>關。</text:p>
          </table:table-cell>
          <table:table-cell table:style-name="表格1.B2" office:value-type="string">
            <text:p text:style-name="P189"><text:span text:style-name="T133">我們所從事的道德與理性的活動，靡不</text:span><text:bookmark-start text:name="_Hlk72676940"/><text:span text:style-name="T200">攸</text:span><text:bookmark-end text:name="_Hlk72676940"/><text:span text:style-name="T133">關。</text:span></text:p>
          </table:table-cell>
          <table:table-cell table:style-name="表格1.D2" office:value-type="string">
            <text:p text:style-name="P100"/>
          </table:table-cell>
        </table:table-row>
        <table:table-row table:style-name="表格1.1">
          <table:table-cell table:style-name="表格1.A67" office:value-type="string">
            <text:p text:style-name="P439">第192頁</text:p>
            <text:p text:style-name="P394"/>
            <text:p text:style-name="P406">第七章</text:p>
          </table:table-cell>
          <table:table-cell table:style-name="表格1.B67" office:value-type="string">
            <text:p text:style-name="P226">趺跏而坐不易實行，非一切國家人士（尤其是西方人士）<text:span text:style-name="T150">所能清輕易</text:span>辦到。</text:p>
          </table:table-cell>
          <table:table-cell table:style-name="表格1.C67" office:value-type="string">
            <text:p text:style-name="P189"><text:span text:style-name="T133">趺跏而坐不易實行，非一切國家人士（尤其是西方人士）</text:span><text:span text:style-name="T200">所能輕易</text:span><text:span text:style-name="T133">辦到。</text:span></text:p>
          </table:table-cell>
          <table:table-cell table:style-name="表格1.D67" office:value-type="string">
            <text:p text:style-name="P100"/>
          </table:table-cell>
        </table:table-row>
        <table:table-row table:style-name="表格1.1">
          <table:table-cell table:style-name="表格1.A68" office:value-type="string">
            <text:p text:style-name="P445">第192頁</text:p>
            <text:p text:style-name="P482"/>
            <text:p text:style-name="P478">第七章</text:p>
          </table:table-cell>
          <table:table-cell table:style-name="表格1.B68" office:value-type="string">
            <text:p text:style-name="P226">惟一的一點<text:span text:style-name="T14">是你</text:span>在深呼吸時，心中須<text:span text:style-name="T14">有數這些</text:span>是深呼吸，如此這般。</text:p>
          </table:table-cell>
          <table:table-cell table:style-name="表格1.C68" office:value-type="string">
            <text:p text:style-name="P189">惟一的一點是，你在深呼吸時，心中須有數：這些是深呼吸；如此這般。</text:p>
          </table:table-cell>
          <table:table-cell table:style-name="表格1.D68" office:value-type="string">
            <text:p text:style-name="P100"/>
          </table:table-cell>
        </table:table-row>
        <table:table-row table:style-name="表格1.1">
          <table:table-cell table:style-name="表格1.A69" office:value-type="string">
            <text:p text:style-name="P446">第192頁</text:p>
            <text:p text:style-name="P483"/>
            <text:p text:style-name="P479">第七章</text:p>
          </table:table-cell>
          <table:table-cell table:style-name="表格1.B69" office:value-type="string">
            <text:p text:style-name="P226">你會奇怪你的心<text:span text:style-name="T150">這麼</text:span>這樣會跑，它就是不肯停下來。</text:p>
          </table:table-cell>
          <table:table-cell table:style-name="表格1.C69" office:value-type="string">
            <text:p text:style-name="P189">你會奇怪你的心怎麼這樣會跑，它就是不肯停下來。</text:p>
          </table:table-cell>
          <table:table-cell table:style-name="表格1.D69" office:value-type="string">
            <text:p text:style-name="P100"/>
          </table:table-cell>
        </table:table-row>
        <table:table-row table:style-name="表格1.1">
          <table:table-cell table:style-name="表格1.A70" office:value-type="string">
            <text:p text:style-name="P446">第19<text:span text:style-name="T237">5</text:span>頁</text:p>
            <text:p text:style-name="P483"/>
            <text:p text:style-name="P479">第七章</text:p>
          </table:table-cell>
          <table:table-cell table:style-name="表格1.B70" office:value-type="string">
            <text:p text:style-name="P226">你一想到「我<text:span text:style-name="T150">再做</text:span>這個」，你就覺得有個自己而不能生活在你的行為中了。</text:p>
          </table:table-cell>
          <table:table-cell table:style-name="表格1.C70" office:value-type="string">
            <text:p text:style-name="P189">你一想到「我在做這個」，你就覺得有個自己而不能生活在你的行為中了。</text:p>
          </table:table-cell>
          <table:table-cell table:style-name="表格1.D70" office:value-type="string">
            <text:p text:style-name="P100"/>
          </table:table-cell>
        </table:table-row>
        <table:table-row table:style-name="表格1.1">
          <table:table-cell table:style-name="表格1.A72" office:value-type="string">
            <text:p text:style-name="P447">第19<text:span text:style-name="T238">6</text:span>頁</text:p>
            <text:p text:style-name="P484"/>
            <text:p text:style-name="P480">第七章</text:p>
          </table:table-cell>
          <table:table-cell table:style-name="表格1.B72" office:value-type="string">
            <text:p text:style-name="P226">一切偉大的<text:span text:style-name="T150">傑構</text:span>，藝術的、詩歌的、智識的、心靈的，</text:p>
          </table:table-cell>
          <table:table-cell table:style-name="表格1.C72" office:value-type="string">
            <text:p text:style-name="P233">一切偉大的傑作，藝術的、詩歌的、智識的、心靈的，</text:p>
          </table:table-cell>
          <table:table-cell table:style-name="表格1.D72" office:value-type="string">
            <text:p text:style-name="P126">great work</text:p>
          </table:table-cell>
        </table:table-row>
        <table:table-row table:style-name="表格1.1">
          <table:table-cell table:style-name="表格1.A72" office:value-type="string">
            <text:p text:style-name="P140">第<text:span text:style-name="T239">200</text:span>頁</text:p>
            <text:p text:style-name="P485"/>
            <text:p text:style-name="P179">第七章</text:p>
          </table:table-cell>
          <table:table-cell table:style-name="表格1.B72" office:value-type="string">
            <text:p text:style-name="P226">至於發展上述每一種品性所必須具備的物質以及精神條件，<text:span text:style-name="T150">本書中另有敘述。</text:span></text:p>
          </table:table-cell>
          <table:table-cell table:style-name="表格1.C72" office:value-type="string">
            <text:p text:style-name="P201">至於發展上述每一種品性所必須具備的物質以及精神條件，散見於經藏各文本中。</text:p>
            <text:p text:style-name="P189"/>
            <text:p text:style-name="P10"><text:span text:style-name="T59">例如：SN.46.2 Kāyasuttaṃ </text:span><text:a xlink:type="simple" xlink:href="https://agama.buddhason.org/SN/SN1312.htm" text:style-name="Internet_20_link" text:visited-style-name="Visited_20_Internet_20_Link"><text:span text:style-name="T59">相應部46相應2經/身體經</text:span></text:a><text:span text:style-name="T59">(覺支相應/大篇/修多羅)(莊春江譯)；SN.46.3 Sīlasuttaṃ </text:span><text:a xlink:type="simple" xlink:href="https://agama.buddhason.org/SN/SN1313.htm" text:style-name="Internet_20_link" text:visited-style-name="Visited_20_Internet_20_Link"><text:span text:style-name="T59">46相應3經/戒經</text:span></text:a><text:span text:style-name="T59">；SN.46.5 Bhikkhusuttaṃ 46相應5經/</text:span><text:a xlink:type="simple" xlink:href="https://agama.buddhason.org/SN/SN1315.htm" text:style-name="Internet_20_link" text:visited-style-name="Visited_20_Internet_20_Link"><text:span text:style-name="T59">比丘經</text:span></text:a><text:span text:style-name="T59">；SN.46.6 Kuṇḍaliyasuttaṃ 46相應6經/</text:span><text:a xlink:type="simple" xlink:href="https://agama.buddhason.org/SN/SN1316.htm" text:style-name="Internet_20_link" text:visited-style-name="Visited_20_Internet_20_Link"><text:span text:style-name="T59">庫達利亞經</text:span></text:a><text:span text:style-name="T59">；SN.46.11 Pāṇasuttaṃ 46相應11經/</text:span><text:a xlink:type="simple" xlink:href="https://agama.buddhason.org/SN/SN1321.htm" text:style-name="Internet_20_link" text:visited-style-name="Visited_20_Internet_20_Link"><text:span text:style-name="T59">生類經</text:span></text:a><text:span text:style-name="T59">（依止於戒後，住立於戒後）；SN.46.12 Paṭhamasūriyūpamasuttaṃ 46相應12經/</text:span><text:a xlink:type="simple" xlink:href="https://agama.buddhason.org/SN/SN1322.htm" text:style-name="Internet_20_link" text:visited-style-name="Visited_20_Internet_20_Link"><text:span text:style-name="T59">像太陽一樣經第一</text:span></text:a><text:span text:style-name="T59">（善友誼）；46相應13經/</text:span><text:a xlink:type="simple" xlink:href="https://agama.buddhason.org/SN/SN1323.htm" text:style-name="Internet_20_link" text:visited-style-name="Visited_20_Internet_20_Link"><text:span text:style-name="T59">像太陽一樣經第二</text:span></text:a><text:span text:style-name="T59">（如理作意）；SN.46.26 Taṇhakkhayasuttaṃ 46相應26經/</text:span><text:a xlink:type="simple" xlink:href="https://agama.buddhason.org/SN/SN1336.htm" text:style-name="Internet_20_link" text:visited-style-name="Visited_20_Internet_20_Link"><text:span text:style-name="T59">渴愛之滅盡經</text:span></text:a><text:span text:style-name="T59">；SN.46.28 Nibbedhabhāgiyasuttaṃ 46相應28經/</text:span><text:a xlink:type="simple" xlink:href="https://agama.buddhason.org/SN/SN1338.htm" text:style-name="Internet_20_link" text:visited-style-name="Visited_20_Internet_20_Link"><text:span text:style-name="T59">洞察分經</text:span></text:a><text:span text:style-name="T59">；SN.46.31 Paṭhamakusalasuttaṃ 46相應31經/</text:span><text:a xlink:type="simple" xlink:href="https://agama.buddhason.org/SN/SN1341.htm" text:style-name="Internet_20_link" text:visited-style-name="Visited_20_Internet_20_Link"><text:span text:style-name="T59">善經第一</text:span></text:a><text:span text:style-name="T59"> (不放逸)；SN.46.32 Dutiyakusalasuttaṃ 46相應32經/</text:span><text:a xlink:type="simple" xlink:href="https://agama.buddhason.org/SN/SN1342.htm" text:style-name="Internet_20_link" text:visited-style-name="Visited_20_Internet_20_Link"><text:span text:style-name="T59">善經第二</text:span></text:a><text:span text:style-name="T59">(如理作意) ；SN.46.38 Āvaraṇanīvaraṇasuttaṃ 46相應38經/</text:span><text:a xlink:type="simple" xlink:href="https://agama.buddhason.org/SN/SN1348.htm" text:style-name="Internet_20_link" text:visited-style-name="Visited_20_Internet_20_Link"><text:span text:style-name="T59">障礙與蓋經</text:span></text:a><text:span text:style-name="T59"> (沒有這五蓋)；SN.46.51 Āhārasuttaṃ 46相應51經/</text:span><text:a xlink:type="simple" xlink:href="https://agama.buddhason.org/SN/SN1361.htm" text:style-name="Internet_20_link" text:visited-style-name="Visited_20_Internet_20_Link"><text:span text:style-name="T59">食經</text:span></text:a><text:span text:style-name="T59">；</text:span><text:soft-page-break/><text:span text:style-name="T59">SN.46.53 Aggisuttaṃ 46相應53經/</text:span><text:a xlink:type="simple" xlink:href="https://agama.buddhason.org/SN/SN1363.htm" text:style-name="Internet_20_link" text:visited-style-name="Visited_20_Internet_20_Link"><text:span text:style-name="T59">火經</text:span></text:a><text:span text:style-name="T59">；SN.46.54 Mettāsahagatasuttaṃ 46相應54經/</text:span><text:a xlink:type="simple" xlink:href="https://agama.buddhason.org/SN/SN1364.htm" text:style-name="Internet_20_link" text:visited-style-name="Visited_20_Internet_20_Link"><text:span text:style-name="T59">慈俱行經</text:span></text:a><text:span text:style-name="T59">(與慈俱行)；SN.46.55 Saṅgāravasuttaṃ 46相應55經/</text:span><text:a xlink:type="simple" xlink:href="https://agama.buddhason.org/SN/SN1365.htm" text:style-name="Internet_20_link" text:visited-style-name="Visited_20_Internet_20_Link"><text:span text:style-name="T59">傷歌邏經</text:span></text:a><text:span text:style-name="T59"> (沒有這五蓋)</text:span></text:p>
            <text:p text:style-name="P182"><text:span text:style-name="T59">或可參見：〈</text:span><text:a xlink:type="simple" xlink:href="http://buddhism.lib.ntu.edu.tw/FULLTEXT/JR-BJ093/bj093387377.pdf" text:style-name="Internet_20_link" text:visited-style-name="Visited_20_Internet_20_Link"><text:span text:style-name="T59">以七覺支 ，成覺悟者：修習七覺支的方法</text:span></text:a><text:span text:style-name="T59">〉，班迪達尊者，鐘苑文 譯，《香光莊嚴》, n.75 (2003.09), 16 – 93;</text:span></text:p>
          </table:table-cell>
          <table:table-cell table:style-name="表格1.D72" office:value-type="string">
            <text:p text:style-name="P296">重要修訂。</text:p>
            <text:p text:style-name="P134">誤譯。</text:p>
            <text:p text:style-name="P180">Many other material and spiritual conditions conductive to the development of each quality are described in the texts.</text:p>
            <text:p text:style-name="P181">加注: <text:s/></text:p>
          </table:table-cell>
        </table:table-row>
        <table:table-row table:style-name="表格1.1">
          <table:table-cell table:style-name="表格1.A73" office:value-type="string">
            <text:p text:style-name="P429"><text:span text:style-name="T107">第</text:span><text:span text:style-name="T84">203</text:span><text:span text:style-name="T107">頁</text:span></text:p>
            <text:p text:style-name="P407"/>
            <text:p text:style-name="P407">第八章</text:p>
          </table:table-cell>
          <table:table-cell table:style-name="表格1.B73" office:value-type="string">
            <text:p text:style-name="P226">不止是<text:span text:style-name="T150">一個兩個，一百個兩百個</text:span>，甚至五百個，而是比五百個<text:span text:style-name="T150">還要多出多多</text:span>。</text:p>
          </table:table-cell>
          <table:table-cell table:style-name="表格1.C73" office:value-type="string">
            <text:p text:style-name="P189">不止是一、兩個，一百、兩百個，甚至五百個；而是比五百個還要多出得多。</text:p>
          </table:table-cell>
          <table:table-cell table:style-name="表格1.D73" office:value-type="string">
            <text:p text:style-name="P100"/>
          </table:table-cell>
        </table:table-row>
        <table:table-row table:style-name="表格1.1">
          <table:table-cell table:style-name="表格1.A74" office:value-type="string">
            <text:p text:style-name="P430"><text:span text:style-name="T107">第</text:span><text:span text:style-name="T84">20</text:span><text:span text:style-name="T85">5</text:span><text:span text:style-name="T107">頁</text:span></text:p>
            <text:p text:style-name="P408">第八章</text:p>
          </table:table-cell>
          <table:table-cell table:style-name="表格1.B74" office:value-type="string">
            <text:p text:style-name="P226"><text:span text:style-name="T284">和尚</text:span>因為沒有家室之累，</text:p>
          </table:table-cell>
          <table:table-cell table:style-name="表格1.C74" office:value-type="string">
            <text:p text:style-name="P189">出家眾因為沒有家室之累，</text:p>
          </table:table-cell>
          <table:table-cell table:style-name="表格1.D74" office:value-type="string">
            <text:p text:style-name="P100"/>
          </table:table-cell>
        </table:table-row>
        <table:table-row table:style-name="表格1.1">
          <table:table-cell table:style-name="表格1.A77" office:value-type="string">
            <text:p text:style-name="P430"><text:span text:style-name="T107">第</text:span><text:span text:style-name="T84">20</text:span><text:span text:style-name="T85">5</text:span><text:span text:style-name="T107">頁</text:span></text:p>
            <text:p text:style-name="P408">第八章</text:p>
          </table:table-cell>
          <table:table-cell table:style-name="表格1.B77" office:value-type="string">
            <text:p text:style-name="P226">從《善生經》（巴利文《長部》第卅一經）中可以看得出來。</text:p>
          </table:table-cell>
          <table:table-cell table:style-name="表格1.C77" office:value-type="string">
            <text:p text:style-name="P234">從《善生經》（巴利文《長部》第卅一經）中可以看得出來。</text:p>
          </table:table-cell>
          <table:table-cell table:style-name="表格1.D77" office:value-type="string">
            <text:p text:style-name="P100">加（經典選譯中之）鍊結。</text:p>
          </table:table-cell>
        </table:table-row>
        <table:table-row table:style-name="表格1.1">
          <table:table-cell table:style-name="表格1.A77" office:value-type="string">
            <text:p text:style-name="P174"><text:span text:style-name="T107">第</text:span><text:span text:style-name="T84">20</text:span><text:span text:style-name="T86">6</text:span><text:span text:style-name="T107">頁</text:span></text:p>
            <text:p text:style-name="P110">第八章</text:p>
          </table:table-cell>
          <table:table-cell table:style-name="表格1.B77" office:value-type="string">
            <text:p text:style-name="P226">佛說：「父母就叫做梵摩。」「梵摩」這一名詞在印度人的心目中，代表的是最高、最神聖的觀念，而佛卻將雙親也包括在這裡面。</text:p>
          </table:table-cell>
          <table:table-cell table:style-name="表格1.C77" office:value-type="string">
            <text:p text:style-name="P275">佛說：「<text:span text:style-name="T135">父母被稱為梵天</text:span><text:span text:style-name="T194">。</text:span>」「<text:span text:style-name="T135">梵天</text:span>」這一名詞在印度人的心目中，代表的是最高、最神聖的觀念，而佛卻將雙親也包括在這裡面。</text:p>
          </table:table-cell>
          <table:table-cell table:style-name="表格1.D77" office:value-type="string">
            <text:p text:style-name="P297">重要修訂。</text:p>
            <text:p text:style-name="P100">加注。</text:p>
            <text:p text:style-name="P391"><text:span text:style-name="T183">Brahmāti mātāpitaro</text:span>:<text:span text:style-name="T20">父母被稱為梵天</text:span>。</text:p>
            <text:p text:style-name="P390"><text:s/></text:p>
            <text:p text:style-name="P389">AN.4.63 Brahmasuttaṃ 梵天經</text:p>
            <text:p text:style-name="P389"/>
            <text:p text:style-name="P389">「比丘們！那些有梵天的家庭在家中父母被他們的孩子們尊敬，比丘們！那些有<text:soft-page-break/>先師的家庭在家中父母被他們的孩子們尊敬，比丘們！那些有古天神的家庭在家中父母被他們的孩子們尊敬，比丘們！那些有應該被供奉者的家庭在家中父母被他們的孩子們尊敬。</text:p>
            <text:p text:style-name="P389">　　比丘們！『梵天』，這是對於父母的同義語，比丘們！『先師』，這是對於父母的同義語，比丘們！『古天神』，這是對於父母的同義語，比丘們！『應該被奉獻者』，這是對於父母的同義語，那是什麼原因呢？比丘們！父母對孩子們是多所助益者、養育者、撫養者、使看見這世間者。」增支部4集63經/梵天經(莊春江譯) <text:a xlink:type="simple" xlink:href="https://agama.buddhason.org/AN/AN0645.htm" text:style-name="Internet_20_link" text:visited-style-name="Visited_20_Internet_20_Link">https://agama.buddhason.org/AN/AN0645.htm</text:a></text:p>
            <text:p text:style-name="P62">～～～～～～～～</text:p>
            <text:p text:style-name="P62">六十三．梵天</text:p>
            <text:p text:style-name="P62"><text:soft-page-break/>“比丘們，子女應對家中的父母如梵天那樣尊敬，子女應對家中的父母如老師那樣尊敬，子女應對家中的父母如天神那樣尊敬，子女應對家中的父母如值得受人供養的人那樣尊敬。</text:p>
            <text:p text:style-name="P69"><text:span text:style-name="T104">“比丘們，父母被稱為梵天，父母被稱為老師，父母被稱為天神，父母被稱為值得受人供養的人，這是什麼原因呢？比丘們，父母為照顧子女、養育子女、教導子女付出很多。（蕭式球 譯，香港志蓮淨苑：增支部．第四集．六十三．梵天）</text:span><text:a xlink:type="simple" xlink:href="http://www.chilin.edu.hk/edu/report_section_detail.asp?section_id=62&amp;id=572&amp;page_id=221:327" text:style-name="Internet_20_link" text:visited-style-name="Visited_20_Internet_20_Link"><text:span text:style-name="T194">http://www.chilin.edu.hk/edu/report_section_detail.asp?section_id=62&amp;id=572&amp;page_id=221:327</text:span></text:a></text:p>
            <text:p text:style-name="P389"/>
            <text:p text:style-name="P390">及AN 3.31 Sabrahmakasuttaṃ 增支部3集31經/有梵天經(莊春江譯) <text:a xlink:type="simple" xlink:href="https://agama.buddhason.org/AN/AN0454.htm" text:style-name="Internet_20_link" text:visited-style-name="Visited_20_Internet_20_Link">https://agama.buddhason.org/AN/AN0454.htm</text:a>或蕭式球 譯，<text:soft-page-break/>香港志蓮淨苑：增支部．第三集．三十一．梵天<text:a xlink:type="simple" xlink:href="http://www.chilin.edu.hk/edu/report_section_detail.asp?section_id=62&amp;id=556&amp;page_id=298:469" text:style-name="Internet_20_link" text:visited-style-name="Visited_20_Internet_20_Link">http://www.chilin.edu.hk/edu/report_section_detail.asp?section_id=62&amp;id=556&amp;page_id=298:469</text:a></text:p>
          </table:table-cell>
        </table:table-row>
        <table:table-row table:style-name="表格1.1">
          <table:table-cell table:style-name="表格1.A77" office:value-type="string">
            <text:p text:style-name="P431"><text:span text:style-name="T107">第</text:span><text:span text:style-name="T84">20</text:span><text:span text:style-name="T87">7</text:span><text:span text:style-name="T107">頁</text:span></text:p>
            <text:p text:style-name="P409">第八章</text:p>
          </table:table-cell>
          <table:table-cell table:style-name="表格1.B77" office:value-type="string">
            <text:p text:style-name="P226"><text:span text:style-name="T150">輪到妻子的時候</text:span>，她應當照顧家務，接待賓客、親友和受雇的傭工；</text:p>
          </table:table-cell>
          <table:table-cell table:style-name="表格1.C77" office:value-type="string">
            <text:p text:style-name="P189">至於身為妻子的，她應當照顧家務，接待賓客、親友和受雇的傭工；</text:p>
          </table:table-cell>
          <table:table-cell table:style-name="表格1.D77" office:value-type="string">
            <text:p text:style-name="P100"/>
          </table:table-cell>
        </table:table-row>
        <table:table-row table:style-name="表格1.1">
          <table:table-cell table:style-name="表格1.A78" office:value-type="string">
            <text:p text:style-name="P438"><text:span text:style-name="T107">第</text:span><text:span text:style-name="T84">20</text:span><text:span text:style-name="T88">9</text:span><text:span text:style-name="T107">頁</text:span></text:p>
            <text:p text:style-name="P481">第八章</text:p>
            <text:p text:style-name="P481">注 <text:span text:style-name="T49">1</text:span><text:span text:style-name="T88">86</text:span></text:p>
          </table:table-cell>
          <table:table-cell table:style-name="表格1.B78" office:value-type="string">
            <text:p text:style-name="P226">四：見巴利文學會版《中部》覺音疏第一集第二九零頁「佛教僧侶，亦即僧伽之一員，應不得擁有私產，但准予持有公產。」 （待查）</text:p>
          </table:table-cell>
          <table:table-cell table:style-name="表格1.C78" office:value-type="string">
            <text:p text:style-name="P235">四：見巴利文學會版《中部》覺音疏第一集第二九零頁「佛教僧侶，亦即僧伽之一員，應不得擁有私產，但准予持有公產。」</text:p>
          </table:table-cell>
          <table:table-cell table:style-name="表格1.D78" office:value-type="string">
            <text:p text:style-name="P133"><text:span text:style-name="T35">（待查） </text:span>??</text:p>
          </table:table-cell>
        </table:table-row>
        <table:table-row table:style-name="表格1.1">
          <table:table-cell table:style-name="表格1.A85" office:value-type="string">
            <text:p text:style-name="P175"><text:span text:style-name="T107">第</text:span><text:span text:style-name="T84">2</text:span><text:span text:style-name="T89">12</text:span><text:span text:style-name="T107">頁</text:span></text:p>
            <text:p text:style-name="P111">第八章</text:p>
          </table:table-cell>
          <table:table-cell table:style-name="表格1.B85" office:value-type="string">
            <text:p text:style-name="P226">有一個叫做<text:span text:style-name="T150">長生</text:span>的人，有一次在拜訪佛時說道：「世尊啊！我們只是普通的居士，與妻子兒女一起過著家庭生活。</text:p>
          </table:table-cell>
          <table:table-cell table:style-name="表格1.C85" office:value-type="string">
            <text:p text:style-name="P189">有一個叫做長膝的人，有一次在拜訪佛時說道：「世尊啊！我們只是普通的居士，與妻子兒女一起過著家庭生活。</text:p>
          </table:table-cell>
          <table:table-cell table:style-name="表格1.D85" office:value-type="string">
            <text:p text:style-name="P100">誤譯。</text:p>
            <text:p text:style-name="P277">AN 8.54 Dīghajāṇusuttaṃ</text:p>
            <text:p text:style-name="P277">Jāṇu，（Vedic jānu） （also as jaṇṇu（ka））﹐膝。the knee。</text:p>
          </table:table-cell>
        </table:table-row>
        <table:table-row table:style-name="表格1.1">
          <table:table-cell table:style-name="表格1.A85" office:value-type="string">
            <text:p text:style-name="P432"><text:span text:style-name="T107">第</text:span><text:span text:style-name="T84">2</text:span><text:span text:style-name="T89">2</text:span><text:span text:style-name="T90">0</text:span><text:span text:style-name="T107">頁</text:span></text:p>
            <text:p text:style-name="P410">第八章</text:p>
          </table:table-cell>
          <table:table-cell table:style-name="表格1.B85" office:value-type="string">
            <text:p text:style-name="P226">佛不僅教導<text:span text:style-name="T150">和平非暴，</text:span>更曾親赴戰場勸阻戰事之發生。</text:p>
          </table:table-cell>
          <table:table-cell table:style-name="表格1.C85" office:value-type="string">
            <text:p text:style-name="P189">佛不僅教導和平及非暴力，更曾親赴戰場勸阻戰事之發生。</text:p>
          </table:table-cell>
          <table:table-cell table:style-name="表格1.D85" office:value-type="string">
            <text:p text:style-name="P100"/>
          </table:table-cell>
        </table:table-row>
        <table:table-row table:style-name="表格1.1">
          <table:table-cell table:style-name="表格1.A85" office:value-type="string">
            <text:p text:style-name="P176"><text:span text:style-name="T107">第</text:span><text:span text:style-name="T84">2</text:span><text:span text:style-name="T89">2</text:span><text:span text:style-name="T90">0</text:span><text:span text:style-name="T107">頁</text:span></text:p>
            <text:p text:style-name="P112">第八章</text:p>
          </table:table-cell>
          <table:table-cell table:style-name="表格1.B85" office:value-type="string">
            <text:p text:style-name="P226">釋迦族與拘梨耶族因爭盧呬尼河水，而準備訴之干戈的時候，佛出面阻止，即為一例。</text:p>
          </table:table-cell>
          <table:table-cell table:style-name="表格1.C85" office:value-type="string">
            <text:p text:style-name="P236">釋迦族與拘梨耶族因爭盧呬尼河水，而準備訴之干戈的時候，佛出面阻止，即為一例。</text:p>
          </table:table-cell>
          <table:table-cell table:style-name="表格1.D85" office:value-type="string">
            <text:p text:style-name="P100">加注：</text:p>
            <text:p text:style-name="P388">參本書〈經典選譯〉之《法句經》，第十五品：樂品，偈頌第 197 (Dhp 197)，（注 <text:span text:style-name="T241">532）。</text:span></text:p>
          </table:table-cell>
        </table:table-row>
        <text:soft-page-break/>
        <table:table-row table:style-name="表格1.1">
          <table:table-cell table:style-name="表格1.A85" office:value-type="string">
            <text:p text:style-name="P176"><text:span text:style-name="T107">第</text:span><text:span text:style-name="T84">2</text:span><text:span text:style-name="T89">2</text:span><text:span text:style-name="T90">0</text:span><text:span text:style-name="T107">頁</text:span></text:p>
            <text:p text:style-name="P112">第八章</text:p>
          </table:table-cell>
          <table:table-cell table:style-name="表格1.B85" office:value-type="string">
            <text:p text:style-name="P236">有一次，也是由於他的一言阻止了阿闍世王攻略跋耆國。</text:p>
          </table:table-cell>
          <table:table-cell table:style-name="表格1.C85" office:value-type="string">
            <text:p text:style-name="P236">有一次，也是由於他的一言阻止了阿闍世王攻略跋耆國。</text:p>
          </table:table-cell>
          <table:table-cell table:style-name="表格1.D85" office:value-type="string">
            <text:p text:style-name="P112">加注：</text:p>
            <text:p text:style-name="P11"><text:span text:style-name="T25">DN 16 Mahāparinibbānasuttaṃ</text:span> <text:span text:style-name="T192">大般涅槃經，第一章：在摩揭陀國</text:span> In Māgadha</text:p>
            <text:p text:style-name="P492">這是我所聽見的：有一次，世尊住在王舍城靈鷲山。</text:p>
            <text:p text:style-name="P497"><text:span text:style-name="T242">這時候，摩揭陀王阿闍世．韋提希子想攻打跋祇。他說：“..., ..., ...</text:span>如來一定不會說不真實的話。”</text:p>
            <text:p text:style-name="P496">..., ..., ...</text:p>
            <text:p text:style-name="P496">於是，世尊對摩揭陀大臣雨行婆羅門說： “婆羅門，..., ..., ...我要告辭了。”（蕭式球 譯, 香港志蓮淨苑）</text:p>
            <text:p text:style-name="P495"><text:a xlink:type="simple" xlink:href="https://nanda.online-dhamma.net/tipitaka/sutta/diigha/dn16/contrast-reading-chap1/#id7" text:style-name="Internet_20_link" text:visited-style-name="Visited_20_Internet_20_Link">https://nanda.online-dhamma.net/tipitaka/sutta/diigha/dn16/contrast-reading-chap1/#id7</text:a></text:p>
          </table:table-cell>
        </table:table-row>
        <table:table-row table:style-name="表格1.1">
          <table:table-cell table:style-name="表格1.A85" office:value-type="string">
            <text:p text:style-name="P436"><text:span text:style-name="T107">第</text:span><text:span text:style-name="T84">2</text:span><text:span text:style-name="T91">21</text:span><text:span text:style-name="T107">頁</text:span></text:p>
            <text:p text:style-name="P414">第八章</text:p>
            <text:p text:style-name="P414">注 <text:span text:style-name="T49">1</text:span><text:span text:style-name="T91">93</text:span></text:p>
          </table:table-cell>
          <table:table-cell table:style-name="表格1.B85" office:value-type="string">
            <text:p text:style-name="P226">《本生經》第一集二六零：<text:span text:style-name="T150">No. 51. Mahāsīlava-Jātaka</text:span> </text:p>
            <text:p text:style-name="P226">《本生經(第1卷-第2卷)》：「五〇　無智本生譚」</text:p>
          </table:table-cell>
          <table:table-cell table:style-name="表格1.C85" office:value-type="string">
            <text:p text:style-name="P189">《本生經》第一集二六零：No. 5<text:span text:style-name="T243">0</text:span>. <text:span text:style-name="T243">D</text:span>ummedha-Jātaka </text:p>
            <text:p text:style-name="P189">《本生經(第1卷-第2卷)》：「五〇　無智本生譚」</text:p>
          </table:table-cell>
          <table:table-cell table:style-name="表格1.D85" office:value-type="string">
            <text:p text:style-name="P100"/>
          </table:table-cell>
        </table:table-row>
        <text:soft-page-break/>
        <table:table-row table:style-name="表格1.1">
          <table:table-cell table:style-name="表格1.A85" office:value-type="string">
            <text:p text:style-name="P437"><text:span text:style-name="T107">第</text:span><text:span text:style-name="T84">2</text:span><text:span text:style-name="T91">21</text:span><text:span text:style-name="T107">頁</text:span></text:p>
            <text:p text:style-name="P415">第八章</text:p>
            <text:p text:style-name="P415">注 <text:span text:style-name="T49">1</text:span><text:span text:style-name="T91">93</text:span></text:p>
          </table:table-cell>
          <table:table-cell table:style-name="表格1.B85" office:value-type="string">
            <text:p text:style-name="P226">第三集第四零零頁：No. 282. Seyya-Jātak （III, 400; 原英文版 II, 400; 第二集第四零零頁，誤植）</text:p>
            <text:p text:style-name="P226">《本生經(第5卷-第6卷)》：「二八二　善人本生譚」(CBETA 2020.Q4, N34, no. 18, p. 130a9) https://cbetaonline.dila.edu.tw/zh/N34n0018_p0130a09</text:p>
          </table:table-cell>
          <table:table-cell table:style-name="表格1.C85" office:value-type="string">
            <text:p text:style-name="P274">第三集第四零零頁：No. 282. Seyya-Jātak </text:p>
            <text:p text:style-name="P237"><text:span text:style-name="T165">《本生經(第5卷-第6卷)》：「二八二　善人本生譚」(CBETA 2020.Q4, N34, no. 18, p. 130a9) </text:span><text:a xlink:type="simple" xlink:href="https://cbetaonline.dila.edu.tw/zh/N34n0018_p0130a09" text:style-name="Internet_20_link" text:visited-style-name="Visited_20_Internet_20_Link"><text:span text:style-name="T165">https://cbetaonline.dila.edu.tw/zh/N34n0018_p0130a09</text:span></text:a><text:span text:style-name="T165"> （III, 400; 原英文版 II, 400; 第二集第四零零頁，誤植）</text:span></text:p>
          </table:table-cell>
          <table:table-cell table:style-name="表格1.D85" office:value-type="string">
            <text:p text:style-name="P100"/>
          </table:table-cell>
        </table:table-row>
        <table:table-row table:style-name="表格1.1">
          <table:table-cell table:style-name="表格1.A85" office:value-type="string">
            <text:p text:style-name="P433"><text:span text:style-name="T107">第</text:span><text:span text:style-name="T84">2</text:span><text:span text:style-name="T91">2</text:span><text:span text:style-name="T92">2</text:span><text:span text:style-name="T107">頁</text:span></text:p>
            <text:p text:style-name="P411">第八章</text:p>
          </table:table-cell>
          <table:table-cell table:style-name="表格1.B85" office:value-type="string">
            <text:p text:style-name="P226">第四：誠實正直。執行職務的時候，必須不畏強梁，不徇私情，正心誠意，對人民<text:span text:style-name="T150">無惘</text:span>無欺。</text:p>
          </table:table-cell>
          <table:table-cell table:style-name="表格1.C85" office:value-type="string">
            <text:p text:style-name="P189">第四：誠實正直。執行職務的時候，必須不畏強梁，不徇私情，正心誠意，對人民無罔無欺。</text:p>
          </table:table-cell>
          <table:table-cell table:style-name="表格1.D85" office:value-type="string">
            <text:p text:style-name="P100"/>
          </table:table-cell>
        </table:table-row>
        <table:table-row table:style-name="表格1.1">
          <table:table-cell table:style-name="表格1.A86" office:value-type="string">
            <text:p text:style-name="P160">第<text:span text:style-name="T240">2</text:span><text:span text:style-name="T244">2</text:span><text:span text:style-name="T245">3</text:span>頁</text:p>
            <text:p text:style-name="P299">佛典選譯—轉法輪經</text:p>
            <text:p text:style-name="P332">注 206</text:p>
          </table:table-cell>
          <table:table-cell table:style-name="表格1.B86" office:value-type="string">
            <text:p text:style-name="P226">近代另譯：</text:p>
            <text:p text:style-name="P238">愁、悲、苦、憂、絕望；（<text:a xlink:type="simple" xlink:href="http://agama.buddhason.org/MN/MN002.htm" text:style-name="Internet_20_link" text:visited-style-name="Visited_20_Internet_20_Link"><text:span text:style-name="Internet_20_link"><text:span text:style-name="T165">莊春江</text:span></text:span></text:a>）</text:p>
            <text:p text:style-name="P226">憂、悲、苦、惱、哀；</text:p>
            <text:p text:style-name="P226">憂、哀、痛、悲、慘苦；</text:p>
            <text:p text:style-name="P226">愁、悲、苦、憂、傷心；</text:p>
            <text:p text:style-name="P226">苦惱、哀傷、痛苦、失落、絕望。</text:p>
          </table:table-cell>
          <table:table-cell table:style-name="表格1.C86" office:value-type="string">
            <text:p text:style-name="P238">近代另譯：</text:p>
            <text:p text:style-name="P240">愁、悲、苦、憂、絕望；<text:span text:style-name="T165">（</text:span><text:a xlink:type="simple" xlink:href="http://agama.buddhason.org/MN/MN002.htm" text:style-name="Internet_20_link" text:visited-style-name="Visited_20_Internet_20_Link"><text:span text:style-name="Internet_20_link"><text:span text:style-name="T165">莊春江</text:span></text:span></text:a><text:span text:style-name="T165">，台灣）</text:span></text:p>
            <text:p text:style-name="P240">憂、悲、苦、惱、哀；<text:span text:style-name="T106">（</text:span><text:a xlink:type="simple" xlink:href="http://www.chilin.edu.hk/edu/report_section_detail.asp?section_id=61&amp;id=395&amp;page_id=48:121" text:style-name="Internet_20_link" text:visited-style-name="Visited_20_Internet_20_Link"><text:span text:style-name="Internet_20_link"><text:span text:style-name="T106">蕭式球</text:span></text:span></text:a><text:span text:style-name="T165">，</text:span><text:span text:style-name="T106">香港）</text:span></text:p>
            <text:p text:style-name="P239">憂、哀、痛、悲、慘苦；<text:span text:style-name="T106">（</text:span><text:a xlink:type="simple" xlink:href="http://www.theravadacn.org/Sutta/Dhammacakkappavattana2.htm" text:style-name="Internet_20_link" text:visited-style-name="Visited_20_Internet_20_Link"><text:span text:style-name="T106">良稹</text:span></text:a><text:span text:style-name="T106"> 加拿大?）</text:span></text:p>
            <text:p text:style-name="P240">愁、悲、苦、憂、傷心；（<text:a xlink:type="simple" xlink:href="http://www.dhammarain.org.tw/canon/pc-D22-mahasatipatthana.html" text:style-name="Internet_20_link" text:visited-style-name="Visited_20_Internet_20_Link">明法 比丘</text:a><text:span text:style-name="T165">，台灣</text:span>）</text:p>
            <text:p text:style-name="P238">苦惱、哀傷、痛苦、失落、絕望；（<text:a xlink:type="simple" xlink:href="https://sites.google.com/site/herodrkwok/home/hero/zeng-ding-bu-yi-ben-shi-jia-de-qi-shi-reng-mian-fei-zeng-yue" text:style-name="Internet_20_link" text:visited-style-name="Visited_20_Internet_20_Link">陳健忠</text:a>，香港）。</text:p>
          </table:table-cell>
          <table:table-cell table:style-name="表格1.D86" office:value-type="string">
            <text:p text:style-name="P100">補充。</text:p>
          </table:table-cell>
        </table:table-row>
        <table:table-row table:style-name="表格1.1">
          <table:table-cell table:style-name="表格1.A87" office:value-type="string">
            <text:p text:style-name="P434"><text:span text:style-name="T107">第</text:span><text:span text:style-name="T84">2</text:span><text:span text:style-name="T91">2</text:span><text:span text:style-name="T93">6</text:span><text:span text:style-name="T107">頁</text:span></text:p>
            <text:p text:style-name="P412">第八章</text:p>
          </table:table-cell>
          <table:table-cell table:style-name="表格1.B87" office:value-type="string">
            <text:p text:style-name="P226">將它們應用於治理一個廣袤帝國的內外事務上，實在令人不勝<text:span text:style-name="T150">忭慰</text:span>之至。</text:p>
          </table:table-cell>
          <table:table-cell table:style-name="表格1.C87" office:value-type="string">
            <text:p text:style-name="P189">將它們應用於治理一個廣袤帝國的內外事務上，實在令人不勝欣慰和鼓舞。</text:p>
          </table:table-cell>
          <table:table-cell table:style-name="表格1.D87" office:value-type="string">
            <text:p text:style-name="P100"/>
          </table:table-cell>
        </table:table-row>
        <text:soft-page-break/>
        <table:table-row table:style-name="表格1.1">
          <table:table-cell table:style-name="表格1.A100" office:value-type="string">
            <text:p text:style-name="P435"><text:span text:style-name="T107">第</text:span><text:span text:style-name="T84">2</text:span><text:span text:style-name="T91">2</text:span><text:span text:style-name="T94">7</text:span><text:span text:style-name="T107">頁</text:span></text:p>
            <text:p text:style-name="P413">第八章</text:p>
          </table:table-cell>
          <table:table-cell table:style-name="表格1.B100" office:value-type="string">
            <text:p text:style-name="P226">一位勝利的征服者，在他聲威顯赫、日麗中天的時候<text:span text:style-name="T150">儘有餘力</text:span>繼續擴充他的<text:span text:style-name="T150">彊域</text:span>，卻放棄了戰爭與暴力，轉向和平與<text:span text:style-name="T150">非暴。</text:span></text:p>
          </table:table-cell>
          <table:table-cell table:style-name="表格1.C100" office:value-type="string">
            <text:p text:style-name="P203">一位勝利的征服者，在他聲威顯赫、日麗中天的時候儘管還有餘力繼續擴充他的疆域，卻放棄了戰爭與暴力，轉向和平與非暴力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435"><text:span text:style-name="T107">第</text:span><text:span text:style-name="T84">2</text:span><text:span text:style-name="T91">2</text:span><text:span text:style-name="T94">7</text:span><text:span text:style-name="T107">頁</text:span></text:p>
            <text:p text:style-name="P413">第八章</text:p>
          </table:table-cell>
          <table:table-cell table:style-name="表格1.B100" office:value-type="string">
            <text:p text:style-name="P226">佛教的目的在創造一個<text:span text:style-name="T14">社會。這社會</text:span>摒斥毀滅性的權力之爭，遠離勝負之見而為和平與安寧所盤踞。</text:p>
          </table:table-cell>
          <table:table-cell table:style-name="表格1.C100" office:value-type="string">
            <text:p text:style-name="P189">佛教的目的在創造一個社會；這社會摒斥毀滅性的權力之爭，遠離勝負之見而為和平與安寧所盤踞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177"><text:span text:style-name="T107">第</text:span><text:span text:style-name="T84">2</text:span><text:span text:style-name="T91">2</text:span><text:span text:style-name="T95">8</text:span><text:span text:style-name="T107">頁</text:span></text:p>
            <text:p text:style-name="P113">第八章</text:p>
          </table:table-cell>
          <table:table-cell table:style-name="表格1.B100" office:value-type="string">
            <text:p text:style-name="P226">佛教的目的在創造一個<text:span text:style-name="T150">社會。這社會</text:span>摒斥毀滅性的權力之爭，遠離勝負之見而為和平與安寧所盤踞。在這裡，迫害無辜必受<text:span text:style-name="T150">嚴譴；能夠</text:span>克己自律的人比以軍事及經濟力量征服<text:span text:style-name="T150">成百萬眾</text:span>的人更受<text:span text:style-name="T150">尊敬；仇恨</text:span>被仁慈所征服，惡被善所征服；人心清淨，不為仇恨、嫉妒、不善、貪欲所<text:span text:style-name="T150">感染；慈悲</text:span>是一切行為的原動力；一切眾生，包括最微小的生命在內，都受到公平、體諒與慈愛的待遇。這社會裡的生活平安而和諧，物質供應亦能令人滿足。它最崇高最聖潔的目標是親證最終的真理——涅槃。</text:p>
          </table:table-cell>
          <table:table-cell table:style-name="表格1.C100" office:value-type="string">
            <text:p text:style-name="P189">佛教的目的在創造一個社會；這社會摒斥毀滅性的權力之爭，遠離勝負之見而為和平與安寧所盤踞。在這裡，迫害無辜必受嚴譴；在這個社會中，能夠克己自律的人比以軍事及經濟力量征服數百萬眾的人更受尊敬。在那裡，仇恨被仁慈所征服，惡被善所征服；人心清淨，不為仇恨、嫉妒、不善、貪欲所感染；在那裡，慈悲是一切行為的原動力；一切眾生，包括最微小的生命在內，都受到公平、體諒與慈愛的待遇。這社會裡的生活平安而和諧，物質供應亦能令人滿足。它最崇高最聖潔的目標是親證最終的真理——涅槃。</text:p>
          </table:table-cell>
          <table:table-cell table:style-name="表格1.D100" office:value-type="string">
            <text:p text:style-name="P100"/>
          </table:table-cell>
        </table:table-row>
        <text:soft-page-break/>
        <table:table-row table:style-name="表格1.1">
          <table:table-cell table:style-name="表格1.A100" office:value-type="string">
            <text:p text:style-name="P448">第<text:span text:style-name="T240">2</text:span><text:span text:style-name="T244">2</text:span><text:span text:style-name="T240">9</text:span>頁</text:p>
            <text:p text:style-name="P333">佛典選譯--導言</text:p>
          </table:table-cell>
          <table:table-cell table:style-name="表格1.B100" office:value-type="string">
            <text:p text:style-name="P226">他們希望透過這種<text:span text:style-name="T150">才法</text:span>去防止任何更動、修改、添加或刪減。</text:p>
          </table:table-cell>
          <table:table-cell table:style-name="表格1.C100" office:value-type="string">
            <text:p text:style-name="P189">他們希望透過這種方法去防止任何更動、修改、添加或刪減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92" office:value-type="string">
            <text:p text:style-name="P448">第<text:span text:style-name="T240">2</text:span><text:span text:style-name="T244">2</text:span><text:span text:style-name="T240">9</text:span>頁</text:p>
            <text:p text:style-name="P333">佛典選譯—導言</text:p>
          </table:table-cell>
          <table:table-cell table:style-name="表格1.B92" office:value-type="string">
            <text:p text:style-name="P226">以下從原始三藏選取的經文中，在一些<text:span text:style-name="T150">地才</text:span>全面保留了它和重複語句，以便讓讀者對它的風格有點認識。</text:p>
          </table:table-cell>
          <table:table-cell table:style-name="表格1.C92" office:value-type="string">
            <text:p text:style-name="P189">以下從原始三藏選取的經文中，在一些地方全面保留了它和重複語句，以便讓讀者對它的風格有點認識。</text:p>
          </table:table-cell>
          <table:table-cell table:style-name="表格1.D92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449">第<text:span text:style-name="T240">2</text:span><text:span text:style-name="T245">3</text:span><text:span text:style-name="T246">5</text:span>頁</text:p>
            <text:p text:style-name="P334">佛典選譯—轉法輪經</text:p>
            <text:p text:style-name="P362">注 2<text:span text:style-name="T246">18</text:span></text:p>
          </table:table-cell>
          <table:table-cell table:style-name="表格1.B100" office:value-type="string">
            <text:p text:style-name="P88">「一時」，南傳作「有一次」..., ..., ...(On one occasion)。</text:p>
          </table:table-cell>
          <table:table-cell table:style-name="表格1.C100" office:value-type="string">
            <text:p text:style-name="P189"/>
          </table:table-cell>
          <table:table-cell table:style-name="表格1.D100" office:value-type="string">
            <text:p text:style-name="P114">誤注；刪除。</text:p>
          </table:table-cell>
        </table:table-row>
        <table:table-row table:style-name="表格1.1">
          <table:table-cell table:style-name="表格1.A100" office:value-type="string">
            <text:p text:style-name="P449">第<text:span text:style-name="T240">2</text:span><text:span text:style-name="T245">3</text:span><text:span text:style-name="T246">5</text:span>頁</text:p>
            <text:p text:style-name="P334">佛典選譯—轉法輪經</text:p>
            <text:p text:style-name="P362">注 2<text:span text:style-name="T246">19</text:span></text:p>
          </table:table-cell>
          <table:table-cell table:style-name="表格1.B100" office:value-type="string">
            <text:p text:style-name="P494">「世尊；眾祐」，南傳作「世尊」..., ..., ...〈世尊譯詞的探討〉。</text:p>
          </table:table-cell>
          <table:table-cell table:style-name="表格1.C100" office:value-type="string">
            <text:p text:style-name="P189"/>
          </table:table-cell>
          <table:table-cell table:style-name="表格1.D100" office:value-type="string">
            <text:p text:style-name="P114">誤注；刪除。</text:p>
          </table:table-cell>
        </table:table-row>
        <table:table-row table:style-name="表格1.1">
          <table:table-cell table:style-name="表格1.A100" office:value-type="string">
            <text:p text:style-name="P449">第<text:span text:style-name="T240">2</text:span><text:span text:style-name="T245">3</text:span><text:span text:style-name="T246">5</text:span>頁</text:p>
            <text:p text:style-name="P334">佛典選譯—轉法輪經</text:p>
            <text:p text:style-name="P362">注 2<text:span text:style-name="T246">20</text:span></text:p>
          </table:table-cell>
          <table:table-cell table:style-name="表格1.B100" office:value-type="string">
            <text:p text:style-name="P60">「比丘」(bhikkhu，義譯為「乞食者」)，..., ..., ...，玄奘法師則音譯為「苾芻」。</text:p>
          </table:table-cell>
          <table:table-cell table:style-name="表格1.C100" office:value-type="string">
            <text:p text:style-name="P189"/>
          </table:table-cell>
          <table:table-cell table:style-name="表格1.D100" office:value-type="string">
            <text:p text:style-name="P114">誤注；刪除。</text:p>
          </table:table-cell>
        </table:table-row>
        <table:table-row table:style-name="表格1.1">
          <table:table-cell table:style-name="表格1.A100" office:value-type="string">
            <text:p text:style-name="P450">第<text:span text:style-name="T240">2</text:span><text:span text:style-name="T245">3</text:span><text:span text:style-name="T247">9</text:span>頁</text:p>
            <text:p text:style-name="P335">佛典選譯—轉法輪經</text:p>
            <text:p text:style-name="P363">注 2<text:span text:style-name="T246">2</text:span><text:span text:style-name="T247">7</text:span></text:p>
          </table:table-cell>
          <table:table-cell table:style-name="表格1.B100" office:value-type="string">
            <text:p text:style-name="P226">當這三個層面應用到四個聖諦上，便得到十二種<text:span text:style-name="T150">方法</text:span>。</text:p>
          </table:table-cell>
          <table:table-cell table:style-name="表格1.C100" office:value-type="string">
            <text:p text:style-name="P205">當這三個層面應用到四個聖諦上，便得到十二種<text:span text:style-name="T162">情況</text:span>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450">第<text:span text:style-name="T240">2</text:span><text:span text:style-name="T247">40</text:span>頁</text:p>
            <text:p text:style-name="P335">佛典選譯—轉法輪經</text:p>
            <text:p text:style-name="P363">注 2<text:span text:style-name="T247">3</text:span><text:span text:style-name="T246">2</text:span></text:p>
          </table:table-cell>
          <table:table-cell table:style-name="表格1.B100" office:value-type="string">
            <text:p text:style-name="P226">「十二行相」(dvādasākāra)，菩提比丘長老..., ..., ...，便得到十二種方法。</text:p>
          </table:table-cell>
          <table:table-cell table:style-name="表格1.C100" office:value-type="string">
            <text:p text:style-name="P189"/>
          </table:table-cell>
          <table:table-cell table:style-name="表格1.D100" office:value-type="string">
            <text:p text:style-name="P115">誤注；刪除。</text:p>
          </table:table-cell>
        </table:table-row>
        <text:soft-page-break/>
        <table:table-row table:style-name="表格1.1">
          <table:table-cell table:style-name="表格1.A100" office:value-type="string">
            <text:p text:style-name="P451">第<text:span text:style-name="T240">2</text:span><text:span text:style-name="T247">4</text:span><text:span text:style-name="T248">1</text:span>頁</text:p>
            <text:p text:style-name="P336">佛典選譯—<text:span text:style-name="T133">燃燒經</text:span></text:p>
          </table:table-cell>
          <table:table-cell table:style-name="表格1.B100" office:value-type="string">
            <text:p text:style-name="P226">比丘們，眼在燃燒，色在燃燒，眼識在燃燒，眼觸在燃燒，凡以這眼觸為緣所生起的樂、苦、不苦不樂受，<text:span text:style-name="T14">也都在在燃燒</text:span>。</text:p>
          </table:table-cell>
          <table:table-cell table:style-name="表格1.C100" office:value-type="string">
            <text:p text:style-name="P189">比丘們，眼在燃燒，色在燃燒，眼識在燃燒，眼觸在燃燒，凡以這眼觸為緣所生起的樂、苦、不苦不樂受，也都在燃燒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452">第<text:span text:style-name="T240">2</text:span><text:span text:style-name="T247">4</text:span><text:span text:style-name="T248">1</text:span>頁</text:p>
            <text:p text:style-name="P337">佛典選譯—<text:span text:style-name="T133">燃燒經</text:span></text:p>
            <text:p text:style-name="P364"><text:span text:style-name="T133">注 2</text:span><text:span text:style-name="T136">3</text:span><text:span text:style-name="T137">8</text:span></text:p>
          </table:table-cell>
          <table:table-cell table:style-name="表格1.B100" office:value-type="string">
            <text:p text:style-name="P241">Gayāsīsa 象頭山 （山頂似象頭，故有此名）。古又譯：<text:span text:style-name="T150">伽種山、</text:span>誐耶山、<text:span text:style-name="T150">羯闍尸利沙山、</text:span>伽耶山、<text:span text:style-name="T150">羯阇屍利沙山、</text:span>伽<text:span text:style-name="T150">阇</text:span>山、靈山。此山座落於中印度摩揭陀國伽耶城附近。即今伽耶巿（孟加拉巴特那巿西南九十六公里處）西南的婆羅門優尼山（Brahmayoni），高約400英呎。</text:p>
          </table:table-cell>
          <table:table-cell table:style-name="表格1.C100" office:value-type="string">
            <text:p text:style-name="P186"><text:span text:style-name="T33">Gayāsīsa 象頭山 （山頂似象頭，故有此名）。古又譯：誐耶山、伽耶山、</text:span><text:span text:style-name="T187">迦闍尸利沙</text:span><text:span text:style-name="T58">、</text:span><text:span text:style-name="T33">伽</text:span><text:span text:style-name="T187">闍</text:span><text:span text:style-name="T33">山、靈山。此山座落於中印度摩揭陀國伽耶城附近。即今伽耶巿（印度比哈爾邦巴特那巿西南九十六公里處）西南的婆羅門優尼山（Brahmayoni），高約400英呎。</text:span>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0" office:value-type="string">
            <text:p text:style-name="P141">第<text:span text:style-name="T240">2</text:span><text:span text:style-name="T247">4</text:span><text:span text:style-name="T249">5</text:span>頁</text:p>
            <text:p text:style-name="P300">佛典選譯—<text:span text:style-name="T133">燃燒經</text:span></text:p>
            <text:p text:style-name="P320"><text:span text:style-name="T133">注 2</text:span><text:span text:style-name="T138">4</text:span><text:span text:style-name="T139">3</text:span></text:p>
          </table:table-cell>
          <table:table-cell table:style-name="表格1.B100" office:value-type="string">
            <text:p text:style-name="P242">雜阿含經譯為「離欲)」</text:p>
          </table:table-cell>
          <table:table-cell table:style-name="表格1.C100" office:value-type="string">
            <text:p text:style-name="P189">雜阿含經譯為「離欲)」（例如：雜阿含27經）。</text:p>
          </table:table-cell>
          <table:table-cell table:style-name="表格1.D100" office:value-type="string">
            <text:p text:style-name="P100"/>
          </table:table-cell>
        </table:table-row>
        <table:table-row table:style-name="表格1.1">
          <table:table-cell table:style-name="表格1.A101" office:value-type="string">
            <text:p text:style-name="P142">第<text:span text:style-name="T240">2</text:span><text:span text:style-name="T247">4</text:span><text:span text:style-name="T250">6</text:span>頁</text:p>
            <text:p text:style-name="P301">佛典選譯—<text:span text:style-name="T133">燃燒經</text:span></text:p>
            <text:p text:style-name="P321"><text:span text:style-name="T133">注 2</text:span><text:span text:style-name="T138">4</text:span><text:span text:style-name="T140">6</text:span></text:p>
          </table:table-cell>
          <table:table-cell table:style-name="表格1.B101" office:value-type="string">
            <text:p text:style-name="P226">「梵行已立」，南傳作「梵行已完成」(vusitaṃ brahmacariyaṃ)，菩提比丘長老英譯為「聖潔的生活已被生活」(the holy life has been lived)。</text:p>
          </table:table-cell>
          <table:table-cell table:style-name="表格1.C101" office:value-type="string">
            <text:p text:style-name="P206">「梵行已立」，南傳作「梵行已完成」(vusitaṃ brahmacariyaṃ)，菩提比丘長老英譯為「（清淨、）聖潔的（修道）生活已圓滿」(the holy life has been lived)。</text:p>
          </table:table-cell>
          <table:table-cell table:style-name="表格1.D101" office:value-type="string">
            <text:p text:style-name="P127">參考：<text:a xlink:type="simple" xlink:href="http://www.tt034.org.tw/index.php?option=module&amp;lang=cht&amp;id=8&amp;task=search&amp;templates=mag&amp;keyword=&amp;bid=1104" text:style-name="Internet_20_link" text:visited-style-name="Visited_20_Internet_20_Link">〈初期佛教梵行思想之研究</text:a>〉，黃柏棋，正觀雜誌第四十二期/2007-09-25。<text:span text:style-name="T96">http://www.tt034.org.tw/index.php?option=module&amp;lang=cht&amp;task=dfile&amp;id=1105&amp;i=1</text:span></text:p>
          </table:table-cell>
        </table:table-row>
        <text:soft-page-break/>
        <table:table-row table:style-name="表格1.1">
          <table:table-cell table:style-name="表格1.A102" office:value-type="string">
            <text:p text:style-name="P453">第<text:span text:style-name="T240">2</text:span><text:span text:style-name="T251">53</text:span>頁</text:p>
            <text:p text:style-name="P338">佛典選譯—吉祥<text:span text:style-name="T133">經</text:span></text:p>
            <text:p text:style-name="P365"><text:span text:style-name="T133">注 2</text:span><text:span text:style-name="T141">95</text:span></text:p>
          </table:table-cell>
          <table:table-cell table:style-name="表格1.B102" office:value-type="string">
            <text:p text:style-name="P262">抑止作殺、盜、邪淫、妄語之惡。<text:span text:style-name="T150">《吉祥經注》(KhA.5-11./p.142.)︰「遠離、離諸惡︰遠離︰遠避。離諸惡︰有情以放棄或避開來棄離（殺、盜、邪淫、妄語之惡）。」《小義釋注》（Nd2A.CS:pg.10.)︰「遠離︰遠離享樂。離︰沒有享樂。」</text:span></text:p>
          </table:table-cell>
          <table:table-cell table:style-name="表格1.C102" office:value-type="string">
            <text:p text:style-name="P189">抑止作殺、盜、邪淫、妄語之惡。參前一注。</text:p>
          </table:table-cell>
          <table:table-cell table:style-name="表格1.D102" office:value-type="string">
            <text:p text:style-name="P100"/>
          </table:table-cell>
        </table:table-row>
        <table:table-row table:style-name="表格1.1">
          <table:table-cell table:style-name="表格1.A103" office:value-type="string">
            <text:p text:style-name="P475">第<text:span text:style-name="T240">2</text:span><text:span text:style-name="T288">53</text:span>頁</text:p>
            <text:p text:style-name="P346">佛典選譯—吉祥經</text:p>
            <text:p text:style-name="P384"><text:span text:style-name="T133">注 </text:span><text:span text:style-name="T149">301</text:span></text:p>
          </table:table-cell>
          <table:table-cell table:style-name="表格1.B103" office:value-type="string">
            <text:p text:style-name="P226">（佛說世間兩種人難得：知恩、報恩）（A.2.11./I,87.)</text:p>
          </table:table-cell>
          <table:table-cell table:style-name="表格1.C103" office:value-type="string">
            <text:p text:style-name="P265">（佛說世間兩種人難得：知恩、報恩）</text:p>
            <text:p text:style-name="P224">(AN 2.120 / A i 87)</text:p>
            <text:p text:style-name="P225">「比丘們！在世間中這二種人難得，哪二種呢？主動助人者與知恩感恩者。」（增支部2集120經(莊春江譯) <text:a xlink:type="simple" xlink:href="https://agama.buddhason.org/AN/AN0348.htm" text:style-name="Internet_20_link" text:visited-style-name="Visited_20_Internet_20_Link">https://agama.buddhason.org/AN/AN0348.htm</text:a> <text:s/>）</text:p>
          </table:table-cell>
          <table:table-cell table:style-name="表格1.D103" office:value-type="string">
            <text:p text:style-name="P127"/>
          </table:table-cell>
        </table:table-row>
        <table:table-row table:style-name="表格1.1">
          <table:table-cell table:style-name="表格1.A125" office:value-type="string">
            <text:p text:style-name="P473">第<text:span text:style-name="T240">2</text:span><text:span text:style-name="T251">5</text:span><text:span text:style-name="T252">4</text:span>頁</text:p>
            <text:p text:style-name="P345">佛典選譯—吉祥<text:span text:style-name="T133">經</text:span></text:p>
            <text:p text:style-name="P382"><text:span text:style-name="T133">注 </text:span><text:span text:style-name="T142">307</text:span></text:p>
          </table:table-cell>
          <table:table-cell table:style-name="表格1.B125" office:value-type="string">
            <text:p text:style-name="P65"><text:span text:style-name="T106">tapo：字面上</text:span>…, …, …, <text:s/><text:span text:style-name="T106">對自己感官的克制</text:span><text:span text:style-name="T113">」即</text:span><text:span text:style-name="T106">古譯之「攝受根門」。</text:span>…, …, …<text:span text:style-name="T150">, (literally</text:span> means "heat." …, …, …, It is the kind of effort which burns up <text:span text:style-name="T150">the defilements.)</text:span></text:p>
          </table:table-cell>
          <table:table-cell table:style-name="表格1.C125" office:value-type="string">
            <text:p text:style-name="P57"><text:span text:style-name="T110">tapo：字面上</text:span><text:span text:style-name="T165">…, …, …, <text:s/></text:span><text:span text:style-name="T110">對自己感官的克制」；即古譯之「攝受根門」。</text:span><text:span text:style-name="T165">…, …, …, </text:span><text:span text:style-name="T106">(</text:span><text:span text:style-name="T108">Tapo: </text:span><text:span text:style-name="T106">literally means "heat." …, …, …, <text:s/>It is the kind of effort which burns up the defilements. </text:span><text:span text:style-name="T109">Cited from: </text:span><text:a xlink:type="simple" xlink:href="https://www.bps.lk/olib/wh/wh254_Soni_Lifes-Highest-Blessings--Maha-Mangala-Sutta.html" text:style-name="Internet_20_link" text:visited-style-name="Visited_20_Internet_20_Link"><text:span text:style-name="T31">Life's Highest Blessings-The Mahā Maṅgala Sutta</text:span></text:a><text:span text:style-name="T31">, translation and Commentary by Dr. R.L. Soni, revised by Bhikkhu Khantipālo, 2006, Buddhist Publication Society, Kandy • Sri Lanka</text:span><text:span text:style-name="T24">)</text:span></text:p>
          </table:table-cell>
          <table:table-cell table:style-name="表格1.D125" office:value-type="string">
            <text:p text:style-name="P100">補充出處。</text:p>
          </table:table-cell>
        </table:table-row>
        <text:soft-page-break/>
        <table:table-row table:style-name="表格1.1">
          <table:table-cell table:style-name="表格1.A125" office:value-type="string">
            <text:p text:style-name="P143">第<text:span text:style-name="T240">2</text:span><text:span text:style-name="T251">5</text:span><text:span text:style-name="T252">4</text:span>頁</text:p>
            <text:p text:style-name="P302">佛典選譯—吉祥<text:span text:style-name="T133">經</text:span></text:p>
            <text:p text:style-name="P322"><text:span text:style-name="T133">注 </text:span><text:span text:style-name="T142">3</text:span><text:span text:style-name="T143">11</text:span></text:p>
          </table:table-cell>
          <table:table-cell table:style-name="表格1.B125" office:value-type="string">
            <text:p text:style-name="P244">接觸世法，即面對八風<text:span text:style-name="T165">, …, …,</text:span>、樂、苦）；<text:span text:style-name="T165">…, …, </text:span>eight worldly conditions: <text:span text:style-name="T150">gain </text:span><text:span text:style-name="T164">, …, …, </text:span><text:span text:style-name="T150">pain.</text:span></text:p>
          </table:table-cell>
          <table:table-cell table:style-name="表格1.C125" office:value-type="string">
            <text:p text:style-name="P244">接觸世法，即面對八風<text:span text:style-name="T165">, …, …,</text:span>、苦、樂）；<text:span text:style-name="T165">…, …, </text:span>eight worldly conditions: <text:span text:style-name="T253">g</text:span>ain and loss, disrepute and fame, blame and praise, pleasure and pain (The Numerical Discourses of the Buddha, Bhikkhu Bodhi, Wisdom Publications, 2012). 參考：增壹阿含43品8經(馬血天子問八政品)(莊春江標點) https://agama.buddhason.org/AA/AA387.htm</text:p>
            <text:p text:style-name="P243">AN.8.6 Dutiyalokadhammasuttaṃ 增支部8集6經/世間法經第二(莊春江譯) https://agama.buddhason.org/AN/AN1363.htm</text:p>
          </table:table-cell>
          <table:table-cell table:style-name="表格1.D125" office:value-type="string">
            <text:p text:style-name="P100">補充。</text:p>
          </table:table-cell>
        </table:table-row>
        <table:table-row table:style-name="表格1.1">
          <table:table-cell table:style-name="表格1.A125" office:value-type="string">
            <text:p text:style-name="P454">第<text:span text:style-name="T240">2</text:span><text:span text:style-name="T254">63</text:span>頁</text:p>
            <text:p text:style-name="P339">佛典選譯—<text:span text:style-name="T133">一切漏經</text:span></text:p>
            <text:p text:style-name="P385"/>
          </table:table-cell>
          <table:table-cell table:style-name="表格1.B125" office:value-type="string">
            <text:p text:style-name="P226">這就是透過迴避來斷除諸漏了。</text:p>
            <text:p text:style-name="P226"/>
            <text:p text:style-name="P226">比丘們！什麼是以驅除來斷除諸漏呢？</text:p>
          </table:table-cell>
          <table:table-cell table:style-name="表格1.C125" office:value-type="string">
            <text:p text:style-name="P189">這就是透過迴避來斷除諸漏了。</text:p>
            <text:p text:style-name="P189">（應以驅除來斷除諸漏）</text:p>
            <text:p text:style-name="P189">比丘們！什麼是以驅除來斷除諸漏呢？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455">第<text:span text:style-name="T240">2</text:span><text:span text:style-name="T254">63</text:span>頁</text:p>
            <text:p text:style-name="P340">佛典選譯—<text:span text:style-name="T133">一切漏經</text:span></text:p>
          </table:table-cell>
          <table:table-cell table:style-name="表格1.B125" office:value-type="string">
            <text:p text:style-name="P226">這就是藉由驅除來斷除諸漏了。</text:p>
            <text:p text:style-name="P226"/>
            <text:p text:style-name="P226">比丘們！什麼是藉修習來斷除諸漏呢？</text:p>
          </table:table-cell>
          <table:table-cell table:style-name="表格1.C125" office:value-type="string">
            <text:p text:style-name="P189">這就是藉由驅除來斷除諸漏了。</text:p>
            <text:p text:style-name="P189">（應以修習來斷除諸漏）</text:p>
            <text:p text:style-name="P189">比丘們！什麼是藉修習來斷除諸漏呢？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455">第<text:span text:style-name="T240">2</text:span><text:span text:style-name="T254">68</text:span>頁</text:p>
            <text:p text:style-name="P340">佛典選譯—<text:span text:style-name="T133">布喻經</text:span></text:p>
            <text:p text:style-name="P366"><text:span text:style-name="T133">注 </text:span><text:span text:style-name="T142">3</text:span><text:span text:style-name="T144">49</text:span></text:p>
          </table:table-cell>
          <table:table-cell table:style-name="表格1.B125" office:value-type="string">
            <text:p text:style-name="P226">見三界智尊者（Nyanatiloka Thera）之《佛教字典》（Buddhist Dictionary）中 pahAna 一詞。</text:p>
          </table:table-cell>
          <table:table-cell table:style-name="表格1.C125" office:value-type="string">
            <text:p text:style-name="P207">見三界智尊者（Nyanatiloka Thera）之《佛教字典》（Buddhist Dictionary）<text:span text:style-name="T165">中 </text:span><text:a xlink:type="simple" xlink:href="https://dictionary.sutta.org/browse/p/pahāna/" text:style-name="Internet_20_link" text:visited-style-name="Visited_20_Internet_20_Link"><text:span text:style-name="T165">pahāna</text:span></text:a><text:span text:style-name="T165">一詞</text:span>。</text:p>
          </table:table-cell>
          <table:table-cell table:style-name="表格1.D125" office:value-type="string">
            <text:p text:style-name="P100"/>
          </table:table-cell>
        </table:table-row>
        <text:soft-page-break/>
        <table:table-row table:style-name="表格1.1">
          <table:table-cell table:style-name="表格1.A125" office:value-type="string">
            <text:p text:style-name="P456">第<text:span text:style-name="T240">2</text:span><text:span text:style-name="T255">7</text:span><text:span text:style-name="T290">1</text:span>頁</text:p>
            <text:p text:style-name="P341">佛典選譯—<text:span text:style-name="T133">布喻經</text:span></text:p>
            <text:p text:style-name="P367"><text:span text:style-name="T133">注 </text:span><text:span text:style-name="T142">3</text:span><text:span text:style-name="T145">53</text:span></text:p>
          </table:table-cell>
          <table:table-cell table:style-name="表格1.B125" office:value-type="string">
            <text:p text:style-name="P502">三、智（Jāṇa）。「此處意指喜，以及與喜有關的智。」</text:p>
            <text:p text:style-name="P502">…，…，…，</text:p>
            <text:p text:style-name="P500">它們常出現在四無礙解智中（pa<text:span text:style-name="T132">ṭ</text:span><text:span text:style-name="T291">isambhidāJā</text:span><text:span text:style-name="T132">ṇ</text:span>a 或教法的分辨智），</text:p>
          </table:table-cell>
          <table:table-cell table:style-name="表格1.C125" office:value-type="string">
            <text:p text:style-name="P52">三、智（ñāṇa）。「此處意指喜，以及與喜有關的智。」</text:p>
            <text:p text:style-name="P502">…，…，…，</text:p>
            <text:p text:style-name="P4">它們常出現在四無礙解智中（pa<text:span text:style-name="T132">ṭ</text:span><text:span text:style-name="T291">isambhidā</text:span><text:span text:style-name="T292">ñ</text:span><text:span text:style-name="T291">ā</text:span><text:span text:style-name="T132">ṇ</text:span>a 或教法的分辨智），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10" office:value-type="string">
            <text:p text:style-name="P456">第<text:span text:style-name="T240">2</text:span><text:span text:style-name="T255">72</text:span>頁</text:p>
            <text:p text:style-name="P341">佛典選譯—<text:span text:style-name="T133">布喻經</text:span></text:p>
            <text:p text:style-name="P367"><text:span text:style-name="T133">注 </text:span><text:span text:style-name="T142">3</text:span><text:span text:style-name="T145">53</text:span></text:p>
          </table:table-cell>
          <table:table-cell table:style-name="表格1.B110" office:value-type="string">
            <text:p text:style-name="P501">這二詞指的是「於佛等不壞信為所緣而生起的喜悅，與（捨斷的）智中固有的喜悅（喜悅所成智，somanassa-maya Jāṇa）。</text:p>
            <text:p text:style-name="P503">…，…，…，</text:p>
            <text:p text:style-name="P226">以從喜悅（pāmojja）所生的喜（pIti）延續經文。</text:p>
          </table:table-cell>
          <table:table-cell table:style-name="表格1.C110" office:value-type="string">
            <text:p text:style-name="P53">這二詞指的是「於佛等不壞信為所緣而生起的喜悅，與（捨斷的）智中固有的喜悅（喜悅所成智，somanassa-maya ñāṇa）。</text:p>
            <text:p text:style-name="P503">…，…，…，</text:p>
            <text:p text:style-name="P189">以從喜悅（pāmojja）所生的喜（pīti）延續經文。</text:p>
          </table:table-cell>
          <table:table-cell table:style-name="表格1.D110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456">第<text:span text:style-name="T240">2</text:span><text:span text:style-name="T255">72</text:span>頁</text:p>
            <text:p text:style-name="P341">佛典選譯—<text:span text:style-name="T133">布喻經</text:span></text:p>
            <text:p text:style-name="P367"><text:span text:style-name="T133">注 </text:span><text:span text:style-name="T142">3</text:span><text:span text:style-name="T145">54</text:span></text:p>
          </table:table-cell>
          <table:table-cell table:style-name="表格1.B125" office:value-type="string">
            <text:p text:style-name="P226">二、pIti （喜）；三、passaddhi（輕安）；四、sukha（樂）；五、samAdhi（定）。</text:p>
          </table:table-cell>
          <table:table-cell table:style-name="表格1.C125" office:value-type="string">
            <text:p text:style-name="P207">二、pīti （喜）；三、passaddhi（輕安）；四、sukha（樂）；五、samādhi（定）。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457">第<text:span text:style-name="T240">2</text:span><text:span text:style-name="T255">7</text:span><text:span text:style-name="T256">3</text:span>頁</text:p>
            <text:p text:style-name="P342">佛典選譯—<text:span text:style-name="T133">布喻經</text:span></text:p>
            <text:p text:style-name="P368"><text:span text:style-name="T133">注 </text:span><text:span text:style-name="T142">3</text:span><text:span text:style-name="T145">5</text:span><text:span text:style-name="T146">5</text:span></text:p>
          </table:table-cell>
          <table:table-cell table:style-name="表格1.B125" office:value-type="string">
            <text:p text:style-name="P98"><text:span text:style-name="T1">如是慧」（eva</text:span><text:span text:style-name="T4">ṃ</text:span><text:span text:style-name="T1">-sIlo …, …, …, 有關的戒、定、慧（sIla-, samādhi-, paññā-kkhandha）。…, …, </text:span><text:span text:style-name="T2">《大緣經》（Mahāpadāna Sutta, DIgha 15）</text:span></text:p>
          </table:table-cell>
          <table:table-cell table:style-name="表格1.C125" office:value-type="string">
            <text:p text:style-name="P97">如是慧」（eva<text:span text:style-name="T132">ṃ</text:span>-s<text:span text:style-name="T242">ī</text:span>lo …, …, …, 有關的戒、定、慧（s<text:span text:style-name="T242">ī</text:span>la-, samādhi-, paññā-kkhandha）。…, …, <text:span text:style-name="T242">《大緣經》（Mahāpadāna Sutta, Dīgha 15）</text:span>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457">第<text:span text:style-name="T240">2</text:span><text:span text:style-name="T255">7</text:span><text:span text:style-name="T256">4</text:span>頁</text:p>
            <text:p text:style-name="P342">佛典選譯—<text:span text:style-name="T133">布喻經</text:span></text:p>
            <text:p text:style-name="P368"><text:span text:style-name="T133">注 </text:span><text:span text:style-name="T142">3</text:span><text:span text:style-name="T145">5</text:span><text:span text:style-name="T146">8</text:span></text:p>
          </table:table-cell>
          <table:table-cell table:style-name="表格1.B125" office:value-type="string">
            <text:p text:style-name="P226">何者最上」（so,atthi idaṃ atthi hInaṃ atthi paṇItam ..., pajānati）。</text:p>
          </table:table-cell>
          <table:table-cell table:style-name="表格1.C125" office:value-type="string">
            <text:p text:style-name="P208"><text:span text:style-name="T133">何者最上」（</text:span>So ‘atthi idaṃ, atthi hīnaṃ, atthi paṇītaṃ<text:span text:style-name="T133">..., </text:span>pajānāti.<text:span text:style-name="T133">）。</text:span></text:p>
          </table:table-cell>
          <table:table-cell table:style-name="表格1.D125" office:value-type="string">
            <text:p text:style-name="P100"/>
          </table:table-cell>
        </table:table-row>
        <text:soft-page-break/>
        <table:table-row table:style-name="表格1.1">
          <table:table-cell table:style-name="表格1.A125" office:value-type="string">
            <text:p text:style-name="P144">第<text:span text:style-name="T240">2</text:span><text:span text:style-name="T255">7</text:span><text:span text:style-name="T257">5</text:span>頁</text:p>
            <text:p text:style-name="P303">佛典選譯—<text:span text:style-name="T133">布喻經</text:span></text:p>
            <text:p text:style-name="P323"><text:span text:style-name="T133">注 </text:span><text:span text:style-name="T142">3</text:span><text:span text:style-name="T147">64</text:span></text:p>
          </table:table-cell>
          <table:table-cell table:style-name="表格1.B125" office:value-type="string">
            <text:p text:style-name="P226">Bāhumati。<text:span text:style-name="T150">前三者</text:span>為河流中的淺灘，餘四者為河流。</text:p>
          </table:table-cell>
          <table:table-cell table:style-name="表格1.C125" office:value-type="string">
            <text:p text:style-name="P189">Bāhumati。前述有三者為河流中的淺灘，餘四者為河流。</text:p>
          </table:table-cell>
          <table:table-cell table:style-name="表格1.D125" office:value-type="string">
            <text:p text:style-name="P100"/>
          </table:table-cell>
        </table:table-row>
        <table:table-row table:style-name="表格1.1">
          <table:table-cell table:style-name="表格1.A125" office:value-type="string">
            <text:p text:style-name="P145">第<text:span text:style-name="T240">2</text:span><text:span text:style-name="T255">7</text:span><text:span text:style-name="T258">6</text:span>頁</text:p>
            <text:p text:style-name="P304">佛典選譯—<text:span text:style-name="T133">布喻經</text:span></text:p>
            <text:p text:style-name="P324"><text:span text:style-name="T133">注 </text:span><text:span text:style-name="T142">3</text:span><text:span text:style-name="T147">6</text:span><text:span text:style-name="T148">6</text:span></text:p>
          </table:table-cell>
          <table:table-cell table:style-name="表格1.B125" office:value-type="string">
            <text:p text:style-name="P226">《長老尼偈》中，富尼迦（<text:span text:style-name="T150">Puññikā</text:span>）比丘尼對一位婆羅門如是說：</text:p>
            <text:p text:style-name="P226"/>
            <text:p text:style-name="P246"><text:span text:style-name="T107">不知無知者，汝聞何人說，沐浴於水中，助惡業解脫？如是實然者，魚龜蛙蛇鱷，此等水中物，直生至天界。行於黑業者，羊豬之屠夫，漁人與獵者，竊盜兇殺犯，但濺水及身，解脫諸惡業！</text:span>..., ..., ...，向智尊者 著，<text:span text:style-name="T150">香光書鄉編譯組譯）。</text:span></text:p>
          </table:table-cell>
          <table:table-cell table:style-name="表格1.C125" office:value-type="string">
            <text:p text:style-name="P245">《長老尼偈》中，富尼迦（<text:span text:style-name="T259">P</text:span>uṇṇikā）比丘尼對一位婆羅門如是說：</text:p>
            <text:p text:style-name="P245"/>
            <text:p text:style-name="P245">不知無知者，..., ..., ...編譯組譯）。</text:p>
            <text:p text:style-name="P89">語出Thig 12.1 十六偈集(偈頌 236~251)，之第 240~242 偈頌。</text:p>
            <text:p text:style-name="P80"><text:span text:style-name="T107">《長老尼偈經》：「「汝何無智者，汝為無智語，以水能淨身，脫去諸邪業，如是之說教。」(CBETA 2021.Q2, N28, no. 16, p. 275a8) </text:span><text:a xlink:type="simple" xlink:href="https://cbetaonline.dila.edu.tw/zh/N28n0016_p0275a08" text:style-name="Internet_20_link" text:visited-style-name="Visited_20_Internet_20_Link"><text:span text:style-name="T107">https://cbetaonline.dila.edu.tw/zh/N28n0016_p0275a08</text:span></text:a></text:p>
          </table:table-cell>
          <table:table-cell table:style-name="表格1.D125" office:value-type="string">
            <text:p text:style-name="P100">補充。</text:p>
          </table:table-cell>
        </table:table-row>
        <table:table-row table:style-name="表格1.1">
          <table:table-cell table:style-name="表格1.A116" office:value-type="string">
            <text:p text:style-name="P146">第<text:span text:style-name="T240">2</text:span><text:span text:style-name="T255">7</text:span><text:span text:style-name="T260">8</text:span>頁</text:p>
            <text:p text:style-name="P305">佛典選譯—<text:span text:style-name="T205">念處經</text:span></text:p>
          </table:table-cell>
          <table:table-cell table:style-name="表格1.B116" office:value-type="string">
            <text:p text:style-name="P247">比丘們！<text:span text:style-name="T150">有一條唯一的道路</text:span>：</text:p>
          </table:table-cell>
          <table:table-cell table:style-name="表格1.C116" office:value-type="string">
            <text:p text:style-name="P187"><text:span text:style-name="T36">比丘們！</text:span><text:span text:style-name="T33">這是一條無岔路、直接之道：</text:span></text:p>
          </table:table-cell>
          <table:table-cell table:style-name="表格1.D116" office:value-type="string">
            <text:p text:style-name="P100">參注。</text:p>
          </table:table-cell>
        </table:table-row>
        <table:table-row table:style-name="表格1.1">
          <table:table-cell table:style-name="表格1.A125" office:value-type="string">
            <text:p text:style-name="P147">第<text:span text:style-name="T240">2</text:span><text:span text:style-name="T255">7</text:span><text:span text:style-name="T260">8</text:span>頁</text:p>
            <text:p text:style-name="P306">佛典選譯—<text:span text:style-name="T205">念處經</text:span></text:p>
            <text:p text:style-name="P325"><text:span text:style-name="T205">注 </text:span><text:span text:style-name="T206">3</text:span><text:span text:style-name="T207">73</text:span></text:p>
          </table:table-cell>
          <table:table-cell table:style-name="表格1.B125" office:value-type="string">
            <text:p text:style-name="P226">「一乘道(SA)；..., ..., ...的觀念，<text:span text:style-name="T150">也可參考。</text:span></text:p>
          </table:table-cell>
          <table:table-cell table:style-name="表格1.C125" office:value-type="string">
            <text:p text:style-name="P248">「一乘道(SA)；..., ..., ...的觀念，也可參考。（長部22經/念住大經，莊春江譯 <text:a xlink:type="simple" xlink:href="https://agama.buddhason.org/DN/DN22.htm" text:style-name="Internet_20_link" text:visited-style-name="Visited_20_Internet_20_Link">https://agama.buddhason.org/DN/DN22.htm</text:a>）</text:p>
          </table:table-cell>
          <table:table-cell table:style-name="表格1.D125" office:value-type="string">
            <text:p text:style-name="P116">補充。</text:p>
          </table:table-cell>
        </table:table-row>
        <text:soft-page-break/>
        <table:table-row table:style-name="表格1.1">
          <table:table-cell table:style-name="表格1.A125" office:value-type="string">
            <text:p text:style-name="P147">第<text:span text:style-name="T240">2</text:span><text:span text:style-name="T255">7</text:span><text:span text:style-name="T260">8</text:span>頁</text:p>
            <text:p text:style-name="P306">佛典選譯—<text:span text:style-name="T205">念處經</text:span></text:p>
            <text:p text:style-name="P325"><text:span text:style-name="T205">注 </text:span><text:span text:style-name="T206">3</text:span><text:span text:style-name="T207">73</text:span></text:p>
          </table:table-cell>
          <table:table-cell table:style-name="表格1.B125" office:value-type="string">
            <text:p text:style-name="P226">一條道路(ekāyana magga一乘道)︰(1)必須靠自力修習的方法。…, …, …, 以尋找涅槃，以被尋求之義。)</text:p>
          </table:table-cell>
          <table:table-cell table:style-name="表格1.C125" office:value-type="string">
            <text:p text:style-name="P209">一條道路(ekāyana magga一乘道)︰(1)必須靠自力修習的方法。<text:span text:style-name="T133">…, …, …, </text:span>，以尋找涅槃，以被尋求之義。)（Bhikkhu Metta明法比丘譯<text:a xlink:type="simple" xlink:href="http://www.dhammarain.org.tw/canon/canon1.html#經" text:style-name="Internet_20_link" text:visited-style-name="Visited_20_Internet_20_Link">《大念處經》</text:a><text:span text:style-name="T6">）</text:span></text:p>
          </table:table-cell>
          <table:table-cell table:style-name="表格1.D125" office:value-type="string">
            <text:p text:style-name="P100">補充。</text:p>
          </table:table-cell>
        </table:table-row>
        <table:table-row table:style-name="表格1.1">
          <table:table-cell table:style-name="表格1.A125" office:value-type="string">
            <text:p text:style-name="P458">第<text:span text:style-name="T240">2</text:span><text:span text:style-name="T255">7</text:span><text:span text:style-name="T261">9</text:span>頁</text:p>
            <text:p text:style-name="P343">佛典選譯—<text:span text:style-name="T205">念處經</text:span></text:p>
            <text:p text:style-name="P369"><text:span text:style-name="T205">注 </text:span><text:span text:style-name="T206">3</text:span><text:span text:style-name="T207">7</text:span><text:span text:style-name="T208">9</text:span></text:p>
          </table:table-cell>
          <table:table-cell table:style-name="表格1.B125" office:value-type="string">
            <text:p text:style-name="P95">「身身觀念處；身身觀住；住身念處；觀身如身；觀內身如身…, …, ...、「法」亦同。</text:p>
          </table:table-cell>
          <table:table-cell table:style-name="表格1.C125" office:value-type="string">
            <text:p text:style-name="P189"/>
          </table:table-cell>
          <table:table-cell table:style-name="表格1.D125" office:value-type="string">
            <text:p text:style-name="P100">重複，刪除。</text:p>
            <text:p text:style-name="P128">同一頁，往前第四注已有。</text:p>
          </table:table-cell>
        </table:table-row>
        <table:table-row table:style-name="表格1.1">
          <table:table-cell table:style-name="表格1.A125" office:value-type="string">
            <text:p text:style-name="P148">第<text:span text:style-name="T240">2</text:span><text:span text:style-name="T262">82</text:span>頁</text:p>
            <text:p text:style-name="P307">佛典選譯—<text:span text:style-name="T205">念處經</text:span></text:p>
          </table:table-cell>
          <table:table-cell table:style-name="表格1.B125" office:value-type="string">
            <text:p text:style-name="P226">或他安住於隨觀身體中生起和滅去兩者的<text:span text:style-name="T150">現象</text:span><text:span text:style-name="T173">387</text:span>。『有個<text:span text:style-name="T150">身體』</text:span><text:span text:style-name="T173">388</text:span>的念，在他心中確立，其程度適足以〔發展〕純粹的智和持續的念。</text:p>
          </table:table-cell>
          <table:table-cell table:style-name="表格1.C125" office:value-type="string">
            <text:p text:style-name="P249">或他安住於隨觀身體中生起和滅去兩者的現象。『有個身體』<text:span text:style-name="T175">387</text:span>的念，在他心中確立，其程度適足以〔發展〕純粹的智和持續的念<text:span text:style-name="T175">388</text:span>。</text:p>
          </table:table-cell>
          <table:table-cell table:style-name="表格1.D125" office:value-type="string">
            <text:p text:style-name="P132">放錯「注」的位置。</text:p>
          </table:table-cell>
        </table:table-row>
        <table:table-row table:style-name="表格1.1">
          <table:table-cell table:style-name="表格1.A121" office:value-type="string">
            <text:p text:style-name="P459">第<text:span text:style-name="T240">2</text:span><text:span text:style-name="T262">93</text:span>頁</text:p>
            <text:p text:style-name="P344">佛典選譯—<text:span text:style-name="T205">念處經</text:span></text:p>
          </table:table-cell>
          <table:table-cell table:style-name="表格1.B121" office:value-type="string">
            <text:p text:style-name="P226">比丘們啊！以上說的，就是<text:span text:style-name="T150">唯一的道路：</text:span>能使眾生清淨，超越憂傷和悲歎，滅除苦惱，得正道，證涅槃。這就是四念處。」</text:p>
          </table:table-cell>
          <table:table-cell table:style-name="表格1.C121" office:value-type="string">
            <text:p text:style-name="P210"><text:span text:style-name="T133">比丘們啊！以上說的，就</text:span>是一條無岔路、直接之道：能使眾生清淨，超越憂傷和悲歎，滅除苦惱，得正道，證涅槃。這就是四念處。<text:span text:style-name="T133">」</text:span></text:p>
          </table:table-cell>
          <table:table-cell table:style-name="表格1.D121" office:value-type="string">
            <text:p text:style-name="P117">參本經前面注。</text:p>
          </table:table-cell>
        </table:table-row>
        <table:table-row table:style-name="表格1.1">
          <table:table-cell table:style-name="表格1.A125" office:value-type="string">
            <text:p text:style-name="P460">第<text:span text:style-name="T240">294</text:span>頁</text:p>
            <text:p text:style-name="P347">佛典選譯--</text:p>
            <text:p text:style-name="P33">教授尸伽羅經</text:p>
          </table:table-cell>
          <table:table-cell table:style-name="表格1.B125" office:value-type="string">
            <text:p text:style-name="P226">教授尸伽羅經（長部第31經，教化仙伽邏經、辛額勒經、教授辛伽羅經、教授尸伽羅越經、教授尸伽羅經、對施嘉那的忠告，</text:p>
          </table:table-cell>
          <table:table-cell table:style-name="表格1.C125" office:value-type="string">
            <text:p text:style-name="P204">教授尸伽羅經（長部第31經，教化仙伽邏經、辛額勒經、教授辛伽羅經、教授尸伽羅越經、教授尸伽羅經、對施嘉那的忠告，善生經</text:p>
          </table:table-cell>
          <table:table-cell table:style-name="表格1.D125" office:value-type="string">
            <text:p text:style-name="P100">增加，以便前文之鍊結</text:p>
          </table:table-cell>
        </table:table-row>
        <table:table-row table:style-name="表格1.1">
          <table:table-cell table:style-name="表格1.A125" office:value-type="string">
            <text:p text:style-name="P460">第<text:span text:style-name="T240">29</text:span><text:span text:style-name="T263">6</text:span>頁</text:p>
            <text:p text:style-name="P347">佛典選譯--</text:p>
            <text:p text:style-name="P33">教授尸伽羅經</text:p>
          </table:table-cell>
          <table:table-cell table:style-name="表格1.B125" office:value-type="string">
            <text:p text:style-name="P226">「居士子！<text:span text:style-name="T150">一位聖弟子</text:span><text:span text:style-name="T167">432</text:span>捨棄四種污染業<text:span text:style-name="T167">433</text:span>，</text:p>
          </table:table-cell>
          <table:table-cell table:style-name="表格1.C125" office:value-type="string">
            <text:p text:style-name="P250">「居士子！一位多聞聖弟子<text:span text:style-name="T167">432</text:span>捨棄四種污染業<text:span text:style-name="T167">433</text:span>，</text:p>
          </table:table-cell>
          <table:table-cell table:style-name="表格1.D125" office:value-type="string">
            <text:p text:style-name="P100">補充。</text:p>
          </table:table-cell>
        </table:table-row>
        <text:soft-page-break/>
        <table:table-row table:style-name="表格1.1">
          <table:table-cell table:style-name="表格1.A125" office:value-type="string">
            <text:p text:style-name="P461">第<text:span text:style-name="T240">29</text:span><text:span text:style-name="T263">6</text:span>頁</text:p>
            <text:p text:style-name="P348">佛典選譯--</text:p>
            <text:p text:style-name="P34">教授尸伽羅經</text:p>
            <text:p text:style-name="P370"><text:span text:style-name="T205">注 </text:span><text:span text:style-name="T209">4</text:span><text:span text:style-name="T206">3</text:span><text:span text:style-name="T209">4</text:span></text:p>
          </table:table-cell>
          <table:table-cell table:style-name="表格1.B125" office:value-type="string">
            <text:p text:style-name="P250">「狎習/所習/習行(MA)」，南傳作「應該交往；…, …, ...(should be cultivates, MN.137/175)，Maurice Walshe先生英譯為「要被追求」(to be pursued, DN.21)，或「(應該)跟隨」(following, DN.31)。菩提比丘長老解說，在上下文指的是「師長」的情況下，譯為「依止」，「衣服、施食」則譯為「使用」，「村落、城鎮、地方、地區」則譯為「住」(AN.10.54)。按：「交往；追求；實行」(sevati)，有「侍奉服侍；依從；依附；親近；和…來往；利用；實行」等多種意思。</text:p>
          </table:table-cell>
          <table:table-cell table:style-name="表格1.C125" office:value-type="string">
            <text:p text:style-name="P189">「狎習/所習/習行(MA)」，南傳作「應該交往；…, …, ...(should be cultivates, MN.137/175)。</text:p>
          </table:table-cell>
          <table:table-cell table:style-name="表格1.D125" office:value-type="string">
            <text:p text:style-name="P100">刪除。</text:p>
          </table:table-cell>
        </table:table-row>
        <table:table-row table:style-name="表格1.1">
          <table:table-cell table:style-name="表格1.A125" office:value-type="string">
            <text:p text:style-name="P149">第<text:span text:style-name="T240">29</text:span><text:span text:style-name="T264">7</text:span>頁</text:p>
            <text:p text:style-name="P308">佛典選譯--</text:p>
            <text:p text:style-name="P15">教授尸伽羅經</text:p>
            <text:p text:style-name="P326"><text:span text:style-name="T205">注 </text:span><text:span text:style-name="T209">44</text:span><text:span text:style-name="T210">0</text:span></text:p>
          </table:table-cell>
          <table:table-cell table:style-name="表格1.B125" office:value-type="string">
            <text:p text:style-name="P226">「行欲(MA.135)；欲處/隨欲(DA.17)」，南傳作「欲的不應該行處」(Chandāgatiṃ)，…, …, ... karoti, DN.31/AN.4.17)。</text:p>
          </table:table-cell>
          <table:table-cell table:style-name="表格1.C125" office:value-type="string">
            <text:p text:style-name="P251">「行欲(MA.135)；欲處/隨欲(DA.17)」，南傳作「欲的不應該行處」(Chandāgatiṃ)，…, …, ... karoti, DN.31/AN.4.17)。</text:p>
            <text:p text:style-name="P251"/>
            <text:p text:style-name="P85">邪惡的行為是出於四種動機：貪欲、瞋恚、愚癡和恐懼。一位聖弟子不會受到這四種動機的推動，做出邪惡的行為。</text:p>
          </table:table-cell>
          <table:table-cell table:style-name="表格1.D125" office:value-type="string">
            <text:p text:style-name="P100">補充。</text:p>
          </table:table-cell>
        </table:table-row>
        <text:soft-page-break/>
        <table:table-row table:style-name="表格1.1">
          <table:table-cell table:style-name="表格1.A127" office:value-type="string">
            <text:p text:style-name="P150">第<text:span text:style-name="T265">30</text:span><text:span text:style-name="T266">1</text:span>頁</text:p>
            <text:p text:style-name="P309">佛典選譯--</text:p>
            <text:p text:style-name="P16">教授尸伽羅經</text:p>
            <text:p text:style-name="P327"><text:span text:style-name="T205">注 </text:span><text:span text:style-name="T209">44</text:span><text:span text:style-name="T211">8</text:span></text:p>
          </table:table-cell>
          <table:table-cell table:style-name="表格1.B127" office:value-type="string">
            <text:p text:style-name="P99">疏：〔以下〕詳細解析…, …, ...當<text:span text:style-name="T150">這個朋如是</text:span>贊同時，<text:span text:style-name="T150">就不是非朋友的假朋友，</text:span>難道不是嗎? 那［得］視其阿諛程度［而定］。</text:p>
          </table:table-cell>
          <table:table-cell table:style-name="表格1.C127" office:value-type="string">
            <text:p text:style-name="P99">疏：〔以下〕詳細解析…, …, ...當這個朋友如是贊同時，不就是「非朋友」的「假朋友」，難道不是嗎? 那［得］視其阿諛程度［而定］。</text:p>
          </table:table-cell>
          <table:table-cell table:style-name="表格1.D127" office:value-type="string">
            <text:p text:style-name="P100">更新。</text:p>
          </table:table-cell>
        </table:table-row>
        <table:table-row table:style-name="表格1.1">
          <table:table-cell table:style-name="表格1.A127" office:value-type="string">
            <text:p text:style-name="P462">第<text:span text:style-name="T265">30</text:span><text:span text:style-name="T266">2</text:span>頁</text:p>
            <text:p text:style-name="P349">佛典選譯--</text:p>
            <text:p text:style-name="P35">教授尸伽羅經</text:p>
            <text:p text:style-name="P371"><text:span text:style-name="T205">注 </text:span><text:span text:style-name="T209">4</text:span><text:span text:style-name="T212">50</text:span></text:p>
          </table:table-cell>
          <table:table-cell table:style-name="表格1.B127" office:value-type="string">
            <text:p text:style-name="P252">「做這(善)業之後，他們出生在天。」…, …, …, ，對證涅槃有心無力。<text:span text:style-name="T150">「做這(善)業之後，他們出生在天。」如此宣說趣天之道。…, …, …, 對證涅槃有心無力。</text:span></text:p>
          </table:table-cell>
          <table:table-cell table:style-name="表格1.C127" office:value-type="string">
            <text:p text:style-name="P211">「做這(善)業之後，他們出生在天。」如此宣說趣天之道。<text:span text:style-name="T133">…, …, …, </text:span>因為大部分的人俗務太多，對證涅槃有心無力。</text:p>
          </table:table-cell>
          <table:table-cell table:style-name="表格1.D127" office:value-type="string">
            <text:p text:style-name="P100">刪除重複。</text:p>
          </table:table-cell>
        </table:table-row>
        <table:table-row table:style-name="表格1.1">
          <table:table-cell table:style-name="表格1.A128" office:value-type="string">
            <text:p text:style-name="P463">第<text:span text:style-name="T265">30</text:span><text:span text:style-name="T266">3</text:span>頁</text:p>
            <text:p text:style-name="P350">佛典選譯--</text:p>
            <text:p text:style-name="P36">教授尸伽羅經</text:p>
            <text:p text:style-name="P372"><text:span text:style-name="T205">注 </text:span><text:span text:style-name="T209">4</text:span><text:span text:style-name="T212">54</text:span></text:p>
          </table:table-cell>
          <table:table-cell table:style-name="表格1.B128" office:value-type="string">
            <text:p text:style-name="P226">惠施(dāna)、愛語（piyavacanā、peyyavajja和言）、<text:span text:style-name="T150">行 <text:s/>利（attha-cariyā 義行</text:span>、善行，他譯：利行；…, …, ...即四攝事(cattāri saṅgaha-vatthūni)。</text:p>
          </table:table-cell>
          <table:table-cell table:style-name="表格1.C128" office:value-type="string">
            <text:p text:style-name="P189">惠施(dāna)、愛語（piyavacanā、peyyavajja和言）、行利（attha-cariyā 義行、善行，他譯：利行；…, …, ...即四攝事(cattāri saṅgaha-vatthūni)。</text:p>
          </table:table-cell>
          <table:table-cell table:style-name="表格1.D128" office:value-type="string">
            <text:p text:style-name="P100">刪除空格。</text:p>
          </table:table-cell>
        </table:table-row>
        <table:table-row table:style-name="表格1.1">
          <table:table-cell table:style-name="表格1.A129" office:value-type="string">
            <text:p text:style-name="P463">第<text:span text:style-name="T265">30</text:span><text:span text:style-name="T286">4</text:span>頁</text:p>
            <text:p text:style-name="P350">佛典選譯--</text:p>
            <text:p text:style-name="P36">教授尸伽羅經</text:p>
          </table:table-cell>
          <table:table-cell table:style-name="表格1.B129" office:value-type="string">
            <text:p text:style-name="P226">居士子，主人應從這五方面來看待下方的<text:span text:style-name="T150">僕人、傭人，僕人；傭人，僕人亦應</text:span>從這五方面來看待主人，</text:p>
          </table:table-cell>
          <table:table-cell table:style-name="表格1.C129" office:value-type="string">
            <text:p text:style-name="P189">主人應從這五方面來看待下方的僕人、傭人；僕人、傭人亦應從這五方面來看待主人，</text:p>
          </table:table-cell>
          <table:table-cell table:style-name="表格1.D129" office:value-type="string">
            <text:p text:style-name="P100">誤植。</text:p>
          </table:table-cell>
        </table:table-row>
        <table:table-row table:style-name="表格1.1">
          <table:table-cell table:style-name="表格1.A132" office:value-type="string">
            <text:p text:style-name="P488">第<text:span text:style-name="T265">30</text:span><text:span text:style-name="T267">5</text:span>頁</text:p>
            <text:p text:style-name="P386">佛典選譯--</text:p>
            <text:p text:style-name="P48">法句經經</text:p>
          </table:table-cell>
          <table:table-cell table:style-name="表格1.B132" office:value-type="string">
            <text:p text:style-name="P226">白話文<text:span text:style-name="T150">若無特別註記，</text:span>則取材自蘇錦坤 著，白話文版 2021。</text:p>
          </table:table-cell>
          <table:table-cell table:style-name="表格1.C132" office:value-type="string">
            <text:p text:style-name="P253">白話文則取材自蘇錦坤著，白話文版 2021。</text:p>
          </table:table-cell>
          <table:table-cell table:style-name="表格1.D132" office:value-type="string">
            <text:p text:style-name="P487">原引用敬法 法師 譯，第二修訂版 2015 者，全部置換為<text:span text:style-name="T133">蘇錦坤著，白話文版 2021。</text:span></text:p>
          </table:table-cell>
        </table:table-row>
        <text:soft-page-break/>
        <table:table-row table:style-name="表格1.1">
          <table:table-cell table:style-name="表格1.A132" office:value-type="string">
            <text:p text:style-name="P151">第<text:span text:style-name="T265">30</text:span><text:span text:style-name="T267">5</text:span>頁</text:p>
            <text:p text:style-name="P310">佛典選譯--</text:p>
            <text:p text:style-name="P17">法句經經</text:p>
          </table:table-cell>
          <table:table-cell table:style-name="表格1.B132" office:value-type="string">
            <text:p text:style-name="P226">Dhp 1 （第一偈頌）</text:p>
            <text:p text:style-name="P226"/>
            <text:p text:style-name="P226">諸法是心所前導的、心所主宰的、心所造的；如果有人以汙染心而言行，罪苦跟隨著他，就像車輪跟隨著拉車者的腳。</text:p>
          </table:table-cell>
          <table:table-cell table:style-name="表格1.C132" office:value-type="string">
            <text:p text:style-name="P212">Dhp 1 （第一偈頌）</text:p>
            <text:p text:style-name="P212"/>
            <text:p text:style-name="P212">諸法是意前導的、意為首領的、意所造的；如果有人以汙染的意而言行，痛苦就會跟著他，像車輪跟著(拉車的)牛足。</text:p>
          </table:table-cell>
          <table:table-cell table:style-name="表格1.D132" office:value-type="string">
            <text:p text:style-name="P100">更新。</text:p>
          </table:table-cell>
        </table:table-row>
        <table:table-row table:style-name="表格1.1">
          <table:table-cell table:style-name="表格1.A132" office:value-type="string">
            <text:p text:style-name="P151">第<text:span text:style-name="T265">30</text:span><text:span text:style-name="T268">6</text:span>頁</text:p>
            <text:p text:style-name="P310">佛典選譯--</text:p>
            <text:p text:style-name="P17">法句經經</text:p>
          </table:table-cell>
          <table:table-cell table:style-name="表格1.B132" office:value-type="string">
            <text:p text:style-name="P254">Dhp <text:span text:style-name="T268">2</text:span> （第<text:span text:style-name="T7">二</text:span>偈頌）</text:p>
            <text:p text:style-name="P254"/>
            <text:p text:style-name="P254">諸法是心所前導的、心所主宰的、心所造的；如果有人以清淨心而言行，幸福快樂跟隨著他，就像永不離開的影子(跟隨著他)。</text:p>
          </table:table-cell>
          <table:table-cell table:style-name="表格1.C132" office:value-type="string">
            <text:p text:style-name="P254">Dhp <text:span text:style-name="T268">2</text:span> （第<text:span text:style-name="T7">二</text:span>偈頌）</text:p>
            <text:p text:style-name="P254"/>
            <text:p text:style-name="P213">諸法是意所前導的、心意為首領的、意所造的；如果有人以清淨的意而言行，幸福快樂就會跟隨著他，像永不離開的影子(跟隨著他)。</text:p>
          </table:table-cell>
          <table:table-cell table:style-name="表格1.D132" office:value-type="string">
            <text:p text:style-name="P118">更新。</text:p>
          </table:table-cell>
        </table:table-row>
        <table:table-row table:style-name="表格1.1">
          <table:table-cell table:style-name="表格1.A133" office:value-type="string">
            <text:p text:style-name="P155">第<text:span text:style-name="T265">30</text:span><text:span text:style-name="T268">6</text:span>頁</text:p>
            <text:p text:style-name="P315">佛典選譯--</text:p>
            <text:p text:style-name="P22">法句經經</text:p>
          </table:table-cell>
          <table:table-cell table:style-name="表格1.B133" office:value-type="string">
            <text:p text:style-name="P254">『彼罵我打我，敗我劫奪我』，若人懷此念，怨恨不能息。( 003-004 典故 )</text:p>
          </table:table-cell>
          <table:table-cell table:style-name="表格1.C133" office:value-type="string">
            <text:p text:style-name="P254">『彼罵我打我，敗我劫奪我』，若人懷此念，怨恨不能息。( 003-004 典故 )</text:p>
          </table:table-cell>
          <table:table-cell table:style-name="表格1.D133" office:value-type="string">
            <text:p text:style-name="P118">加注。</text:p>
            <text:p text:style-name="P118"/>
            <text:p text:style-name="P392">〔明法尊者註01-05〕　這是關於帝沙長老(Tissatthera)的故事。帝沙長老是佛陀的表弟，晚年出家，卻喜裝作長老，常與年輕比丘爭吵。他不只是今生頑固，前世也很頑固。</text:p>
            <text:p text:style-name="P392"/>
            <text:p text:style-name="P392">PS: 請參 003-004 典故－－ <text:a xlink:type="simple" xlink:href="https://nanda.online-dhamma.net/tipitaka/sutta/khuddaka/dhammapada/dhp-story/dhp-story003-4/" text:style-name="Internet_20_link" text:visited-style-name="Visited_20_Internet_20_Link">笛沙的故事</text:a> ；或《法句經故事集》，一～三、 <text:a xlink:type="simple" xlink:href="https://nanda.online-dhamma.net/tipitaka/sutta/khuddaka/dhammapada/dhp-story/dhp-story-han-chap01-ciu/#dhp-003" text:style-name="Internet_20_link" text:visited-style-name="Visited_20_Internet_20_Link">報復的苦行者</text:a> (偈 003~004) 。</text:p>
          </table:table-cell>
        </table:table-row>
        <text:soft-page-break/>
        <table:table-row table:style-name="表格1.1">
          <table:table-cell table:style-name="表格1.A134" office:value-type="string">
            <text:p text:style-name="P152">第<text:span text:style-name="T265">30</text:span><text:span text:style-name="T269">8</text:span>頁</text:p>
            <text:p text:style-name="P311">佛典選譯--</text:p>
            <text:p text:style-name="P18">法句經經</text:p>
          </table:table-cell>
          <table:table-cell table:style-name="表格1.B134" office:value-type="string">
            <text:p text:style-name="P254">Dhp <text:span text:style-name="T268">2</text:span><text:span text:style-name="T269">7</text:span></text:p>
            <text:p text:style-name="P226">不要沉溺於放逸，不要追求五欲歡樂，不放逸的禪修者獲得最大的安樂。(27) </text:p>
          </table:table-cell>
          <table:table-cell table:style-name="表格1.C134" office:value-type="string">
            <text:p text:style-name="P254">Dhp <text:span text:style-name="T268">2</text:span><text:span text:style-name="T269">7</text:span></text:p>
            <text:p text:style-name="P189">你們不要沉溺於放逸，不要追求感官欲樂，不放逸的禪修者獲得最大的安樂。(27)</text:p>
          </table:table-cell>
          <table:table-cell table:style-name="表格1.D134" office:value-type="string">
            <text:p text:style-name="P118">更新。</text:p>
          </table:table-cell>
        </table:table-row>
        <table:table-row table:style-name="表格1.1">
          <table:table-cell table:style-name="表格1.A135" office:value-type="string">
            <text:p text:style-name="P153">第<text:span text:style-name="T265">3</text:span><text:span text:style-name="T270">1</text:span><text:span text:style-name="T265">0</text:span>頁</text:p>
            <text:p text:style-name="P312">佛典選譯--</text:p>
            <text:p text:style-name="P19">法句經經</text:p>
          </table:table-cell>
          <table:table-cell table:style-name="表格1.B135" office:value-type="string">
            <text:p text:style-name="P255">Dhp <text:span text:style-name="T270">43</text:span></text:p>
            <text:p text:style-name="P226">向於正(行)的心對他所做的(幫助)，不是父母或其他親戚所能(替他)做的(幫助)所能比。(43)</text:p>
          </table:table-cell>
          <table:table-cell table:style-name="表格1.C135" office:value-type="string">
            <text:p text:style-name="P255">Dhp <text:span text:style-name="T270">43</text:span></text:p>
            <text:p text:style-name="P189">導向正(法)的心所能替他作的(事)更為佳善，不是父母或其他親戚能替他作的事所能相比。(43)</text:p>
          </table:table-cell>
          <table:table-cell table:style-name="表格1.D135" office:value-type="string">
            <text:p text:style-name="P118">更新。</text:p>
          </table:table-cell>
        </table:table-row>
        <table:table-row table:style-name="表格1.1">
          <table:table-cell table:style-name="表格1.A136" office:value-type="string">
            <text:p text:style-name="P474">第<text:span text:style-name="T265">3</text:span><text:span text:style-name="T270">1</text:span><text:span text:style-name="T265">0</text:span>頁</text:p>
            <text:p text:style-name="P360">佛典選譯--</text:p>
            <text:p text:style-name="P46">法句經經</text:p>
            <text:p text:style-name="P383"><text:span text:style-name="T205">注 </text:span><text:span text:style-name="T209">4</text:span><text:span text:style-name="T213">76</text:span></text:p>
          </table:table-cell>
          <table:table-cell table:style-name="表格1.B136" office:value-type="string">
            <text:p text:style-name="P255">深夜裏熟睡於村落中的人，被瀑流<text:span text:style-name="T150">洗去</text:span>而不知。</text:p>
            <text:p text:style-name="P259">…，…，…</text:p>
            <text:p text:style-name="P255">後來，這女孩末利夫人(Mallikā)生下一位琉璃王子(Viṭaṭūbha)。王子十六歲時，被派去拜訪外祖父摩訶男和釋迦族的王子們。</text:p>
            <text:p text:style-name="P259">…，…，…</text:p>
            <text:p text:style-name="P259">當晚，河水暴漲把他和軍隊一齊衝入大海。</text:p>
          </table:table-cell>
          <table:table-cell table:style-name="表格1.C136" office:value-type="string">
            <text:p text:style-name="P255">深夜裏熟睡於村落中的人，被瀑流沖去而不知。</text:p>
            <text:p text:style-name="P259">…，…，…</text:p>
            <text:p text:style-name="P188"><text:span text:style-name="T36">後來，這女孩生下一位琉璃王子</text:span><text:span text:style-name="T3">(Vi</text:span><text:span text:style-name="T5">ṭ</text:span><text:span text:style-name="T3">a</text:span><text:span text:style-name="T5">ṭ</text:span><text:span text:style-name="T8">ūbha)</text:span><text:span text:style-name="T36">。王子十六歲時，被派去拜訪外祖父摩訶男和釋迦族的王子們。</text:span></text:p>
            <text:p text:style-name="P259">…，…，…</text:p>
            <text:p text:style-name="P259">當晚，河水暴漲把他和軍隊一齊衝入大海。</text:p>
            <text:p text:style-name="P260"/>
          </table:table-cell>
          <table:table-cell table:style-name="表格1.D136" office:value-type="string">
            <text:p text:style-name="P118">誤植。</text:p>
            <text:p text:style-name="P118"/>
            <text:p text:style-name="P279">補充：</text:p>
            <text:p text:style-name="P261">參考：根本說一切有部毘奈耶雜事卷第七（T24, N1451, p. 232 https://cbetaonline.dila.edu.tw/zh/T24n1451_p0232c16 ）、四分律卷第十八（T22, N1428, p. 689 https://cbetaonline.dila.edu.tw/zh/T22n1428_p0689b18 ）及 法句經注 i.339頁之後 (DhA.i.339ff.)、本生經第一冊 133頁之後 (J.i.133f.)、第一冊 27頁 J.i.27 (No. 7 Katthahārika Jātaka 採薪女本生譚)及第四冊 144 頁之後(iv.144ff (No. 465 Bhadda-Sāla-Jātaka <text:soft-page-break/>跋陀娑羅樹神本生譚)<text:span text:style-name="T107">、第四冊 144 頁之後(iv.144ff (No. 465 Bhadda-Sāla-Jātaka 跋陀娑羅樹神本生譚)、《本生經(第7卷-第9卷)》：「酢味粥食本生譚」(CBETA 2021.Q3, N35, no. 18, p. 251a9) </text:span><text:a xlink:type="simple" xlink:href="https://cbetaonline.dila.edu.tw/zh/N35n0018_p0251a09" text:style-name="Internet_20_link" text:visited-style-name="Visited_20_Internet_20_Link"><text:span text:style-name="T107">https://cbetaonline.dila.edu.tw/zh/N35n0018_p0251a09</text:span></text:a><text:span text:style-name="T107"> ; <text:s/>No. 415 Kummāsapiṇḍa-Jātaka </text:span><text:a xlink:type="simple" xlink:href="https://obo.genaud.net/dhamma-vinaya/pts/kd/jat/jat.3/jat.3.415.frni.pts.htm" text:style-name="Internet_20_link" text:visited-style-name="Visited_20_Internet_20_Link"><text:span text:style-name="T107">https://obo.genaud.net/dhamma-vinaya/pts/kd/jat/jat.3/jat.3.415.frni.pts.htm</text:span></text:a></text:p>
          </table:table-cell>
        </table:table-row>
        <table:table-row table:style-name="表格1.1">
          <table:table-cell table:style-name="表格1.A137" office:value-type="string">
            <text:p text:style-name="P464">第<text:span text:style-name="T265">3</text:span><text:span text:style-name="T270">1</text:span><text:span text:style-name="T273">1</text:span>頁</text:p>
            <text:p text:style-name="P351">佛典選譯--</text:p>
            <text:p text:style-name="P37">法句經經</text:p>
            <text:p text:style-name="P373"><text:span text:style-name="T205">注 </text:span><text:span text:style-name="T209">4</text:span><text:span text:style-name="T213">7</text:span><text:span text:style-name="T214">7</text:span></text:p>
          </table:table-cell>
          <table:table-cell table:style-name="表格1.B137" office:value-type="string">
            <text:p text:style-name="P255">隔壁的巴未亞聽到她喜悅的叫聲時，他憤怒地出走，<text:span text:style-name="T150">一路跟她</text:span>和佛陀咀咒。</text:p>
          </table:table-cell>
          <table:table-cell table:style-name="表格1.C137" office:value-type="string">
            <text:p text:style-name="P255">隔壁的巴未亞聽到她喜悅的叫聲時，他憤怒地出走，一路對她和佛陀咀咒。</text:p>
          </table:table-cell>
          <table:table-cell table:style-name="表格1.D137" office:value-type="string">
            <text:p text:style-name="P119">誤植。</text:p>
          </table:table-cell>
        </table:table-row>
        <table:table-row table:style-name="表格1.1">
          <table:table-cell table:style-name="表格1.A138" office:value-type="string">
            <text:p text:style-name="P465">第<text:span text:style-name="T265">3</text:span><text:span text:style-name="T270">1</text:span><text:span text:style-name="T274">4</text:span>頁</text:p>
            <text:p text:style-name="P352">佛典選譯--</text:p>
            <text:p text:style-name="P38">法句經經</text:p>
            <text:p text:style-name="P374"><text:span text:style-name="T205">注 </text:span><text:span text:style-name="T209">4</text:span><text:span text:style-name="T215">89</text:span></text:p>
          </table:table-cell>
          <table:table-cell table:style-name="表格1.B138" office:value-type="string">
            <text:p text:style-name="P255">「繫縛」（Gantha）有四：貪（<text:span text:style-name="T150">Abhijjha</text:span>），瞋（<text:span text:style-name="T150">Vyapada</text:span>），戒禁取（<text:span text:style-name="T150">Silabbhatapara-Masa</text:span>），見取（Idan saccabhinivessa）。</text:p>
          </table:table-cell>
          <table:table-cell table:style-name="表格1.C138" office:value-type="string">
            <text:p text:style-name="P264">「繫縛」（Gantha）有四：貪（Abhijjhā），瞋（Vyāpāda），戒禁取（<text:span text:style-name="T274">S</text:span>īlabbata-parāmāsa），見取（<text:span text:style-name="T274">I</text:span>daṃsaccābhinivesa, <text:span text:style-name="T274">I</text:span>daṃ sacc<text:span text:style-name="T275">a</text:span> <text:span text:style-name="T275">a</text:span>bhinivesa）。</text:p>
          </table:table-cell>
          <table:table-cell table:style-name="表格1.D138" office:value-type="string">
            <text:p text:style-name="P119">誤植。</text:p>
          </table:table-cell>
        </table:table-row>
        <text:soft-page-break/>
        <table:table-row table:style-name="表格1.1">
          <table:table-cell table:style-name="表格1.A139" office:value-type="string">
            <text:p text:style-name="P476">第<text:span text:style-name="T265">3</text:span><text:span text:style-name="T270">1</text:span><text:span text:style-name="T276">6</text:span>頁</text:p>
            <text:p text:style-name="P361">佛典選譯--</text:p>
            <text:p text:style-name="P47">法句經經</text:p>
          </table:table-cell>
          <table:table-cell table:style-name="表格1.B139" office:value-type="string">
            <text:p text:style-name="P5"><text:span text:style-name="T7">一０四</text:span><text:span text:style-name="T9">496</text:span><text:span text:style-name="T7">能克制自己，過於勝他人。若有克己者，常行自節制。</text:span></text:p>
          </table:table-cell>
          <table:table-cell table:style-name="表格1.C139" office:value-type="string">
            <text:p text:style-name="P5"><text:span text:style-name="T9">496</text:span><text:span text:style-name="T7">能克制自己，過於勝他人。若有克己者，常行自節制。</text:span></text:p>
          </table:table-cell>
          <table:table-cell table:style-name="表格1.D139" office:value-type="string">
            <text:p text:style-name="P118"/>
          </table:table-cell>
        </table:table-row>
        <table:table-row table:style-name="表格1.1">
          <table:table-cell table:style-name="表格1.A140" office:value-type="string">
            <text:p text:style-name="P466">第<text:span text:style-name="T265">3</text:span><text:span text:style-name="T270">1</text:span><text:span text:style-name="T276">6</text:span>頁</text:p>
            <text:p text:style-name="P353">佛典選譯--</text:p>
            <text:p text:style-name="P39">法句經經</text:p>
            <text:p text:style-name="P375"><text:span text:style-name="T205">注 </text:span><text:span text:style-name="T209">4</text:span><text:span text:style-name="T215">9</text:span><text:span text:style-name="T216">2</text:span></text:p>
          </table:table-cell>
          <table:table-cell table:style-name="表格1.B140" office:value-type="string">
            <text:p text:style-name="P255">「無信」（Assaddho）或譯為「不信」，這是說聖者有自證知，悟不由他之意。</text:p>
            <text:p text:style-name="P278">〔明法尊者註07-09〕 無信 ：assaddho，聖者自證知，悟不由他。</text:p>
          </table:table-cell>
          <table:table-cell table:style-name="表格1.C140" office:value-type="string">
            <text:p text:style-name="P257">「無信」（Assaddho）或譯為「不信」，這是說聖者有自證知，悟不由他之意。</text:p>
            <text:p text:style-name="P257"/>
          </table:table-cell>
          <table:table-cell table:style-name="表格1.D140" office:value-type="string">
            <text:p text:style-name="P118">刪，重複。</text:p>
          </table:table-cell>
        </table:table-row>
        <table:table-row table:style-name="表格1.1">
          <table:table-cell table:style-name="表格1.A141" office:value-type="string">
            <text:p text:style-name="P476">第<text:span text:style-name="T265">3</text:span><text:span text:style-name="T270">1</text:span><text:span text:style-name="T290">7</text:span>頁</text:p>
            <text:p text:style-name="P361">佛典選譯--</text:p>
            <text:p text:style-name="P47">法句經經</text:p>
          </table:table-cell>
          <table:table-cell table:style-name="表格1.B141" office:value-type="string">
            <text:p text:style-name="P6"><text:span text:style-name="T7">一０五 天神乾闥婆</text:span><text:span text:style-name="T10">497</text:span><text:span text:style-name="T7">，魔王並梵天</text:span><text:span text:style-name="T10">498</text:span><text:span text:style-name="T7">，皆遭於敗北，不能勝彼人。</text:span></text:p>
          </table:table-cell>
          <table:table-cell table:style-name="表格1.C141" office:value-type="string">
            <text:p text:style-name="P6"><text:span text:style-name="T7">天神乾闥婆</text:span><text:span text:style-name="T10">497</text:span><text:span text:style-name="T7">，魔王並梵天</text:span><text:span text:style-name="T10">498</text:span><text:span text:style-name="T7">，皆遭於敗北，不能勝彼人。</text:span></text:p>
          </table:table-cell>
          <table:table-cell table:style-name="表格1.D141" office:value-type="string">
            <text:p text:style-name="P118"/>
          </table:table-cell>
        </table:table-row>
        <table:table-row table:style-name="表格1.1">
          <table:table-cell table:style-name="表格1.A143" office:value-type="string">
            <text:p text:style-name="P466">第<text:span text:style-name="T265">3</text:span><text:span text:style-name="T276">23</text:span>頁</text:p>
            <text:p text:style-name="P353">佛典選譯--</text:p>
            <text:p text:style-name="P39">法句經經</text:p>
          </table:table-cell>
          <table:table-cell table:style-name="表格1.B143" office:value-type="string">
            <text:p text:style-name="P255">• Dhp 171</text:p>
            <text:p text:style-name="P255"><text:s text:c="4"/>◦ 來看<text:span text:style-name="T150">言</text:span>個世界，猶如莊嚴王車。愚人沈湎此中，智者毫無執著。</text:p>
          </table:table-cell>
          <table:table-cell table:style-name="表格1.C143" office:value-type="string">
            <text:p text:style-name="P257">• Dhp 171</text:p>
            <text:p text:style-name="P257"><text:s text:c="4"/>◦ 來看這個世界，猶如莊嚴王車。愚人沈湎此中，智者毫無執著。</text:p>
          </table:table-cell>
          <table:table-cell table:style-name="表格1.D143" office:value-type="string">
            <text:p text:style-name="P120">誤植。</text:p>
          </table:table-cell>
        </table:table-row>
        <table:table-row table:style-name="表格1.1">
          <table:table-cell table:style-name="表格1.A143" office:value-type="string">
            <text:p text:style-name="P467">第<text:span text:style-name="T265">3</text:span><text:span text:style-name="T276">23</text:span>頁</text:p>
            <text:p text:style-name="P354">佛典選譯--</text:p>
            <text:p text:style-name="P40">法句經經</text:p>
            <text:p text:style-name="P376"><text:span text:style-name="T205">注 </text:span><text:span text:style-name="T217">518</text:span></text:p>
          </table:table-cell>
          <table:table-cell table:style-name="表格1.B143" office:value-type="string">
            <text:p text:style-name="P255">〔明法尊者註13-12〕 …, …, ...，證悟預流果即入聖人的<text:span text:style-name="T150">行 列</text:span>，它斷除了三結──身見</text:p>
          </table:table-cell>
          <table:table-cell table:style-name="表格1.C143" office:value-type="string">
            <text:p text:style-name="P258">〔明法尊者註13-12〕 …, …, ...，證悟預流果即入聖人的行列，它斷除了三結──身見</text:p>
          </table:table-cell>
          <table:table-cell table:style-name="表格1.D143" office:value-type="string">
            <text:p text:style-name="P120"/>
          </table:table-cell>
        </table:table-row>
        <table:table-row table:style-name="表格1.1">
          <table:table-cell table:style-name="表格1.A144" office:value-type="string">
            <text:p text:style-name="P156">第<text:span text:style-name="T265">3</text:span><text:span text:style-name="T276">2</text:span><text:span text:style-name="T277">5</text:span>頁</text:p>
            <text:p text:style-name="P316">佛典選譯--</text:p>
            <text:p text:style-name="P23">法句經經</text:p>
            <text:p text:style-name="P328"><text:span text:style-name="T205">注 </text:span><text:span text:style-name="T217">5</text:span><text:span text:style-name="T218">23</text:span></text:p>
          </table:table-cell>
          <table:table-cell table:style-name="表格1.B144" office:value-type="string">
            <text:p text:style-name="P255">「有誰知道？」「副王知道，將軍知道。」<text:span text:style-name="T150">做十業道來問答之後，</text:span>「大德！爭水。」「大王！水有價值嗎？」</text:p>
          </table:table-cell>
          <table:table-cell table:style-name="表格1.C144" office:value-type="string">
            <text:p text:style-name="P258">「有誰知道？」「副王知道，將軍知道。」如此一直問到最後，受雇工人才說，「大德！爭水。」「大王！水有價值嗎？」</text:p>
          </table:table-cell>
          <table:table-cell table:style-name="表格1.D144" office:value-type="string">
            <text:p text:style-name="P120">明法法師版即誤植。</text:p>
          </table:table-cell>
        </table:table-row>
        <text:soft-page-break/>
        <table:table-row table:style-name="表格1.1">
          <table:table-cell table:style-name="表格1.A149" office:value-type="string">
            <text:p text:style-name="P134">第<text:span text:style-name="T166">333</text:span>頁</text:p>
            <text:p text:style-name="P313">佛典選譯--</text:p>
            <text:p text:style-name="P20">法句經</text:p>
          </table:table-cell>
          <table:table-cell table:style-name="表格1.B149" office:value-type="string">
            <text:p text:style-name="P256">Dhp <text:span text:style-name="T271">277</text:span></text:p>
            <text:p text:style-name="P226">諸行是無常，以慧照見時，就會厭離苦。這是清淨道。 <text:span text:style-name="T167">[dhp-cf]</text:span></text:p>
          </table:table-cell>
          <table:table-cell table:style-name="表格1.C149" office:value-type="string">
            <text:p text:style-name="P256">Dhp <text:span text:style-name="T271">277</text:span></text:p>
            <text:p text:style-name="P189">當他以智慧見到『諸行無常』時，則他於苦厭離，這就是清淨之道。(277)</text:p>
          </table:table-cell>
          <table:table-cell table:style-name="表格1.D149" office:value-type="string">
            <text:p text:style-name="P32">重要修訂。</text:p>
            <text:p text:style-name="P30"><text:span text:style-name="T176">法句經白話版，自此偈頌後，</text:span><text:span text:style-name="T177">原</text:span><text:span text:style-name="T178">敬法</text:span><text:span text:style-name="T179">法師</text:span><text:span text:style-name="T177">譯</text:span><text:span text:style-name="T176">改用 《法句經》, </text:span><text:span text:style-name="T180">Dhammapada, </text:span><text:span text:style-name="T176">白話文版（含巴利文法分析， 蘇錦坤 著 </text:span><text:span text:style-name="T180">2021</text:span><text:span text:style-name="T176">）。參：</text:span><text:a xlink:type="simple" xlink:href="https://nanda.online-dhamma.net/tipitaka/sutta/khuddaka/dhammapada/dhp-Ken-Yifertw-Su/dhp-Ken-Y-Su/" text:style-name="Internet_20_link" text:visited-style-name="Visited_20_Internet_20_Link">https://nanda.online-dhamma.net/tipitaka/sutta/khuddaka/dhammapada/dhp-Ken-Yifertw-Su/dhp-Ken-Y-Su/</text:a></text:p>
          </table:table-cell>
        </table:table-row>
        <table:table-row table:style-name="表格1.1">
          <table:table-cell table:style-name="表格1.A146" office:value-type="string">
            <text:p text:style-name="P468">第<text:span text:style-name="T265">3</text:span><text:span text:style-name="T277">33</text:span>頁</text:p>
            <text:p text:style-name="P355">佛典選譯--</text:p>
            <text:p text:style-name="P41">法句經經</text:p>
            <text:p text:style-name="P377"><text:span text:style-name="T205">注 </text:span><text:span text:style-name="T217">5</text:span><text:span text:style-name="T218">50</text:span></text:p>
          </table:table-cell>
          <table:table-cell table:style-name="表格1.B146" office:value-type="string">
            <text:p text:style-name="P255">本偈說一群比丘到阿蘭若去精進用功，尚未證得阿羅漢果。他（們）去見佛陀想取得業處<text:span text:style-name="T150">在</text:span>繼續用功。</text:p>
          </table:table-cell>
          <table:table-cell table:style-name="表格1.C146" office:value-type="string">
            <text:p text:style-name="P258">本偈說一群比丘到阿蘭若去精進用功，尚未證得阿羅漢果。他（們）去見佛陀想取得業處再繼續用功。</text:p>
          </table:table-cell>
          <table:table-cell table:style-name="表格1.D146" office:value-type="string">
            <text:p text:style-name="P121">誤植。</text:p>
          </table:table-cell>
        </table:table-row>
        <table:table-row table:style-name="表格1.1">
          <table:table-cell table:style-name="表格1.A149" office:value-type="string">
            <text:p text:style-name="P154">第<text:span text:style-name="T166">33</text:span><text:span text:style-name="T272">4</text:span>頁</text:p>
            <text:p text:style-name="P314">佛典選譯--</text:p>
            <text:p text:style-name="P21">法句經</text:p>
          </table:table-cell>
          <table:table-cell table:style-name="表格1.B149" office:value-type="string">
            <text:p text:style-name="P226">諸行皆是苦，以慧照見時，就會厭離苦。這是清淨道。</text:p>
          </table:table-cell>
          <table:table-cell table:style-name="表格1.C149" office:value-type="string">
            <text:p text:style-name="P189">當他以智慧見到『諸行是苦』時，則他於苦厭離，這就是清淨之道。(278)</text:p>
          </table:table-cell>
          <table:table-cell table:style-name="表格1.D149" office:value-type="string">
            <text:p text:style-name="P100"/>
          </table:table-cell>
        </table:table-row>
        <table:table-row table:style-name="表格1.1">
          <table:table-cell table:style-name="表格1.A149" office:value-type="string">
            <text:p text:style-name="P154">第<text:span text:style-name="T166">33</text:span><text:span text:style-name="T272">4</text:span>頁</text:p>
            <text:p text:style-name="P314">佛典選譯--</text:p>
            <text:p text:style-name="P21">法句經</text:p>
          </table:table-cell>
          <table:table-cell table:style-name="表格1.B149" office:value-type="string">
            <text:p text:style-name="P226">諸法皆無我，以慧照見時，就會厭離苦。這是清淨道。</text:p>
          </table:table-cell>
          <table:table-cell table:style-name="表格1.C149" office:value-type="string">
            <text:p text:style-name="P189">當他以智慧見到『諸法無我』時，則他於苦厭離，這就是清淨之道。(279)</text:p>
          </table:table-cell>
          <table:table-cell table:style-name="表格1.D149" office:value-type="string">
            <text:p text:style-name="P100"/>
          </table:table-cell>
        </table:table-row>
        <table:table-row table:style-name="表格1.1">
          <table:table-cell table:style-name="表格1.A149" office:value-type="string">
            <text:p text:style-name="P154">第<text:span text:style-name="T166">33</text:span><text:span text:style-name="T272">4</text:span>頁</text:p>
            <text:p text:style-name="P314">佛典選譯--</text:p>
            <text:p text:style-name="P21">法句經</text:p>
          </table:table-cell>
          <table:table-cell table:style-name="表格1.B149" office:value-type="string">
            <text:p text:style-name="P226">懶人當勤時不努力，雖年輕力壯卻怠惰，意志薄弱及心散亂，無法以慧體證道智。</text:p>
          </table:table-cell>
          <table:table-cell table:style-name="表格1.C149" office:value-type="string">
            <text:p text:style-name="P189">怠惰的人在該精勤努力時不努力，在年輕力壯時怠惰，意志消沉而懶散，他將無法以智慧找到正道。(280)</text:p>
          </table:table-cell>
          <table:table-cell table:style-name="表格1.D149" office:value-type="string">
            <text:p text:style-name="P100"/>
          </table:table-cell>
        </table:table-row>
        <text:soft-page-break/>
        <table:table-row table:style-name="表格1.1">
          <table:table-cell table:style-name="表格1.A151" office:value-type="string">
            <text:p text:style-name="P154">第<text:span text:style-name="T166">33</text:span><text:span text:style-name="T272">5</text:span>頁</text:p>
            <text:p text:style-name="P314">佛典選譯--</text:p>
            <text:p text:style-name="P21">法句經</text:p>
          </table:table-cell>
          <table:table-cell table:style-name="表格1.B151" office:value-type="string">
            <text:p text:style-name="P226">守護言語抑制心，亦不以身造不善；應清淨此三業道，贏獲賢者開顯道。</text:p>
          </table:table-cell>
          <table:table-cell table:style-name="表格1.C151" office:value-type="string">
            <text:p text:style-name="P189">應守護言語且調御自己的意念，他勿作不善行，他應令三業清淨，他應證得世尊所教導的道。(281)</text:p>
          </table:table-cell>
          <table:table-cell table:style-name="表格1.D151" office:value-type="string">
            <text:p text:style-name="P100"/>
          </table:table-cell>
        </table:table-row>
        <table:table-row table:style-name="表格1.1">
          <table:table-cell table:style-name="表格1.A151" office:value-type="string">
            <text:p text:style-name="P154">第<text:span text:style-name="T166">33</text:span><text:span text:style-name="T272">6</text:span>頁</text:p>
            <text:p text:style-name="P314">佛典選譯--</text:p>
            <text:p text:style-name="P21">法句經</text:p>
          </table:table-cell>
          <table:table-cell table:style-name="表格1.B151" office:value-type="string">
            <text:p text:style-name="P226">對於放逸過活的人，貪愛猶如蔓藤滋長。他一世又一世地跳，如林中想吃果之猴。</text:p>
          </table:table-cell>
          <table:table-cell table:style-name="表格1.C151" office:value-type="string">
            <text:p text:style-name="P189">放逸的人增長貪欲，就像蔓藤滋長，他從此世到他世不停地漂流，猶如森林裡尋求果實的猴子。(334)</text:p>
          </table:table-cell>
          <table:table-cell table:style-name="表格1.D151" office:value-type="string">
            <text:p text:style-name="P100"/>
          </table:table-cell>
        </table:table-row>
        <table:table-row table:style-name="表格1.1">
          <table:table-cell table:style-name="表格1.A152" office:value-type="string">
            <text:p text:style-name="P154">第<text:span text:style-name="T166">33</text:span><text:span text:style-name="T272">6</text:span>頁</text:p>
            <text:p text:style-name="P314">佛典選譯--</text:p>
            <text:p text:style-name="P21">法句經</text:p>
          </table:table-cell>
          <table:table-cell table:style-name="表格1.B152" office:value-type="string">
            <text:p text:style-name="P226">被世間執著的卑劣貪愛征服的人，其愁猶如大雨後的鬚芒草般增長。</text:p>
          </table:table-cell>
          <table:table-cell table:style-name="表格1.C152" office:value-type="string">
            <text:p text:style-name="P189">在此世間被這卑劣的欲貪與渴愛征服的人，他的憂患日夜增長，猶如雨後的毘羅那(bīraṇa)草。(335)</text:p>
          </table:table-cell>
          <table:table-cell table:style-name="表格1.D152" office:value-type="string">
            <text:p text:style-name="P100"/>
          </table:table-cell>
        </table:table-row>
        <table:table-row table:style-name="表格1.1">
          <table:table-cell table:style-name="表格1.A153" office:value-type="string">
            <text:p text:style-name="P154">第<text:span text:style-name="T166">33</text:span><text:span text:style-name="T272">6</text:span>頁</text:p>
            <text:p text:style-name="P314">佛典選譯--</text:p>
            <text:p text:style-name="P21">法句經</text:p>
          </table:table-cell>
          <table:table-cell table:style-name="表格1.B153" office:value-type="string">
            <text:p text:style-name="P226">征服世間難克服的卑劣貪愛之人，其愁猶如水珠從荷葉上掉落消失。</text:p>
          </table:table-cell>
          <table:table-cell table:style-name="表格1.C153" office:value-type="string">
            <text:p text:style-name="P214">在此世間能克服這卑劣的、難以克服的貪欲者，憂患從他身上墜落，像水珠從睡蓮墜落一樣。(336)</text:p>
          </table:table-cell>
          <table:table-cell table:style-name="表格1.D153" office:value-type="string">
            <text:p text:style-name="P100"/>
          </table:table-cell>
        </table:table-row>
        <table:table-row table:style-name="表格1.1">
          <table:table-cell table:style-name="表格1.A154" office:value-type="string">
            <text:p text:style-name="P154">第<text:span text:style-name="T166">33</text:span><text:span text:style-name="T272">6</text:span>頁</text:p>
            <text:p text:style-name="P314">佛典選譯--</text:p>
            <text:p text:style-name="P21">法句經</text:p>
          </table:table-cell>
          <table:table-cell table:style-name="表格1.B154" office:value-type="string">
            <text:p text:style-name="P226">猶如根未受損而深固，被砍倒的樹還會生長，如是潛伏的貪愛未斷，此苦即會不斷地生起。</text:p>
          </table:table-cell>
          <table:table-cell table:style-name="表格1.C154" office:value-type="string">
            <text:p text:style-name="P189">同樣地，像強壯的根未被破壞時，樹木即使被砍斷也會再生長，「貪欲隨使」未被摧毀時，這苦仍然會一次又一次再生。(338)</text:p>
          </table:table-cell>
          <table:table-cell table:style-name="表格1.D154" office:value-type="string">
            <text:p text:style-name="P100"/>
          </table:table-cell>
        </table:table-row>
        <table:table-row table:style-name="表格1.1">
          <table:table-cell table:style-name="表格1.A155" office:value-type="string">
            <text:p text:style-name="P469">第<text:span text:style-name="T265">3</text:span><text:span text:style-name="T277">3</text:span><text:span text:style-name="T278">6</text:span>頁</text:p>
            <text:p text:style-name="P356">佛典選譯--</text:p>
            <text:p text:style-name="P42">法句經經</text:p>
            <text:p text:style-name="P378"><text:span text:style-name="T205">注 </text:span><text:span text:style-name="T217">5</text:span><text:span text:style-name="T218">5</text:span><text:span text:style-name="T219">7</text:span></text:p>
          </table:table-cell>
          <table:table-cell table:style-name="表格1.B155" office:value-type="string">
            <text:p text:style-name="P255">「毗羅那」（Birana）草名。 <text:s text:c="2"/>〔明法尊者註24-01〕 毘羅 ：Bīraṇa，岩蘭草、<text:span text:style-name="T150">須芒草</text:span>(Andropogon muricatum)。味道帶點<text:span text:style-name="T150">青苔 味</text:span>，屬於越陳越香的精油。</text:p>
          </table:table-cell>
          <table:table-cell table:style-name="表格1.C155" office:value-type="string">
            <text:p text:style-name="P258">「毗羅那」（Birana）草名。 <text:s text:c="2"/>〔明法尊者註24-01〕 毘羅 ：Bīraṇa，岩蘭草、鬚芒草(Andropogon muricatum)。味道帶點青苔味，屬於越陳越香的精油。</text:p>
          </table:table-cell>
          <table:table-cell table:style-name="表格1.D155" office:value-type="string">
            <text:p text:style-name="P121">簡繁體誤植。</text:p>
          </table:table-cell>
        </table:table-row>
        <text:soft-page-break/>
        <table:table-row table:style-name="表格1.1">
          <table:table-cell table:style-name="表格1.A163" office:value-type="string">
            <text:p text:style-name="P154">第<text:span text:style-name="T166">33</text:span><text:span text:style-name="T272">7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被渴愛領導的人，如落網野兔驚慌。故想讓己離欲者，他應該去除渴愛。</text:p>
          </table:table-cell>
          <table:table-cell table:style-name="表格1.C163" office:value-type="string">
            <text:p text:style-name="P189">追隨愛欲的人像被繫縛的兔子到處爬行，因此，企盼自己離欲的比丘應移除渴愛。(343)</text:p>
          </table:table-cell>
          <table:table-cell table:style-name="表格1.D163" office:value-type="string">
            <text:p text:style-name="P100"/>
          </table:table-cell>
        </table:table-row>
        <table:table-row table:style-name="表格1.1">
          <table:table-cell table:style-name="表格1.A163" office:value-type="string">
            <text:p text:style-name="P154">第<text:span text:style-name="T166">33</text:span><text:span text:style-name="T272">7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放下過去放下未來、放下現在達到彼岸。心已經解脫了一切，你將不再經歷生老。</text:p>
          </table:table-cell>
          <table:table-cell table:style-name="表格1.C163" office:value-type="string">
            <text:p text:style-name="P189">預先地放開，事後地放開，中間地放開，當你渡到諸有彼岸，心解脫一切，你將不再有老死。(348)</text:p>
          </table:table-cell>
          <table:table-cell table:style-name="表格1.D163" office:value-type="string">
            <text:p text:style-name="P100"/>
          </table:table-cell>
        </table:table-row>
        <table:table-row table:style-name="表格1.1">
          <table:table-cell table:style-name="表格1.A163" office:value-type="string">
            <text:p text:style-name="P470">第<text:span text:style-name="T265">3</text:span><text:span text:style-name="T277">3</text:span><text:span text:style-name="T279">7</text:span>頁</text:p>
            <text:p text:style-name="P357">佛典選譯--</text:p>
            <text:p text:style-name="P43">法句經經</text:p>
            <text:p text:style-name="P379"><text:span text:style-name="T205">注 </text:span><text:span text:style-name="T217">5</text:span><text:span text:style-name="T220">62</text:span></text:p>
          </table:table-cell>
          <table:table-cell table:style-name="表格1.B163" office:value-type="string">
            <text:p text:style-name="P255">有一次，一個雜技團來王舍城表演。有一位名字叫做優迦紳那(Uggaseno)的年輕<text:span text:style-name="T150">富 家子</text:span>在觀賞一位漂亮的女舞者的表演後，</text:p>
          </table:table-cell>
          <table:table-cell table:style-name="表格1.C163" office:value-type="string">
            <text:p text:style-name="P258">有一次，一個雜技團來王舍城表演。有一位名字叫做優迦紳那(Uggaseno)的年輕富家子在觀賞一位漂亮的女舞者的表演後，</text:p>
          </table:table-cell>
          <table:table-cell table:style-name="表格1.D163" office:value-type="string">
            <text:p text:style-name="P121"/>
          </table:table-cell>
        </table:table-row>
        <table:table-row table:style-name="表格1.1">
          <table:table-cell table:style-name="表格1.A163" office:value-type="string">
            <text:p text:style-name="P154">第<text:span text:style-name="T166">33</text:span><text:span text:style-name="T272">8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克制眼是好的，克制耳是好的，克制鼻是好的，克制舌是好的，</text:p>
          </table:table-cell>
          <table:table-cell table:style-name="表格1.C163" office:value-type="string">
            <text:p text:style-name="P189">收攝眼根是良善的，收攝耳根是良善的，收攝鼻根是良善的，收攝舌根是良善的。(360)</text:p>
          </table:table-cell>
          <table:table-cell table:style-name="表格1.D163" office:value-type="string">
            <text:p text:style-name="P100"/>
          </table:table-cell>
        </table:table-row>
        <table:table-row table:style-name="表格1.1">
          <table:table-cell table:style-name="表格1.A163" office:value-type="string">
            <text:p text:style-name="P154">第<text:span text:style-name="T166">33</text:span><text:span text:style-name="T272">8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克制身是好的，克制語是好的，克制意是好的，克制一切很好，比丘全面克制，解脫了一切苦。</text:p>
          </table:table-cell>
          <table:table-cell table:style-name="表格1.C163" office:value-type="string">
            <text:p text:style-name="P189">收攝身是良善的，收攝語良善的，收攝意是良善的，收攝於一切處都是良善的，於一切處善收攝的比丘可解脫眾苦。(361)</text:p>
          </table:table-cell>
          <table:table-cell table:style-name="表格1.D163" office:value-type="string">
            <text:p text:style-name="P100"/>
          </table:table-cell>
        </table:table-row>
        <table:table-row table:style-name="表格1.1">
          <table:table-cell table:style-name="表格1.A163" office:value-type="string">
            <text:p text:style-name="P154">第<text:span text:style-name="T166">33</text:span><text:span text:style-name="T272">8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制御手、制御足、制御語、完全制御自己、善立於樂禪修、獨處與知足者，他們稱他為比丘。</text:p>
          </table:table-cell>
          <table:table-cell table:style-name="表格1.C163" office:value-type="string">
            <text:p text:style-name="P189">自我調御手、腳與語言者，致力於內與建立定的自我調御者，最上的自我調御者，獨居而知足的自我調御者，他被稱為比丘。(362)</text:p>
          </table:table-cell>
          <table:table-cell table:style-name="表格1.D163" office:value-type="string">
            <text:p text:style-name="P100"/>
          </table:table-cell>
        </table:table-row>
        <text:soft-page-break/>
        <table:table-row table:style-name="表格1.1">
          <table:table-cell table:style-name="表格1.A163" office:value-type="string">
            <text:p text:style-name="P157">第<text:span text:style-name="T265">3</text:span><text:span text:style-name="T277">3</text:span><text:span text:style-name="T280">8</text:span>頁</text:p>
            <text:p text:style-name="P317">佛典選譯--</text:p>
            <text:p text:style-name="P24">法句經經</text:p>
            <text:p text:style-name="P329"><text:span text:style-name="T205">注 </text:span><text:span text:style-name="T217">5</text:span><text:span text:style-name="T220">6</text:span><text:span text:style-name="T221">3</text:span></text:p>
          </table:table-cell>
          <table:table-cell table:style-name="表格1.B163" office:value-type="string">
            <text:p text:style-name="P226">五位比丘各自調伏五根的一根，他們<text:span text:style-name="T14">自自己調伏</text:span>的那一根最難修。</text:p>
          </table:table-cell>
          <table:table-cell table:style-name="表格1.C163" office:value-type="string">
            <text:p text:style-name="P189">五位比丘各自調伏五根的一根，他們自認為自己調伏的那一根最難修。</text:p>
          </table:table-cell>
          <table:table-cell table:style-name="表格1.D163" office:value-type="string">
            <text:p text:style-name="P122">明法法師版即誤植。</text:p>
          </table:table-cell>
        </table:table-row>
        <table:table-row table:style-name="表格1.1">
          <table:table-cell table:style-name="表格1.A163" office:value-type="string">
            <text:p text:style-name="P154">第<text:span text:style-name="T166">33</text:span><text:span text:style-name="T272">9</text:span>頁</text:p>
            <text:p text:style-name="P314">佛典選譯--</text:p>
            <text:p text:style-name="P21">法句經</text:p>
          </table:table-cell>
          <table:table-cell table:style-name="表格1.B163" office:value-type="string">
            <text:p text:style-name="P226">不應輕視己所得，莫羨慕他人所得。羨慕他人的比丘，他不會獲得定力。</text:p>
          </table:table-cell>
          <table:table-cell table:style-name="表格1.C163" office:value-type="string">
            <text:p text:style-name="P189">他不應忽視自己的利益(解脫)，他不應妒羨別人的利益，妒羨別人利益的比丘，他無法得定。(365)</text:p>
          </table:table-cell>
          <table:table-cell table:style-name="表格1.D163" office:value-type="string">
            <text:p text:style-name="P100"/>
          </table:table-cell>
        </table:table-row>
        <table:table-row table:style-name="表格1.1">
          <table:table-cell table:style-name="表格1.A169" office:value-type="string">
            <text:p text:style-name="P154">第<text:span text:style-name="T166">33</text:span><text:span text:style-name="T272">9</text:span>頁</text:p>
            <text:p text:style-name="P314">佛典選譯--</text:p>
            <text:p text:style-name="P21">法句經</text:p>
          </table:table-cell>
          <table:table-cell table:style-name="表格1.B169" office:value-type="string">
            <text:p text:style-name="P226">對於一切的名色法，不執取為「我或我的」，對五蘊壞滅無憂者，他的確可稱為比丘。</text:p>
          </table:table-cell>
          <table:table-cell table:style-name="表格1.C169" office:value-type="string">
            <text:p text:style-name="P189">徹底地不於名色起我執的人，不因不存在而憂傷的人，他被稱為「比丘」。(367)</text:p>
          </table:table-cell>
          <table:table-cell table:style-name="表格1.D169" office:value-type="string">
            <text:p text:style-name="P100"/>
          </table:table-cell>
        </table:table-row>
        <table:table-row table:style-name="表格1.1">
          <table:table-cell table:style-name="表格1.A169" office:value-type="string">
            <text:p text:style-name="P154">第<text:span text:style-name="T166">3</text:span><text:span text:style-name="T272">40</text:span>頁</text:p>
            <text:p text:style-name="P314">佛典選譯--</text:p>
            <text:p text:style-name="P21">法句經</text:p>
          </table:table-cell>
          <table:table-cell table:style-name="表格1.B169" office:value-type="string">
            <text:p text:style-name="P226">住於慈愛及喜歡佛陀教法的比丘他將會證悟寂靜、諸行止息與安樂的涅槃。</text:p>
          </table:table-cell>
          <table:table-cell table:style-name="表格1.C169" office:value-type="string">
            <text:p text:style-name="P189">住於慈且於佛陀教法有淨信的比丘，他將得到快樂、達到寂靜的境界與一切有為(法)的止息。(368)</text:p>
          </table:table-cell>
          <table:table-cell table:style-name="表格1.D169" office:value-type="string">
            <text:p text:style-name="P100"/>
          </table:table-cell>
        </table:table-row>
        <table:table-row table:style-name="表格1.1">
          <table:table-cell table:style-name="表格1.A169" office:value-type="string">
            <text:p text:style-name="P154">第<text:span text:style-name="T166">3</text:span><text:span text:style-name="T272">40</text:span>頁</text:p>
            <text:p text:style-name="P314">佛典選譯--</text:p>
            <text:p text:style-name="P21">法句經</text:p>
          </table:table-cell>
          <table:table-cell table:style-name="表格1.B169" office:value-type="string">
            <text:p text:style-name="P226">他無此岸或彼岸，亦無此岸及彼岸、苦惱已除煩惱解，我稱他為婆羅門。</text:p>
          </table:table-cell>
          <table:table-cell table:style-name="表格1.C169" office:value-type="string">
            <text:p text:style-name="P189">他的此岸、彼岸或兩岸不存在的人，這樣的無恐懼且斷離繫著者，我稱他為婆羅門。(385)</text:p>
          </table:table-cell>
          <table:table-cell table:style-name="表格1.D169" office:value-type="string">
            <text:p text:style-name="P100"/>
          </table:table-cell>
        </table:table-row>
        <table:table-row table:style-name="表格1.1">
          <table:table-cell table:style-name="表格1.A169" office:value-type="string">
            <text:p text:style-name="P154">第<text:span text:style-name="T166">3</text:span><text:span text:style-name="T272">41</text:span>頁</text:p>
            <text:p text:style-name="P314">佛典選譯--</text:p>
            <text:p text:style-name="P21">法句經</text:p>
          </table:table-cell>
          <table:table-cell table:style-name="表格1.B169" office:value-type="string">
            <text:p text:style-name="P226">太陽於日間照耀，月亮於夜間照耀，王族以甲胄照耀；婆羅門以禪照耀；於日夜一切時候，佛陀以光輝普照。</text:p>
          </table:table-cell>
          <table:table-cell table:style-name="表格1.C169" office:value-type="string">
            <text:p text:style-name="P189">日照於白天，月照於夜晚，武裝的剎帝利閃耀，禪修的婆羅門光耀照人，佛陀以光輝每一日夜照耀(世間)。(387)</text:p>
          </table:table-cell>
          <table:table-cell table:style-name="表格1.D169" office:value-type="string">
            <text:p text:style-name="P100"/>
          </table:table-cell>
        </table:table-row>
        <table:table-row table:style-name="表格1.1">
          <table:table-cell table:style-name="表格1.A169" office:value-type="string">
            <text:p text:style-name="P154">第<text:span text:style-name="T166">3</text:span><text:span text:style-name="T272">41</text:span>頁</text:p>
            <text:p text:style-name="P314">佛典選譯--</text:p>
            <text:p text:style-name="P21">法句經</text:p>
          </table:table-cell>
          <table:table-cell table:style-name="表格1.B169" office:value-type="string">
            <text:p text:style-name="P226">諸天乾達婆和人，都不知他的去處。他是漏盡阿羅漢，我稱他為婆羅門。</text:p>
          </table:table-cell>
          <table:table-cell table:style-name="表格1.C169" office:value-type="string">
            <text:p text:style-name="P189">諸天、犍沓婆與眾人都不知他去處的人，已經是漏盡阿羅漢的人，我稱他為婆羅門。(420)</text:p>
          </table:table-cell>
          <table:table-cell table:style-name="表格1.D169" office:value-type="string">
            <text:p text:style-name="P100"/>
          </table:table-cell>
        </table:table-row>
        <text:soft-page-break/>
        <table:table-row table:style-name="表格1.1">
          <table:table-cell table:style-name="表格1.A169" office:value-type="string">
            <text:p text:style-name="P471">第<text:span text:style-name="T166">3</text:span><text:span text:style-name="T272">41</text:span>頁</text:p>
            <text:p text:style-name="P358">佛典選譯--</text:p>
            <text:p text:style-name="P44">法句經</text:p>
            <text:p text:style-name="P380"><text:span text:style-name="T205">注 </text:span><text:span text:style-name="T217">5</text:span><text:span text:style-name="T222">7</text:span><text:span text:style-name="T221">3</text:span></text:p>
          </table:table-cell>
          <table:table-cell table:style-name="表格1.B169" office:value-type="string">
            <text:p text:style-name="P226">住王舍城的婆耆舍婆羅門，他只要摸死人的骨骸，就能判斷該人究竟<text:span text:style-name="T150">往 生</text:span>何處。</text:p>
          </table:table-cell>
          <table:table-cell table:style-name="表格1.C169" office:value-type="string">
            <text:p text:style-name="P189">住王舍城的婆耆舍婆羅門，他只要摸死人的骨骸，就能判斷該人究竟往生何處。</text:p>
          </table:table-cell>
          <table:table-cell table:style-name="表格1.D169" office:value-type="string">
            <text:p text:style-name="P100"/>
          </table:table-cell>
        </table:table-row>
        <table:table-row table:style-name="表格1.1">
          <table:table-cell table:style-name="表格1.A170" office:value-type="string">
            <text:p text:style-name="P154">第<text:span text:style-name="T166">3</text:span><text:span text:style-name="T272">42</text:span>頁</text:p>
            <text:p text:style-name="P314">佛典選譯--</text:p>
            <text:p text:style-name="P21">法句經</text:p>
          </table:table-cell>
          <table:table-cell table:style-name="表格1.B170" office:value-type="string">
            <text:p text:style-name="P226">牟尼知道過去世，看到天界與惡道，並且已達生盡毀，以親證智達成就，圓滿成就了一切，我稱他為婆羅門。</text:p>
          </table:table-cell>
          <table:table-cell table:style-name="表格1.C170" office:value-type="string">
            <text:p text:style-name="P189">已經知曉宿命，見天趣惡趣，達生已盡，成就神通、完成一切成就的牟尼，我稱他為婆羅門。(423)</text:p>
          </table:table-cell>
          <table:table-cell table:style-name="表格1.D170" office:value-type="string">
            <text:p text:style-name="P100"/>
          </table:table-cell>
        </table:table-row>
        <table:table-row table:style-name="表格1.1">
          <table:table-cell table:style-name="表格1.A172" office:value-type="string">
            <text:p text:style-name="P158">第<text:span text:style-name="T166">3</text:span><text:span text:style-name="T272">4</text:span><text:span text:style-name="T281">2</text:span>頁</text:p>
            <text:p text:style-name="P318">佛典選譯--</text:p>
            <text:p text:style-name="P25">法句經</text:p>
            <text:p text:style-name="P330"><text:span text:style-name="T205">注 </text:span><text:span text:style-name="T217">5</text:span><text:span text:style-name="T222">75</text:span></text:p>
          </table:table-cell>
          <table:table-cell table:style-name="表格1.B172" office:value-type="string">
            <text:p text:style-name="P226">可參： <text:a xlink:type="simple" xlink:href="http://agama.buddhason.org/SN/SN0199.htm" text:style-name="Internet_20_link" text:visited-style-name="Visited_20_Internet_20_Link">相應部7相應13經/提婆西多經(婆羅門相應/有偈篇/祇夜)(莊春江譯)</text:a></text:p>
          </table:table-cell>
          <table:table-cell table:style-name="表格1.C172" office:value-type="string">
            <text:p text:style-name="P215"><text:span text:style-name="T133"><text:s/>可參：</text:span><text:a xlink:type="simple" xlink:href="http://agama.buddhason.org/SN/SN0199.htm" text:style-name="Internet_20_link" text:visited-style-name="Visited_20_Internet_20_Link"><text:span text:style-name="T133">相應部7相應13經/提婆西多經(婆羅門相應/有偈篇/祇夜)(莊春江譯)</text:span></text:a><text:span text:style-name="T133"> <text:s/></text:span>「凡知道前世住處，看見天界與苦界；且已達生之滅盡者，牟尼已完成證智。所施物應該在這裡施與，所施在這裡有大果，這樣供養，這樣的供養成功了。」</text:p>
          </table:table-cell>
          <table:table-cell table:style-name="表格1.D172" office:value-type="string">
            <text:p text:style-name="P100">補充。</text:p>
          </table:table-cell>
        </table:table-row>
        <text:soft-page-break/>
        <table:table-row table:style-name="表格1.1">
          <table:table-cell table:style-name="表格1.A172" office:value-type="string">
            <text:p text:style-name="P159">第<text:span text:style-name="T166">3</text:span><text:span text:style-name="T272">4</text:span><text:span text:style-name="T282">3</text:span>頁</text:p>
            <text:p text:style-name="P319">佛典選譯--</text:p>
            <text:p text:style-name="P26">法句經</text:p>
            <text:p text:style-name="P331"><text:span text:style-name="T205">注 </text:span><text:span text:style-name="T217">5</text:span><text:span text:style-name="T222">7</text:span><text:span text:style-name="T223">8</text:span></text:p>
          </table:table-cell>
          <table:table-cell table:style-name="表格1.B172" office:value-type="string">
            <text:p text:style-name="P226">編按：當然也包括更輕的婆羅提提舍尼(paṭidesemi)與「眾學法」(sikkhākaraṇīyā)，而四波羅夷是指犯「殺人、偷盜(一定價值物品達犯法律程度)、淫(性交)、大妄語(未證稱證)」四種受驅擯處理失去出家人資格的罪。學處(sikkhāpada)，即戒條。</text:p>
          </table:table-cell>
          <table:table-cell table:style-name="表格1.C172" office:value-type="string">
            <text:p text:style-name="P189">編按：當然也包括更輕的婆羅提提舍尼(paṭidesemi)與「眾學法」(sikkhākaraṇīyā)，而四波羅夷是指犯「殺人、偷盜(一定價值物品達犯法律程度)、淫(性交)、大妄語(未證稱證)」四種受驅擯處理失去出家人資格的罪。學處(sikkhāpada)，即戒條。（<text:a xlink:type="simple" xlink:href="https://agama.buddhason.org/DN/DN16.htm" text:style-name="Internet_20_link" text:visited-style-name="Visited_20_Internet_20_Link">長部16經/般涅槃大經(大品[第二])(莊春江譯</text:a>）</text:p>
            <text:p text:style-name="P189"/>
            <text:p text:style-name="P189">paṭidesemi 悔過</text:p>
          </table:table-cell>
          <table:table-cell table:style-name="表格1.D172" office:value-type="string">
            <text:p text:style-name="P100">補充。</text:p>
          </table:table-cell>
        </table:table-row>
        <table:table-row table:style-name="表格1.1">
          <table:table-cell table:style-name="表格1.A173" office:value-type="string">
            <text:p text:style-name="P472">第<text:span text:style-name="T166">3</text:span><text:span text:style-name="T272">4</text:span><text:span text:style-name="T283">4</text:span>頁</text:p>
            <text:p text:style-name="P359">佛典選譯--</text:p>
            <text:p text:style-name="P45">法句經</text:p>
            <text:p text:style-name="P381"><text:span text:style-name="T205">注 </text:span><text:span text:style-name="T217">5</text:span><text:span text:style-name="T222">7</text:span><text:span text:style-name="T224">9</text:span></text:p>
          </table:table-cell>
          <table:table-cell table:style-name="表格1.B173" office:value-type="string">
            <text:p text:style-name="P226">當釋尊放棄太子位，出家而離開迦毘羅衛時<text:span text:style-name="T150">的馭者，遠離</text:span>王城後釋尊將身上的<text:span text:style-name="T150">珠寶裝飾、以及</text:span>駿馬全部交給車匿，並使之歸城。</text:p>
          </table:table-cell>
          <table:table-cell table:style-name="表格1.C173" office:value-type="string">
            <text:p text:style-name="P216">當釋尊放棄太子位，出家而離開迦毘羅衛時，<text:span text:style-name="T165">車匿為</text:span>馭者。遠離王城後，釋尊將身上的珠寶、裝飾以及駿馬全部交給車匿，並使之歸城。</text:p>
          </table:table-cell>
          <table:table-cell table:style-name="表格1.D173" office:value-type="string">
            <text:p text:style-name="P100">微調。</text:p>
          </table:table-cell>
        </table:table-row>
        <table:table-row table:style-name="表格1.1">
          <table:table-cell table:style-name="表格1.A174" office:value-type="string">
            <text:p text:style-name="P477">第<text:span text:style-name="T166">3</text:span><text:span text:style-name="T293">61</text:span>頁</text:p>
            <text:p text:style-name="P477">附錄 本書常見佛學名詞淺釋</text:p>
          </table:table-cell>
          <table:table-cell table:style-name="表格1.B174" office:value-type="string">
            <text:p text:style-name="P7">皈依──皈即歸，迷途知返知謂。</text:p>
          </table:table-cell>
          <table:table-cell table:style-name="表格1.C174" office:value-type="string">
            <text:p text:style-name="P8">皈依──皈即歸，迷途知返之謂。</text:p>
          </table:table-cell>
          <table:table-cell table:style-name="表格1.D174" office:value-type="string">
            <text:p text:style-name="P10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BlinkMacSystemFont" svg:font-family="BlinkMacSystemFont, apple-system, 'Segoe UI', Roboto, Oxygen, Ubuntu, Cantarell, 'Fira Sans', 'Droid Sans', 'Helvetica Neue', Helvetica, Arial, sans-serif"/>
    <style:font-face style:name="Tahoma" svg:font-family="Tahoma, 'Arial Unicode MS', SimSun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 Baltic" svg:font-family="'Garamond Balt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gLiU" svg:font-family="MingLiU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1" svg:font-family="標楷體" style:font-family-generic="roman" style:font-pitch="variable"/>
    <style:font-face style:name="細明體1" svg:font-family="細明體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aramond1" svg:font-family="Garamond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  <style:font-face style:name="標楷體2" svg:font-family="標楷體" style:font-family-generic="system" style:font-pitch="variable"/>
    <style:font-face style:name="細明體2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1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1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微軟正黑體" style:font-family-asian="微軟正黑體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_20__28_user_29_" style:default-outline-level="">
      <style:paragraph-properties fo:margin-left="0.847cm" fo:margin-right="0cm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HTML_20_Bottom_20_of_20_Form" style:display-name="HTML Bottom of Form" style:family="paragraph" style:parent-style-name="Standard_20__28_user_29_" style:next-style-name="Standard_20__28_user_29_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letter-kerning="false" style:font-size-asian="8pt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Footnote" style:family="paragraph" style:parent-style-name="Standard" style:default-outline-level="" style:class="extra">
      <style:paragraph-properties style:snap-to-layout-grid="false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2pt" fo:language="en" fo:country="US" style:letter-kerning="true" style:font-name-asian="新細明體1" style:font-family-asian="新細明體" style:font-family-generic-asian="system" style:font-pitch-asian="variable" style:font-size-asian="12pt" style:language-asian="zh" style:country-asian="TW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style:contextual-spacing="false" fo:line-height="115%" fo:orphans="2" fo:widows="2" fo:hyphenation-ladder-count="no-limit" style:vertical-align="auto"/>
      <style:text-properties style:font-name="新細明體" fo:font-family="新細明體" style:font-family-generic="roman" style:font-pitch="variable" style:letter-kerning="false" style:font-name-complex="新細明體1" style:font-family-complex="新細明體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first" style:family="paragraph" style:parent-style-name="Standard" style:default-outline-level="">
      <style:paragraph-properties fo:margin-top="0.494cm" fo:margin-bottom="0.494cm" style:contextual-spacing="false" fo:orphans="2" fo:widows="2"/>
      <style:text-properties style:font-name="新細明體" fo:font-family="新細明體" style:font-family-generic="roman" style:font-pitch="variable" style:font-name-complex="新細明體1" style:font-family-complex="新細明體" style:font-family-generic-complex="system" style:font-pitch-complex="variable" style:font-size-complex="12pt"/>
    </style:style>
    <style:style style:name="Footnote_20__28_user_29_" style:display-name="Footnote (user)" style:family="paragraph" style:parent-style-name="Standard" style:default-outline-level="">
      <style:text-properties fo:font-size="10pt" style:font-size-asian="10pt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MingLiU" fo:font-family="MingLiU" style:font-family-generic="roman" style:font-pitch="variable" fo:font-size="12pt" style:font-size-asian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_20__28_user_29_" style:display-name="Internet link (user)" style:family="text">
      <style:text-properties fo:color="#000080" loext:opacity="100%" style:text-underline-style="solid" style:text-underline-width="auto" style:text-underline-color="font-color"/>
    </style:style>
    <style:style style:name="Visited_20_Internet_20_Link_20__28_user_29_" style:display-name="Visited Internet Link (user)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頁首_20_字元" style:display-name="頁首 字元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頁尾_20_字元" style:display-name="頁尾 字元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z-表單的底部_20_字元" style:display-name="z-表單的底部 字元" style:family="text" style:parent-style-name="Default_20_Paragraph_20_Font">
      <style:text-properties style:font-name="Arial" fo:font-family="Arial" style:font-family-generic="roman" style:font-pitch="variable" fo:font-size="8pt" style:letter-kerning="false" style:font-size-asian="8pt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utra_5f_name" style:display-name="sutra_name" style:family="text" style:parent-style-name="Default_20_Paragraph_20_Font"/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Garamond" fo:font-family="Garamond" style:font-family-generic="roman" style:font-pitch="variable" fo:font-size="11pt" style:font-name-asian="細明體2" style:font-family-asian="細明體" style:font-family-generic-asian="system" style:font-pitch-asian="variable" style:font-size-asian="11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568" style:display-name="ListLabel 568" style:family="text">
      <style:text-properties fo:font-size="10pt" style:font-size-asian="10pt"/>
    </style:style>
    <style:style style:name="ListLabel_20_569" style:display-name="ListLabel 569" style:family="text">
      <style:text-properties fo:font-size="10pt" style:font-size-asian="10pt"/>
    </style:style>
    <style:style style:name="ListLabel_20_570" style:display-name="ListLabel 570" style:family="text">
      <style:text-properties fo:font-size="10pt" style:font-size-asian="10pt"/>
    </style:style>
    <style:style style:name="ListLabel_20_571" style:display-name="ListLabel 571" style:family="text">
      <style:text-properties fo:font-size="10pt" style:font-size-asian="10pt"/>
    </style:style>
    <style:style style:name="ListLabel_20_572" style:display-name="ListLabel 572" style:family="text">
      <style:text-properties fo:font-size="10pt" style:font-size-asian="10pt"/>
    </style:style>
    <style:style style:name="ListLabel_20_573" style:display-name="ListLabel 573" style:family="text">
      <style:text-properties fo:font-size="10pt" style:font-size-asian="10pt"/>
    </style:style>
    <style:style style:name="ListLabel_20_574" style:display-name="ListLabel 574" style:family="text">
      <style:text-properties fo:font-size="10pt" style:font-size-asian="10pt"/>
    </style:style>
    <style:style style:name="ListLabel_20_575" style:display-name="ListLabel 575" style:family="text">
      <style:text-properties fo:font-size="10pt" style:font-size-asian="10pt"/>
    </style:style>
    <style:style style:name="ListLabel_20_576" style:display-name="ListLabel 576" style:family="text">
      <style:text-properties fo:font-size="10pt" style:font-size-asian="10pt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Characters" style:display-name="Footnote Characters" style:family="text" style:parent-style-name="Default_20_Paragraph_20_Font">
      <style:text-properties style:text-position="super 58%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ListLabel_20_14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ListLabel_20_17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2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ListLabel_20_3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5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3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0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a">
      <text:list-level-style-bullet text:level="1" text:style-name="ListLabel_20_568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71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72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ListLabel_20_573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74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75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ListLabel_20_576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style:num-format="1" text:start-value="2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a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Character_5f_20_5f_style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Character_5f_20_5f_style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bullet-char="�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7.6cm" fo:page-height="25cm" style:num-format="1" style:print-orientation="portrait" fo:margin-top="2cm" fo:margin-bottom="1.27cm" fo:margin-left="2cm" fo:margin-right="2cm" style:writing-mode="lr-tb" style:layout-grid-color="#c0c0c0" style:layout-grid-lines="21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1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nda</meta:initial-creator>
    <meta:editing-cycles>96</meta:editing-cycles>
    <meta:print-date>2021-05-25T03:38:00</meta:print-date>
    <meta:creation-date>2021-04-25T11:04:00</meta:creation-date>
    <dc:date>2021-09-02T10:46:09.521000000</dc:date>
    <meta:editing-duration>P3DT1H57M39S</meta:editing-duration>
    <meta:generator>LibreOffice/7.1.4.2$Windows_X86_64 LibreOffice_project/a529a4fab45b75fefc5b6226684193eb000654f6</meta:generator>
    <dc:title>佛陀的啟示(What the Buddha Taught)</dc:title>
    <dc:subject>佛陀的啟示 (What the Buddha Taught)</dc:subject>
    <meta:keyword>"佛陀的啟示</meta:keyword>
    <meta:keyword>What the Buddha Taught</meta:keyword>
    <meta:keyword>化普樂·羅睺羅</meta:keyword>
    <meta:keyword>Walpola Rahula</meta:keyword>
    <meta:keyword>顧法嚴</meta:keyword>
    <meta:keyword>法嚴法師</meta:keyword>
    <meta:keyword>釋迦的啟示</meta:keyword>
    <meta:keyword>佛當初教的是什麼</meta:keyword>
    <meta:keyword>佛法</meta:keyword>
    <meta:keyword>佛陀說的法</meta:keyword>
    <meta:keyword>瓦爾朴拉羅睺羅</meta:keyword>
    <meta:keyword>鄭於中"</meta:keyword>
    <meta:document-statistic meta:table-count="1" meta:image-count="0" meta:object-count="0" meta:page-count="66" meta:paragraph-count="1150" meta:word-count="26285" meta:character-count="36862" meta:non-whitespace-character-count="35454"/>
    <meta:user-defined meta:name="AppVersion">16.0000</meta:user-defined>
    <meta:template xlink:type="simple" xlink:actuate="onRequest" xlink:title="Normal.dotm" xlink:href=""/>
  </office:meta>
</office:document-meta>
</file>